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wiss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368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4193in"/>
    </style:style>
    <style:style style:name="co7" style:family="table-column">
      <style:table-column-properties fo:break-before="auto" style:column-width="0.4693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519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0.6701in"/>
    </style:style>
    <style:style style:name="co13" style:family="table-column">
      <style:table-column-properties fo:break-before="auto" style:column-width="0.4992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0.5425in"/>
    </style:style>
    <style:style style:name="co16" style:family="table-column">
      <style:table-column-properties fo:break-before="auto" style:column-width="0.3291in"/>
    </style:style>
    <style:style style:name="co17" style:family="table-column">
      <style:table-column-properties fo:break-before="auto" style:column-width="0.7807in"/>
    </style:style>
    <style:style style:name="co18" style:family="table-column">
      <style:table-column-properties fo:break-before="auto" style:column-width="0.8307in"/>
    </style:style>
    <style:style style:name="co19" style:family="table-column">
      <style:table-column-properties fo:break-before="auto" style:column-width="0.4417in"/>
    </style:style>
    <style:style style:name="co20" style:family="table-column">
      <style:table-column-properties fo:break-before="auto" style:column-width="0.6799in"/>
    </style:style>
    <style:style style:name="co21" style:family="table-column">
      <style:table-column-properties fo:break-before="auto" style:column-width="0.7299in"/>
    </style:style>
    <style:style style:name="co22" style:family="table-column">
      <style:table-column-properties fo:break-before="auto" style:column-width="0.6299in"/>
    </style:style>
    <style:style style:name="co23" style:family="table-column">
      <style:table-column-properties fo:break-before="auto" style:column-width="0.7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PageStyle_5f_linear_5f_rot">
      <style:table-properties table:display="true" style:writing-mode="lr-tb"/>
    </style:style>
    <style:style style:name="ce3" style:family="table-cell" style:parent-style-name="Default">
      <style:table-cell-properties fo:background-color="#b2b2b2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51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1.5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51pt solid #000000" fo:background-color="#b2b2b2" fo:border-left="1.5pt solid #000000" fo:border-right="1.5pt solid #000000" fo:border-top="0.51pt solid #000000"/>
    </style:style>
    <style:style style:name="ce9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order-bottom="1.5pt solid #000000" fo:background-color="#b2b2b2" fo:border-left="1.5pt solid #000000" fo:border-right="1.5pt solid #000000" fo:border-top="0.51pt solid #000000"/>
    </style:style>
    <style:style style:name="ce10" style:family="table-cell" style:parent-style-name="Default" style:data-style-name="N131">
      <style:table-cell-properties fo:border-bottom="0.51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31">
      <style:table-cell-properties fo:border-bottom="0.51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31">
      <style:table-cell-properties fo:border-bottom="1.5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31">
      <style:table-cell-properties fo:border-bottom="0.51pt solid #000000" fo:background-color="#ffffa6" fo:border-left="1.5pt solid #000000" fo:border-right="0.51pt solid #000000" style:rotation-align="none" fo:border-top="0.51pt solid #000000"/>
    </style:style>
    <style:style style:name="ce14" style:family="table-cell" style:parent-style-name="Default" style:data-style-name="N131">
      <style:table-cell-properties fo:border-bottom="0.51pt solid #000000" fo:background-color="#b4c7dc" fo:border-left="1.5pt solid #000000" fo:border-right="0.51pt solid #000000" style:rotation-align="none" fo:border-top="0.51pt solid #000000"/>
    </style:style>
    <style:style style:name="ce15" style:family="table-cell" style:parent-style-name="Default" style:data-style-name="N131">
      <style:table-cell-properties fo:border-bottom="1.5pt solid #000000" fo:background-color="#b4c7dc" fo:border-left="1.5pt solid #000000" fo:border-right="0.51pt solid #000000" style:rotation-align="none" fo:border-top="0.51pt solid #000000"/>
    </style:style>
    <style:style style:name="ce16" style:family="table-cell" style:parent-style-name="Default" style:data-style-name="N131">
      <style:table-cell-properties fo:background-color="#b2b2b2" style:rotation-align="none"/>
    </style:style>
    <style:style style:name="ce17" style:family="table-cell" style:parent-style-name="Default" style:data-style-name="N131">
      <style:table-cell-properties fo:border-bottom="0.51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31">
      <style:table-cell-properties fo:background-color="#b2b2b2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31">
      <style:table-cell-properties fo:border-bottom="1.5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131">
      <style:table-cell-properties fo:background-color="#ffffa6" fo:border="0.51pt solid #000000" style:rotation-align="none"/>
    </style:style>
    <style:style style:name="ce21" style:family="table-cell" style:parent-style-name="Default" style:data-style-name="N131">
      <style:table-cell-properties fo:background-color="#b4c7dc" fo:border="0.51pt solid #000000" style:rotation-align="none"/>
    </style:style>
    <style:style style:name="ce22" style:family="table-cell" style:parent-style-name="Default" style:data-style-name="N131">
      <style:table-cell-properties fo:border-bottom="1.5pt solid #000000" fo:background-color="#b4c7dc" fo:border-left="0.51pt solid #000000" fo:border-right="0.51pt solid #000000" style:rotation-align="none" fo:border-top="0.51pt solid #000000"/>
    </style:style>
    <style:style style:name="ce23" style:family="table-cell" style:parent-style-name="Default">
      <style:table-cell-properties fo:border-bottom="0.51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ackground-color="#b2b2b2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1.5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#b4c7dc" fo:border="0.51pt solid #000000"/>
    </style:style>
    <style:style style:name="ce27" style:family="table-cell" style:parent-style-name="Default">
      <style:table-cell-properties fo:border-bottom="1.5pt solid #000000" fo:background-color="#b4c7dc" fo:border-left="0.51pt solid #000000" fo:border-right="0.51pt solid #000000" fo:border-top="0.51pt solid #000000"/>
    </style:style>
    <style:style style:name="ce64" style:family="table-cell" style:parent-style-name="Default" style:data-style-name="N131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31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31">
      <style:table-cell-properties fo:border-bottom="1.5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31">
      <style:table-cell-properties fo:border-bottom="0.51pt solid #000000" fo:background-color="#b4c7dc" fo:border-left="0.51pt solid #000000" fo:border-right="1.5pt solid #000000" style:rotation-align="none" fo:border-top="0.51pt solid #000000"/>
    </style:style>
    <style:style style:name="ce32" style:family="table-cell" style:parent-style-name="Default" style:data-style-name="N131">
      <style:table-cell-properties fo:border-bottom="1.5pt solid #000000" fo:background-color="#b4c7dc" fo:border-left="0.51pt solid #000000" fo:border-right="1.5pt solid #000000" style:rotation-align="none" fo:border-top="0.51pt solid #000000"/>
    </style:style>
    <style:style style:name="ce33" style:family="table-cell" style:parent-style-name="Default">
      <style:table-cell-properties fo:border-bottom="0.51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0.51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51pt solid #000000" fo:background-color="#b2b2b2" style:text-align-source="fix" style:repeat-content="false" fo:border-left="1.5pt solid #000000" fo:border-right="0.51pt solid #000000" fo:border-top="0.51pt solid #000000" style:vertical-align="middle"/>
      <style:paragraph-properties fo:text-align="center"/>
    </style:style>
    <style:style style:name="ce36" style:family="table-cell" style:parent-style-name="Default">
      <style:table-cell-properties fo:border-bottom="1.5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51pt solid #000000" fo:background-color="#b4c7dc" fo:border-left="1.5pt solid #000000" fo:border-right="0.51pt solid #000000" fo:border-top="0.51pt solid #000000"/>
    </style:style>
    <style:style style:name="ce38" style:family="table-cell" style:parent-style-name="Default">
      <style:table-cell-properties fo:border-bottom="1.5pt solid #000000" fo:background-color="#b4c7dc" fo:border-left="1.5pt solid #000000" fo:border-right="0.51pt solid #000000" fo:border-top="0.51pt solid #000000"/>
    </style:style>
    <style:style style:name="ce39" style:family="table-cell" style:parent-style-name="Default">
      <style:table-cell-properties fo:background-color="#b2b2b2" fo:border="0.51pt solid #000000"/>
    </style:style>
    <style:style style:name="ce40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/>
    </style:style>
    <style:style style:name="ce77" style:family="table-cell" style:parent-style-name="Default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5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0.51pt solid #000000" fo:background-color="#b4c7dc" fo:border-left="0.51pt solid #000000" fo:border-right="1.5pt solid #000000" fo:border-top="0.51pt solid #000000"/>
    </style:style>
    <style:style style:name="ce45" style:family="table-cell" style:parent-style-name="Default">
      <style:table-cell-properties fo:border-bottom="1.5pt solid #000000" fo:background-color="#b4c7dc" fo:border-left="0.51pt solid #000000" fo:border-right="1.5pt solid #000000" fo:border-top="0.51pt solid #000000"/>
    </style:style>
    <style:style style:name="ce46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124">
      <style:table-cell-properties fo:background-color="#ffffa6" style:text-align-source="fix" style:repeat-content="false" fo:border="0.51pt solid #000000" style:rotation-align="none"/>
      <style:paragraph-properties fo:text-align="end" fo:margin-left="0in"/>
    </style:style>
    <style:style style:name="ce84" style:family="table-cell" style:parent-style-name="Default" style:data-style-name="N131">
      <style:table-cell-properties fo:background-color="#b4c7dc" style:text-align-source="fix" style:repeat-content="false" fo:border="0.51pt solid #000000" style:rotation-align="none"/>
      <style:paragraph-properties fo:text-align="end" fo:margin-left="0in"/>
    </style:style>
    <style:style style:name="ce85" style:family="table-cell" style:parent-style-name="Default" style:data-style-name="N131">
      <style:table-cell-properties fo:background-color="#b2b2b2" style:text-align-source="fix" style:repeat-content="false" style:rotation-align="none"/>
      <style:paragraph-properties fo:text-align="center" fo:margin-left="0in"/>
    </style:style>
    <style:style style:name="ce89" style:family="table-cell" style:parent-style-name="Default" style:data-style-name="N124">
      <style:table-cell-properties fo:background-color="#b4c7dc" fo:border="0.51pt solid #000000" style:rotation-align="none"/>
    </style:style>
    <style:style style:name="ce90" style:family="table-cell" style:parent-style-name="Default" style:data-style-name="N124">
      <style:table-cell-properties fo:border-bottom="0.51pt solid #000000" fo:background-color="#b4c7dc" fo:border-left="0.51pt solid #000000" fo:border-right="1.5pt solid #000000" style:rotation-align="none" fo:border-top="0.51pt solid #000000"/>
    </style:style>
    <style:style style:name="ce91" style:family="table-cell" style:parent-style-name="Default">
      <style:table-cell-properties fo:background-color="#ffffa6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1.5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near_ro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16"/>
        <table:table-column table:style-name="co4" table:default-cell-style-name="ce16"/>
        <table:table-column table:style-name="co3" table:default-cell-style-name="ce16"/>
        <table:table-column table:style-name="co5" table:default-cell-style-name="ce9"/>
        <table:table-column table:style-name="co3" table:number-columns-repeated="2" table:default-cell-style-name="ce16"/>
        <table:table-column table:style-name="co4" table:default-cell-style-name="ce16"/>
        <table:table-column table:style-name="co1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7" table:default-cell-style-name="ce9"/>
        <table:table-column table:style-name="co9" table:number-columns-repeated="6" table:default-cell-style-name="ce9"/>
        <table:table-column table:style-name="co10" table:number-columns-repeated="1002" table:default-cell-style-name="ce9"/>
        <table:table-row table:style-name="ro1">
          <table:table-cell table:style-name="ce3" office:value-type="string" calcext:value-type="string" table:number-columns-spanned="1" table:number-rows-spanned="4">
            <text:p>stage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10" office:value-type="string" office:string-value="floating point" calcext:value-type="string" table:number-columns-spanned="8" table:number-rows-spanned="1">
            <text:p><text:s/>floating point 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7"/>
          <table:covered-table-cell table:style-name="ce29"/>
          <table:table-cell table:style-name="ce33" office:value-type="string" calcext:value-type="string" table:number-columns-spanned="12" table:number-rows-spanned="1">
            <text:p>fixed point</text:p>
          </table:table-cell>
          <table:covered-table-cell table:number-columns-repeated="10" table:style-name="ce23"/>
          <table:covered-table-cell table:style-name="ce42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table-cell table:style-name="ce47" office:value-type="string" office:string-value=" curr " calcext:value-type="string" table:number-columns-spanned="3" table:number-rows-spanned="2">
            <text:p><text:s text:c="2"/>curr <text:s/></text:p>
          </table:table-cell>
          <table:covered-table-cell table:number-columns-repeated="2" table:style-name="ce54"/>
          <table:table-cell table:style-name="ce54"/>
          <table:table-cell table:style-name="ce24"/>
          <table:table-cell table:style-name="ce64" office:value-type="string" office:string-value=" next " calcext:value-type="string" table:number-columns-spanned="3" table:number-rows-spanned="2">
            <text:p><text:s text:c="2"/>next <text:s/></text:p>
          </table:table-cell>
          <table:covered-table-cell table:style-name="ce54"/>
          <table:covered-table-cell table:style-name="ce64"/>
          <table:table-cell table:style-name="ce34" office:value-type="string" calcext:value-type="string">
            <text:p>xyFW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zFW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xy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z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3"/>
          <table: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covered-table-cell table:style-name="ce47"/>
          <table:covered-table-cell table:number-columns-repeated="2" table:style-name="ce54"/>
          <table:table-cell table:style-name="ce54"/>
          <table:table-cell table:style-name="ce24"/>
          <table:covered-table-cell table:number-columns-repeated="2" table:style-name="ce54"/>
          <table:covered-table-cell table:style-name="ce64"/>
          <table:table-cell table:style-name="ce35" office:value-type="string" calcext:value-type="string" table:number-columns-spanned="3" table:number-rows-spanned="1">
            <text:p>curr</text:p>
          </table:table-cell>
          <table:covered-table-cell table:number-columns-repeated="2" table:style-name="ce39"/>
          <table:table-cell table:style-name="ce40" office:value-type="string" calcext:value-type="string" table:number-columns-spanned="3" table:number-rows-spanned="1">
            <text:p>next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curr_hex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next_hex</text:p>
          </table:table-cell>
          <table:covered-table-cell table:style-name="ce24"/>
          <table:covered-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6"/>
          <table:table-cell table:style-name="ce12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19" office:value-type="string" office:string-value="z" calcext:value-type="string">
            <text:p><text:s/>z </text:p>
          </table:table-cell>
          <table:table-cell table:style-name="ce19" office:value-type="string" office:string-value="Δz" calcext:value-type="string">
            <text:p><text:s/>Δz </text:p>
          </table:table-cell>
          <table:table-cell table:style-name="ce25" office:value-type="string" calcext:value-type="string">
            <text:p>sign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30" office:value-type="string" office:string-value="z" calcext:value-type="string">
            <text:p><text:s/>z </text:p>
          </table:table-cell>
          <table:table-cell table:style-name="ce36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6" table:number-columns-repeated="100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-0.19" calcext:value-type="float">
            <text:p><text:s/>-0.1900 </text:p>
          </table:table-cell>
          <table:table-cell table:style-name="ce20" office:value-type="float" office:value="1.604" calcext:value-type="float">
            <text:p><text:s/>1.6040 </text:p>
          </table:table-cell>
          <table:table-cell table:style-name="ce20" office:value-type="float" office:value="0.938" calcext:value-type="float">
            <text:p><text:s/>0.9380 </text:p>
          </table:table-cell>
          <table:table-cell table:style-name="ce21" table:formula="of:=POWER(2;-[.B5])" office:value-type="float" office:value="1" calcext:value-type="float">
            <text:p><text:s/>1.0000 </text:p>
          </table:table-cell>
          <table:table-cell table:style-name="ce26" table:formula="of:=IF([.E5]&gt;=0;1;-1)" office:value-type="float" office:value="1" calcext:value-type="float">
            <text:p>1</text:p>
          </table:table-cell>
          <table:table-cell table:style-name="ce21" table:formula="of:=[.C5]" office:value-type="float" office:value="-0.19" calcext:value-type="float">
            <text:p><text:s/>-0.1900 </text:p>
          </table:table-cell>
          <table:table-cell table:style-name="ce21" table:formula="of:=[.D5]+[.G5]*[.F5]*[.C5]" office:value-type="float" office:value="1.414" calcext:value-type="float">
            <text:p><text:s/>1.4140 </text:p>
          </table:table-cell>
          <table:table-cell table:style-name="ce31" table:formula="of:=[.E5]-[.G5]*[.F5]" office:value-type="float" office:value="-0.0620000000000001" calcext:value-type="float">
            <text:p><text:s/>-0.0620 </text:p>
          </table:table-cell>
          <table:table-cell table:style-name="ce37" table:formula="of:=ROUND([.C5]*2^[.$L$2];0)" office:value-type="float" office:value="-97" calcext:value-type="float">
            <text:p>-97</text:p>
          </table:table-cell>
          <table:table-cell table:style-name="ce26" table:formula="of:=ROUND([.D5]*2^[.$L$2];0)" office:value-type="float" office:value="821" calcext:value-type="float">
            <text:p>821</text:p>
          </table:table-cell>
          <table:table-cell table:style-name="ce26" table:formula="of:=ROUND([.E5]*2^[.$N$2];0)" office:value-type="float" office:value="961" calcext:value-type="float">
            <text:p>961</text:p>
          </table:table-cell>
          <table:table-cell table:style-name="ce26" table:formula="of:=ROUND([.H5]*2^[.$L$2];0)" office:value-type="float" office:value="-97" calcext:value-type="float">
            <text:p>-97</text:p>
          </table:table-cell>
          <table:table-cell table:style-name="ce26" table:formula="of:=ROUND([.I5]*2^[.$L$2];0)" office:value-type="float" office:value="724" calcext:value-type="float">
            <text:p>724</text:p>
          </table:table-cell>
          <table:table-cell table:style-name="ce26" table:formula="of:=ROUND([.J5]*2^[.$N$2];0)" office:value-type="float" office:value="-63" calcext:value-type="float">
            <text:p>-63</text:p>
          </table:table-cell>
          <table:table-cell table:style-name="ce26" table:formula="of:=IF(OR([.K5]&lt;-(2^[.$P$2]);[.K5]&gt;(2^[.$P$2]-1));&quot;OVR&quot;;DEC2HEX(IF([.K5]&gt;=0;[.K5];[.K5]+2^[.$P$2]);[.$P$2]/4))" office:value-type="string" office:string-value="FF9F" calcext:value-type="string">
            <text:p>FF9F</text:p>
          </table:table-cell>
          <table:table-cell table:style-name="ce26" table:formula="of:=IF(OR([.L5]&lt;-(2^[.$P$2]);[.L5]&gt;(2^[.$P$2]-1));&quot;OVR&quot;;DEC2HEX(IF([.L5]&gt;=0;[.L5];[.L5]+2^[.$P$2]);[.$P$2]/4))" office:value-type="string" office:string-value="0335" calcext:value-type="string">
            <text:p>0335</text:p>
          </table:table-cell>
          <table:table-cell table:style-name="ce26" table:formula="of:=IF(OR([.M5]&lt;-(2^[.$R$2]);[.M5]&gt;(2^[.$R$2]-1));&quot;OVR&quot;;DEC2HEX(IF([.M5]&gt;=0;[.M5];[.M5]+2^[.$R$2]);[.$R$2]/4))" office:value-type="string" office:string-value="03C1" calcext:value-type="string">
            <text:p>03C1</text:p>
          </table:table-cell>
          <table:table-cell table:style-name="ce26" table:formula="of:=IF(OR([.N5]&lt;-(2^[.$P$2]);[.N5]&gt;(2^[.$P$2]-1));&quot;OVR&quot;;DEC2HEX(IF([.N5]&gt;=0;[.N5];[.N5]+2^[.$P$2]);[.$P$2]/4))" office:value-type="string" office:string-value="FF9F" calcext:value-type="string">
            <text:p>FF9F</text:p>
          </table:table-cell>
          <table:table-cell table:style-name="ce26" table:formula="of:=IF(OR([.O5]&lt;-(2^[.$P$2]);[.O5]&gt;(2^[.$P$2]-1));&quot;OVR&quot;;DEC2HEX(IF([.O5]&gt;=0;[.O5];[.O5]+2^[.$P$2]);[.$P$2]/4))" office:value-type="string" office:string-value="02D4" calcext:value-type="string">
            <text:p>02D4</text:p>
          </table:table-cell>
          <table:table-cell table:style-name="ce44" table:formula="of:=IF(OR([.P5]&lt;-(2^[.$R$2]);[.P5]&gt;(2^[.$R$2]-1));&quot;OVR&quot;;DEC2HEX(IF([.P5]&gt;=0;[.P5];[.P5]+2^[.$R$2]);[.$R$2]/4))" office:value-type="string" office:string-value="FFC1" calcext:value-type="string">
            <text:p>FFC1</text:p>
          </table:table-cell>
          <table:table-cell table:number-columns-repeated="10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[.B5]+1" office:value-type="float" office:value="1" calcext:value-type="float">
            <text:p>1</text:p>
          </table:table-cell>
          <table:table-cell table:style-name="ce14" table:formula="of:=[.H5]" office:value-type="float" office:value="-0.19" calcext:value-type="float">
            <text:p><text:s/>-0.1900 </text:p>
          </table:table-cell>
          <table:table-cell table:style-name="ce21" table:formula="of:=[.I5]" office:value-type="float" office:value="1.414" calcext:value-type="float">
            <text:p><text:s/>1.4140 </text:p>
          </table:table-cell>
          <table:table-cell table:style-name="ce21" table:formula="of:=[.J5]" office:value-type="float" office:value="-0.0620000000000001" calcext:value-type="float">
            <text:p><text:s/>-0.0620 </text:p>
          </table:table-cell>
          <table:table-cell table:style-name="ce21" table:formula="of:=POWER(2;-[.B6])" office:value-type="float" office:value="0.5" calcext:value-type="float">
            <text:p><text:s/>0.5000 </text:p>
          </table:table-cell>
          <table:table-cell table:style-name="ce26" table:formula="of:=IF([.E6]&gt;=0;1;-1)" office:value-type="float" office:value="-1" calcext:value-type="float">
            <text:p>-1</text:p>
          </table:table-cell>
          <table:table-cell table:style-name="ce21" table:formula="of:=[.C6]" office:value-type="float" office:value="-0.19" calcext:value-type="float">
            <text:p><text:s/>-0.1900 </text:p>
          </table:table-cell>
          <table:table-cell table:style-name="ce21" table:formula="of:=[.D6]+[.G6]*[.F6]*[.C6]" office:value-type="float" office:value="1.509" calcext:value-type="float">
            <text:p><text:s/>1.5090 </text:p>
          </table:table-cell>
          <table:table-cell table:style-name="ce31" table:formula="of:=[.E6]-[.G6]*[.F6]" office:value-type="float" office:value="0.438" calcext:value-type="float">
            <text:p><text:s/>0.4380 </text:p>
          </table:table-cell>
          <table:table-cell table:style-name="ce37" table:formula="of:=ROUND([.C6]*2^[.$L$2];0)" office:value-type="float" office:value="-97" calcext:value-type="float">
            <text:p>-97</text:p>
          </table:table-cell>
          <table:table-cell table:style-name="ce26" table:formula="of:=ROUND([.D6]*2^[.$L$2];0)" office:value-type="float" office:value="724" calcext:value-type="float">
            <text:p>724</text:p>
          </table:table-cell>
          <table:table-cell table:style-name="ce26" table:formula="of:=ROUND([.E6]*2^[.$N$2];0)" office:value-type="float" office:value="-63" calcext:value-type="float">
            <text:p>-63</text:p>
          </table:table-cell>
          <table:table-cell table:style-name="ce26" table:formula="of:=ROUND([.H6]*2^[.$L$2];0)" office:value-type="float" office:value="-97" calcext:value-type="float">
            <text:p>-97</text:p>
          </table:table-cell>
          <table:table-cell table:style-name="ce26" table:formula="of:=ROUND([.I6]*2^[.$L$2];0)" office:value-type="float" office:value="773" calcext:value-type="float">
            <text:p>773</text:p>
          </table:table-cell>
          <table:table-cell table:style-name="ce26" table:formula="of:=ROUND([.J6]*2^[.$N$2];0)" office:value-type="float" office:value="449" calcext:value-type="float">
            <text:p>449</text:p>
          </table:table-cell>
          <table:table-cell table:style-name="ce26" table:formula="of:=IF(OR([.K6]&lt;-(2^[.$P$2]);[.K6]&gt;(2^[.$P$2]-1));&quot;OVR&quot;;DEC2HEX(IF([.K6]&gt;=0;[.K6];[.K6]+2^[.$P$2]);[.$P$2]/4))" office:value-type="string" office:string-value="FF9F" calcext:value-type="string">
            <text:p>FF9F</text:p>
          </table:table-cell>
          <table:table-cell table:style-name="ce26" table:formula="of:=IF(OR([.L6]&lt;-(2^[.$P$2]);[.L6]&gt;(2^[.$P$2]-1));&quot;OVR&quot;;DEC2HEX(IF([.L6]&gt;=0;[.L6];[.L6]+2^[.$P$2]);[.$P$2]/4))" office:value-type="string" office:string-value="02D4" calcext:value-type="string">
            <text:p>02D4</text:p>
          </table:table-cell>
          <table:table-cell table:style-name="ce26" table:formula="of:=IF(OR([.M6]&lt;-(2^[.$R$2]);[.M6]&gt;(2^[.$R$2]-1));&quot;OVR&quot;;DEC2HEX(IF([.M6]&gt;=0;[.M6];[.M6]+2^[.$R$2]);[.$R$2]/4))" office:value-type="string" office:string-value="FFC1" calcext:value-type="string">
            <text:p>FFC1</text:p>
          </table:table-cell>
          <table:table-cell table:style-name="ce26" table:formula="of:=IF(OR([.N6]&lt;-(2^[.$P$2]);[.N6]&gt;(2^[.$P$2]-1));&quot;OVR&quot;;DEC2HEX(IF([.N6]&gt;=0;[.N6];[.N6]+2^[.$P$2]);[.$P$2]/4))" office:value-type="string" office:string-value="FF9F" calcext:value-type="string">
            <text:p>FF9F</text:p>
          </table:table-cell>
          <table:table-cell table:style-name="ce26" table:formula="of:=IF(OR([.O6]&lt;-(2^[.$P$2]);[.O6]&gt;(2^[.$P$2]-1));&quot;OVR&quot;;DEC2HEX(IF([.O6]&gt;=0;[.O6];[.O6]+2^[.$P$2]);[.$P$2]/4))" office:value-type="string" office:string-value="0305" calcext:value-type="string">
            <text:p>0305</text:p>
          </table:table-cell>
          <table:table-cell table:style-name="ce44" table:formula="of:=IF(OR([.P6]&lt;-(2^[.$R$2]);[.P6]&gt;(2^[.$R$2]-1));&quot;OVR&quot;;DEC2HEX(IF([.P6]&gt;=0;[.P6];[.P6]+2^[.$R$2]);[.$R$2]/4))" office:value-type="string" office:string-value="01C1" calcext:value-type="string">
            <text:p>01C1</text:p>
          </table:table-cell>
          <table:table-cell table:number-columns-repeated="100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B6]+1" office:value-type="float" office:value="2" calcext:value-type="float">
            <text:p>2</text:p>
          </table:table-cell>
          <table:table-cell table:style-name="ce14" table:formula="of:=[.H6]" office:value-type="float" office:value="-0.19" calcext:value-type="float">
            <text:p><text:s/>-0.1900 </text:p>
          </table:table-cell>
          <table:table-cell table:style-name="ce21" table:formula="of:=[.I6]" office:value-type="float" office:value="1.509" calcext:value-type="float">
            <text:p><text:s/>1.5090 </text:p>
          </table:table-cell>
          <table:table-cell table:style-name="ce21" table:formula="of:=[.J6]" office:value-type="float" office:value="0.438" calcext:value-type="float">
            <text:p><text:s/>0.4380 </text:p>
          </table:table-cell>
          <table:table-cell table:style-name="ce21" table:formula="of:=POWER(2;-[.B7])" office:value-type="float" office:value="0.25" calcext:value-type="float">
            <text:p><text:s/>0.2500 </text:p>
          </table:table-cell>
          <table:table-cell table:style-name="ce26" table:formula="of:=IF([.E7]&gt;=0;1;-1)" office:value-type="float" office:value="1" calcext:value-type="float">
            <text:p>1</text:p>
          </table:table-cell>
          <table:table-cell table:style-name="ce21" table:formula="of:=[.C7]" office:value-type="float" office:value="-0.19" calcext:value-type="float">
            <text:p><text:s/>-0.1900 </text:p>
          </table:table-cell>
          <table:table-cell table:style-name="ce21" table:formula="of:=[.D7]+[.G7]*[.F7]*[.C7]" office:value-type="float" office:value="1.4615" calcext:value-type="float">
            <text:p><text:s/>1.4615 </text:p>
          </table:table-cell>
          <table:table-cell table:style-name="ce31" table:formula="of:=[.E7]-[.G7]*[.F7]" office:value-type="float" office:value="0.188" calcext:value-type="float">
            <text:p><text:s/>0.1880 </text:p>
          </table:table-cell>
          <table:table-cell table:style-name="ce37" table:formula="of:=ROUND([.C7]*2^[.$L$2];0)" office:value-type="float" office:value="-97" calcext:value-type="float">
            <text:p>-97</text:p>
          </table:table-cell>
          <table:table-cell table:style-name="ce26" table:formula="of:=ROUND([.D7]*2^[.$L$2];0)" office:value-type="float" office:value="773" calcext:value-type="float">
            <text:p>773</text:p>
          </table:table-cell>
          <table:table-cell table:style-name="ce26" table:formula="of:=ROUND([.E7]*2^[.$N$2];0)" office:value-type="float" office:value="449" calcext:value-type="float">
            <text:p>449</text:p>
          </table:table-cell>
          <table:table-cell table:style-name="ce26" table:formula="of:=ROUND([.H7]*2^[.$L$2];0)" office:value-type="float" office:value="-97" calcext:value-type="float">
            <text:p>-97</text:p>
          </table:table-cell>
          <table:table-cell table:style-name="ce26" table:formula="of:=ROUND([.I7]*2^[.$L$2];0)" office:value-type="float" office:value="748" calcext:value-type="float">
            <text:p>748</text:p>
          </table:table-cell>
          <table:table-cell table:style-name="ce26" table:formula="of:=ROUND([.J7]*2^[.$N$2];0)" office:value-type="float" office:value="193" calcext:value-type="float">
            <text:p>193</text:p>
          </table:table-cell>
          <table:table-cell table:style-name="ce26" table:formula="of:=IF(OR([.K7]&lt;-(2^[.$P$2]);[.K7]&gt;(2^[.$P$2]-1));&quot;OVR&quot;;DEC2HEX(IF([.K7]&gt;=0;[.K7];[.K7]+2^[.$P$2]);[.$P$2]/4))" office:value-type="string" office:string-value="FF9F" calcext:value-type="string">
            <text:p>FF9F</text:p>
          </table:table-cell>
          <table:table-cell table:style-name="ce26" table:formula="of:=IF(OR([.L7]&lt;-(2^[.$P$2]);[.L7]&gt;(2^[.$P$2]-1));&quot;OVR&quot;;DEC2HEX(IF([.L7]&gt;=0;[.L7];[.L7]+2^[.$P$2]);[.$P$2]/4))" office:value-type="string" office:string-value="0305" calcext:value-type="string">
            <text:p>0305</text:p>
          </table:table-cell>
          <table:table-cell table:style-name="ce26" table:formula="of:=IF(OR([.M7]&lt;-(2^[.$R$2]);[.M7]&gt;(2^[.$R$2]-1));&quot;OVR&quot;;DEC2HEX(IF([.M7]&gt;=0;[.M7];[.M7]+2^[.$R$2]);[.$R$2]/4))" office:value-type="string" office:string-value="01C1" calcext:value-type="string">
            <text:p>01C1</text:p>
          </table:table-cell>
          <table:table-cell table:style-name="ce26" table:formula="of:=IF(OR([.N7]&lt;-(2^[.$P$2]);[.N7]&gt;(2^[.$P$2]-1));&quot;OVR&quot;;DEC2HEX(IF([.N7]&gt;=0;[.N7];[.N7]+2^[.$P$2]);[.$P$2]/4))" office:value-type="string" office:string-value="FF9F" calcext:value-type="string">
            <text:p>FF9F</text:p>
          </table:table-cell>
          <table:table-cell table:style-name="ce26" table:formula="of:=IF(OR([.O7]&lt;-(2^[.$P$2]);[.O7]&gt;(2^[.$P$2]-1));&quot;OVR&quot;;DEC2HEX(IF([.O7]&gt;=0;[.O7];[.O7]+2^[.$P$2]);[.$P$2]/4))" office:value-type="string" office:string-value="02EC" calcext:value-type="string">
            <text:p>02EC</text:p>
          </table:table-cell>
          <table:table-cell table:style-name="ce44" table:formula="of:=IF(OR([.P7]&lt;-(2^[.$R$2]);[.P7]&gt;(2^[.$R$2]-1));&quot;OVR&quot;;DEC2HEX(IF([.P7]&gt;=0;[.P7];[.P7]+2^[.$R$2]);[.$R$2]/4))" office:value-type="string" office:string-value="00C1" calcext:value-type="string">
            <text:p>00C1</text:p>
          </table:table-cell>
          <table:table-cell table:number-columns-repeated="100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[.B7]+1" office:value-type="float" office:value="3" calcext:value-type="float">
            <text:p>3</text:p>
          </table:table-cell>
          <table:table-cell table:style-name="ce14" table:formula="of:=[.H7]" office:value-type="float" office:value="-0.19" calcext:value-type="float">
            <text:p><text:s/>-0.1900 </text:p>
          </table:table-cell>
          <table:table-cell table:style-name="ce21" table:formula="of:=[.I7]" office:value-type="float" office:value="1.4615" calcext:value-type="float">
            <text:p><text:s/>1.4615 </text:p>
          </table:table-cell>
          <table:table-cell table:style-name="ce21" table:formula="of:=[.J7]" office:value-type="float" office:value="0.188" calcext:value-type="float">
            <text:p><text:s/>0.1880 </text:p>
          </table:table-cell>
          <table:table-cell table:style-name="ce21" table:formula="of:=POWER(2;-[.B8])" office:value-type="float" office:value="0.125" calcext:value-type="float">
            <text:p><text:s/>0.1250 </text:p>
          </table:table-cell>
          <table:table-cell table:style-name="ce26" table:formula="of:=IF([.E8]&gt;=0;1;-1)" office:value-type="float" office:value="1" calcext:value-type="float">
            <text:p>1</text:p>
          </table:table-cell>
          <table:table-cell table:style-name="ce21" table:formula="of:=[.C8]" office:value-type="float" office:value="-0.19" calcext:value-type="float">
            <text:p><text:s/>-0.1900 </text:p>
          </table:table-cell>
          <table:table-cell table:style-name="ce21" table:formula="of:=[.D8]+[.G8]*[.F8]*[.C8]" office:value-type="float" office:value="1.43775" calcext:value-type="float">
            <text:p><text:s/>1.4378 </text:p>
          </table:table-cell>
          <table:table-cell table:style-name="ce31" table:formula="of:=[.E8]-[.G8]*[.F8]" office:value-type="float" office:value="0.0629999999999999" calcext:value-type="float">
            <text:p><text:s/>0.0630 </text:p>
          </table:table-cell>
          <table:table-cell table:style-name="ce37" table:formula="of:=ROUND([.C8]*2^[.$L$2];0)" office:value-type="float" office:value="-97" calcext:value-type="float">
            <text:p>-97</text:p>
          </table:table-cell>
          <table:table-cell table:style-name="ce26" table:formula="of:=ROUND([.D8]*2^[.$L$2];0)" office:value-type="float" office:value="748" calcext:value-type="float">
            <text:p>748</text:p>
          </table:table-cell>
          <table:table-cell table:style-name="ce26" table:formula="of:=ROUND([.E8]*2^[.$N$2];0)" office:value-type="float" office:value="193" calcext:value-type="float">
            <text:p>193</text:p>
          </table:table-cell>
          <table:table-cell table:style-name="ce26" table:formula="of:=ROUND([.H8]*2^[.$L$2];0)" office:value-type="float" office:value="-97" calcext:value-type="float">
            <text:p>-97</text:p>
          </table:table-cell>
          <table:table-cell table:style-name="ce26" table:formula="of:=ROUND([.I8]*2^[.$L$2];0)" office:value-type="float" office:value="736" calcext:value-type="float">
            <text:p>736</text:p>
          </table:table-cell>
          <table:table-cell table:style-name="ce26" table:formula="of:=ROUND([.J8]*2^[.$N$2];0)" office:value-type="float" office:value="65" calcext:value-type="float">
            <text:p>65</text:p>
          </table:table-cell>
          <table:table-cell table:style-name="ce26" table:formula="of:=IF(OR([.K8]&lt;-(2^[.$P$2]);[.K8]&gt;(2^[.$P$2]-1));&quot;OVR&quot;;DEC2HEX(IF([.K8]&gt;=0;[.K8];[.K8]+2^[.$P$2]);[.$P$2]/4))" office:value-type="string" office:string-value="FF9F" calcext:value-type="string">
            <text:p>FF9F</text:p>
          </table:table-cell>
          <table:table-cell table:style-name="ce26" table:formula="of:=IF(OR([.L8]&lt;-(2^[.$P$2]);[.L8]&gt;(2^[.$P$2]-1));&quot;OVR&quot;;DEC2HEX(IF([.L8]&gt;=0;[.L8];[.L8]+2^[.$P$2]);[.$P$2]/4))" office:value-type="string" office:string-value="02EC" calcext:value-type="string">
            <text:p>02EC</text:p>
          </table:table-cell>
          <table:table-cell table:style-name="ce26" table:formula="of:=IF(OR([.M8]&lt;-(2^[.$R$2]);[.M8]&gt;(2^[.$R$2]-1));&quot;OVR&quot;;DEC2HEX(IF([.M8]&gt;=0;[.M8];[.M8]+2^[.$R$2]);[.$R$2]/4))" office:value-type="string" office:string-value="00C1" calcext:value-type="string">
            <text:p>00C1</text:p>
          </table:table-cell>
          <table:table-cell table:style-name="ce26" table:formula="of:=IF(OR([.N8]&lt;-(2^[.$P$2]);[.N8]&gt;(2^[.$P$2]-1));&quot;OVR&quot;;DEC2HEX(IF([.N8]&gt;=0;[.N8];[.N8]+2^[.$P$2]);[.$P$2]/4))" office:value-type="string" office:string-value="FF9F" calcext:value-type="string">
            <text:p>FF9F</text:p>
          </table:table-cell>
          <table:table-cell table:style-name="ce26" table:formula="of:=IF(OR([.O8]&lt;-(2^[.$P$2]);[.O8]&gt;(2^[.$P$2]-1));&quot;OVR&quot;;DEC2HEX(IF([.O8]&gt;=0;[.O8];[.O8]+2^[.$P$2]);[.$P$2]/4))" office:value-type="string" office:string-value="02E0" calcext:value-type="string">
            <text:p>02E0</text:p>
          </table:table-cell>
          <table:table-cell table:style-name="ce44" table:formula="of:=IF(OR([.P8]&lt;-(2^[.$R$2]);[.P8]&gt;(2^[.$R$2]-1));&quot;OVR&quot;;DEC2HEX(IF([.P8]&gt;=0;[.P8];[.P8]+2^[.$R$2]);[.$R$2]/4))" office:value-type="string" office:string-value="0041" calcext:value-type="string">
            <text:p>0041</text:p>
          </table:table-cell>
          <table:table-cell table:number-columns-repeated="100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table:formula="of:=[.B8]+1" office:value-type="float" office:value="4" calcext:value-type="float">
            <text:p>4</text:p>
          </table:table-cell>
          <table:table-cell table:style-name="ce14" table:formula="of:=[.H8]" office:value-type="float" office:value="-0.19" calcext:value-type="float">
            <text:p><text:s/>-0.1900 </text:p>
          </table:table-cell>
          <table:table-cell table:style-name="ce21" table:formula="of:=[.I8]" office:value-type="float" office:value="1.43775" calcext:value-type="float">
            <text:p><text:s/>1.4378 </text:p>
          </table:table-cell>
          <table:table-cell table:style-name="ce21" table:formula="of:=[.J8]" office:value-type="float" office:value="0.0629999999999999" calcext:value-type="float">
            <text:p><text:s/>0.0630 </text:p>
          </table:table-cell>
          <table:table-cell table:style-name="ce21" table:formula="of:=POWER(2;-[.B9])" office:value-type="float" office:value="0.0625" calcext:value-type="float">
            <text:p><text:s/>0.0625 </text:p>
          </table:table-cell>
          <table:table-cell table:style-name="ce26" table:formula="of:=IF([.E9]&gt;=0;1;-1)" office:value-type="float" office:value="1" calcext:value-type="float">
            <text:p>1</text:p>
          </table:table-cell>
          <table:table-cell table:style-name="ce21" table:formula="of:=[.C9]" office:value-type="float" office:value="-0.19" calcext:value-type="float">
            <text:p><text:s/>-0.1900 </text:p>
          </table:table-cell>
          <table:table-cell table:style-name="ce21" table:formula="of:=[.D9]+[.G9]*[.F9]*[.C9]" office:value-type="float" office:value="1.425875" calcext:value-type="float">
            <text:p><text:s/>1.4259 </text:p>
          </table:table-cell>
          <table:table-cell table:style-name="ce31" table:formula="of:=[.E9]-[.G9]*[.F9]" office:value-type="float" office:value="0.000499999999999945" calcext:value-type="float">
            <text:p><text:s/>0.0005 </text:p>
          </table:table-cell>
          <table:table-cell table:style-name="ce37" table:formula="of:=ROUND([.C9]*2^[.$L$2];0)" office:value-type="float" office:value="-97" calcext:value-type="float">
            <text:p>-97</text:p>
          </table:table-cell>
          <table:table-cell table:style-name="ce26" table:formula="of:=ROUND([.D9]*2^[.$L$2];0)" office:value-type="float" office:value="736" calcext:value-type="float">
            <text:p>736</text:p>
          </table:table-cell>
          <table:table-cell table:style-name="ce26" table:formula="of:=ROUND([.E9]*2^[.$N$2];0)" office:value-type="float" office:value="65" calcext:value-type="float">
            <text:p>65</text:p>
          </table:table-cell>
          <table:table-cell table:style-name="ce26" table:formula="of:=ROUND([.H9]*2^[.$L$2];0)" office:value-type="float" office:value="-97" calcext:value-type="float">
            <text:p>-97</text:p>
          </table:table-cell>
          <table:table-cell table:style-name="ce26" table:formula="of:=ROUND([.I9]*2^[.$L$2];0)" office:value-type="float" office:value="730" calcext:value-type="float">
            <text:p>730</text:p>
          </table:table-cell>
          <table:table-cell table:style-name="ce26" table:formula="of:=ROUND([.J9]*2^[.$N$2];0)" office:value-type="float" office:value="1" calcext:value-type="float">
            <text:p>1</text:p>
          </table:table-cell>
          <table:table-cell table:style-name="ce26" table:formula="of:=IF(OR([.K9]&lt;-(2^[.$P$2]);[.K9]&gt;(2^[.$P$2]-1));&quot;OVR&quot;;DEC2HEX(IF([.K9]&gt;=0;[.K9];[.K9]+2^[.$P$2]);[.$P$2]/4))" office:value-type="string" office:string-value="FF9F" calcext:value-type="string">
            <text:p>FF9F</text:p>
          </table:table-cell>
          <table:table-cell table:style-name="ce26" table:formula="of:=IF(OR([.L9]&lt;-(2^[.$P$2]);[.L9]&gt;(2^[.$P$2]-1));&quot;OVR&quot;;DEC2HEX(IF([.L9]&gt;=0;[.L9];[.L9]+2^[.$P$2]);[.$P$2]/4))" office:value-type="string" office:string-value="02E0" calcext:value-type="string">
            <text:p>02E0</text:p>
          </table:table-cell>
          <table:table-cell table:style-name="ce26" table:formula="of:=IF(OR([.M9]&lt;-(2^[.$R$2]);[.M9]&gt;(2^[.$R$2]-1));&quot;OVR&quot;;DEC2HEX(IF([.M9]&gt;=0;[.M9];[.M9]+2^[.$R$2]);[.$R$2]/4))" office:value-type="string" office:string-value="0041" calcext:value-type="string">
            <text:p>0041</text:p>
          </table:table-cell>
          <table:table-cell table:style-name="ce26" table:formula="of:=IF(OR([.N9]&lt;-(2^[.$P$2]);[.N9]&gt;(2^[.$P$2]-1));&quot;OVR&quot;;DEC2HEX(IF([.N9]&gt;=0;[.N9];[.N9]+2^[.$P$2]);[.$P$2]/4))" office:value-type="string" office:string-value="FF9F" calcext:value-type="string">
            <text:p>FF9F</text:p>
          </table:table-cell>
          <table:table-cell table:style-name="ce26" table:formula="of:=IF(OR([.O9]&lt;-(2^[.$P$2]);[.O9]&gt;(2^[.$P$2]-1));&quot;OVR&quot;;DEC2HEX(IF([.O9]&gt;=0;[.O9];[.O9]+2^[.$P$2]);[.$P$2]/4))" office:value-type="string" office:string-value="02DA" calcext:value-type="string">
            <text:p>02DA</text:p>
          </table:table-cell>
          <table:table-cell table:style-name="ce44" table:formula="of:=IF(OR([.P9]&lt;-(2^[.$R$2]);[.P9]&gt;(2^[.$R$2]-1));&quot;OVR&quot;;DEC2HEX(IF([.P9]&gt;=0;[.P9];[.P9]+2^[.$R$2]);[.$R$2]/4))" office:value-type="string" office:string-value="0001" calcext:value-type="string">
            <text:p>0001</text:p>
          </table:table-cell>
          <table:table-cell table:number-columns-repeated="10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B9]+1" office:value-type="float" office:value="5" calcext:value-type="float">
            <text:p>5</text:p>
          </table:table-cell>
          <table:table-cell table:style-name="ce14" table:formula="of:=[.H9]" office:value-type="float" office:value="-0.19" calcext:value-type="float">
            <text:p><text:s/>-0.1900 </text:p>
          </table:table-cell>
          <table:table-cell table:style-name="ce21" table:formula="of:=[.I9]" office:value-type="float" office:value="1.425875" calcext:value-type="float">
            <text:p><text:s/>1.4259 </text:p>
          </table:table-cell>
          <table:table-cell table:style-name="ce21" table:formula="of:=[.J9]" office:value-type="float" office:value="0.000499999999999945" calcext:value-type="float">
            <text:p><text:s/>0.0005 </text:p>
          </table:table-cell>
          <table:table-cell table:style-name="ce21" table:formula="of:=POWER(2;-[.B10])" office:value-type="float" office:value="0.03125" calcext:value-type="float">
            <text:p><text:s/>0.0313 </text:p>
          </table:table-cell>
          <table:table-cell table:style-name="ce26" table:formula="of:=IF([.E10]&gt;=0;1;-1)" office:value-type="float" office:value="1" calcext:value-type="float">
            <text:p>1</text:p>
          </table:table-cell>
          <table:table-cell table:style-name="ce21" table:formula="of:=[.C10]" office:value-type="float" office:value="-0.19" calcext:value-type="float">
            <text:p><text:s/>-0.1900 </text:p>
          </table:table-cell>
          <table:table-cell table:style-name="ce21" table:formula="of:=[.D10]+[.G10]*[.F10]*[.C10]" office:value-type="float" office:value="1.4199375" calcext:value-type="float">
            <text:p><text:s/>1.4199 </text:p>
          </table:table-cell>
          <table:table-cell table:style-name="ce31" table:formula="of:=[.E10]-[.G10]*[.F10]" office:value-type="float" office:value="-0.0307500000000001" calcext:value-type="float">
            <text:p><text:s/>-0.0308 </text:p>
          </table:table-cell>
          <table:table-cell table:style-name="ce37" table:formula="of:=ROUND([.C10]*2^[.$L$2];0)" office:value-type="float" office:value="-97" calcext:value-type="float">
            <text:p>-97</text:p>
          </table:table-cell>
          <table:table-cell table:style-name="ce26" table:formula="of:=ROUND([.D10]*2^[.$L$2];0)" office:value-type="float" office:value="730" calcext:value-type="float">
            <text:p>730</text:p>
          </table:table-cell>
          <table:table-cell table:style-name="ce26" table:formula="of:=ROUND([.E10]*2^[.$N$2];0)" office:value-type="float" office:value="1" calcext:value-type="float">
            <text:p>1</text:p>
          </table:table-cell>
          <table:table-cell table:style-name="ce26" table:formula="of:=ROUND([.H10]*2^[.$L$2];0)" office:value-type="float" office:value="-97" calcext:value-type="float">
            <text:p>-97</text:p>
          </table:table-cell>
          <table:table-cell table:style-name="ce26" table:formula="of:=ROUND([.I10]*2^[.$L$2];0)" office:value-type="float" office:value="727" calcext:value-type="float">
            <text:p>727</text:p>
          </table:table-cell>
          <table:table-cell table:style-name="ce26" table:formula="of:=ROUND([.J10]*2^[.$N$2];0)" office:value-type="float" office:value="-31" calcext:value-type="float">
            <text:p>-31</text:p>
          </table:table-cell>
          <table:table-cell table:style-name="ce26" table:formula="of:=IF(OR([.K10]&lt;-(2^[.$P$2]);[.K10]&gt;(2^[.$P$2]-1));&quot;OVR&quot;;DEC2HEX(IF([.K10]&gt;=0;[.K10];[.K10]+2^[.$P$2]);[.$P$2]/4))" office:value-type="string" office:string-value="FF9F" calcext:value-type="string">
            <text:p>FF9F</text:p>
          </table:table-cell>
          <table:table-cell table:style-name="ce26" table:formula="of:=IF(OR([.L10]&lt;-(2^[.$P$2]);[.L10]&gt;(2^[.$P$2]-1));&quot;OVR&quot;;DEC2HEX(IF([.L10]&gt;=0;[.L10];[.L10]+2^[.$P$2]);[.$P$2]/4))" office:value-type="string" office:string-value="02DA" calcext:value-type="string">
            <text:p>02DA</text:p>
          </table:table-cell>
          <table:table-cell table:style-name="ce26" table:formula="of:=IF(OR([.M10]&lt;-(2^[.$R$2]);[.M10]&gt;(2^[.$R$2]-1));&quot;OVR&quot;;DEC2HEX(IF([.M10]&gt;=0;[.M10];[.M10]+2^[.$R$2]);[.$R$2]/4))" office:value-type="string" office:string-value="0001" calcext:value-type="string">
            <text:p>0001</text:p>
          </table:table-cell>
          <table:table-cell table:style-name="ce26" table:formula="of:=IF(OR([.N10]&lt;-(2^[.$P$2]);[.N10]&gt;(2^[.$P$2]-1));&quot;OVR&quot;;DEC2HEX(IF([.N10]&gt;=0;[.N10];[.N10]+2^[.$P$2]);[.$P$2]/4))" office:value-type="string" office:string-value="FF9F" calcext:value-type="string">
            <text:p>FF9F</text:p>
          </table:table-cell>
          <table:table-cell table:style-name="ce26" table:formula="of:=IF(OR([.O10]&lt;-(2^[.$P$2]);[.O10]&gt;(2^[.$P$2]-1));&quot;OVR&quot;;DEC2HEX(IF([.O10]&gt;=0;[.O10];[.O10]+2^[.$P$2]);[.$P$2]/4))" office:value-type="string" office:string-value="02D7" calcext:value-type="string">
            <text:p>02D7</text:p>
          </table:table-cell>
          <table:table-cell table:style-name="ce44" table:formula="of:=IF(OR([.P10]&lt;-(2^[.$R$2]);[.P10]&gt;(2^[.$R$2]-1));&quot;OVR&quot;;DEC2HEX(IF([.P10]&gt;=0;[.P10];[.P10]+2^[.$R$2]);[.$R$2]/4))" office:value-type="string" office:string-value="FFE1" calcext:value-type="string">
            <text:p>FFE1</text:p>
          </table:table-cell>
          <table:table-cell table:number-columns-repeated="100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table:formula="of:=[.B10]+1" office:value-type="float" office:value="6" calcext:value-type="float">
            <text:p>6</text:p>
          </table:table-cell>
          <table:table-cell table:style-name="ce14" table:formula="of:=[.H10]" office:value-type="float" office:value="-0.19" calcext:value-type="float">
            <text:p><text:s/>-0.1900 </text:p>
          </table:table-cell>
          <table:table-cell table:style-name="ce21" table:formula="of:=[.I10]" office:value-type="float" office:value="1.4199375" calcext:value-type="float">
            <text:p><text:s/>1.4199 </text:p>
          </table:table-cell>
          <table:table-cell table:style-name="ce21" table:formula="of:=[.J10]" office:value-type="float" office:value="-0.0307500000000001" calcext:value-type="float">
            <text:p><text:s/>-0.0308 </text:p>
          </table:table-cell>
          <table:table-cell table:style-name="ce21" table:formula="of:=POWER(2;-[.B11])" office:value-type="float" office:value="0.015625" calcext:value-type="float">
            <text:p><text:s/>0.0156 </text:p>
          </table:table-cell>
          <table:table-cell table:style-name="ce26" table:formula="of:=IF([.E11]&gt;=0;1;-1)" office:value-type="float" office:value="-1" calcext:value-type="float">
            <text:p>-1</text:p>
          </table:table-cell>
          <table:table-cell table:style-name="ce21" table:formula="of:=[.C11]" office:value-type="float" office:value="-0.19" calcext:value-type="float">
            <text:p><text:s/>-0.1900 </text:p>
          </table:table-cell>
          <table:table-cell table:style-name="ce21" table:formula="of:=[.D11]+[.G11]*[.F11]*[.C11]" office:value-type="float" office:value="1.42290625" calcext:value-type="float">
            <text:p><text:s/>1.4229 </text:p>
          </table:table-cell>
          <table:table-cell table:style-name="ce31" table:formula="of:=[.E11]-[.G11]*[.F11]" office:value-type="float" office:value="-0.0151250000000001" calcext:value-type="float">
            <text:p><text:s/>-0.0151 </text:p>
          </table:table-cell>
          <table:table-cell table:style-name="ce37" table:formula="of:=ROUND([.C11]*2^[.$L$2];0)" office:value-type="float" office:value="-97" calcext:value-type="float">
            <text:p>-97</text:p>
          </table:table-cell>
          <table:table-cell table:style-name="ce26" table:formula="of:=ROUND([.D11]*2^[.$L$2];0)" office:value-type="float" office:value="727" calcext:value-type="float">
            <text:p>727</text:p>
          </table:table-cell>
          <table:table-cell table:style-name="ce26" table:formula="of:=ROUND([.E11]*2^[.$N$2];0)" office:value-type="float" office:value="-31" calcext:value-type="float">
            <text:p>-31</text:p>
          </table:table-cell>
          <table:table-cell table:style-name="ce26" table:formula="of:=ROUND([.H11]*2^[.$L$2];0)" office:value-type="float" office:value="-97" calcext:value-type="float">
            <text:p>-97</text:p>
          </table:table-cell>
          <table:table-cell table:style-name="ce26" table:formula="of:=ROUND([.I11]*2^[.$L$2];0)" office:value-type="float" office:value="729" calcext:value-type="float">
            <text:p>729</text:p>
          </table:table-cell>
          <table:table-cell table:style-name="ce26" table:formula="of:=ROUND([.J11]*2^[.$N$2];0)" office:value-type="float" office:value="-15" calcext:value-type="float">
            <text:p>-15</text:p>
          </table:table-cell>
          <table:table-cell table:style-name="ce26" table:formula="of:=IF(OR([.K11]&lt;-(2^[.$P$2]);[.K11]&gt;(2^[.$P$2]-1));&quot;OVR&quot;;DEC2HEX(IF([.K11]&gt;=0;[.K11];[.K11]+2^[.$P$2]);[.$P$2]/4))" office:value-type="string" office:string-value="FF9F" calcext:value-type="string">
            <text:p>FF9F</text:p>
          </table:table-cell>
          <table:table-cell table:style-name="ce26" table:formula="of:=IF(OR([.L11]&lt;-(2^[.$P$2]);[.L11]&gt;(2^[.$P$2]-1));&quot;OVR&quot;;DEC2HEX(IF([.L11]&gt;=0;[.L11];[.L11]+2^[.$P$2]);[.$P$2]/4))" office:value-type="string" office:string-value="02D7" calcext:value-type="string">
            <text:p>02D7</text:p>
          </table:table-cell>
          <table:table-cell table:style-name="ce26" table:formula="of:=IF(OR([.M11]&lt;-(2^[.$R$2]);[.M11]&gt;(2^[.$R$2]-1));&quot;OVR&quot;;DEC2HEX(IF([.M11]&gt;=0;[.M11];[.M11]+2^[.$R$2]);[.$R$2]/4))" office:value-type="string" office:string-value="FFE1" calcext:value-type="string">
            <text:p>FFE1</text:p>
          </table:table-cell>
          <table:table-cell table:style-name="ce26" table:formula="of:=IF(OR([.N11]&lt;-(2^[.$P$2]);[.N11]&gt;(2^[.$P$2]-1));&quot;OVR&quot;;DEC2HEX(IF([.N11]&gt;=0;[.N11];[.N11]+2^[.$P$2]);[.$P$2]/4))" office:value-type="string" office:string-value="FF9F" calcext:value-type="string">
            <text:p>FF9F</text:p>
          </table:table-cell>
          <table:table-cell table:style-name="ce26" table:formula="of:=IF(OR([.O11]&lt;-(2^[.$P$2]);[.O11]&gt;(2^[.$P$2]-1));&quot;OVR&quot;;DEC2HEX(IF([.O11]&gt;=0;[.O11];[.O11]+2^[.$P$2]);[.$P$2]/4))" office:value-type="string" office:string-value="02D9" calcext:value-type="string">
            <text:p>02D9</text:p>
          </table:table-cell>
          <table:table-cell table:style-name="ce44" table:formula="of:=IF(OR([.P11]&lt;-(2^[.$R$2]);[.P11]&gt;(2^[.$R$2]-1));&quot;OVR&quot;;DEC2HEX(IF([.P11]&gt;=0;[.P11];[.P11]+2^[.$R$2]);[.$R$2]/4))" office:value-type="string" office:string-value="FFF1" calcext:value-type="string">
            <text:p>FFF1</text:p>
          </table:table-cell>
          <table:table-cell table:number-columns-repeated="10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[.B11]+1" office:value-type="float" office:value="7" calcext:value-type="float">
            <text:p>7</text:p>
          </table:table-cell>
          <table:table-cell table:style-name="ce14" table:formula="of:=[.H11]" office:value-type="float" office:value="-0.19" calcext:value-type="float">
            <text:p><text:s/>-0.1900 </text:p>
          </table:table-cell>
          <table:table-cell table:style-name="ce21" table:formula="of:=[.I11]" office:value-type="float" office:value="1.42290625" calcext:value-type="float">
            <text:p><text:s/>1.4229 </text:p>
          </table:table-cell>
          <table:table-cell table:style-name="ce21" table:formula="of:=[.J11]" office:value-type="float" office:value="-0.0151250000000001" calcext:value-type="float">
            <text:p><text:s/>-0.0151 </text:p>
          </table:table-cell>
          <table:table-cell table:style-name="ce21" table:formula="of:=POWER(2;-[.B12])" office:value-type="float" office:value="0.0078125" calcext:value-type="float">
            <text:p><text:s/>0.0078 </text:p>
          </table:table-cell>
          <table:table-cell table:style-name="ce26" table:formula="of:=IF([.E12]&gt;=0;1;-1)" office:value-type="float" office:value="-1" calcext:value-type="float">
            <text:p>-1</text:p>
          </table:table-cell>
          <table:table-cell table:style-name="ce21" table:formula="of:=[.C12]" office:value-type="float" office:value="-0.19" calcext:value-type="float">
            <text:p><text:s/>-0.1900 </text:p>
          </table:table-cell>
          <table:table-cell table:style-name="ce21" table:formula="of:=[.D12]+[.G12]*[.F12]*[.C12]" office:value-type="float" office:value="1.424390625" calcext:value-type="float">
            <text:p><text:s/>1.4244 </text:p>
          </table:table-cell>
          <table:table-cell table:style-name="ce31" table:formula="of:=[.E12]-[.G12]*[.F12]" office:value-type="float" office:value="-0.00731250000000006" calcext:value-type="float">
            <text:p><text:s/>-0.0073 </text:p>
          </table:table-cell>
          <table:table-cell table:style-name="ce37" table:formula="of:=ROUND([.C12]*2^[.$L$2];0)" office:value-type="float" office:value="-97" calcext:value-type="float">
            <text:p>-97</text:p>
          </table:table-cell>
          <table:table-cell table:style-name="ce26" table:formula="of:=ROUND([.D12]*2^[.$L$2];0)" office:value-type="float" office:value="729" calcext:value-type="float">
            <text:p>729</text:p>
          </table:table-cell>
          <table:table-cell table:style-name="ce26" table:formula="of:=ROUND([.E12]*2^[.$N$2];0)" office:value-type="float" office:value="-15" calcext:value-type="float">
            <text:p>-15</text:p>
          </table:table-cell>
          <table:table-cell table:style-name="ce26" table:formula="of:=ROUND([.H12]*2^[.$L$2];0)" office:value-type="float" office:value="-97" calcext:value-type="float">
            <text:p>-97</text:p>
          </table:table-cell>
          <table:table-cell table:style-name="ce26" table:formula="of:=ROUND([.I12]*2^[.$L$2];0)" office:value-type="float" office:value="729" calcext:value-type="float">
            <text:p>729</text:p>
          </table:table-cell>
          <table:table-cell table:style-name="ce26" table:formula="of:=ROUND([.J12]*2^[.$N$2];0)" office:value-type="float" office:value="-7" calcext:value-type="float">
            <text:p>-7</text:p>
          </table:table-cell>
          <table:table-cell table:style-name="ce26" table:formula="of:=IF(OR([.K12]&lt;-(2^[.$P$2]);[.K12]&gt;(2^[.$P$2]-1));&quot;OVR&quot;;DEC2HEX(IF([.K12]&gt;=0;[.K12];[.K12]+2^[.$P$2]);[.$P$2]/4))" office:value-type="string" office:string-value="FF9F" calcext:value-type="string">
            <text:p>FF9F</text:p>
          </table:table-cell>
          <table:table-cell table:style-name="ce26" table:formula="of:=IF(OR([.L12]&lt;-(2^[.$P$2]);[.L12]&gt;(2^[.$P$2]-1));&quot;OVR&quot;;DEC2HEX(IF([.L12]&gt;=0;[.L12];[.L12]+2^[.$P$2]);[.$P$2]/4))" office:value-type="string" office:string-value="02D9" calcext:value-type="string">
            <text:p>02D9</text:p>
          </table:table-cell>
          <table:table-cell table:style-name="ce26" table:formula="of:=IF(OR([.M12]&lt;-(2^[.$R$2]);[.M12]&gt;(2^[.$R$2]-1));&quot;OVR&quot;;DEC2HEX(IF([.M12]&gt;=0;[.M12];[.M12]+2^[.$R$2]);[.$R$2]/4))" office:value-type="string" office:string-value="FFF1" calcext:value-type="string">
            <text:p>FFF1</text:p>
          </table:table-cell>
          <table:table-cell table:style-name="ce26" table:formula="of:=IF(OR([.N12]&lt;-(2^[.$P$2]);[.N12]&gt;(2^[.$P$2]-1));&quot;OVR&quot;;DEC2HEX(IF([.N12]&gt;=0;[.N12];[.N12]+2^[.$P$2]);[.$P$2]/4))" office:value-type="string" office:string-value="FF9F" calcext:value-type="string">
            <text:p>FF9F</text:p>
          </table:table-cell>
          <table:table-cell table:style-name="ce26" table:formula="of:=IF(OR([.O12]&lt;-(2^[.$P$2]);[.O12]&gt;(2^[.$P$2]-1));&quot;OVR&quot;;DEC2HEX(IF([.O12]&gt;=0;[.O12];[.O12]+2^[.$P$2]);[.$P$2]/4))" office:value-type="string" office:string-value="02D9" calcext:value-type="string">
            <text:p>02D9</text:p>
          </table:table-cell>
          <table:table-cell table:style-name="ce44" table:formula="of:=IF(OR([.P12]&lt;-(2^[.$R$2]);[.P12]&gt;(2^[.$R$2]-1));&quot;OVR&quot;;DEC2HEX(IF([.P12]&gt;=0;[.P12];[.P12]+2^[.$R$2]);[.$R$2]/4))" office:value-type="string" office:string-value="FFF9" calcext:value-type="string">
            <text:p>FFF9</text:p>
          </table:table-cell>
          <table:table-cell table:number-columns-repeated="100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table:formula="of:=[.B12]+1" office:value-type="float" office:value="8" calcext:value-type="float">
            <text:p>8</text:p>
          </table:table-cell>
          <table:table-cell table:style-name="ce14" table:formula="of:=[.H12]" office:value-type="float" office:value="-0.19" calcext:value-type="float">
            <text:p><text:s/>-0.1900 </text:p>
          </table:table-cell>
          <table:table-cell table:style-name="ce21" table:formula="of:=[.I12]" office:value-type="float" office:value="1.424390625" calcext:value-type="float">
            <text:p><text:s/>1.4244 </text:p>
          </table:table-cell>
          <table:table-cell table:style-name="ce21" table:formula="of:=[.J12]" office:value-type="float" office:value="-0.00731250000000006" calcext:value-type="float">
            <text:p><text:s/>-0.0073 </text:p>
          </table:table-cell>
          <table:table-cell table:style-name="ce21" table:formula="of:=POWER(2;-[.B13])" office:value-type="float" office:value="0.00390625" calcext:value-type="float">
            <text:p><text:s/>0.0039 </text:p>
          </table:table-cell>
          <table:table-cell table:style-name="ce26" table:formula="of:=IF([.E13]&gt;=0;1;-1)" office:value-type="float" office:value="-1" calcext:value-type="float">
            <text:p>-1</text:p>
          </table:table-cell>
          <table:table-cell table:style-name="ce21" table:formula="of:=[.C13]" office:value-type="float" office:value="-0.19" calcext:value-type="float">
            <text:p><text:s/>-0.1900 </text:p>
          </table:table-cell>
          <table:table-cell table:style-name="ce21" table:formula="of:=[.D13]+[.G13]*[.F13]*[.C13]" office:value-type="float" office:value="1.4251328125" calcext:value-type="float">
            <text:p><text:s/>1.4251 </text:p>
          </table:table-cell>
          <table:table-cell table:style-name="ce31" table:formula="of:=[.E13]-[.G13]*[.F13]" office:value-type="float" office:value="-0.00340625000000005" calcext:value-type="float">
            <text:p><text:s/>-0.0034 </text:p>
          </table:table-cell>
          <table:table-cell table:style-name="ce37" table:formula="of:=ROUND([.C13]*2^[.$L$2];0)" office:value-type="float" office:value="-97" calcext:value-type="float">
            <text:p>-97</text:p>
          </table:table-cell>
          <table:table-cell table:style-name="ce26" table:formula="of:=ROUND([.D13]*2^[.$L$2];0)" office:value-type="float" office:value="729" calcext:value-type="float">
            <text:p>729</text:p>
          </table:table-cell>
          <table:table-cell table:style-name="ce26" table:formula="of:=ROUND([.E13]*2^[.$N$2];0)" office:value-type="float" office:value="-7" calcext:value-type="float">
            <text:p>-7</text:p>
          </table:table-cell>
          <table:table-cell table:style-name="ce26" table:formula="of:=ROUND([.H13]*2^[.$L$2];0)" office:value-type="float" office:value="-97" calcext:value-type="float">
            <text:p>-97</text:p>
          </table:table-cell>
          <table:table-cell table:style-name="ce26" table:formula="of:=ROUND([.I13]*2^[.$L$2];0)" office:value-type="float" office:value="730" calcext:value-type="float">
            <text:p>730</text:p>
          </table:table-cell>
          <table:table-cell table:style-name="ce26" table:formula="of:=ROUND([.J13]*2^[.$N$2];0)" office:value-type="float" office:value="-3" calcext:value-type="float">
            <text:p>-3</text:p>
          </table:table-cell>
          <table:table-cell table:style-name="ce26" table:formula="of:=IF(OR([.K13]&lt;-(2^[.$P$2]);[.K13]&gt;(2^[.$P$2]-1));&quot;OVR&quot;;DEC2HEX(IF([.K13]&gt;=0;[.K13];[.K13]+2^[.$P$2]);[.$P$2]/4))" office:value-type="string" office:string-value="FF9F" calcext:value-type="string">
            <text:p>FF9F</text:p>
          </table:table-cell>
          <table:table-cell table:style-name="ce26" table:formula="of:=IF(OR([.L13]&lt;-(2^[.$P$2]);[.L13]&gt;(2^[.$P$2]-1));&quot;OVR&quot;;DEC2HEX(IF([.L13]&gt;=0;[.L13];[.L13]+2^[.$P$2]);[.$P$2]/4))" office:value-type="string" office:string-value="02D9" calcext:value-type="string">
            <text:p>02D9</text:p>
          </table:table-cell>
          <table:table-cell table:style-name="ce26" table:formula="of:=IF(OR([.M13]&lt;-(2^[.$R$2]);[.M13]&gt;(2^[.$R$2]-1));&quot;OVR&quot;;DEC2HEX(IF([.M13]&gt;=0;[.M13];[.M13]+2^[.$R$2]);[.$R$2]/4))" office:value-type="string" office:string-value="FFF9" calcext:value-type="string">
            <text:p>FFF9</text:p>
          </table:table-cell>
          <table:table-cell table:style-name="ce26" table:formula="of:=IF(OR([.N13]&lt;-(2^[.$P$2]);[.N13]&gt;(2^[.$P$2]-1));&quot;OVR&quot;;DEC2HEX(IF([.N13]&gt;=0;[.N13];[.N13]+2^[.$P$2]);[.$P$2]/4))" office:value-type="string" office:string-value="FF9F" calcext:value-type="string">
            <text:p>FF9F</text:p>
          </table:table-cell>
          <table:table-cell table:style-name="ce26" table:formula="of:=IF(OR([.O13]&lt;-(2^[.$P$2]);[.O13]&gt;(2^[.$P$2]-1));&quot;OVR&quot;;DEC2HEX(IF([.O13]&gt;=0;[.O13];[.O13]+2^[.$P$2]);[.$P$2]/4))" office:value-type="string" office:string-value="02DA" calcext:value-type="string">
            <text:p>02DA</text:p>
          </table:table-cell>
          <table:table-cell table:style-name="ce44" table:formula="of:=IF(OR([.P13]&lt;-(2^[.$R$2]);[.P13]&gt;(2^[.$R$2]-1));&quot;OVR&quot;;DEC2HEX(IF([.P13]&gt;=0;[.P13];[.P13]+2^[.$R$2]);[.$R$2]/4))" office:value-type="string" office:string-value="FFFD" calcext:value-type="string">
            <text:p>FFFD</text:p>
          </table:table-cell>
          <table:table-cell table:number-columns-repeated="100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table:formula="of:=[.B13]+1" office:value-type="float" office:value="9" calcext:value-type="float">
            <text:p>9</text:p>
          </table:table-cell>
          <table:table-cell table:style-name="ce14" table:formula="of:=[.H13]" office:value-type="float" office:value="-0.19" calcext:value-type="float">
            <text:p><text:s/>-0.1900 </text:p>
          </table:table-cell>
          <table:table-cell table:style-name="ce21" table:formula="of:=[.I13]" office:value-type="float" office:value="1.4251328125" calcext:value-type="float">
            <text:p><text:s/>1.4251 </text:p>
          </table:table-cell>
          <table:table-cell table:style-name="ce21" table:formula="of:=[.J13]" office:value-type="float" office:value="-0.00340625000000005" calcext:value-type="float">
            <text:p><text:s/>-0.0034 </text:p>
          </table:table-cell>
          <table:table-cell table:style-name="ce21" table:formula="of:=POWER(2;-[.B14])" office:value-type="float" office:value="0.001953125" calcext:value-type="float">
            <text:p><text:s/>0.0020 </text:p>
          </table:table-cell>
          <table:table-cell table:style-name="ce26" table:formula="of:=IF([.E14]&gt;=0;1;-1)" office:value-type="float" office:value="-1" calcext:value-type="float">
            <text:p>-1</text:p>
          </table:table-cell>
          <table:table-cell table:style-name="ce21" table:formula="of:=[.C14]" office:value-type="float" office:value="-0.19" calcext:value-type="float">
            <text:p><text:s/>-0.1900 </text:p>
          </table:table-cell>
          <table:table-cell table:style-name="ce21" table:formula="of:=[.D14]+[.G14]*[.F14]*[.C14]" office:value-type="float" office:value="1.42550390625" calcext:value-type="float">
            <text:p><text:s/>1.4255 </text:p>
          </table:table-cell>
          <table:table-cell table:style-name="ce31" table:formula="of:=[.E14]-[.G14]*[.F14]" office:value-type="float" office:value="-0.00145312500000006" calcext:value-type="float">
            <text:p><text:s/>-0.0015 </text:p>
          </table:table-cell>
          <table:table-cell table:style-name="ce37" table:formula="of:=ROUND([.C14]*2^[.$L$2];0)" office:value-type="float" office:value="-97" calcext:value-type="float">
            <text:p>-97</text:p>
          </table:table-cell>
          <table:table-cell table:style-name="ce26" table:formula="of:=ROUND([.D14]*2^[.$L$2];0)" office:value-type="float" office:value="730" calcext:value-type="float">
            <text:p>730</text:p>
          </table:table-cell>
          <table:table-cell table:style-name="ce26" table:formula="of:=ROUND([.E14]*2^[.$N$2];0)" office:value-type="float" office:value="-3" calcext:value-type="float">
            <text:p>-3</text:p>
          </table:table-cell>
          <table:table-cell table:style-name="ce26" table:formula="of:=ROUND([.H14]*2^[.$L$2];0)" office:value-type="float" office:value="-97" calcext:value-type="float">
            <text:p>-97</text:p>
          </table:table-cell>
          <table:table-cell table:style-name="ce26" table:formula="of:=ROUND([.I14]*2^[.$L$2];0)" office:value-type="float" office:value="730" calcext:value-type="float">
            <text:p>730</text:p>
          </table:table-cell>
          <table:table-cell table:style-name="ce26" table:formula="of:=ROUND([.J14]*2^[.$N$2];0)" office:value-type="float" office:value="-1" calcext:value-type="float">
            <text:p>-1</text:p>
          </table:table-cell>
          <table:table-cell table:style-name="ce26" table:formula="of:=IF(OR([.K14]&lt;-(2^[.$P$2]);[.K14]&gt;(2^[.$P$2]-1));&quot;OVR&quot;;DEC2HEX(IF([.K14]&gt;=0;[.K14];[.K14]+2^[.$P$2]);[.$P$2]/4))" office:value-type="string" office:string-value="FF9F" calcext:value-type="string">
            <text:p>FF9F</text:p>
          </table:table-cell>
          <table:table-cell table:style-name="ce26" table:formula="of:=IF(OR([.L14]&lt;-(2^[.$P$2]);[.L14]&gt;(2^[.$P$2]-1));&quot;OVR&quot;;DEC2HEX(IF([.L14]&gt;=0;[.L14];[.L14]+2^[.$P$2]);[.$P$2]/4))" office:value-type="string" office:string-value="02DA" calcext:value-type="string">
            <text:p>02DA</text:p>
          </table:table-cell>
          <table:table-cell table:style-name="ce26" table:formula="of:=IF(OR([.M14]&lt;-(2^[.$R$2]);[.M14]&gt;(2^[.$R$2]-1));&quot;OVR&quot;;DEC2HEX(IF([.M14]&gt;=0;[.M14];[.M14]+2^[.$R$2]);[.$R$2]/4))" office:value-type="string" office:string-value="FFFD" calcext:value-type="string">
            <text:p>FFFD</text:p>
          </table:table-cell>
          <table:table-cell table:style-name="ce26" table:formula="of:=IF(OR([.N14]&lt;-(2^[.$P$2]);[.N14]&gt;(2^[.$P$2]-1));&quot;OVR&quot;;DEC2HEX(IF([.N14]&gt;=0;[.N14];[.N14]+2^[.$P$2]);[.$P$2]/4))" office:value-type="string" office:string-value="FF9F" calcext:value-type="string">
            <text:p>FF9F</text:p>
          </table:table-cell>
          <table:table-cell table:style-name="ce26" table:formula="of:=IF(OR([.O14]&lt;-(2^[.$P$2]);[.O14]&gt;(2^[.$P$2]-1));&quot;OVR&quot;;DEC2HEX(IF([.O14]&gt;=0;[.O14];[.O14]+2^[.$P$2]);[.$P$2]/4))" office:value-type="string" office:string-value="02DA" calcext:value-type="string">
            <text:p>02DA</text:p>
          </table:table-cell>
          <table:table-cell table:style-name="ce44" table:formula="of:=IF(OR([.P14]&lt;-(2^[.$R$2]);[.P14]&gt;(2^[.$R$2]-1));&quot;OVR&quot;;DEC2HEX(IF([.P14]&gt;=0;[.P14];[.P14]+2^[.$R$2]);[.$R$2]/4))" office:value-type="string" office:string-value="FFFF" calcext:value-type="string">
            <text:p>FFFF</text:p>
          </table:table-cell>
          <table:table-cell table:number-columns-repeated="100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table:formula="of:=[.B14]+1" office:value-type="float" office:value="10" calcext:value-type="float">
            <text:p>10</text:p>
          </table:table-cell>
          <table:table-cell table:style-name="ce14" table:formula="of:=[.H14]" office:value-type="float" office:value="-0.19" calcext:value-type="float">
            <text:p><text:s/>-0.1900 </text:p>
          </table:table-cell>
          <table:table-cell table:style-name="ce21" table:formula="of:=[.I14]" office:value-type="float" office:value="1.42550390625" calcext:value-type="float">
            <text:p><text:s/>1.4255 </text:p>
          </table:table-cell>
          <table:table-cell table:style-name="ce21" table:formula="of:=[.J14]" office:value-type="float" office:value="-0.00145312500000006" calcext:value-type="float">
            <text:p><text:s/>-0.0015 </text:p>
          </table:table-cell>
          <table:table-cell table:style-name="ce21" table:formula="of:=POWER(2;-[.B15])" office:value-type="float" office:value="0.0009765625" calcext:value-type="float">
            <text:p><text:s/>0.0010 </text:p>
          </table:table-cell>
          <table:table-cell table:style-name="ce26" table:formula="of:=IF([.E15]&gt;=0;1;-1)" office:value-type="float" office:value="-1" calcext:value-type="float">
            <text:p>-1</text:p>
          </table:table-cell>
          <table:table-cell table:style-name="ce21" table:formula="of:=[.C15]" office:value-type="float" office:value="-0.19" calcext:value-type="float">
            <text:p><text:s/>-0.1900 </text:p>
          </table:table-cell>
          <table:table-cell table:style-name="ce21" table:formula="of:=[.D15]+[.G15]*[.F15]*[.C15]" office:value-type="float" office:value="1.425689453125" calcext:value-type="float">
            <text:p><text:s/>1.4257 </text:p>
          </table:table-cell>
          <table:table-cell table:style-name="ce31" table:formula="of:=[.E15]-[.G15]*[.F15]" office:value-type="float" office:value="-0.000476562500000055" calcext:value-type="float">
            <text:p><text:s/>-0.0005 </text:p>
          </table:table-cell>
          <table:table-cell table:style-name="ce37" table:formula="of:=ROUND([.C15]*2^[.$L$2];0)" office:value-type="float" office:value="-97" calcext:value-type="float">
            <text:p>-97</text:p>
          </table:table-cell>
          <table:table-cell table:style-name="ce26" table:formula="of:=ROUND([.D15]*2^[.$L$2];0)" office:value-type="float" office:value="730" calcext:value-type="float">
            <text:p>730</text:p>
          </table:table-cell>
          <table:table-cell table:style-name="ce26" table:formula="of:=ROUND([.E15]*2^[.$N$2];0)" office:value-type="float" office:value="-1" calcext:value-type="float">
            <text:p>-1</text:p>
          </table:table-cell>
          <table:table-cell table:style-name="ce26" table:formula="of:=ROUND([.H15]*2^[.$L$2];0)" office:value-type="float" office:value="-97" calcext:value-type="float">
            <text:p>-97</text:p>
          </table:table-cell>
          <table:table-cell table:style-name="ce26" table:formula="of:=ROUND([.I15]*2^[.$L$2];0)" office:value-type="float" office:value="730" calcext:value-type="float">
            <text:p>730</text:p>
          </table:table-cell>
          <table:table-cell table:style-name="ce26" table:formula="of:=ROUND([.J15]*2^[.$N$2];0)" office:value-type="float" office:value="-0" calcext:value-type="float">
            <text:p>0</text:p>
          </table:table-cell>
          <table:table-cell table:style-name="ce26" table:formula="of:=IF(OR([.K15]&lt;-(2^[.$P$2]);[.K15]&gt;(2^[.$P$2]-1));&quot;OVR&quot;;DEC2HEX(IF([.K15]&gt;=0;[.K15];[.K15]+2^[.$P$2]);[.$P$2]/4))" office:value-type="string" office:string-value="FF9F" calcext:value-type="string">
            <text:p>FF9F</text:p>
          </table:table-cell>
          <table:table-cell table:style-name="ce26" table:formula="of:=IF(OR([.L15]&lt;-(2^[.$P$2]);[.L15]&gt;(2^[.$P$2]-1));&quot;OVR&quot;;DEC2HEX(IF([.L15]&gt;=0;[.L15];[.L15]+2^[.$P$2]);[.$P$2]/4))" office:value-type="string" office:string-value="02DA" calcext:value-type="string">
            <text:p>02DA</text:p>
          </table:table-cell>
          <table:table-cell table:style-name="ce26" table:formula="of:=IF(OR([.M15]&lt;-(2^[.$R$2]);[.M15]&gt;(2^[.$R$2]-1));&quot;OVR&quot;;DEC2HEX(IF([.M15]&gt;=0;[.M15];[.M15]+2^[.$R$2]);[.$R$2]/4))" office:value-type="string" office:string-value="FFFF" calcext:value-type="string">
            <text:p>FFFF</text:p>
          </table:table-cell>
          <table:table-cell table:style-name="ce26" table:formula="of:=IF(OR([.N15]&lt;-(2^[.$P$2]);[.N15]&gt;(2^[.$P$2]-1));&quot;OVR&quot;;DEC2HEX(IF([.N15]&gt;=0;[.N15];[.N15]+2^[.$P$2]);[.$P$2]/4))" office:value-type="string" office:string-value="FF9F" calcext:value-type="string">
            <text:p>FF9F</text:p>
          </table:table-cell>
          <table:table-cell table:style-name="ce26" table:formula="of:=IF(OR([.O15]&lt;-(2^[.$P$2]);[.O15]&gt;(2^[.$P$2]-1));&quot;OVR&quot;;DEC2HEX(IF([.O15]&gt;=0;[.O15];[.O15]+2^[.$P$2]);[.$P$2]/4))" office:value-type="string" office:string-value="02DA" calcext:value-type="string">
            <text:p>02DA</text:p>
          </table:table-cell>
          <table:table-cell table:style-name="ce44" table:formula="of:=IF(OR([.P15]&lt;-(2^[.$R$2]);[.P15]&gt;(2^[.$R$2]-1));&quot;OVR&quot;;DEC2HEX(IF([.P15]&gt;=0;[.P15];[.P15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[.B15]+1" office:value-type="float" office:value="11" calcext:value-type="float">
            <text:p>11</text:p>
          </table:table-cell>
          <table:table-cell table:style-name="ce14" table:formula="of:=[.H15]" office:value-type="float" office:value="-0.19" calcext:value-type="float">
            <text:p><text:s/>-0.1900 </text:p>
          </table:table-cell>
          <table:table-cell table:style-name="ce21" table:formula="of:=[.I15]" office:value-type="float" office:value="1.425689453125" calcext:value-type="float">
            <text:p><text:s/>1.4257 </text:p>
          </table:table-cell>
          <table:table-cell table:style-name="ce21" table:formula="of:=[.J15]" office:value-type="float" office:value="-0.000476562500000055" calcext:value-type="float">
            <text:p><text:s/>-0.0005 </text:p>
          </table:table-cell>
          <table:table-cell table:style-name="ce21" table:formula="of:=POWER(2;-[.B16])" office:value-type="float" office:value="0.00048828125" calcext:value-type="float">
            <text:p><text:s/>0.0005 </text:p>
          </table:table-cell>
          <table:table-cell table:style-name="ce26" table:formula="of:=IF([.E16]&gt;=0;1;-1)" office:value-type="float" office:value="-1" calcext:value-type="float">
            <text:p>-1</text:p>
          </table:table-cell>
          <table:table-cell table:style-name="ce21" table:formula="of:=[.C16]" office:value-type="float" office:value="-0.19" calcext:value-type="float">
            <text:p><text:s/>-0.1900 </text:p>
          </table:table-cell>
          <table:table-cell table:style-name="ce21" table:formula="of:=[.D16]+[.G16]*[.F16]*[.C16]" office:value-type="float" office:value="1.4257822265625" calcext:value-type="float">
            <text:p><text:s/>1.4258 </text:p>
          </table:table-cell>
          <table:table-cell table:style-name="ce31" table:formula="of:=[.E16]-[.G16]*[.F16]" office:value-type="float" office:value="0.0000117187499999449" calcext:value-type="float">
            <text:p><text:s/>0.0000 </text:p>
          </table:table-cell>
          <table:table-cell table:style-name="ce37" table:formula="of:=ROUND([.C16]*2^[.$L$2];0)" office:value-type="float" office:value="-97" calcext:value-type="float">
            <text:p>-97</text:p>
          </table:table-cell>
          <table:table-cell table:style-name="ce26" table:formula="of:=ROUND([.D16]*2^[.$L$2];0)" office:value-type="float" office:value="730" calcext:value-type="float">
            <text:p>730</text:p>
          </table:table-cell>
          <table:table-cell table:style-name="ce26" table:formula="of:=ROUND([.E16]*2^[.$N$2];0)" office:value-type="float" office:value="-0" calcext:value-type="float">
            <text:p>0</text:p>
          </table:table-cell>
          <table:table-cell table:style-name="ce26" table:formula="of:=ROUND([.H16]*2^[.$L$2];0)" office:value-type="float" office:value="-97" calcext:value-type="float">
            <text:p>-97</text:p>
          </table:table-cell>
          <table:table-cell table:style-name="ce26" table:formula="of:=ROUND([.I16]*2^[.$L$2];0)" office:value-type="float" office:value="730" calcext:value-type="float">
            <text:p>730</text:p>
          </table:table-cell>
          <table:table-cell table:style-name="ce26" table:formula="of:=ROUND([.J16]*2^[.$N$2];0)" office:value-type="float" office:value="0" calcext:value-type="float">
            <text:p>0</text:p>
          </table:table-cell>
          <table:table-cell table:style-name="ce26" table:formula="of:=IF(OR([.K16]&lt;-(2^[.$P$2]);[.K16]&gt;(2^[.$P$2]-1));&quot;OVR&quot;;DEC2HEX(IF([.K16]&gt;=0;[.K16];[.K16]+2^[.$P$2]);[.$P$2]/4))" office:value-type="string" office:string-value="FF9F" calcext:value-type="string">
            <text:p>FF9F</text:p>
          </table:table-cell>
          <table:table-cell table:style-name="ce26" table:formula="of:=IF(OR([.L16]&lt;-(2^[.$P$2]);[.L16]&gt;(2^[.$P$2]-1));&quot;OVR&quot;;DEC2HEX(IF([.L16]&gt;=0;[.L16];[.L16]+2^[.$P$2]);[.$P$2]/4))" office:value-type="string" office:string-value="02DA" calcext:value-type="string">
            <text:p>02DA</text:p>
          </table:table-cell>
          <table:table-cell table:style-name="ce26" table:formula="of:=IF(OR([.M16]&lt;-(2^[.$R$2]);[.M16]&gt;(2^[.$R$2]-1));&quot;OVR&quot;;DEC2HEX(IF([.M16]&gt;=0;[.M16];[.M16]+2^[.$R$2]);[.$R$2]/4))" office:value-type="string" office:string-value="0000" calcext:value-type="string">
            <text:p>0000</text:p>
          </table:table-cell>
          <table:table-cell table:style-name="ce26" table:formula="of:=IF(OR([.N16]&lt;-(2^[.$P$2]);[.N16]&gt;(2^[.$P$2]-1));&quot;OVR&quot;;DEC2HEX(IF([.N16]&gt;=0;[.N16];[.N16]+2^[.$P$2]);[.$P$2]/4))" office:value-type="string" office:string-value="FF9F" calcext:value-type="string">
            <text:p>FF9F</text:p>
          </table:table-cell>
          <table:table-cell table:style-name="ce26" table:formula="of:=IF(OR([.O16]&lt;-(2^[.$P$2]);[.O16]&gt;(2^[.$P$2]-1));&quot;OVR&quot;;DEC2HEX(IF([.O16]&gt;=0;[.O16];[.O16]+2^[.$P$2]);[.$P$2]/4))" office:value-type="string" office:string-value="02DA" calcext:value-type="string">
            <text:p>02DA</text:p>
          </table:table-cell>
          <table:table-cell table:style-name="ce44" table:formula="of:=IF(OR([.P16]&lt;-(2^[.$R$2]);[.P16]&gt;(2^[.$R$2]-1));&quot;OVR&quot;;DEC2HEX(IF([.P16]&gt;=0;[.P16];[.P16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table:formula="of:=[.B16]+1" office:value-type="float" office:value="12" calcext:value-type="float">
            <text:p>12</text:p>
          </table:table-cell>
          <table:table-cell table:style-name="ce14" table:formula="of:=[.H16]" office:value-type="float" office:value="-0.19" calcext:value-type="float">
            <text:p><text:s/>-0.1900 </text:p>
          </table:table-cell>
          <table:table-cell table:style-name="ce21" table:formula="of:=[.I16]" office:value-type="float" office:value="1.4257822265625" calcext:value-type="float">
            <text:p><text:s/>1.4258 </text:p>
          </table:table-cell>
          <table:table-cell table:style-name="ce21" table:formula="of:=[.J16]" office:value-type="float" office:value="0.0000117187499999449" calcext:value-type="float">
            <text:p><text:s/>0.0000 </text:p>
          </table:table-cell>
          <table:table-cell table:style-name="ce21" table:formula="of:=POWER(2;-[.B17])" office:value-type="float" office:value="0.000244140625" calcext:value-type="float">
            <text:p><text:s/>0.0002 </text:p>
          </table:table-cell>
          <table:table-cell table:style-name="ce26" table:formula="of:=IF([.E17]&gt;=0;1;-1)" office:value-type="float" office:value="1" calcext:value-type="float">
            <text:p>1</text:p>
          </table:table-cell>
          <table:table-cell table:style-name="ce21" table:formula="of:=[.C17]" office:value-type="float" office:value="-0.19" calcext:value-type="float">
            <text:p><text:s/>-0.1900 </text:p>
          </table:table-cell>
          <table:table-cell table:style-name="ce21" table:formula="of:=[.D17]+[.G17]*[.F17]*[.C17]" office:value-type="float" office:value="1.42573583984375" calcext:value-type="float">
            <text:p><text:s/>1.4257 </text:p>
          </table:table-cell>
          <table:table-cell table:style-name="ce31" table:formula="of:=[.E17]-[.G17]*[.F17]" office:value-type="float" office:value="-0.000232421875000055" calcext:value-type="float">
            <text:p><text:s/>-0.0002 </text:p>
          </table:table-cell>
          <table:table-cell table:style-name="ce37" table:formula="of:=ROUND([.C17]*2^[.$L$2];0)" office:value-type="float" office:value="-97" calcext:value-type="float">
            <text:p>-97</text:p>
          </table:table-cell>
          <table:table-cell table:style-name="ce26" table:formula="of:=ROUND([.D17]*2^[.$L$2];0)" office:value-type="float" office:value="730" calcext:value-type="float">
            <text:p>730</text:p>
          </table:table-cell>
          <table:table-cell table:style-name="ce26" table:formula="of:=ROUND([.E17]*2^[.$N$2];0)" office:value-type="float" office:value="0" calcext:value-type="float">
            <text:p>0</text:p>
          </table:table-cell>
          <table:table-cell table:style-name="ce26" table:formula="of:=ROUND([.H17]*2^[.$L$2];0)" office:value-type="float" office:value="-97" calcext:value-type="float">
            <text:p>-97</text:p>
          </table:table-cell>
          <table:table-cell table:style-name="ce26" table:formula="of:=ROUND([.I17]*2^[.$L$2];0)" office:value-type="float" office:value="730" calcext:value-type="float">
            <text:p>730</text:p>
          </table:table-cell>
          <table:table-cell table:style-name="ce26" table:formula="of:=ROUND([.J17]*2^[.$N$2];0)" office:value-type="float" office:value="-0" calcext:value-type="float">
            <text:p>0</text:p>
          </table:table-cell>
          <table:table-cell table:style-name="ce26" table:formula="of:=IF(OR([.K17]&lt;-(2^[.$P$2]);[.K17]&gt;(2^[.$P$2]-1));&quot;OVR&quot;;DEC2HEX(IF([.K17]&gt;=0;[.K17];[.K17]+2^[.$P$2]);[.$P$2]/4))" office:value-type="string" office:string-value="FF9F" calcext:value-type="string">
            <text:p>FF9F</text:p>
          </table:table-cell>
          <table:table-cell table:style-name="ce26" table:formula="of:=IF(OR([.L17]&lt;-(2^[.$P$2]);[.L17]&gt;(2^[.$P$2]-1));&quot;OVR&quot;;DEC2HEX(IF([.L17]&gt;=0;[.L17];[.L17]+2^[.$P$2]);[.$P$2]/4))" office:value-type="string" office:string-value="02DA" calcext:value-type="string">
            <text:p>02DA</text:p>
          </table:table-cell>
          <table:table-cell table:style-name="ce26" table:formula="of:=IF(OR([.M17]&lt;-(2^[.$R$2]);[.M17]&gt;(2^[.$R$2]-1));&quot;OVR&quot;;DEC2HEX(IF([.M17]&gt;=0;[.M17];[.M17]+2^[.$R$2]);[.$R$2]/4))" office:value-type="string" office:string-value="0000" calcext:value-type="string">
            <text:p>0000</text:p>
          </table:table-cell>
          <table:table-cell table:style-name="ce26" table:formula="of:=IF(OR([.N17]&lt;-(2^[.$P$2]);[.N17]&gt;(2^[.$P$2]-1));&quot;OVR&quot;;DEC2HEX(IF([.N17]&gt;=0;[.N17];[.N17]+2^[.$P$2]);[.$P$2]/4))" office:value-type="string" office:string-value="FF9F" calcext:value-type="string">
            <text:p>FF9F</text:p>
          </table:table-cell>
          <table:table-cell table:style-name="ce26" table:formula="of:=IF(OR([.O17]&lt;-(2^[.$P$2]);[.O17]&gt;(2^[.$P$2]-1));&quot;OVR&quot;;DEC2HEX(IF([.O17]&gt;=0;[.O17];[.O17]+2^[.$P$2]);[.$P$2]/4))" office:value-type="string" office:string-value="02DA" calcext:value-type="string">
            <text:p>02DA</text:p>
          </table:table-cell>
          <table:table-cell table:style-name="ce44" table:formula="of:=IF(OR([.P17]&lt;-(2^[.$R$2]);[.P17]&gt;(2^[.$R$2]-1));&quot;OVR&quot;;DEC2HEX(IF([.P17]&gt;=0;[.P17];[.P17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table:formula="of:=[.B17]+1" office:value-type="float" office:value="13" calcext:value-type="float">
            <text:p>13</text:p>
          </table:table-cell>
          <table:table-cell table:style-name="ce14" table:formula="of:=[.H17]" office:value-type="float" office:value="-0.19" calcext:value-type="float">
            <text:p><text:s/>-0.1900 </text:p>
          </table:table-cell>
          <table:table-cell table:style-name="ce21" table:formula="of:=[.I17]" office:value-type="float" office:value="1.42573583984375" calcext:value-type="float">
            <text:p><text:s/>1.4257 </text:p>
          </table:table-cell>
          <table:table-cell table:style-name="ce21" table:formula="of:=[.J17]" office:value-type="float" office:value="-0.000232421875000055" calcext:value-type="float">
            <text:p><text:s/>-0.0002 </text:p>
          </table:table-cell>
          <table:table-cell table:style-name="ce21" table:formula="of:=POWER(2;-[.B18])" office:value-type="float" office:value="0.0001220703125" calcext:value-type="float">
            <text:p><text:s/>0.0001 </text:p>
          </table:table-cell>
          <table:table-cell table:style-name="ce26" table:formula="of:=IF([.E18]&gt;=0;1;-1)" office:value-type="float" office:value="-1" calcext:value-type="float">
            <text:p>-1</text:p>
          </table:table-cell>
          <table:table-cell table:style-name="ce21" table:formula="of:=[.C18]" office:value-type="float" office:value="-0.19" calcext:value-type="float">
            <text:p><text:s/>-0.1900 </text:p>
          </table:table-cell>
          <table:table-cell table:style-name="ce21" table:formula="of:=[.D18]+[.G18]*[.F18]*[.C18]" office:value-type="float" office:value="1.42575903320313" calcext:value-type="float">
            <text:p><text:s/>1.4258 </text:p>
          </table:table-cell>
          <table:table-cell table:style-name="ce31" table:formula="of:=[.E18]-[.G18]*[.F18]" office:value-type="float" office:value="-0.000110351562500055" calcext:value-type="float">
            <text:p><text:s/>-0.0001 </text:p>
          </table:table-cell>
          <table:table-cell table:style-name="ce37" table:formula="of:=ROUND([.C18]*2^[.$L$2];0)" office:value-type="float" office:value="-97" calcext:value-type="float">
            <text:p>-97</text:p>
          </table:table-cell>
          <table:table-cell table:style-name="ce26" table:formula="of:=ROUND([.D18]*2^[.$L$2];0)" office:value-type="float" office:value="730" calcext:value-type="float">
            <text:p>730</text:p>
          </table:table-cell>
          <table:table-cell table:style-name="ce26" table:formula="of:=ROUND([.E18]*2^[.$N$2];0)" office:value-type="float" office:value="-0" calcext:value-type="float">
            <text:p>0</text:p>
          </table:table-cell>
          <table:table-cell table:style-name="ce26" table:formula="of:=ROUND([.H18]*2^[.$L$2];0)" office:value-type="float" office:value="-97" calcext:value-type="float">
            <text:p>-97</text:p>
          </table:table-cell>
          <table:table-cell table:style-name="ce26" table:formula="of:=ROUND([.I18]*2^[.$L$2];0)" office:value-type="float" office:value="730" calcext:value-type="float">
            <text:p>730</text:p>
          </table:table-cell>
          <table:table-cell table:style-name="ce26" table:formula="of:=ROUND([.J18]*2^[.$N$2];0)" office:value-type="float" office:value="-0" calcext:value-type="float">
            <text:p>0</text:p>
          </table:table-cell>
          <table:table-cell table:style-name="ce26" table:formula="of:=IF(OR([.K18]&lt;-(2^[.$P$2]);[.K18]&gt;(2^[.$P$2]-1));&quot;OVR&quot;;DEC2HEX(IF([.K18]&gt;=0;[.K18];[.K18]+2^[.$P$2]);[.$P$2]/4))" office:value-type="string" office:string-value="FF9F" calcext:value-type="string">
            <text:p>FF9F</text:p>
          </table:table-cell>
          <table:table-cell table:style-name="ce26" table:formula="of:=IF(OR([.L18]&lt;-(2^[.$P$2]);[.L18]&gt;(2^[.$P$2]-1));&quot;OVR&quot;;DEC2HEX(IF([.L18]&gt;=0;[.L18];[.L18]+2^[.$P$2]);[.$P$2]/4))" office:value-type="string" office:string-value="02DA" calcext:value-type="string">
            <text:p>02DA</text:p>
          </table:table-cell>
          <table:table-cell table:style-name="ce26" table:formula="of:=IF(OR([.M18]&lt;-(2^[.$R$2]);[.M18]&gt;(2^[.$R$2]-1));&quot;OVR&quot;;DEC2HEX(IF([.M18]&gt;=0;[.M18];[.M18]+2^[.$R$2]);[.$R$2]/4))" office:value-type="string" office:string-value="0000" calcext:value-type="string">
            <text:p>0000</text:p>
          </table:table-cell>
          <table:table-cell table:style-name="ce26" table:formula="of:=IF(OR([.N18]&lt;-(2^[.$P$2]);[.N18]&gt;(2^[.$P$2]-1));&quot;OVR&quot;;DEC2HEX(IF([.N18]&gt;=0;[.N18];[.N18]+2^[.$P$2]);[.$P$2]/4))" office:value-type="string" office:string-value="FF9F" calcext:value-type="string">
            <text:p>FF9F</text:p>
          </table:table-cell>
          <table:table-cell table:style-name="ce26" table:formula="of:=IF(OR([.O18]&lt;-(2^[.$P$2]);[.O18]&gt;(2^[.$P$2]-1));&quot;OVR&quot;;DEC2HEX(IF([.O18]&gt;=0;[.O18];[.O18]+2^[.$P$2]);[.$P$2]/4))" office:value-type="string" office:string-value="02DA" calcext:value-type="string">
            <text:p>02DA</text:p>
          </table:table-cell>
          <table:table-cell table:style-name="ce44" table:formula="of:=IF(OR([.P18]&lt;-(2^[.$R$2]);[.P18]&gt;(2^[.$R$2]-1));&quot;OVR&quot;;DEC2HEX(IF([.P18]&gt;=0;[.P18];[.P18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table:formula="of:=[.B18]+1" office:value-type="float" office:value="14" calcext:value-type="float">
            <text:p>14</text:p>
          </table:table-cell>
          <table:table-cell table:style-name="ce14" table:formula="of:=[.H18]" office:value-type="float" office:value="-0.19" calcext:value-type="float">
            <text:p><text:s/>-0.1900 </text:p>
          </table:table-cell>
          <table:table-cell table:style-name="ce21" table:formula="of:=[.I18]" office:value-type="float" office:value="1.42575903320313" calcext:value-type="float">
            <text:p><text:s/>1.4258 </text:p>
          </table:table-cell>
          <table:table-cell table:style-name="ce21" table:formula="of:=[.J18]" office:value-type="float" office:value="-0.000110351562500055" calcext:value-type="float">
            <text:p><text:s/>-0.0001 </text:p>
          </table:table-cell>
          <table:table-cell table:style-name="ce21" table:formula="of:=POWER(2;-[.B19])" office:value-type="float" office:value="0.00006103515625" calcext:value-type="float">
            <text:p><text:s/>0.0001 </text:p>
          </table:table-cell>
          <table:table-cell table:style-name="ce26" table:formula="of:=IF([.E19]&gt;=0;1;-1)" office:value-type="float" office:value="-1" calcext:value-type="float">
            <text:p>-1</text:p>
          </table:table-cell>
          <table:table-cell table:style-name="ce21" table:formula="of:=[.C19]" office:value-type="float" office:value="-0.19" calcext:value-type="float">
            <text:p><text:s/>-0.1900 </text:p>
          </table:table-cell>
          <table:table-cell table:style-name="ce21" table:formula="of:=[.D19]+[.G19]*[.F19]*[.C19]" office:value-type="float" office:value="1.42577062988281" calcext:value-type="float">
            <text:p><text:s/>1.4258 </text:p>
          </table:table-cell>
          <table:table-cell table:style-name="ce31" table:formula="of:=[.E19]-[.G19]*[.F19]" office:value-type="float" office:value="-0.0000493164062500551" calcext:value-type="float">
            <text:p><text:s/>-0.0000 </text:p>
          </table:table-cell>
          <table:table-cell table:style-name="ce37" table:formula="of:=ROUND([.C19]*2^[.$L$2];0)" office:value-type="float" office:value="-97" calcext:value-type="float">
            <text:p>-97</text:p>
          </table:table-cell>
          <table:table-cell table:style-name="ce26" table:formula="of:=ROUND([.D19]*2^[.$L$2];0)" office:value-type="float" office:value="730" calcext:value-type="float">
            <text:p>730</text:p>
          </table:table-cell>
          <table:table-cell table:style-name="ce26" table:formula="of:=ROUND([.E19]*2^[.$N$2];0)" office:value-type="float" office:value="-0" calcext:value-type="float">
            <text:p>0</text:p>
          </table:table-cell>
          <table:table-cell table:style-name="ce26" table:formula="of:=ROUND([.H19]*2^[.$L$2];0)" office:value-type="float" office:value="-97" calcext:value-type="float">
            <text:p>-97</text:p>
          </table:table-cell>
          <table:table-cell table:style-name="ce26" table:formula="of:=ROUND([.I19]*2^[.$L$2];0)" office:value-type="float" office:value="730" calcext:value-type="float">
            <text:p>730</text:p>
          </table:table-cell>
          <table:table-cell table:style-name="ce26" table:formula="of:=ROUND([.J19]*2^[.$N$2];0)" office:value-type="float" office:value="-0" calcext:value-type="float">
            <text:p>0</text:p>
          </table:table-cell>
          <table:table-cell table:style-name="ce26" table:formula="of:=IF(OR([.K19]&lt;-(2^[.$P$2]);[.K19]&gt;(2^[.$P$2]-1));&quot;OVR&quot;;DEC2HEX(IF([.K19]&gt;=0;[.K19];[.K19]+2^[.$P$2]);[.$P$2]/4))" office:value-type="string" office:string-value="FF9F" calcext:value-type="string">
            <text:p>FF9F</text:p>
          </table:table-cell>
          <table:table-cell table:style-name="ce26" table:formula="of:=IF(OR([.L19]&lt;-(2^[.$P$2]);[.L19]&gt;(2^[.$P$2]-1));&quot;OVR&quot;;DEC2HEX(IF([.L19]&gt;=0;[.L19];[.L19]+2^[.$P$2]);[.$P$2]/4))" office:value-type="string" office:string-value="02DA" calcext:value-type="string">
            <text:p>02DA</text:p>
          </table:table-cell>
          <table:table-cell table:style-name="ce26" table:formula="of:=IF(OR([.M19]&lt;-(2^[.$R$2]);[.M19]&gt;(2^[.$R$2]-1));&quot;OVR&quot;;DEC2HEX(IF([.M19]&gt;=0;[.M19];[.M19]+2^[.$R$2]);[.$R$2]/4))" office:value-type="string" office:string-value="0000" calcext:value-type="string">
            <text:p>0000</text:p>
          </table:table-cell>
          <table:table-cell table:style-name="ce26" table:formula="of:=IF(OR([.N19]&lt;-(2^[.$P$2]);[.N19]&gt;(2^[.$P$2]-1));&quot;OVR&quot;;DEC2HEX(IF([.N19]&gt;=0;[.N19];[.N19]+2^[.$P$2]);[.$P$2]/4))" office:value-type="string" office:string-value="FF9F" calcext:value-type="string">
            <text:p>FF9F</text:p>
          </table:table-cell>
          <table:table-cell table:style-name="ce26" table:formula="of:=IF(OR([.O19]&lt;-(2^[.$P$2]);[.O19]&gt;(2^[.$P$2]-1));&quot;OVR&quot;;DEC2HEX(IF([.O19]&gt;=0;[.O19];[.O19]+2^[.$P$2]);[.$P$2]/4))" office:value-type="string" office:string-value="02DA" calcext:value-type="string">
            <text:p>02DA</text:p>
          </table:table-cell>
          <table:table-cell table:style-name="ce44" table:formula="of:=IF(OR([.P19]&lt;-(2^[.$R$2]);[.P19]&gt;(2^[.$R$2]-1));&quot;OVR&quot;;DEC2HEX(IF([.P19]&gt;=0;[.P19];[.P19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[.B19]+1" office:value-type="float" office:value="15" calcext:value-type="float">
            <text:p>15</text:p>
          </table:table-cell>
          <table:table-cell table:style-name="ce14" table:formula="of:=[.H19]" office:value-type="float" office:value="-0.19" calcext:value-type="float">
            <text:p><text:s/>-0.1900 </text:p>
          </table:table-cell>
          <table:table-cell table:style-name="ce21" table:formula="of:=[.I19]" office:value-type="float" office:value="1.42577062988281" calcext:value-type="float">
            <text:p><text:s/>1.4258 </text:p>
          </table:table-cell>
          <table:table-cell table:style-name="ce21" table:formula="of:=[.J19]" office:value-type="float" office:value="-0.0000493164062500551" calcext:value-type="float">
            <text:p><text:s/>-0.0000 </text:p>
          </table:table-cell>
          <table:table-cell table:style-name="ce21" table:formula="of:=POWER(2;-[.B20])" office:value-type="float" office:value="0.000030517578125" calcext:value-type="float">
            <text:p><text:s/>0.0000 </text:p>
          </table:table-cell>
          <table:table-cell table:style-name="ce26" table:formula="of:=IF([.E20]&gt;=0;1;-1)" office:value-type="float" office:value="-1" calcext:value-type="float">
            <text:p>-1</text:p>
          </table:table-cell>
          <table:table-cell table:style-name="ce21" table:formula="of:=[.C20]" office:value-type="float" office:value="-0.19" calcext:value-type="float">
            <text:p><text:s/>-0.1900 </text:p>
          </table:table-cell>
          <table:table-cell table:style-name="ce21" table:formula="of:=[.D20]+[.G20]*[.F20]*[.C20]" office:value-type="float" office:value="1.42577642822266" calcext:value-type="float">
            <text:p><text:s/>1.4258 </text:p>
          </table:table-cell>
          <table:table-cell table:style-name="ce31" table:formula="of:=[.E20]-[.G20]*[.F20]" office:value-type="float" office:value="-0.0000187988281250551" calcext:value-type="float">
            <text:p><text:s/>-0.0000 </text:p>
          </table:table-cell>
          <table:table-cell table:style-name="ce37" table:formula="of:=ROUND([.C20]*2^[.$L$2];0)" office:value-type="float" office:value="-97" calcext:value-type="float">
            <text:p>-97</text:p>
          </table:table-cell>
          <table:table-cell table:style-name="ce26" table:formula="of:=ROUND([.D20]*2^[.$L$2];0)" office:value-type="float" office:value="730" calcext:value-type="float">
            <text:p>730</text:p>
          </table:table-cell>
          <table:table-cell table:style-name="ce26" table:formula="of:=ROUND([.E20]*2^[.$N$2];0)" office:value-type="float" office:value="-0" calcext:value-type="float">
            <text:p>0</text:p>
          </table:table-cell>
          <table:table-cell table:style-name="ce26" table:formula="of:=ROUND([.H20]*2^[.$L$2];0)" office:value-type="float" office:value="-97" calcext:value-type="float">
            <text:p>-97</text:p>
          </table:table-cell>
          <table:table-cell table:style-name="ce26" table:formula="of:=ROUND([.I20]*2^[.$L$2];0)" office:value-type="float" office:value="730" calcext:value-type="float">
            <text:p>730</text:p>
          </table:table-cell>
          <table:table-cell table:style-name="ce26" table:formula="of:=ROUND([.J20]*2^[.$N$2];0)" office:value-type="float" office:value="-0" calcext:value-type="float">
            <text:p>0</text:p>
          </table:table-cell>
          <table:table-cell table:style-name="ce26" table:formula="of:=IF(OR([.K20]&lt;-(2^[.$P$2]);[.K20]&gt;(2^[.$P$2]-1));&quot;OVR&quot;;DEC2HEX(IF([.K20]&gt;=0;[.K20];[.K20]+2^[.$P$2]);[.$P$2]/4))" office:value-type="string" office:string-value="FF9F" calcext:value-type="string">
            <text:p>FF9F</text:p>
          </table:table-cell>
          <table:table-cell table:style-name="ce26" table:formula="of:=IF(OR([.L20]&lt;-(2^[.$P$2]);[.L20]&gt;(2^[.$P$2]-1));&quot;OVR&quot;;DEC2HEX(IF([.L20]&gt;=0;[.L20];[.L20]+2^[.$P$2]);[.$P$2]/4))" office:value-type="string" office:string-value="02DA" calcext:value-type="string">
            <text:p>02DA</text:p>
          </table:table-cell>
          <table:table-cell table:style-name="ce26" table:formula="of:=IF(OR([.M20]&lt;-(2^[.$R$2]);[.M20]&gt;(2^[.$R$2]-1));&quot;OVR&quot;;DEC2HEX(IF([.M20]&gt;=0;[.M20];[.M20]+2^[.$R$2]);[.$R$2]/4))" office:value-type="string" office:string-value="0000" calcext:value-type="string">
            <text:p>0000</text:p>
          </table:table-cell>
          <table:table-cell table:style-name="ce26" table:formula="of:=IF(OR([.N20]&lt;-(2^[.$P$2]);[.N20]&gt;(2^[.$P$2]-1));&quot;OVR&quot;;DEC2HEX(IF([.N20]&gt;=0;[.N20];[.N20]+2^[.$P$2]);[.$P$2]/4))" office:value-type="string" office:string-value="FF9F" calcext:value-type="string">
            <text:p>FF9F</text:p>
          </table:table-cell>
          <table:table-cell table:style-name="ce26" table:formula="of:=IF(OR([.O20]&lt;-(2^[.$P$2]);[.O20]&gt;(2^[.$P$2]-1));&quot;OVR&quot;;DEC2HEX(IF([.O20]&gt;=0;[.O20];[.O20]+2^[.$P$2]);[.$P$2]/4))" office:value-type="string" office:string-value="02DA" calcext:value-type="string">
            <text:p>02DA</text:p>
          </table:table-cell>
          <table:table-cell table:style-name="ce44" table:formula="of:=IF(OR([.P20]&lt;-(2^[.$R$2]);[.P20]&gt;(2^[.$R$2]-1));&quot;OVR&quot;;DEC2HEX(IF([.P20]&gt;=0;[.P20];[.P20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table:formula="of:=[.B20]+1" office:value-type="float" office:value="16" calcext:value-type="float">
            <text:p>16</text:p>
          </table:table-cell>
          <table:table-cell table:style-name="ce14" table:formula="of:=[.H20]" office:value-type="float" office:value="-0.19" calcext:value-type="float">
            <text:p><text:s/>-0.1900 </text:p>
          </table:table-cell>
          <table:table-cell table:style-name="ce21" table:formula="of:=[.I20]" office:value-type="float" office:value="1.42577642822266" calcext:value-type="float">
            <text:p><text:s/>1.4258 </text:p>
          </table:table-cell>
          <table:table-cell table:style-name="ce21" table:formula="of:=[.J20]" office:value-type="float" office:value="-0.0000187988281250551" calcext:value-type="float">
            <text:p><text:s/>-0.0000 </text:p>
          </table:table-cell>
          <table:table-cell table:style-name="ce21" table:formula="of:=POWER(2;-[.B21])" office:value-type="float" office:value="0.0000152587890625" calcext:value-type="float">
            <text:p><text:s/>0.0000 </text:p>
          </table:table-cell>
          <table:table-cell table:style-name="ce26" table:formula="of:=IF([.E21]&gt;=0;1;-1)" office:value-type="float" office:value="-1" calcext:value-type="float">
            <text:p>-1</text:p>
          </table:table-cell>
          <table:table-cell table:style-name="ce21" table:formula="of:=[.C21]" office:value-type="float" office:value="-0.19" calcext:value-type="float">
            <text:p><text:s/>-0.1900 </text:p>
          </table:table-cell>
          <table:table-cell table:style-name="ce21" table:formula="of:=[.D21]+[.G21]*[.F21]*[.C21]" office:value-type="float" office:value="1.42577932739258" calcext:value-type="float">
            <text:p><text:s/>1.4258 </text:p>
          </table:table-cell>
          <table:table-cell table:style-name="ce31" table:formula="of:=[.E21]-[.G21]*[.F21]" office:value-type="float" office:value="-0.00000354003906255507" calcext:value-type="float">
            <text:p><text:s/>-0.0000 </text:p>
          </table:table-cell>
          <table:table-cell table:style-name="ce37" table:formula="of:=ROUND([.C21]*2^[.$L$2];0)" office:value-type="float" office:value="-97" calcext:value-type="float">
            <text:p>-97</text:p>
          </table:table-cell>
          <table:table-cell table:style-name="ce26" table:formula="of:=ROUND([.D21]*2^[.$L$2];0)" office:value-type="float" office:value="730" calcext:value-type="float">
            <text:p>730</text:p>
          </table:table-cell>
          <table:table-cell table:style-name="ce26" table:formula="of:=ROUND([.E21]*2^[.$N$2];0)" office:value-type="float" office:value="-0" calcext:value-type="float">
            <text:p>0</text:p>
          </table:table-cell>
          <table:table-cell table:style-name="ce26" table:formula="of:=ROUND([.H21]*2^[.$L$2];0)" office:value-type="float" office:value="-97" calcext:value-type="float">
            <text:p>-97</text:p>
          </table:table-cell>
          <table:table-cell table:style-name="ce26" table:formula="of:=ROUND([.I21]*2^[.$L$2];0)" office:value-type="float" office:value="730" calcext:value-type="float">
            <text:p>730</text:p>
          </table:table-cell>
          <table:table-cell table:style-name="ce26" table:formula="of:=ROUND([.J21]*2^[.$N$2];0)" office:value-type="float" office:value="-0" calcext:value-type="float">
            <text:p>0</text:p>
          </table:table-cell>
          <table:table-cell table:style-name="ce26" table:formula="of:=IF(OR([.K21]&lt;-(2^[.$P$2]);[.K21]&gt;(2^[.$P$2]-1));&quot;OVR&quot;;DEC2HEX(IF([.K21]&gt;=0;[.K21];[.K21]+2^[.$P$2]);[.$P$2]/4))" office:value-type="string" office:string-value="FF9F" calcext:value-type="string">
            <text:p>FF9F</text:p>
          </table:table-cell>
          <table:table-cell table:style-name="ce26" table:formula="of:=IF(OR([.L21]&lt;-(2^[.$P$2]);[.L21]&gt;(2^[.$P$2]-1));&quot;OVR&quot;;DEC2HEX(IF([.L21]&gt;=0;[.L21];[.L21]+2^[.$P$2]);[.$P$2]/4))" office:value-type="string" office:string-value="02DA" calcext:value-type="string">
            <text:p>02DA</text:p>
          </table:table-cell>
          <table:table-cell table:style-name="ce26" table:formula="of:=IF(OR([.M21]&lt;-(2^[.$R$2]);[.M21]&gt;(2^[.$R$2]-1));&quot;OVR&quot;;DEC2HEX(IF([.M21]&gt;=0;[.M21];[.M21]+2^[.$R$2]);[.$R$2]/4))" office:value-type="string" office:string-value="0000" calcext:value-type="string">
            <text:p>0000</text:p>
          </table:table-cell>
          <table:table-cell table:style-name="ce26" table:formula="of:=IF(OR([.N21]&lt;-(2^[.$P$2]);[.N21]&gt;(2^[.$P$2]-1));&quot;OVR&quot;;DEC2HEX(IF([.N21]&gt;=0;[.N21];[.N21]+2^[.$P$2]);[.$P$2]/4))" office:value-type="string" office:string-value="FF9F" calcext:value-type="string">
            <text:p>FF9F</text:p>
          </table:table-cell>
          <table:table-cell table:style-name="ce26" table:formula="of:=IF(OR([.O21]&lt;-(2^[.$P$2]);[.O21]&gt;(2^[.$P$2]-1));&quot;OVR&quot;;DEC2HEX(IF([.O21]&gt;=0;[.O21];[.O21]+2^[.$P$2]);[.$P$2]/4))" office:value-type="string" office:string-value="02DA" calcext:value-type="string">
            <text:p>02DA</text:p>
          </table:table-cell>
          <table:table-cell table:style-name="ce44" table:formula="of:=IF(OR([.P21]&lt;-(2^[.$R$2]);[.P21]&gt;(2^[.$R$2]-1));&quot;OVR&quot;;DEC2HEX(IF([.P21]&gt;=0;[.P21];[.P21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table:formula="of:=[.B21]+1" office:value-type="float" office:value="17" calcext:value-type="float">
            <text:p>17</text:p>
          </table:table-cell>
          <table:table-cell table:style-name="ce14" table:formula="of:=[.H21]" office:value-type="float" office:value="-0.19" calcext:value-type="float">
            <text:p><text:s/>-0.1900 </text:p>
          </table:table-cell>
          <table:table-cell table:style-name="ce21" table:formula="of:=[.I21]" office:value-type="float" office:value="1.42577932739258" calcext:value-type="float">
            <text:p><text:s/>1.4258 </text:p>
          </table:table-cell>
          <table:table-cell table:style-name="ce21" table:formula="of:=[.J21]" office:value-type="float" office:value="-0.00000354003906255507" calcext:value-type="float">
            <text:p><text:s/>-0.0000 </text:p>
          </table:table-cell>
          <table:table-cell table:style-name="ce21" table:formula="of:=POWER(2;-[.B22])" office:value-type="float" office:value="0.00000762939453125" calcext:value-type="float">
            <text:p><text:s/>0.0000 </text:p>
          </table:table-cell>
          <table:table-cell table:style-name="ce26" table:formula="of:=IF([.E22]&gt;=0;1;-1)" office:value-type="float" office:value="-1" calcext:value-type="float">
            <text:p>-1</text:p>
          </table:table-cell>
          <table:table-cell table:style-name="ce21" table:formula="of:=[.C22]" office:value-type="float" office:value="-0.19" calcext:value-type="float">
            <text:p><text:s/>-0.1900 </text:p>
          </table:table-cell>
          <table:table-cell table:style-name="ce21" table:formula="of:=[.D22]+[.G22]*[.F22]*[.C22]" office:value-type="float" office:value="1.42578077697754" calcext:value-type="float">
            <text:p><text:s/>1.4258 </text:p>
          </table:table-cell>
          <table:table-cell table:style-name="ce31" table:formula="of:=[.E22]-[.G22]*[.F22]" office:value-type="float" office:value="0.00000408935546869493" calcext:value-type="float">
            <text:p><text:s/>0.0000 </text:p>
          </table:table-cell>
          <table:table-cell table:style-name="ce37" table:formula="of:=ROUND([.C22]*2^[.$L$2];0)" office:value-type="float" office:value="-97" calcext:value-type="float">
            <text:p>-97</text:p>
          </table:table-cell>
          <table:table-cell table:style-name="ce26" table:formula="of:=ROUND([.D22]*2^[.$L$2];0)" office:value-type="float" office:value="730" calcext:value-type="float">
            <text:p>730</text:p>
          </table:table-cell>
          <table:table-cell table:style-name="ce26" table:formula="of:=ROUND([.E22]*2^[.$N$2];0)" office:value-type="float" office:value="-0" calcext:value-type="float">
            <text:p>0</text:p>
          </table:table-cell>
          <table:table-cell table:style-name="ce26" table:formula="of:=ROUND([.H22]*2^[.$L$2];0)" office:value-type="float" office:value="-97" calcext:value-type="float">
            <text:p>-97</text:p>
          </table:table-cell>
          <table:table-cell table:style-name="ce26" table:formula="of:=ROUND([.I22]*2^[.$L$2];0)" office:value-type="float" office:value="730" calcext:value-type="float">
            <text:p>730</text:p>
          </table:table-cell>
          <table:table-cell table:style-name="ce26" table:formula="of:=ROUND([.J22]*2^[.$N$2];0)" office:value-type="float" office:value="0" calcext:value-type="float">
            <text:p>0</text:p>
          </table:table-cell>
          <table:table-cell table:style-name="ce26" table:formula="of:=IF(OR([.K22]&lt;-(2^[.$P$2]);[.K22]&gt;(2^[.$P$2]-1));&quot;OVR&quot;;DEC2HEX(IF([.K22]&gt;=0;[.K22];[.K22]+2^[.$P$2]);[.$P$2]/4))" office:value-type="string" office:string-value="FF9F" calcext:value-type="string">
            <text:p>FF9F</text:p>
          </table:table-cell>
          <table:table-cell table:style-name="ce26" table:formula="of:=IF(OR([.L22]&lt;-(2^[.$P$2]);[.L22]&gt;(2^[.$P$2]-1));&quot;OVR&quot;;DEC2HEX(IF([.L22]&gt;=0;[.L22];[.L22]+2^[.$P$2]);[.$P$2]/4))" office:value-type="string" office:string-value="02DA" calcext:value-type="string">
            <text:p>02DA</text:p>
          </table:table-cell>
          <table:table-cell table:style-name="ce26" table:formula="of:=IF(OR([.M22]&lt;-(2^[.$R$2]);[.M22]&gt;(2^[.$R$2]-1));&quot;OVR&quot;;DEC2HEX(IF([.M22]&gt;=0;[.M22];[.M22]+2^[.$R$2]);[.$R$2]/4))" office:value-type="string" office:string-value="0000" calcext:value-type="string">
            <text:p>0000</text:p>
          </table:table-cell>
          <table:table-cell table:style-name="ce26" table:formula="of:=IF(OR([.N22]&lt;-(2^[.$P$2]);[.N22]&gt;(2^[.$P$2]-1));&quot;OVR&quot;;DEC2HEX(IF([.N22]&gt;=0;[.N22];[.N22]+2^[.$P$2]);[.$P$2]/4))" office:value-type="string" office:string-value="FF9F" calcext:value-type="string">
            <text:p>FF9F</text:p>
          </table:table-cell>
          <table:table-cell table:style-name="ce26" table:formula="of:=IF(OR([.O22]&lt;-(2^[.$P$2]);[.O22]&gt;(2^[.$P$2]-1));&quot;OVR&quot;;DEC2HEX(IF([.O22]&gt;=0;[.O22];[.O22]+2^[.$P$2]);[.$P$2]/4))" office:value-type="string" office:string-value="02DA" calcext:value-type="string">
            <text:p>02DA</text:p>
          </table:table-cell>
          <table:table-cell table:style-name="ce44" table:formula="of:=IF(OR([.P22]&lt;-(2^[.$R$2]);[.P22]&gt;(2^[.$R$2]-1));&quot;OVR&quot;;DEC2HEX(IF([.P22]&gt;=0;[.P22];[.P22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table:formula="of:=[.B22]+1" office:value-type="float" office:value="18" calcext:value-type="float">
            <text:p>18</text:p>
          </table:table-cell>
          <table:table-cell table:style-name="ce14" table:formula="of:=[.H22]" office:value-type="float" office:value="-0.19" calcext:value-type="float">
            <text:p><text:s/>-0.1900 </text:p>
          </table:table-cell>
          <table:table-cell table:style-name="ce21" table:formula="of:=[.I22]" office:value-type="float" office:value="1.42578077697754" calcext:value-type="float">
            <text:p><text:s/>1.4258 </text:p>
          </table:table-cell>
          <table:table-cell table:style-name="ce21" table:formula="of:=[.J22]" office:value-type="float" office:value="0.00000408935546869493" calcext:value-type="float">
            <text:p><text:s/>0.0000 </text:p>
          </table:table-cell>
          <table:table-cell table:style-name="ce21" table:formula="of:=POWER(2;-[.B23])" office:value-type="float" office:value="0.000003814697265625" calcext:value-type="float">
            <text:p><text:s/>0.0000 </text:p>
          </table:table-cell>
          <table:table-cell table:style-name="ce26" table:formula="of:=IF([.E23]&gt;=0;1;-1)" office:value-type="float" office:value="1" calcext:value-type="float">
            <text:p>1</text:p>
          </table:table-cell>
          <table:table-cell table:style-name="ce21" table:formula="of:=[.C23]" office:value-type="float" office:value="-0.19" calcext:value-type="float">
            <text:p><text:s/>-0.1900 </text:p>
          </table:table-cell>
          <table:table-cell table:style-name="ce21" table:formula="of:=[.D23]+[.G23]*[.F23]*[.C23]" office:value-type="float" office:value="1.42578005218506" calcext:value-type="float">
            <text:p><text:s/>1.4258 </text:p>
          </table:table-cell>
          <table:table-cell table:style-name="ce31" table:formula="of:=[.E23]-[.G23]*[.F23]" office:value-type="float" office:value="0.00000027465820306993" calcext:value-type="float">
            <text:p><text:s/>0.0000 </text:p>
          </table:table-cell>
          <table:table-cell table:style-name="ce37" table:formula="of:=ROUND([.C23]*2^[.$L$2];0)" office:value-type="float" office:value="-97" calcext:value-type="float">
            <text:p>-97</text:p>
          </table:table-cell>
          <table:table-cell table:style-name="ce26" table:formula="of:=ROUND([.D23]*2^[.$L$2];0)" office:value-type="float" office:value="730" calcext:value-type="float">
            <text:p>730</text:p>
          </table:table-cell>
          <table:table-cell table:style-name="ce26" table:formula="of:=ROUND([.E23]*2^[.$N$2];0)" office:value-type="float" office:value="0" calcext:value-type="float">
            <text:p>0</text:p>
          </table:table-cell>
          <table:table-cell table:style-name="ce26" table:formula="of:=ROUND([.H23]*2^[.$L$2];0)" office:value-type="float" office:value="-97" calcext:value-type="float">
            <text:p>-97</text:p>
          </table:table-cell>
          <table:table-cell table:style-name="ce26" table:formula="of:=ROUND([.I23]*2^[.$L$2];0)" office:value-type="float" office:value="730" calcext:value-type="float">
            <text:p>730</text:p>
          </table:table-cell>
          <table:table-cell table:style-name="ce26" table:formula="of:=ROUND([.J23]*2^[.$N$2];0)" office:value-type="float" office:value="0" calcext:value-type="float">
            <text:p>0</text:p>
          </table:table-cell>
          <table:table-cell table:style-name="ce26" table:formula="of:=IF(OR([.K23]&lt;-(2^[.$P$2]);[.K23]&gt;(2^[.$P$2]-1));&quot;OVR&quot;;DEC2HEX(IF([.K23]&gt;=0;[.K23];[.K23]+2^[.$P$2]);[.$P$2]/4))" office:value-type="string" office:string-value="FF9F" calcext:value-type="string">
            <text:p>FF9F</text:p>
          </table:table-cell>
          <table:table-cell table:style-name="ce26" table:formula="of:=IF(OR([.L23]&lt;-(2^[.$P$2]);[.L23]&gt;(2^[.$P$2]-1));&quot;OVR&quot;;DEC2HEX(IF([.L23]&gt;=0;[.L23];[.L23]+2^[.$P$2]);[.$P$2]/4))" office:value-type="string" office:string-value="02DA" calcext:value-type="string">
            <text:p>02DA</text:p>
          </table:table-cell>
          <table:table-cell table:style-name="ce26" table:formula="of:=IF(OR([.M23]&lt;-(2^[.$R$2]);[.M23]&gt;(2^[.$R$2]-1));&quot;OVR&quot;;DEC2HEX(IF([.M23]&gt;=0;[.M23];[.M23]+2^[.$R$2]);[.$R$2]/4))" office:value-type="string" office:string-value="0000" calcext:value-type="string">
            <text:p>0000</text:p>
          </table:table-cell>
          <table:table-cell table:style-name="ce26" table:formula="of:=IF(OR([.N23]&lt;-(2^[.$P$2]);[.N23]&gt;(2^[.$P$2]-1));&quot;OVR&quot;;DEC2HEX(IF([.N23]&gt;=0;[.N23];[.N23]+2^[.$P$2]);[.$P$2]/4))" office:value-type="string" office:string-value="FF9F" calcext:value-type="string">
            <text:p>FF9F</text:p>
          </table:table-cell>
          <table:table-cell table:style-name="ce26" table:formula="of:=IF(OR([.O23]&lt;-(2^[.$P$2]);[.O23]&gt;(2^[.$P$2]-1));&quot;OVR&quot;;DEC2HEX(IF([.O23]&gt;=0;[.O23];[.O23]+2^[.$P$2]);[.$P$2]/4))" office:value-type="string" office:string-value="02DA" calcext:value-type="string">
            <text:p>02DA</text:p>
          </table:table-cell>
          <table:table-cell table:style-name="ce44" table:formula="of:=IF(OR([.P23]&lt;-(2^[.$R$2]);[.P23]&gt;(2^[.$R$2]-1));&quot;OVR&quot;;DEC2HEX(IF([.P23]&gt;=0;[.P23];[.P23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8" table:formula="of:=[.B23]+1" office:value-type="float" office:value="19" calcext:value-type="float">
            <text:p>19</text:p>
          </table:table-cell>
          <table:table-cell table:style-name="ce15" table:formula="of:=[.H23]" office:value-type="float" office:value="-0.19" calcext:value-type="float">
            <text:p><text:s/>-0.1900 </text:p>
          </table:table-cell>
          <table:table-cell table:style-name="ce22" table:formula="of:=[.I23]" office:value-type="float" office:value="1.42578005218506" calcext:value-type="float">
            <text:p><text:s/>1.4258 </text:p>
          </table:table-cell>
          <table:table-cell table:style-name="ce22" table:formula="of:=[.J23]" office:value-type="float" office:value="0.00000027465820306993" calcext:value-type="float">
            <text:p><text:s/>0.0000 </text:p>
          </table:table-cell>
          <table:table-cell table:style-name="ce22" table:formula="of:=POWER(2;-[.B24])" office:value-type="float" office:value="0.0000019073486328125" calcext:value-type="float">
            <text:p><text:s/>0.0000 </text:p>
          </table:table-cell>
          <table:table-cell table:style-name="ce27" table:formula="of:=IF([.E24]&gt;=0;1;-1)" office:value-type="float" office:value="1" calcext:value-type="float">
            <text:p>1</text:p>
          </table:table-cell>
          <table:table-cell table:style-name="ce22" table:formula="of:=[.C24]" office:value-type="float" office:value="-0.19" calcext:value-type="float">
            <text:p><text:s/>-0.1900 </text:p>
          </table:table-cell>
          <table:table-cell table:style-name="ce22" table:formula="of:=[.D24]+[.G24]*[.F24]*[.C24]" office:value-type="float" office:value="1.42577968978882" calcext:value-type="float">
            <text:p><text:s/>1.4258 </text:p>
          </table:table-cell>
          <table:table-cell table:style-name="ce32" table:formula="of:=[.E24]-[.G24]*[.F24]" office:value-type="float" office:value="-0.00000163269042974257" calcext:value-type="float">
            <text:p><text:s/>-0.0000 </text:p>
          </table:table-cell>
          <table:table-cell table:style-name="ce38" table:formula="of:=ROUND([.C24]*2^[.$L$2];0)" office:value-type="float" office:value="-97" calcext:value-type="float">
            <text:p>-97</text:p>
          </table:table-cell>
          <table:table-cell table:style-name="ce27" table:formula="of:=ROUND([.D24]*2^[.$L$2];0)" office:value-type="float" office:value="730" calcext:value-type="float">
            <text:p>730</text:p>
          </table:table-cell>
          <table:table-cell table:style-name="ce26" table:formula="of:=ROUND([.E24]*2^[.$N$2];0)" office:value-type="float" office:value="0" calcext:value-type="float">
            <text:p>0</text:p>
          </table:table-cell>
          <table:table-cell table:style-name="ce27" table:formula="of:=ROUND([.H24]*2^[.$L$2];0)" office:value-type="float" office:value="-97" calcext:value-type="float">
            <text:p>-97</text:p>
          </table:table-cell>
          <table:table-cell table:style-name="ce27" table:formula="of:=ROUND([.I24]*2^[.$L$2];0)" office:value-type="float" office:value="730" calcext:value-type="float">
            <text:p>730</text:p>
          </table:table-cell>
          <table:table-cell table:style-name="ce26" table:formula="of:=ROUND([.J24]*2^[.$N$2];0)" office:value-type="float" office:value="-0" calcext:value-type="float">
            <text:p>0</text:p>
          </table:table-cell>
          <table:table-cell table:style-name="ce27" table:formula="of:=IF(OR([.K24]&lt;-(2^[.$P$2]);[.K24]&gt;(2^[.$P$2]-1));&quot;OVR&quot;;DEC2HEX(IF([.K24]&gt;=0;[.K24];[.K24]+2^[.$P$2]);[.$P$2]/4))" office:value-type="string" office:string-value="FF9F" calcext:value-type="string">
            <text:p>FF9F</text:p>
          </table:table-cell>
          <table:table-cell table:style-name="ce27" table:formula="of:=IF(OR([.L24]&lt;-(2^[.$P$2]);[.L24]&gt;(2^[.$P$2]-1));&quot;OVR&quot;;DEC2HEX(IF([.L24]&gt;=0;[.L24];[.L24]+2^[.$P$2]);[.$P$2]/4))" office:value-type="string" office:string-value="02DA" calcext:value-type="string">
            <text:p>02DA</text:p>
          </table:table-cell>
          <table:table-cell table:style-name="ce27" table:formula="of:=IF(OR([.M24]&lt;-(2^[.$R$2]);[.M24]&gt;(2^[.$R$2]-1));&quot;OVR&quot;;DEC2HEX(IF([.M24]&gt;=0;[.M24];[.M24]+2^[.$R$2]);[.$R$2]/4))" office:value-type="string" office:string-value="0000" calcext:value-type="string">
            <text:p>0000</text:p>
          </table:table-cell>
          <table:table-cell table:style-name="ce27" table:formula="of:=IF(OR([.N24]&lt;-(2^[.$P$2]);[.N24]&gt;(2^[.$P$2]-1));&quot;OVR&quot;;DEC2HEX(IF([.N24]&gt;=0;[.N24];[.N24]+2^[.$P$2]);[.$P$2]/4))" office:value-type="string" office:string-value="FF9F" calcext:value-type="string">
            <text:p>FF9F</text:p>
          </table:table-cell>
          <table:table-cell table:style-name="ce27" table:formula="of:=IF(OR([.O24]&lt;-(2^[.$P$2]);[.O24]&gt;(2^[.$P$2]-1));&quot;OVR&quot;;DEC2HEX(IF([.O24]&gt;=0;[.O24];[.O24]+2^[.$P$2]);[.$P$2]/4))" office:value-type="string" office:string-value="02DA" calcext:value-type="string">
            <text:p>02DA</text:p>
          </table:table-cell>
          <table:table-cell table:style-name="ce45" table:formula="of:=IF(OR([.P24]&lt;-(2^[.$R$2]);[.P24]&gt;(2^[.$R$2]-1));&quot;OVR&quot;;DEC2HEX(IF([.P24]&gt;=0;[.P24];[.P24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ear_vec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4" table:default-cell-style-name="ce16"/>
        <table:table-column table:style-name="co3" table:default-cell-style-name="ce16"/>
        <table:table-column table:style-name="co3" table:default-cell-style-name="ce85"/>
        <table:table-column table:style-name="co3" table:default-cell-style-name="ce16"/>
        <table:table-column table:style-name="co5" table:default-cell-style-name="ce9"/>
        <table:table-column table:style-name="co4" table:default-cell-style-name="ce16"/>
        <table:table-column table:style-name="co3" table:number-columns-repeated="2" table:default-cell-style-name="ce16"/>
        <table:table-column table:style-name="co1" table:default-cell-style-name="ce9"/>
        <table:table-column table:style-name="co11" table:default-cell-style-name="ce9"/>
        <table:table-column table:style-name="co9" table:default-cell-style-name="ce9"/>
        <table:table-column table:style-name="co8" table:default-cell-style-name="ce9"/>
        <table:table-column table:style-name="co12" table:default-cell-style-name="ce9"/>
        <table:table-column table:style-name="co9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" table:default-cell-style-name="ce9"/>
        <table:table-column table:style-name="co10" table:number-columns-repeated="1002" table:default-cell-style-name="ce9"/>
        <table:table-row table:style-name="ro1">
          <table:table-cell table:style-name="ce3" office:value-type="string" calcext:value-type="string" table:number-columns-spanned="1" table:number-rows-spanned="4">
            <text:p>stage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10" office:value-type="string" office:string-value="floating point" calcext:value-type="string" table:number-columns-spanned="8" table:number-rows-spanned="1">
            <text:p><text:s/>floating point 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7"/>
          <table:covered-table-cell table:style-name="ce29"/>
          <table:table-cell table:style-name="ce33" office:value-type="string" calcext:value-type="string" table:number-columns-spanned="12" table:number-rows-spanned="1">
            <text:p>fixed point</text:p>
          </table:table-cell>
          <table:covered-table-cell table:number-columns-repeated="10" table:style-name="ce23"/>
          <table:covered-table-cell table:style-name="ce42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table-cell table:style-name="ce47" office:value-type="string" office:string-value=" curr " calcext:value-type="string" table:number-columns-spanned="3" table:number-rows-spanned="2">
            <text:p><text:s text:c="2"/>curr <text:s/></text:p>
          </table:table-cell>
          <table:covered-table-cell table:number-columns-repeated="2" table:style-name="ce54"/>
          <table:table-cell table:style-name="ce54"/>
          <table:table-cell table:style-name="ce24"/>
          <table:table-cell table:style-name="ce64" office:value-type="string" office:string-value=" next " calcext:value-type="string" table:number-columns-spanned="3" table:number-rows-spanned="2">
            <text:p><text:s text:c="2"/>next <text:s/></text:p>
          </table:table-cell>
          <table:covered-table-cell table:style-name="ce54"/>
          <table:covered-table-cell table:style-name="ce64"/>
          <table:table-cell table:style-name="ce34" office:value-type="string" calcext:value-type="string">
            <text:p>xyFW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zFW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xy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z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3"/>
          <table: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covered-table-cell table:style-name="ce47"/>
          <table:covered-table-cell table:number-columns-repeated="2" table:style-name="ce54"/>
          <table:table-cell table:style-name="ce54"/>
          <table:table-cell table:style-name="ce24"/>
          <table:covered-table-cell table:number-columns-repeated="2" table:style-name="ce54"/>
          <table:covered-table-cell table:style-name="ce64"/>
          <table:table-cell table:style-name="ce35" office:value-type="string" calcext:value-type="string" table:number-columns-spanned="3" table:number-rows-spanned="1">
            <text:p>curr</text:p>
          </table:table-cell>
          <table:covered-table-cell table:number-columns-repeated="2" table:style-name="ce39"/>
          <table:table-cell table:style-name="ce40" office:value-type="string" calcext:value-type="string" table:number-columns-spanned="3" table:number-rows-spanned="1">
            <text:p>next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curr_hex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next_hex</text:p>
          </table:table-cell>
          <table:covered-table-cell table:style-name="ce24"/>
          <table:covered-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6"/>
          <table:table-cell table:style-name="ce12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19" office:value-type="string" office:string-value="z" calcext:value-type="string">
            <text:p><text:s/>z </text:p>
          </table:table-cell>
          <table:table-cell table:style-name="ce19" office:value-type="string" office:string-value="Δz" calcext:value-type="string">
            <text:p><text:s/>Δz </text:p>
          </table:table-cell>
          <table:table-cell table:style-name="ce25" office:value-type="string" calcext:value-type="string">
            <text:p>sign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30" office:value-type="string" office:string-value="z" calcext:value-type="string">
            <text:p><text:s/>z </text:p>
          </table:table-cell>
          <table:table-cell table:style-name="ce36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6" table:number-columns-repeated="100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13" office:value-type="float" office:value="0.798" calcext:value-type="float">
            <text:p><text:s/>0.7980 </text:p>
          </table:table-cell>
          <table:table-cell table:style-name="ce20" office:value-type="float" office:value="0.371" calcext:value-type="float">
            <text:p><text:s/>0.3710 </text:p>
          </table:table-cell>
          <table:table-cell table:style-name="ce83" office:value-type="float" office:value="-3.518" calcext:value-type="float">
            <text:p>-3.5180</text:p>
          </table:table-cell>
          <table:table-cell table:style-name="ce21" table:formula="of:=POWER(2;-[.B5])" office:value-type="float" office:value="4" calcext:value-type="float">
            <text:p><text:s/>4.0000 </text:p>
          </table:table-cell>
          <table:table-cell table:style-name="ce26" table:formula="of:=IF([.D5]&gt;=0;-1;1)" office:value-type="float" office:value="-1" calcext:value-type="float">
            <text:p>-1</text:p>
          </table:table-cell>
          <table:table-cell table:style-name="ce21" table:formula="of:=[.C5]" office:value-type="float" office:value="0.798" calcext:value-type="float">
            <text:p><text:s/>0.7980 </text:p>
          </table:table-cell>
          <table:table-cell table:style-name="ce21" table:formula="of:=[.D5]+[.G5]*[.F5]*[.C5]" office:value-type="float" office:value="-2.821" calcext:value-type="float">
            <text:p><text:s/>-2.8210 </text:p>
          </table:table-cell>
          <table:table-cell table:style-name="ce31" table:formula="of:=[.E5]-[.G5]*[.F5]" office:value-type="float" office:value="0.482" calcext:value-type="float">
            <text:p><text:s/>0.4820 </text:p>
          </table:table-cell>
          <table:table-cell table:style-name="ce37" table:formula="of:=ROUND([.C5]*2^[.$L$2];0)" office:value-type="float" office:value="1634" calcext:value-type="float">
            <text:p>1634</text:p>
          </table:table-cell>
          <table:table-cell table:style-name="ce26" table:formula="of:=ROUND([.D5]*2^[.$L$2];0)" office:value-type="float" office:value="760" calcext:value-type="float">
            <text:p>760</text:p>
          </table:table-cell>
          <table:table-cell table:style-name="ce26" table:formula="of:=ROUND([.E5]*2^[.$N$2];0)" office:value-type="float" office:value="-225" calcext:value-type="float">
            <text:p>-225</text:p>
          </table:table-cell>
          <table:table-cell table:style-name="ce26" table:formula="of:=ROUND([.H5]*2^[.$L$2];0)" office:value-type="float" office:value="1634" calcext:value-type="float">
            <text:p>1634</text:p>
          </table:table-cell>
          <table:table-cell table:style-name="ce26" table:formula="of:=ROUND([.I5]*2^[.$L$2];0)" office:value-type="float" office:value="-5777" calcext:value-type="float">
            <text:p>-5777</text:p>
          </table:table-cell>
          <table:table-cell table:style-name="ce26" table:formula="of:=ROUND([.J5]*2^[.$N$2];0)" office:value-type="float" office:value="31" calcext:value-type="float">
            <text:p>31</text:p>
          </table:table-cell>
          <table:table-cell table:style-name="ce26" table:formula="of:=IF(OR([.K5]&lt;-(2^[.$P$2]);[.K5]&gt;(2^[.$P$2]-1));&quot;OVR&quot;;DEC2HEX(IF([.K5]&gt;=0;[.K5];[.K5]+2^[.$P$2]);[.$P$2]/4))" office:value-type="string" office:string-value="0662" calcext:value-type="string">
            <text:p>0662</text:p>
          </table:table-cell>
          <table:table-cell table:style-name="ce26" table:formula="of:=IF(OR([.L5]&lt;-(2^[.$P$2]);[.L5]&gt;(2^[.$P$2]-1));&quot;OVR&quot;;DEC2HEX(IF([.L5]&gt;=0;[.L5];[.L5]+2^[.$P$2]);[.$P$2]/4))" office:value-type="string" office:string-value="02F8" calcext:value-type="string">
            <text:p>02F8</text:p>
          </table:table-cell>
          <table:table-cell table:style-name="ce26" table:formula="of:=IF(OR([.M5]&lt;-(2^[.$R$2]);[.M5]&gt;(2^[.$R$2]-1));&quot;OVR&quot;;DEC2HEX(IF([.M5]&gt;=0;[.M5];[.M5]+2^[.$R$2]);[.$R$2]/4))" office:value-type="string" office:string-value="FF1F" calcext:value-type="string">
            <text:p>FF1F</text:p>
          </table:table-cell>
          <table:table-cell table:style-name="ce26" table:formula="of:=IF(OR([.N5]&lt;-(2^[.$P$2]);[.N5]&gt;(2^[.$P$2]-1));&quot;OVR&quot;;DEC2HEX(IF([.N5]&gt;=0;[.N5];[.N5]+2^[.$P$2]);[.$P$2]/4))" office:value-type="string" office:string-value="0662" calcext:value-type="string">
            <text:p>0662</text:p>
          </table:table-cell>
          <table:table-cell table:style-name="ce26" table:formula="of:=IF(OR([.O5]&lt;-(2^[.$P$2]);[.O5]&gt;(2^[.$P$2]-1));&quot;OVR&quot;;DEC2HEX(IF([.O5]&gt;=0;[.O5];[.O5]+2^[.$P$2]);[.$P$2]/4))" office:value-type="string" office:string-value="E96F" calcext:value-type="string">
            <text:p>E96F</text:p>
          </table:table-cell>
          <table:table-cell table:style-name="ce44" table:formula="of:=IF(OR([.P5]&lt;-(2^[.$R$2]);[.P5]&gt;(2^[.$R$2]-1));&quot;OVR&quot;;DEC2HEX(IF([.P5]&gt;=0;[.P5];[.P5]+2^[.$R$2]);[.$R$2]/4))" office:value-type="string" office:string-value="001F" calcext:value-type="string">
            <text:p>001F</text:p>
          </table:table-cell>
          <table:table-cell table:number-columns-repeated="10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[.B5]+1" office:value-type="float" office:value="-1" calcext:value-type="float">
            <text:p>-1</text:p>
          </table:table-cell>
          <table:table-cell table:style-name="ce14" table:formula="of:=[.H5]" office:value-type="float" office:value="0.798" calcext:value-type="float">
            <text:p><text:s/>0.7980 </text:p>
          </table:table-cell>
          <table:table-cell table:style-name="ce21" table:formula="of:=[.I5]" office:value-type="float" office:value="-2.821" calcext:value-type="float">
            <text:p><text:s/>-2.8210 </text:p>
          </table:table-cell>
          <table:table-cell table:style-name="ce84" table:formula="of:=[.J5]" office:value-type="float" office:value="0.482" calcext:value-type="float">
            <text:p><text:s/>0.4820 </text:p>
          </table:table-cell>
          <table:table-cell table:style-name="ce21" table:formula="of:=POWER(2;-[.B6])" office:value-type="float" office:value="2" calcext:value-type="float">
            <text:p><text:s/>2.0000 </text:p>
          </table:table-cell>
          <table:table-cell table:style-name="ce26" table:formula="of:=IF([.D6]&gt;=0;-1;1)" office:value-type="float" office:value="1" calcext:value-type="float">
            <text:p>1</text:p>
          </table:table-cell>
          <table:table-cell table:style-name="ce21" table:formula="of:=[.C6]" office:value-type="float" office:value="0.798" calcext:value-type="float">
            <text:p><text:s/>0.7980 </text:p>
          </table:table-cell>
          <table:table-cell table:style-name="ce21" table:formula="of:=[.D6]+[.G6]*[.F6]*[.C6]" office:value-type="float" office:value="-1.225" calcext:value-type="float">
            <text:p><text:s/>-1.2250 </text:p>
          </table:table-cell>
          <table:table-cell table:style-name="ce31" table:formula="of:=[.E6]-[.G6]*[.F6]" office:value-type="float" office:value="-1.518" calcext:value-type="float">
            <text:p><text:s/>-1.5180 </text:p>
          </table:table-cell>
          <table:table-cell table:style-name="ce37" table:formula="of:=ROUND([.C6]*2^[.$L$2];0)" office:value-type="float" office:value="1634" calcext:value-type="float">
            <text:p>1634</text:p>
          </table:table-cell>
          <table:table-cell table:style-name="ce26" table:formula="of:=ROUND([.D6]*2^[.$L$2];0)" office:value-type="float" office:value="-5777" calcext:value-type="float">
            <text:p>-5777</text:p>
          </table:table-cell>
          <table:table-cell table:style-name="ce26" table:formula="of:=ROUND([.E6]*2^[.$N$2];0)" office:value-type="float" office:value="31" calcext:value-type="float">
            <text:p>31</text:p>
          </table:table-cell>
          <table:table-cell table:style-name="ce26" table:formula="of:=ROUND([.H6]*2^[.$L$2];0)" office:value-type="float" office:value="1634" calcext:value-type="float">
            <text:p>1634</text:p>
          </table:table-cell>
          <table:table-cell table:style-name="ce26" table:formula="of:=ROUND([.I6]*2^[.$L$2];0)" office:value-type="float" office:value="-2509" calcext:value-type="float">
            <text:p>-2509</text:p>
          </table:table-cell>
          <table:table-cell table:style-name="ce26" table:formula="of:=ROUND([.J6]*2^[.$N$2];0)" office:value-type="float" office:value="-97" calcext:value-type="float">
            <text:p>-97</text:p>
          </table:table-cell>
          <table:table-cell table:style-name="ce26" table:formula="of:=IF(OR([.K6]&lt;-(2^[.$P$2]);[.K6]&gt;(2^[.$P$2]-1));&quot;OVR&quot;;DEC2HEX(IF([.K6]&gt;=0;[.K6];[.K6]+2^[.$P$2]);[.$P$2]/4))" office:value-type="string" office:string-value="0662" calcext:value-type="string">
            <text:p>0662</text:p>
          </table:table-cell>
          <table:table-cell table:style-name="ce26" table:formula="of:=IF(OR([.L6]&lt;-(2^[.$P$2]);[.L6]&gt;(2^[.$P$2]-1));&quot;OVR&quot;;DEC2HEX(IF([.L6]&gt;=0;[.L6];[.L6]+2^[.$P$2]);[.$P$2]/4))" office:value-type="string" office:string-value="E96F" calcext:value-type="string">
            <text:p>E96F</text:p>
          </table:table-cell>
          <table:table-cell table:style-name="ce26" table:formula="of:=IF(OR([.M6]&lt;-(2^[.$R$2]);[.M6]&gt;(2^[.$R$2]-1));&quot;OVR&quot;;DEC2HEX(IF([.M6]&gt;=0;[.M6];[.M6]+2^[.$R$2]);[.$R$2]/4))" office:value-type="string" office:string-value="001F" calcext:value-type="string">
            <text:p>001F</text:p>
          </table:table-cell>
          <table:table-cell table:style-name="ce26" table:formula="of:=IF(OR([.N6]&lt;-(2^[.$P$2]);[.N6]&gt;(2^[.$P$2]-1));&quot;OVR&quot;;DEC2HEX(IF([.N6]&gt;=0;[.N6];[.N6]+2^[.$P$2]);[.$P$2]/4))" office:value-type="string" office:string-value="0662" calcext:value-type="string">
            <text:p>0662</text:p>
          </table:table-cell>
          <table:table-cell table:style-name="ce26" table:formula="of:=IF(OR([.O6]&lt;-(2^[.$P$2]);[.O6]&gt;(2^[.$P$2]-1));&quot;OVR&quot;;DEC2HEX(IF([.O6]&gt;=0;[.O6];[.O6]+2^[.$P$2]);[.$P$2]/4))" office:value-type="string" office:string-value="F633" calcext:value-type="string">
            <text:p>F633</text:p>
          </table:table-cell>
          <table:table-cell table:style-name="ce44" table:formula="of:=IF(OR([.P6]&lt;-(2^[.$R$2]);[.P6]&gt;(2^[.$R$2]-1));&quot;OVR&quot;;DEC2HEX(IF([.P6]&gt;=0;[.P6];[.P6]+2^[.$R$2]);[.$R$2]/4))" office:value-type="string" office:string-value="FF9F" calcext:value-type="string">
            <text:p>FF9F</text:p>
          </table:table-cell>
          <table:table-cell table:number-columns-repeated="100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B6]+1" office:value-type="float" office:value="0" calcext:value-type="float">
            <text:p>0</text:p>
          </table:table-cell>
          <table:table-cell table:style-name="ce14" table:formula="of:=[.H6]" office:value-type="float" office:value="0.798" calcext:value-type="float">
            <text:p><text:s/>0.7980 </text:p>
          </table:table-cell>
          <table:table-cell table:style-name="ce21" table:formula="of:=[.I6]" office:value-type="float" office:value="-1.225" calcext:value-type="float">
            <text:p><text:s/>-1.2250 </text:p>
          </table:table-cell>
          <table:table-cell table:style-name="ce84" table:formula="of:=[.J6]" office:value-type="float" office:value="-1.518" calcext:value-type="float">
            <text:p><text:s/>-1.5180 </text:p>
          </table:table-cell>
          <table:table-cell table:style-name="ce21" table:formula="of:=POWER(2;-[.B7])" office:value-type="float" office:value="1" calcext:value-type="float">
            <text:p><text:s/>1.0000 </text:p>
          </table:table-cell>
          <table:table-cell table:style-name="ce26" table:formula="of:=IF([.D7]&gt;=0;-1;1)" office:value-type="float" office:value="1" calcext:value-type="float">
            <text:p>1</text:p>
          </table:table-cell>
          <table:table-cell table:style-name="ce21" table:formula="of:=[.C7]" office:value-type="float" office:value="0.798" calcext:value-type="float">
            <text:p><text:s/>0.7980 </text:p>
          </table:table-cell>
          <table:table-cell table:style-name="ce21" table:formula="of:=[.D7]+[.G7]*[.F7]*[.C7]" office:value-type="float" office:value="-0.427" calcext:value-type="float">
            <text:p><text:s/>-0.4270 </text:p>
          </table:table-cell>
          <table:table-cell table:style-name="ce31" table:formula="of:=[.E7]-[.G7]*[.F7]" office:value-type="float" office:value="-2.518" calcext:value-type="float">
            <text:p><text:s/>-2.5180 </text:p>
          </table:table-cell>
          <table:table-cell table:style-name="ce37" table:formula="of:=ROUND([.C7]*2^[.$L$2];0)" office:value-type="float" office:value="1634" calcext:value-type="float">
            <text:p>1634</text:p>
          </table:table-cell>
          <table:table-cell table:style-name="ce26" table:formula="of:=ROUND([.D7]*2^[.$L$2];0)" office:value-type="float" office:value="-2509" calcext:value-type="float">
            <text:p>-2509</text:p>
          </table:table-cell>
          <table:table-cell table:style-name="ce26" table:formula="of:=ROUND([.E7]*2^[.$N$2];0)" office:value-type="float" office:value="-97" calcext:value-type="float">
            <text:p>-97</text:p>
          </table:table-cell>
          <table:table-cell table:style-name="ce26" table:formula="of:=ROUND([.H7]*2^[.$L$2];0)" office:value-type="float" office:value="1634" calcext:value-type="float">
            <text:p>1634</text:p>
          </table:table-cell>
          <table:table-cell table:style-name="ce26" table:formula="of:=ROUND([.I7]*2^[.$L$2];0)" office:value-type="float" office:value="-874" calcext:value-type="float">
            <text:p>-874</text:p>
          </table:table-cell>
          <table:table-cell table:style-name="ce26" table:formula="of:=ROUND([.J7]*2^[.$N$2];0)" office:value-type="float" office:value="-161" calcext:value-type="float">
            <text:p>-161</text:p>
          </table:table-cell>
          <table:table-cell table:style-name="ce26" table:formula="of:=IF(OR([.K7]&lt;-(2^[.$P$2]);[.K7]&gt;(2^[.$P$2]-1));&quot;OVR&quot;;DEC2HEX(IF([.K7]&gt;=0;[.K7];[.K7]+2^[.$P$2]);[.$P$2]/4))" office:value-type="string" office:string-value="0662" calcext:value-type="string">
            <text:p>0662</text:p>
          </table:table-cell>
          <table:table-cell table:style-name="ce26" table:formula="of:=IF(OR([.L7]&lt;-(2^[.$P$2]);[.L7]&gt;(2^[.$P$2]-1));&quot;OVR&quot;;DEC2HEX(IF([.L7]&gt;=0;[.L7];[.L7]+2^[.$P$2]);[.$P$2]/4))" office:value-type="string" office:string-value="F633" calcext:value-type="string">
            <text:p>F633</text:p>
          </table:table-cell>
          <table:table-cell table:style-name="ce26" table:formula="of:=IF(OR([.M7]&lt;-(2^[.$R$2]);[.M7]&gt;(2^[.$R$2]-1));&quot;OVR&quot;;DEC2HEX(IF([.M7]&gt;=0;[.M7];[.M7]+2^[.$R$2]);[.$R$2]/4))" office:value-type="string" office:string-value="FF9F" calcext:value-type="string">
            <text:p>FF9F</text:p>
          </table:table-cell>
          <table:table-cell table:style-name="ce26" table:formula="of:=IF(OR([.N7]&lt;-(2^[.$P$2]);[.N7]&gt;(2^[.$P$2]-1));&quot;OVR&quot;;DEC2HEX(IF([.N7]&gt;=0;[.N7];[.N7]+2^[.$P$2]);[.$P$2]/4))" office:value-type="string" office:string-value="0662" calcext:value-type="string">
            <text:p>0662</text:p>
          </table:table-cell>
          <table:table-cell table:style-name="ce26" table:formula="of:=IF(OR([.O7]&lt;-(2^[.$P$2]);[.O7]&gt;(2^[.$P$2]-1));&quot;OVR&quot;;DEC2HEX(IF([.O7]&gt;=0;[.O7];[.O7]+2^[.$P$2]);[.$P$2]/4))" office:value-type="string" office:string-value="FC96" calcext:value-type="string">
            <text:p>FC96</text:p>
          </table:table-cell>
          <table:table-cell table:style-name="ce44" table:formula="of:=IF(OR([.P7]&lt;-(2^[.$R$2]);[.P7]&gt;(2^[.$R$2]-1));&quot;OVR&quot;;DEC2HEX(IF([.P7]&gt;=0;[.P7];[.P7]+2^[.$R$2]);[.$R$2]/4))" office:value-type="string" office:string-value="FF5F" calcext:value-type="string">
            <text:p>FF5F</text:p>
          </table:table-cell>
          <table:table-cell table:number-columns-repeated="100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[.B7]+1" office:value-type="float" office:value="1" calcext:value-type="float">
            <text:p>1</text:p>
          </table:table-cell>
          <table:table-cell table:style-name="ce14" table:formula="of:=[.H7]" office:value-type="float" office:value="0.798" calcext:value-type="float">
            <text:p><text:s/>0.7980 </text:p>
          </table:table-cell>
          <table:table-cell table:style-name="ce21" table:formula="of:=[.I7]" office:value-type="float" office:value="-0.427" calcext:value-type="float">
            <text:p><text:s/>-0.4270 </text:p>
          </table:table-cell>
          <table:table-cell table:style-name="ce84" table:formula="of:=[.J7]" office:value-type="float" office:value="-2.518" calcext:value-type="float">
            <text:p><text:s/>-2.5180 </text:p>
          </table:table-cell>
          <table:table-cell table:style-name="ce21" table:formula="of:=POWER(2;-[.B8])" office:value-type="float" office:value="0.5" calcext:value-type="float">
            <text:p><text:s/>0.5000 </text:p>
          </table:table-cell>
          <table:table-cell table:style-name="ce26" table:formula="of:=IF([.D8]&gt;=0;-1;1)" office:value-type="float" office:value="1" calcext:value-type="float">
            <text:p>1</text:p>
          </table:table-cell>
          <table:table-cell table:style-name="ce21" table:formula="of:=[.C8]" office:value-type="float" office:value="0.798" calcext:value-type="float">
            <text:p><text:s/>0.7980 </text:p>
          </table:table-cell>
          <table:table-cell table:style-name="ce21" table:formula="of:=[.D8]+[.G8]*[.F8]*[.C8]" office:value-type="float" office:value="-0.028" calcext:value-type="float">
            <text:p><text:s/>-0.0280 </text:p>
          </table:table-cell>
          <table:table-cell table:style-name="ce31" table:formula="of:=[.E8]-[.G8]*[.F8]" office:value-type="float" office:value="-3.018" calcext:value-type="float">
            <text:p><text:s/>-3.0180 </text:p>
          </table:table-cell>
          <table:table-cell table:style-name="ce37" table:formula="of:=ROUND([.C8]*2^[.$L$2];0)" office:value-type="float" office:value="1634" calcext:value-type="float">
            <text:p>1634</text:p>
          </table:table-cell>
          <table:table-cell table:style-name="ce26" table:formula="of:=ROUND([.D8]*2^[.$L$2];0)" office:value-type="float" office:value="-874" calcext:value-type="float">
            <text:p>-874</text:p>
          </table:table-cell>
          <table:table-cell table:style-name="ce26" table:formula="of:=ROUND([.E8]*2^[.$N$2];0)" office:value-type="float" office:value="-161" calcext:value-type="float">
            <text:p>-161</text:p>
          </table:table-cell>
          <table:table-cell table:style-name="ce26" table:formula="of:=ROUND([.H8]*2^[.$L$2];0)" office:value-type="float" office:value="1634" calcext:value-type="float">
            <text:p>1634</text:p>
          </table:table-cell>
          <table:table-cell table:style-name="ce26" table:formula="of:=ROUND([.I8]*2^[.$L$2];0)" office:value-type="float" office:value="-57" calcext:value-type="float">
            <text:p>-57</text:p>
          </table:table-cell>
          <table:table-cell table:style-name="ce26" table:formula="of:=ROUND([.J8]*2^[.$N$2];0)" office:value-type="float" office:value="-193" calcext:value-type="float">
            <text:p>-193</text:p>
          </table:table-cell>
          <table:table-cell table:style-name="ce26" table:formula="of:=IF(OR([.K8]&lt;-(2^[.$P$2]);[.K8]&gt;(2^[.$P$2]-1));&quot;OVR&quot;;DEC2HEX(IF([.K8]&gt;=0;[.K8];[.K8]+2^[.$P$2]);[.$P$2]/4))" office:value-type="string" office:string-value="0662" calcext:value-type="string">
            <text:p>0662</text:p>
          </table:table-cell>
          <table:table-cell table:style-name="ce26" table:formula="of:=IF(OR([.L8]&lt;-(2^[.$P$2]);[.L8]&gt;(2^[.$P$2]-1));&quot;OVR&quot;;DEC2HEX(IF([.L8]&gt;=0;[.L8];[.L8]+2^[.$P$2]);[.$P$2]/4))" office:value-type="string" office:string-value="FC96" calcext:value-type="string">
            <text:p>FC96</text:p>
          </table:table-cell>
          <table:table-cell table:style-name="ce26" table:formula="of:=IF(OR([.M8]&lt;-(2^[.$R$2]);[.M8]&gt;(2^[.$R$2]-1));&quot;OVR&quot;;DEC2HEX(IF([.M8]&gt;=0;[.M8];[.M8]+2^[.$R$2]);[.$R$2]/4))" office:value-type="string" office:string-value="FF5F" calcext:value-type="string">
            <text:p>FF5F</text:p>
          </table:table-cell>
          <table:table-cell table:style-name="ce26" table:formula="of:=IF(OR([.N8]&lt;-(2^[.$P$2]);[.N8]&gt;(2^[.$P$2]-1));&quot;OVR&quot;;DEC2HEX(IF([.N8]&gt;=0;[.N8];[.N8]+2^[.$P$2]);[.$P$2]/4))" office:value-type="string" office:string-value="0662" calcext:value-type="string">
            <text:p>0662</text:p>
          </table:table-cell>
          <table:table-cell table:style-name="ce26" table:formula="of:=IF(OR([.O8]&lt;-(2^[.$P$2]);[.O8]&gt;(2^[.$P$2]-1));&quot;OVR&quot;;DEC2HEX(IF([.O8]&gt;=0;[.O8];[.O8]+2^[.$P$2]);[.$P$2]/4))" office:value-type="string" office:string-value="FFC7" calcext:value-type="string">
            <text:p>FFC7</text:p>
          </table:table-cell>
          <table:table-cell table:style-name="ce44" table:formula="of:=IF(OR([.P8]&lt;-(2^[.$R$2]);[.P8]&gt;(2^[.$R$2]-1));&quot;OVR&quot;;DEC2HEX(IF([.P8]&gt;=0;[.P8];[.P8]+2^[.$R$2]);[.$R$2]/4))" office:value-type="string" office:string-value="FF3F" calcext:value-type="string">
            <text:p>FF3F</text:p>
          </table:table-cell>
          <table:table-cell table:number-columns-repeated="100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table:formula="of:=[.B8]+1" office:value-type="float" office:value="2" calcext:value-type="float">
            <text:p>2</text:p>
          </table:table-cell>
          <table:table-cell table:style-name="ce14" table:formula="of:=[.H8]" office:value-type="float" office:value="0.798" calcext:value-type="float">
            <text:p><text:s/>0.7980 </text:p>
          </table:table-cell>
          <table:table-cell table:style-name="ce21" table:formula="of:=[.I8]" office:value-type="float" office:value="-0.028" calcext:value-type="float">
            <text:p><text:s/>-0.0280 </text:p>
          </table:table-cell>
          <table:table-cell table:style-name="ce84" table:formula="of:=[.J8]" office:value-type="float" office:value="-3.018" calcext:value-type="float">
            <text:p><text:s/>-3.0180 </text:p>
          </table:table-cell>
          <table:table-cell table:style-name="ce21" table:formula="of:=POWER(2;-[.B9])" office:value-type="float" office:value="0.25" calcext:value-type="float">
            <text:p><text:s/>0.2500 </text:p>
          </table:table-cell>
          <table:table-cell table:style-name="ce26" table:formula="of:=IF([.D9]&gt;=0;-1;1)" office:value-type="float" office:value="1" calcext:value-type="float">
            <text:p>1</text:p>
          </table:table-cell>
          <table:table-cell table:style-name="ce21" table:formula="of:=[.C9]" office:value-type="float" office:value="0.798" calcext:value-type="float">
            <text:p><text:s/>0.7980 </text:p>
          </table:table-cell>
          <table:table-cell table:style-name="ce21" table:formula="of:=[.D9]+[.G9]*[.F9]*[.C9]" office:value-type="float" office:value="0.1715" calcext:value-type="float">
            <text:p><text:s/>0.1715 </text:p>
          </table:table-cell>
          <table:table-cell table:style-name="ce31" table:formula="of:=[.E9]-[.G9]*[.F9]" office:value-type="float" office:value="-3.268" calcext:value-type="float">
            <text:p><text:s/>-3.2680 </text:p>
          </table:table-cell>
          <table:table-cell table:style-name="ce37" table:formula="of:=ROUND([.C9]*2^[.$L$2];0)" office:value-type="float" office:value="1634" calcext:value-type="float">
            <text:p>1634</text:p>
          </table:table-cell>
          <table:table-cell table:style-name="ce26" table:formula="of:=ROUND([.D9]*2^[.$L$2];0)" office:value-type="float" office:value="-57" calcext:value-type="float">
            <text:p>-57</text:p>
          </table:table-cell>
          <table:table-cell table:style-name="ce26" table:formula="of:=ROUND([.E9]*2^[.$N$2];0)" office:value-type="float" office:value="-193" calcext:value-type="float">
            <text:p>-193</text:p>
          </table:table-cell>
          <table:table-cell table:style-name="ce26" table:formula="of:=ROUND([.H9]*2^[.$L$2];0)" office:value-type="float" office:value="1634" calcext:value-type="float">
            <text:p>1634</text:p>
          </table:table-cell>
          <table:table-cell table:style-name="ce26" table:formula="of:=ROUND([.I9]*2^[.$L$2];0)" office:value-type="float" office:value="351" calcext:value-type="float">
            <text:p>351</text:p>
          </table:table-cell>
          <table:table-cell table:style-name="ce26" table:formula="of:=ROUND([.J9]*2^[.$N$2];0)" office:value-type="float" office:value="-209" calcext:value-type="float">
            <text:p>-209</text:p>
          </table:table-cell>
          <table:table-cell table:style-name="ce26" table:formula="of:=IF(OR([.K9]&lt;-(2^[.$P$2]);[.K9]&gt;(2^[.$P$2]-1));&quot;OVR&quot;;DEC2HEX(IF([.K9]&gt;=0;[.K9];[.K9]+2^[.$P$2]);[.$P$2]/4))" office:value-type="string" office:string-value="0662" calcext:value-type="string">
            <text:p>0662</text:p>
          </table:table-cell>
          <table:table-cell table:style-name="ce26" table:formula="of:=IF(OR([.L9]&lt;-(2^[.$P$2]);[.L9]&gt;(2^[.$P$2]-1));&quot;OVR&quot;;DEC2HEX(IF([.L9]&gt;=0;[.L9];[.L9]+2^[.$P$2]);[.$P$2]/4))" office:value-type="string" office:string-value="FFC7" calcext:value-type="string">
            <text:p>FFC7</text:p>
          </table:table-cell>
          <table:table-cell table:style-name="ce26" table:formula="of:=IF(OR([.M9]&lt;-(2^[.$R$2]);[.M9]&gt;(2^[.$R$2]-1));&quot;OVR&quot;;DEC2HEX(IF([.M9]&gt;=0;[.M9];[.M9]+2^[.$R$2]);[.$R$2]/4))" office:value-type="string" office:string-value="FF3F" calcext:value-type="string">
            <text:p>FF3F</text:p>
          </table:table-cell>
          <table:table-cell table:style-name="ce26" table:formula="of:=IF(OR([.N9]&lt;-(2^[.$P$2]);[.N9]&gt;(2^[.$P$2]-1));&quot;OVR&quot;;DEC2HEX(IF([.N9]&gt;=0;[.N9];[.N9]+2^[.$P$2]);[.$P$2]/4))" office:value-type="string" office:string-value="0662" calcext:value-type="string">
            <text:p>0662</text:p>
          </table:table-cell>
          <table:table-cell table:style-name="ce26" table:formula="of:=IF(OR([.O9]&lt;-(2^[.$P$2]);[.O9]&gt;(2^[.$P$2]-1));&quot;OVR&quot;;DEC2HEX(IF([.O9]&gt;=0;[.O9];[.O9]+2^[.$P$2]);[.$P$2]/4))" office:value-type="string" office:string-value="015F" calcext:value-type="string">
            <text:p>015F</text:p>
          </table:table-cell>
          <table:table-cell table:style-name="ce44" table:formula="of:=IF(OR([.P9]&lt;-(2^[.$R$2]);[.P9]&gt;(2^[.$R$2]-1));&quot;OVR&quot;;DEC2HEX(IF([.P9]&gt;=0;[.P9];[.P9]+2^[.$R$2]);[.$R$2]/4))" office:value-type="string" office:string-value="FF2F" calcext:value-type="string">
            <text:p>FF2F</text:p>
          </table:table-cell>
          <table:table-cell table:number-columns-repeated="10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B9]+1" office:value-type="float" office:value="3" calcext:value-type="float">
            <text:p>3</text:p>
          </table:table-cell>
          <table:table-cell table:style-name="ce14" table:formula="of:=[.H9]" office:value-type="float" office:value="0.798" calcext:value-type="float">
            <text:p><text:s/>0.7980 </text:p>
          </table:table-cell>
          <table:table-cell table:style-name="ce21" table:formula="of:=[.I9]" office:value-type="float" office:value="0.1715" calcext:value-type="float">
            <text:p><text:s/>0.1715 </text:p>
          </table:table-cell>
          <table:table-cell table:style-name="ce84" table:formula="of:=[.J9]" office:value-type="float" office:value="-3.268" calcext:value-type="float">
            <text:p><text:s/>-3.2680 </text:p>
          </table:table-cell>
          <table:table-cell table:style-name="ce21" table:formula="of:=POWER(2;-[.B10])" office:value-type="float" office:value="0.125" calcext:value-type="float">
            <text:p><text:s/>0.1250 </text:p>
          </table:table-cell>
          <table:table-cell table:style-name="ce26" table:formula="of:=IF([.D10]&gt;=0;-1;1)" office:value-type="float" office:value="-1" calcext:value-type="float">
            <text:p>-1</text:p>
          </table:table-cell>
          <table:table-cell table:style-name="ce21" table:formula="of:=[.C10]" office:value-type="float" office:value="0.798" calcext:value-type="float">
            <text:p><text:s/>0.7980 </text:p>
          </table:table-cell>
          <table:table-cell table:style-name="ce21" table:formula="of:=[.D10]+[.G10]*[.F10]*[.C10]" office:value-type="float" office:value="0.07175" calcext:value-type="float">
            <text:p><text:s/>0.0718 </text:p>
          </table:table-cell>
          <table:table-cell table:style-name="ce31" table:formula="of:=[.E10]-[.G10]*[.F10]" office:value-type="float" office:value="-3.143" calcext:value-type="float">
            <text:p><text:s/>-3.1430 </text:p>
          </table:table-cell>
          <table:table-cell table:style-name="ce37" table:formula="of:=ROUND([.C10]*2^[.$L$2];0)" office:value-type="float" office:value="1634" calcext:value-type="float">
            <text:p>1634</text:p>
          </table:table-cell>
          <table:table-cell table:style-name="ce26" table:formula="of:=ROUND([.D10]*2^[.$L$2];0)" office:value-type="float" office:value="351" calcext:value-type="float">
            <text:p>351</text:p>
          </table:table-cell>
          <table:table-cell table:style-name="ce26" table:formula="of:=ROUND([.E10]*2^[.$N$2];0)" office:value-type="float" office:value="-209" calcext:value-type="float">
            <text:p>-209</text:p>
          </table:table-cell>
          <table:table-cell table:style-name="ce26" table:formula="of:=ROUND([.H10]*2^[.$L$2];0)" office:value-type="float" office:value="1634" calcext:value-type="float">
            <text:p>1634</text:p>
          </table:table-cell>
          <table:table-cell table:style-name="ce26" table:formula="of:=ROUND([.I10]*2^[.$L$2];0)" office:value-type="float" office:value="147" calcext:value-type="float">
            <text:p>147</text:p>
          </table:table-cell>
          <table:table-cell table:style-name="ce26" table:formula="of:=ROUND([.J10]*2^[.$N$2];0)" office:value-type="float" office:value="-201" calcext:value-type="float">
            <text:p>-201</text:p>
          </table:table-cell>
          <table:table-cell table:style-name="ce26" table:formula="of:=IF(OR([.K10]&lt;-(2^[.$P$2]);[.K10]&gt;(2^[.$P$2]-1));&quot;OVR&quot;;DEC2HEX(IF([.K10]&gt;=0;[.K10];[.K10]+2^[.$P$2]);[.$P$2]/4))" office:value-type="string" office:string-value="0662" calcext:value-type="string">
            <text:p>0662</text:p>
          </table:table-cell>
          <table:table-cell table:style-name="ce26" table:formula="of:=IF(OR([.L10]&lt;-(2^[.$P$2]);[.L10]&gt;(2^[.$P$2]-1));&quot;OVR&quot;;DEC2HEX(IF([.L10]&gt;=0;[.L10];[.L10]+2^[.$P$2]);[.$P$2]/4))" office:value-type="string" office:string-value="015F" calcext:value-type="string">
            <text:p>015F</text:p>
          </table:table-cell>
          <table:table-cell table:style-name="ce26" table:formula="of:=IF(OR([.M10]&lt;-(2^[.$R$2]);[.M10]&gt;(2^[.$R$2]-1));&quot;OVR&quot;;DEC2HEX(IF([.M10]&gt;=0;[.M10];[.M10]+2^[.$R$2]);[.$R$2]/4))" office:value-type="string" office:string-value="FF2F" calcext:value-type="string">
            <text:p>FF2F</text:p>
          </table:table-cell>
          <table:table-cell table:style-name="ce26" table:formula="of:=IF(OR([.N10]&lt;-(2^[.$P$2]);[.N10]&gt;(2^[.$P$2]-1));&quot;OVR&quot;;DEC2HEX(IF([.N10]&gt;=0;[.N10];[.N10]+2^[.$P$2]);[.$P$2]/4))" office:value-type="string" office:string-value="0662" calcext:value-type="string">
            <text:p>0662</text:p>
          </table:table-cell>
          <table:table-cell table:style-name="ce26" table:formula="of:=IF(OR([.O10]&lt;-(2^[.$P$2]);[.O10]&gt;(2^[.$P$2]-1));&quot;OVR&quot;;DEC2HEX(IF([.O10]&gt;=0;[.O10];[.O10]+2^[.$P$2]);[.$P$2]/4))" office:value-type="string" office:string-value="0093" calcext:value-type="string">
            <text:p>0093</text:p>
          </table:table-cell>
          <table:table-cell table:style-name="ce44" table:formula="of:=IF(OR([.P10]&lt;-(2^[.$R$2]);[.P10]&gt;(2^[.$R$2]-1));&quot;OVR&quot;;DEC2HEX(IF([.P10]&gt;=0;[.P10];[.P10]+2^[.$R$2]);[.$R$2]/4))" office:value-type="string" office:string-value="FF37" calcext:value-type="string">
            <text:p>FF37</text:p>
          </table:table-cell>
          <table:table-cell table:number-columns-repeated="100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table:formula="of:=[.B10]+1" office:value-type="float" office:value="4" calcext:value-type="float">
            <text:p>4</text:p>
          </table:table-cell>
          <table:table-cell table:style-name="ce14" table:formula="of:=[.H10]" office:value-type="float" office:value="0.798" calcext:value-type="float">
            <text:p><text:s/>0.7980 </text:p>
          </table:table-cell>
          <table:table-cell table:style-name="ce21" table:formula="of:=[.I10]" office:value-type="float" office:value="0.07175" calcext:value-type="float">
            <text:p><text:s/>0.0718 </text:p>
          </table:table-cell>
          <table:table-cell table:style-name="ce84" table:formula="of:=[.J10]" office:value-type="float" office:value="-3.143" calcext:value-type="float">
            <text:p><text:s/>-3.1430 </text:p>
          </table:table-cell>
          <table:table-cell table:style-name="ce21" table:formula="of:=POWER(2;-[.B11])" office:value-type="float" office:value="0.0625" calcext:value-type="float">
            <text:p><text:s/>0.0625 </text:p>
          </table:table-cell>
          <table:table-cell table:style-name="ce26" table:formula="of:=IF([.D11]&gt;=0;-1;1)" office:value-type="float" office:value="-1" calcext:value-type="float">
            <text:p>-1</text:p>
          </table:table-cell>
          <table:table-cell table:style-name="ce21" table:formula="of:=[.C11]" office:value-type="float" office:value="0.798" calcext:value-type="float">
            <text:p><text:s/>0.7980 </text:p>
          </table:table-cell>
          <table:table-cell table:style-name="ce21" table:formula="of:=[.D11]+[.G11]*[.F11]*[.C11]" office:value-type="float" office:value="0.021875" calcext:value-type="float">
            <text:p><text:s/>0.0219 </text:p>
          </table:table-cell>
          <table:table-cell table:style-name="ce31" table:formula="of:=[.E11]-[.G11]*[.F11]" office:value-type="float" office:value="-3.0805" calcext:value-type="float">
            <text:p><text:s/>-3.0805 </text:p>
          </table:table-cell>
          <table:table-cell table:style-name="ce37" table:formula="of:=ROUND([.C11]*2^[.$L$2];0)" office:value-type="float" office:value="1634" calcext:value-type="float">
            <text:p>1634</text:p>
          </table:table-cell>
          <table:table-cell table:style-name="ce26" table:formula="of:=ROUND([.D11]*2^[.$L$2];0)" office:value-type="float" office:value="147" calcext:value-type="float">
            <text:p>147</text:p>
          </table:table-cell>
          <table:table-cell table:style-name="ce26" table:formula="of:=ROUND([.E11]*2^[.$N$2];0)" office:value-type="float" office:value="-201" calcext:value-type="float">
            <text:p>-201</text:p>
          </table:table-cell>
          <table:table-cell table:style-name="ce26" table:formula="of:=ROUND([.H11]*2^[.$L$2];0)" office:value-type="float" office:value="1634" calcext:value-type="float">
            <text:p>1634</text:p>
          </table:table-cell>
          <table:table-cell table:style-name="ce26" table:formula="of:=ROUND([.I11]*2^[.$L$2];0)" office:value-type="float" office:value="45" calcext:value-type="float">
            <text:p>45</text:p>
          </table:table-cell>
          <table:table-cell table:style-name="ce26" table:formula="of:=ROUND([.J11]*2^[.$N$2];0)" office:value-type="float" office:value="-197" calcext:value-type="float">
            <text:p>-197</text:p>
          </table:table-cell>
          <table:table-cell table:style-name="ce26" table:formula="of:=IF(OR([.K11]&lt;-(2^[.$P$2]);[.K11]&gt;(2^[.$P$2]-1));&quot;OVR&quot;;DEC2HEX(IF([.K11]&gt;=0;[.K11];[.K11]+2^[.$P$2]);[.$P$2]/4))" office:value-type="string" office:string-value="0662" calcext:value-type="string">
            <text:p>0662</text:p>
          </table:table-cell>
          <table:table-cell table:style-name="ce26" table:formula="of:=IF(OR([.L11]&lt;-(2^[.$P$2]);[.L11]&gt;(2^[.$P$2]-1));&quot;OVR&quot;;DEC2HEX(IF([.L11]&gt;=0;[.L11];[.L11]+2^[.$P$2]);[.$P$2]/4))" office:value-type="string" office:string-value="0093" calcext:value-type="string">
            <text:p>0093</text:p>
          </table:table-cell>
          <table:table-cell table:style-name="ce26" table:formula="of:=IF(OR([.M11]&lt;-(2^[.$R$2]);[.M11]&gt;(2^[.$R$2]-1));&quot;OVR&quot;;DEC2HEX(IF([.M11]&gt;=0;[.M11];[.M11]+2^[.$R$2]);[.$R$2]/4))" office:value-type="string" office:string-value="FF37" calcext:value-type="string">
            <text:p>FF37</text:p>
          </table:table-cell>
          <table:table-cell table:style-name="ce26" table:formula="of:=IF(OR([.N11]&lt;-(2^[.$P$2]);[.N11]&gt;(2^[.$P$2]-1));&quot;OVR&quot;;DEC2HEX(IF([.N11]&gt;=0;[.N11];[.N11]+2^[.$P$2]);[.$P$2]/4))" office:value-type="string" office:string-value="0662" calcext:value-type="string">
            <text:p>0662</text:p>
          </table:table-cell>
          <table:table-cell table:style-name="ce26" table:formula="of:=IF(OR([.O11]&lt;-(2^[.$P$2]);[.O11]&gt;(2^[.$P$2]-1));&quot;OVR&quot;;DEC2HEX(IF([.O11]&gt;=0;[.O11];[.O11]+2^[.$P$2]);[.$P$2]/4))" office:value-type="string" office:string-value="002D" calcext:value-type="string">
            <text:p>002D</text:p>
          </table:table-cell>
          <table:table-cell table:style-name="ce44" table:formula="of:=IF(OR([.P11]&lt;-(2^[.$R$2]);[.P11]&gt;(2^[.$R$2]-1));&quot;OVR&quot;;DEC2HEX(IF([.P11]&gt;=0;[.P11];[.P11]+2^[.$R$2]);[.$R$2]/4))" office:value-type="string" office:string-value="FF3B" calcext:value-type="string">
            <text:p>FF3B</text:p>
          </table:table-cell>
          <table:table-cell table:number-columns-repeated="10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[.B11]+1" office:value-type="float" office:value="5" calcext:value-type="float">
            <text:p>5</text:p>
          </table:table-cell>
          <table:table-cell table:style-name="ce14" table:formula="of:=[.H11]" office:value-type="float" office:value="0.798" calcext:value-type="float">
            <text:p><text:s/>0.7980 </text:p>
          </table:table-cell>
          <table:table-cell table:style-name="ce21" table:formula="of:=[.I11]" office:value-type="float" office:value="0.021875" calcext:value-type="float">
            <text:p><text:s/>0.0219 </text:p>
          </table:table-cell>
          <table:table-cell table:style-name="ce84" table:formula="of:=[.J11]" office:value-type="float" office:value="-3.0805" calcext:value-type="float">
            <text:p><text:s/>-3.0805 </text:p>
          </table:table-cell>
          <table:table-cell table:style-name="ce21" table:formula="of:=POWER(2;-[.B12])" office:value-type="float" office:value="0.03125" calcext:value-type="float">
            <text:p><text:s/>0.0313 </text:p>
          </table:table-cell>
          <table:table-cell table:style-name="ce26" table:formula="of:=IF([.D12]&gt;=0;-1;1)" office:value-type="float" office:value="-1" calcext:value-type="float">
            <text:p>-1</text:p>
          </table:table-cell>
          <table:table-cell table:style-name="ce21" table:formula="of:=[.C12]" office:value-type="float" office:value="0.798" calcext:value-type="float">
            <text:p><text:s/>0.7980 </text:p>
          </table:table-cell>
          <table:table-cell table:style-name="ce21" table:formula="of:=[.D12]+[.G12]*[.F12]*[.C12]" office:value-type="float" office:value="-0.00306250000000002" calcext:value-type="float">
            <text:p><text:s/>-0.0031 </text:p>
          </table:table-cell>
          <table:table-cell table:style-name="ce31" table:formula="of:=[.E12]-[.G12]*[.F12]" office:value-type="float" office:value="-3.04925" calcext:value-type="float">
            <text:p><text:s/>-3.0493 </text:p>
          </table:table-cell>
          <table:table-cell table:style-name="ce37" table:formula="of:=ROUND([.C12]*2^[.$L$2];0)" office:value-type="float" office:value="1634" calcext:value-type="float">
            <text:p>1634</text:p>
          </table:table-cell>
          <table:table-cell table:style-name="ce26" table:formula="of:=ROUND([.D12]*2^[.$L$2];0)" office:value-type="float" office:value="45" calcext:value-type="float">
            <text:p>45</text:p>
          </table:table-cell>
          <table:table-cell table:style-name="ce26" table:formula="of:=ROUND([.E12]*2^[.$N$2];0)" office:value-type="float" office:value="-197" calcext:value-type="float">
            <text:p>-197</text:p>
          </table:table-cell>
          <table:table-cell table:style-name="ce26" table:formula="of:=ROUND([.H12]*2^[.$L$2];0)" office:value-type="float" office:value="1634" calcext:value-type="float">
            <text:p>1634</text:p>
          </table:table-cell>
          <table:table-cell table:style-name="ce26" table:formula="of:=ROUND([.I12]*2^[.$L$2];0)" office:value-type="float" office:value="-6" calcext:value-type="float">
            <text:p>-6</text:p>
          </table:table-cell>
          <table:table-cell table:style-name="ce26" table:formula="of:=ROUND([.J12]*2^[.$N$2];0)" office:value-type="float" office:value="-195" calcext:value-type="float">
            <text:p>-195</text:p>
          </table:table-cell>
          <table:table-cell table:style-name="ce26" table:formula="of:=IF(OR([.K12]&lt;-(2^[.$P$2]);[.K12]&gt;(2^[.$P$2]-1));&quot;OVR&quot;;DEC2HEX(IF([.K12]&gt;=0;[.K12];[.K12]+2^[.$P$2]);[.$P$2]/4))" office:value-type="string" office:string-value="0662" calcext:value-type="string">
            <text:p>0662</text:p>
          </table:table-cell>
          <table:table-cell table:style-name="ce26" table:formula="of:=IF(OR([.L12]&lt;-(2^[.$P$2]);[.L12]&gt;(2^[.$P$2]-1));&quot;OVR&quot;;DEC2HEX(IF([.L12]&gt;=0;[.L12];[.L12]+2^[.$P$2]);[.$P$2]/4))" office:value-type="string" office:string-value="002D" calcext:value-type="string">
            <text:p>002D</text:p>
          </table:table-cell>
          <table:table-cell table:style-name="ce26" table:formula="of:=IF(OR([.M12]&lt;-(2^[.$R$2]);[.M12]&gt;(2^[.$R$2]-1));&quot;OVR&quot;;DEC2HEX(IF([.M12]&gt;=0;[.M12];[.M12]+2^[.$R$2]);[.$R$2]/4))" office:value-type="string" office:string-value="FF3B" calcext:value-type="string">
            <text:p>FF3B</text:p>
          </table:table-cell>
          <table:table-cell table:style-name="ce26" table:formula="of:=IF(OR([.N12]&lt;-(2^[.$P$2]);[.N12]&gt;(2^[.$P$2]-1));&quot;OVR&quot;;DEC2HEX(IF([.N12]&gt;=0;[.N12];[.N12]+2^[.$P$2]);[.$P$2]/4))" office:value-type="string" office:string-value="0662" calcext:value-type="string">
            <text:p>0662</text:p>
          </table:table-cell>
          <table:table-cell table:style-name="ce26" table:formula="of:=IF(OR([.O12]&lt;-(2^[.$P$2]);[.O12]&gt;(2^[.$P$2]-1));&quot;OVR&quot;;DEC2HEX(IF([.O12]&gt;=0;[.O12];[.O12]+2^[.$P$2]);[.$P$2]/4))" office:value-type="string" office:string-value="FFFA" calcext:value-type="string">
            <text:p>FFFA</text:p>
          </table:table-cell>
          <table:table-cell table:style-name="ce44" table:formula="of:=IF(OR([.P12]&lt;-(2^[.$R$2]);[.P12]&gt;(2^[.$R$2]-1));&quot;OVR&quot;;DEC2HEX(IF([.P12]&gt;=0;[.P12];[.P12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table:formula="of:=[.B12]+1" office:value-type="float" office:value="6" calcext:value-type="float">
            <text:p>6</text:p>
          </table:table-cell>
          <table:table-cell table:style-name="ce14" table:formula="of:=[.H12]" office:value-type="float" office:value="0.798" calcext:value-type="float">
            <text:p><text:s/>0.7980 </text:p>
          </table:table-cell>
          <table:table-cell table:style-name="ce21" table:formula="of:=[.I12]" office:value-type="float" office:value="-0.00306250000000002" calcext:value-type="float">
            <text:p><text:s/>-0.0031 </text:p>
          </table:table-cell>
          <table:table-cell table:style-name="ce84" table:formula="of:=[.J12]" office:value-type="float" office:value="-3.04925" calcext:value-type="float">
            <text:p><text:s/>-3.0493 </text:p>
          </table:table-cell>
          <table:table-cell table:style-name="ce21" table:formula="of:=POWER(2;-[.B13])" office:value-type="float" office:value="0.015625" calcext:value-type="float">
            <text:p><text:s/>0.0156 </text:p>
          </table:table-cell>
          <table:table-cell table:style-name="ce26" table:formula="of:=IF([.D13]&gt;=0;-1;1)" office:value-type="float" office:value="1" calcext:value-type="float">
            <text:p>1</text:p>
          </table:table-cell>
          <table:table-cell table:style-name="ce21" table:formula="of:=[.C13]" office:value-type="float" office:value="0.798" calcext:value-type="float">
            <text:p><text:s/>0.7980 </text:p>
          </table:table-cell>
          <table:table-cell table:style-name="ce21" table:formula="of:=[.D13]+[.G13]*[.F13]*[.C13]" office:value-type="float" office:value="0.00940624999999998" calcext:value-type="float">
            <text:p><text:s/>0.0094 </text:p>
          </table:table-cell>
          <table:table-cell table:style-name="ce31" table:formula="of:=[.E13]-[.G13]*[.F13]" office:value-type="float" office:value="-3.064875" calcext:value-type="float">
            <text:p><text:s/>-3.0649 </text:p>
          </table:table-cell>
          <table:table-cell table:style-name="ce37" table:formula="of:=ROUND([.C13]*2^[.$L$2];0)" office:value-type="float" office:value="1634" calcext:value-type="float">
            <text:p>1634</text:p>
          </table:table-cell>
          <table:table-cell table:style-name="ce26" table:formula="of:=ROUND([.D13]*2^[.$L$2];0)" office:value-type="float" office:value="-6" calcext:value-type="float">
            <text:p>-6</text:p>
          </table:table-cell>
          <table:table-cell table:style-name="ce26" table:formula="of:=ROUND([.E13]*2^[.$N$2];0)" office:value-type="float" office:value="-195" calcext:value-type="float">
            <text:p>-195</text:p>
          </table:table-cell>
          <table:table-cell table:style-name="ce26" table:formula="of:=ROUND([.H13]*2^[.$L$2];0)" office:value-type="float" office:value="1634" calcext:value-type="float">
            <text:p>1634</text:p>
          </table:table-cell>
          <table:table-cell table:style-name="ce26" table:formula="of:=ROUND([.I13]*2^[.$L$2];0)" office:value-type="float" office:value="19" calcext:value-type="float">
            <text:p>19</text:p>
          </table:table-cell>
          <table:table-cell table:style-name="ce26" table:formula="of:=ROUND([.J13]*2^[.$N$2];0)" office:value-type="float" office:value="-196" calcext:value-type="float">
            <text:p>-196</text:p>
          </table:table-cell>
          <table:table-cell table:style-name="ce26" table:formula="of:=IF(OR([.K13]&lt;-(2^[.$P$2]);[.K13]&gt;(2^[.$P$2]-1));&quot;OVR&quot;;DEC2HEX(IF([.K13]&gt;=0;[.K13];[.K13]+2^[.$P$2]);[.$P$2]/4))" office:value-type="string" office:string-value="0662" calcext:value-type="string">
            <text:p>0662</text:p>
          </table:table-cell>
          <table:table-cell table:style-name="ce26" table:formula="of:=IF(OR([.L13]&lt;-(2^[.$P$2]);[.L13]&gt;(2^[.$P$2]-1));&quot;OVR&quot;;DEC2HEX(IF([.L13]&gt;=0;[.L13];[.L13]+2^[.$P$2]);[.$P$2]/4))" office:value-type="string" office:string-value="FFFA" calcext:value-type="string">
            <text:p>FFFA</text:p>
          </table:table-cell>
          <table:table-cell table:style-name="ce26" table:formula="of:=IF(OR([.M13]&lt;-(2^[.$R$2]);[.M13]&gt;(2^[.$R$2]-1));&quot;OVR&quot;;DEC2HEX(IF([.M13]&gt;=0;[.M13];[.M13]+2^[.$R$2]);[.$R$2]/4))" office:value-type="string" office:string-value="FF3D" calcext:value-type="string">
            <text:p>FF3D</text:p>
          </table:table-cell>
          <table:table-cell table:style-name="ce26" table:formula="of:=IF(OR([.N13]&lt;-(2^[.$P$2]);[.N13]&gt;(2^[.$P$2]-1));&quot;OVR&quot;;DEC2HEX(IF([.N13]&gt;=0;[.N13];[.N13]+2^[.$P$2]);[.$P$2]/4))" office:value-type="string" office:string-value="0662" calcext:value-type="string">
            <text:p>0662</text:p>
          </table:table-cell>
          <table:table-cell table:style-name="ce26" table:formula="of:=IF(OR([.O13]&lt;-(2^[.$P$2]);[.O13]&gt;(2^[.$P$2]-1));&quot;OVR&quot;;DEC2HEX(IF([.O13]&gt;=0;[.O13];[.O13]+2^[.$P$2]);[.$P$2]/4))" office:value-type="string" office:string-value="0013" calcext:value-type="string">
            <text:p>0013</text:p>
          </table:table-cell>
          <table:table-cell table:style-name="ce44" table:formula="of:=IF(OR([.P13]&lt;-(2^[.$R$2]);[.P13]&gt;(2^[.$R$2]-1));&quot;OVR&quot;;DEC2HEX(IF([.P13]&gt;=0;[.P13];[.P13]+2^[.$R$2]);[.$R$2]/4))" office:value-type="string" office:string-value="FF3C" calcext:value-type="string">
            <text:p>FF3C</text:p>
          </table:table-cell>
          <table:table-cell table:number-columns-repeated="100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table:formula="of:=[.B13]+1" office:value-type="float" office:value="7" calcext:value-type="float">
            <text:p>7</text:p>
          </table:table-cell>
          <table:table-cell table:style-name="ce14" table:formula="of:=[.H13]" office:value-type="float" office:value="0.798" calcext:value-type="float">
            <text:p><text:s/>0.7980 </text:p>
          </table:table-cell>
          <table:table-cell table:style-name="ce21" table:formula="of:=[.I13]" office:value-type="float" office:value="0.00940624999999998" calcext:value-type="float">
            <text:p><text:s/>0.0094 </text:p>
          </table:table-cell>
          <table:table-cell table:style-name="ce84" table:formula="of:=[.J13]" office:value-type="float" office:value="-3.064875" calcext:value-type="float">
            <text:p><text:s/>-3.0649 </text:p>
          </table:table-cell>
          <table:table-cell table:style-name="ce21" table:formula="of:=POWER(2;-[.B14])" office:value-type="float" office:value="0.0078125" calcext:value-type="float">
            <text:p><text:s/>0.0078 </text:p>
          </table:table-cell>
          <table:table-cell table:style-name="ce26" table:formula="of:=IF([.D14]&gt;=0;-1;1)" office:value-type="float" office:value="-1" calcext:value-type="float">
            <text:p>-1</text:p>
          </table:table-cell>
          <table:table-cell table:style-name="ce21" table:formula="of:=[.C14]" office:value-type="float" office:value="0.798" calcext:value-type="float">
            <text:p><text:s/>0.7980 </text:p>
          </table:table-cell>
          <table:table-cell table:style-name="ce21" table:formula="of:=[.D14]+[.G14]*[.F14]*[.C14]" office:value-type="float" office:value="0.00317187499999998" calcext:value-type="float">
            <text:p><text:s/>0.0032 </text:p>
          </table:table-cell>
          <table:table-cell table:style-name="ce31" table:formula="of:=[.E14]-[.G14]*[.F14]" office:value-type="float" office:value="-3.0570625" calcext:value-type="float">
            <text:p><text:s/>-3.0571 </text:p>
          </table:table-cell>
          <table:table-cell table:style-name="ce37" table:formula="of:=ROUND([.C14]*2^[.$L$2];0)" office:value-type="float" office:value="1634" calcext:value-type="float">
            <text:p>1634</text:p>
          </table:table-cell>
          <table:table-cell table:style-name="ce26" table:formula="of:=ROUND([.D14]*2^[.$L$2];0)" office:value-type="float" office:value="19" calcext:value-type="float">
            <text:p>19</text:p>
          </table:table-cell>
          <table:table-cell table:style-name="ce26" table:formula="of:=ROUND([.E14]*2^[.$N$2];0)" office:value-type="float" office:value="-196" calcext:value-type="float">
            <text:p>-196</text:p>
          </table:table-cell>
          <table:table-cell table:style-name="ce26" table:formula="of:=ROUND([.H14]*2^[.$L$2];0)" office:value-type="float" office:value="1634" calcext:value-type="float">
            <text:p>1634</text:p>
          </table:table-cell>
          <table:table-cell table:style-name="ce26" table:formula="of:=ROUND([.I14]*2^[.$L$2];0)" office:value-type="float" office:value="6" calcext:value-type="float">
            <text:p>6</text:p>
          </table:table-cell>
          <table:table-cell table:style-name="ce26" table:formula="of:=ROUND([.J14]*2^[.$N$2];0)" office:value-type="float" office:value="-196" calcext:value-type="float">
            <text:p>-196</text:p>
          </table:table-cell>
          <table:table-cell table:style-name="ce26" table:formula="of:=IF(OR([.K14]&lt;-(2^[.$P$2]);[.K14]&gt;(2^[.$P$2]-1));&quot;OVR&quot;;DEC2HEX(IF([.K14]&gt;=0;[.K14];[.K14]+2^[.$P$2]);[.$P$2]/4))" office:value-type="string" office:string-value="0662" calcext:value-type="string">
            <text:p>0662</text:p>
          </table:table-cell>
          <table:table-cell table:style-name="ce26" table:formula="of:=IF(OR([.L14]&lt;-(2^[.$P$2]);[.L14]&gt;(2^[.$P$2]-1));&quot;OVR&quot;;DEC2HEX(IF([.L14]&gt;=0;[.L14];[.L14]+2^[.$P$2]);[.$P$2]/4))" office:value-type="string" office:string-value="0013" calcext:value-type="string">
            <text:p>0013</text:p>
          </table:table-cell>
          <table:table-cell table:style-name="ce26" table:formula="of:=IF(OR([.M14]&lt;-(2^[.$R$2]);[.M14]&gt;(2^[.$R$2]-1));&quot;OVR&quot;;DEC2HEX(IF([.M14]&gt;=0;[.M14];[.M14]+2^[.$R$2]);[.$R$2]/4))" office:value-type="string" office:string-value="FF3C" calcext:value-type="string">
            <text:p>FF3C</text:p>
          </table:table-cell>
          <table:table-cell table:style-name="ce26" table:formula="of:=IF(OR([.N14]&lt;-(2^[.$P$2]);[.N14]&gt;(2^[.$P$2]-1));&quot;OVR&quot;;DEC2HEX(IF([.N14]&gt;=0;[.N14];[.N14]+2^[.$P$2]);[.$P$2]/4))" office:value-type="string" office:string-value="0662" calcext:value-type="string">
            <text:p>0662</text:p>
          </table:table-cell>
          <table:table-cell table:style-name="ce26" table:formula="of:=IF(OR([.O14]&lt;-(2^[.$P$2]);[.O14]&gt;(2^[.$P$2]-1));&quot;OVR&quot;;DEC2HEX(IF([.O14]&gt;=0;[.O14];[.O14]+2^[.$P$2]);[.$P$2]/4))" office:value-type="string" office:string-value="0006" calcext:value-type="string">
            <text:p>0006</text:p>
          </table:table-cell>
          <table:table-cell table:style-name="ce44" table:formula="of:=IF(OR([.P14]&lt;-(2^[.$R$2]);[.P14]&gt;(2^[.$R$2]-1));&quot;OVR&quot;;DEC2HEX(IF([.P14]&gt;=0;[.P14];[.P14]+2^[.$R$2]);[.$R$2]/4))" office:value-type="string" office:string-value="FF3C" calcext:value-type="string">
            <text:p>FF3C</text:p>
          </table:table-cell>
          <table:table-cell table:number-columns-repeated="100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table:formula="of:=[.B14]+1" office:value-type="float" office:value="8" calcext:value-type="float">
            <text:p>8</text:p>
          </table:table-cell>
          <table:table-cell table:style-name="ce14" table:formula="of:=[.H14]" office:value-type="float" office:value="0.798" calcext:value-type="float">
            <text:p><text:s/>0.7980 </text:p>
          </table:table-cell>
          <table:table-cell table:style-name="ce21" table:formula="of:=[.I14]" office:value-type="float" office:value="0.00317187499999998" calcext:value-type="float">
            <text:p><text:s/>0.0032 </text:p>
          </table:table-cell>
          <table:table-cell table:style-name="ce84" table:formula="of:=[.J14]" office:value-type="float" office:value="-3.0570625" calcext:value-type="float">
            <text:p><text:s/>-3.0571 </text:p>
          </table:table-cell>
          <table:table-cell table:style-name="ce21" table:formula="of:=POWER(2;-[.B15])" office:value-type="float" office:value="0.00390625" calcext:value-type="float">
            <text:p><text:s/>0.0039 </text:p>
          </table:table-cell>
          <table:table-cell table:style-name="ce26" table:formula="of:=IF([.D15]&gt;=0;-1;1)" office:value-type="float" office:value="-1" calcext:value-type="float">
            <text:p>-1</text:p>
          </table:table-cell>
          <table:table-cell table:style-name="ce21" table:formula="of:=[.C15]" office:value-type="float" office:value="0.798" calcext:value-type="float">
            <text:p><text:s/>0.7980 </text:p>
          </table:table-cell>
          <table:table-cell table:style-name="ce21" table:formula="of:=[.D15]+[.G15]*[.F15]*[.C15]" office:value-type="float" office:value="0.0000546874999999766" calcext:value-type="float">
            <text:p><text:s/>0.0001 </text:p>
          </table:table-cell>
          <table:table-cell table:style-name="ce31" table:formula="of:=[.E15]-[.G15]*[.F15]" office:value-type="float" office:value="-3.05315625" calcext:value-type="float">
            <text:p><text:s/>-3.0532 </text:p>
          </table:table-cell>
          <table:table-cell table:style-name="ce37" table:formula="of:=ROUND([.C15]*2^[.$L$2];0)" office:value-type="float" office:value="1634" calcext:value-type="float">
            <text:p>1634</text:p>
          </table:table-cell>
          <table:table-cell table:style-name="ce26" table:formula="of:=ROUND([.D15]*2^[.$L$2];0)" office:value-type="float" office:value="6" calcext:value-type="float">
            <text:p>6</text:p>
          </table:table-cell>
          <table:table-cell table:style-name="ce26" table:formula="of:=ROUND([.E15]*2^[.$N$2];0)" office:value-type="float" office:value="-196" calcext:value-type="float">
            <text:p>-196</text:p>
          </table:table-cell>
          <table:table-cell table:style-name="ce26" table:formula="of:=ROUND([.H15]*2^[.$L$2];0)" office:value-type="float" office:value="1634" calcext:value-type="float">
            <text:p>1634</text:p>
          </table:table-cell>
          <table:table-cell table:style-name="ce26" table:formula="of:=ROUND([.I15]*2^[.$L$2];0)" office:value-type="float" office:value="0" calcext:value-type="float">
            <text:p>0</text:p>
          </table:table-cell>
          <table:table-cell table:style-name="ce26" table:formula="of:=ROUND([.J15]*2^[.$N$2];0)" office:value-type="float" office:value="-195" calcext:value-type="float">
            <text:p>-195</text:p>
          </table:table-cell>
          <table:table-cell table:style-name="ce26" table:formula="of:=IF(OR([.K15]&lt;-(2^[.$P$2]);[.K15]&gt;(2^[.$P$2]-1));&quot;OVR&quot;;DEC2HEX(IF([.K15]&gt;=0;[.K15];[.K15]+2^[.$P$2]);[.$P$2]/4))" office:value-type="string" office:string-value="0662" calcext:value-type="string">
            <text:p>0662</text:p>
          </table:table-cell>
          <table:table-cell table:style-name="ce26" table:formula="of:=IF(OR([.L15]&lt;-(2^[.$P$2]);[.L15]&gt;(2^[.$P$2]-1));&quot;OVR&quot;;DEC2HEX(IF([.L15]&gt;=0;[.L15];[.L15]+2^[.$P$2]);[.$P$2]/4))" office:value-type="string" office:string-value="0006" calcext:value-type="string">
            <text:p>0006</text:p>
          </table:table-cell>
          <table:table-cell table:style-name="ce26" table:formula="of:=IF(OR([.M15]&lt;-(2^[.$R$2]);[.M15]&gt;(2^[.$R$2]-1));&quot;OVR&quot;;DEC2HEX(IF([.M15]&gt;=0;[.M15];[.M15]+2^[.$R$2]);[.$R$2]/4))" office:value-type="string" office:string-value="FF3C" calcext:value-type="string">
            <text:p>FF3C</text:p>
          </table:table-cell>
          <table:table-cell table:style-name="ce26" table:formula="of:=IF(OR([.N15]&lt;-(2^[.$P$2]);[.N15]&gt;(2^[.$P$2]-1));&quot;OVR&quot;;DEC2HEX(IF([.N15]&gt;=0;[.N15];[.N15]+2^[.$P$2]);[.$P$2]/4))" office:value-type="string" office:string-value="0662" calcext:value-type="string">
            <text:p>0662</text:p>
          </table:table-cell>
          <table:table-cell table:style-name="ce26" table:formula="of:=IF(OR([.O15]&lt;-(2^[.$P$2]);[.O15]&gt;(2^[.$P$2]-1));&quot;OVR&quot;;DEC2HEX(IF([.O15]&gt;=0;[.O15];[.O15]+2^[.$P$2]);[.$P$2]/4))" office:value-type="string" office:string-value="0000" calcext:value-type="string">
            <text:p>0000</text:p>
          </table:table-cell>
          <table:table-cell table:style-name="ce44" table:formula="of:=IF(OR([.P15]&lt;-(2^[.$R$2]);[.P15]&gt;(2^[.$R$2]-1));&quot;OVR&quot;;DEC2HEX(IF([.P15]&gt;=0;[.P15];[.P15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[.B15]+1" office:value-type="float" office:value="9" calcext:value-type="float">
            <text:p>9</text:p>
          </table:table-cell>
          <table:table-cell table:style-name="ce14" table:formula="of:=[.H15]" office:value-type="float" office:value="0.798" calcext:value-type="float">
            <text:p><text:s/>0.7980 </text:p>
          </table:table-cell>
          <table:table-cell table:style-name="ce21" table:formula="of:=[.I15]" office:value-type="float" office:value="0.0000546874999999766" calcext:value-type="float">
            <text:p><text:s/>0.0001 </text:p>
          </table:table-cell>
          <table:table-cell table:style-name="ce84" table:formula="of:=[.J15]" office:value-type="float" office:value="-3.05315625" calcext:value-type="float">
            <text:p><text:s/>-3.0532 </text:p>
          </table:table-cell>
          <table:table-cell table:style-name="ce21" table:formula="of:=POWER(2;-[.B16])" office:value-type="float" office:value="0.001953125" calcext:value-type="float">
            <text:p><text:s/>0.0020 </text:p>
          </table:table-cell>
          <table:table-cell table:style-name="ce26" table:formula="of:=IF([.D16]&gt;=0;-1;1)" office:value-type="float" office:value="-1" calcext:value-type="float">
            <text:p>-1</text:p>
          </table:table-cell>
          <table:table-cell table:style-name="ce21" table:formula="of:=[.C16]" office:value-type="float" office:value="0.798" calcext:value-type="float">
            <text:p><text:s/>0.7980 </text:p>
          </table:table-cell>
          <table:table-cell table:style-name="ce21" table:formula="of:=[.D16]+[.G16]*[.F16]*[.C16]" office:value-type="float" office:value="-0.00150390625000002" calcext:value-type="float">
            <text:p><text:s/>-0.0015 </text:p>
          </table:table-cell>
          <table:table-cell table:style-name="ce31" table:formula="of:=[.E16]-[.G16]*[.F16]" office:value-type="float" office:value="-3.051203125" calcext:value-type="float">
            <text:p><text:s/>-3.0512 </text:p>
          </table:table-cell>
          <table:table-cell table:style-name="ce37" table:formula="of:=ROUND([.C16]*2^[.$L$2];0)" office:value-type="float" office:value="1634" calcext:value-type="float">
            <text:p>1634</text:p>
          </table:table-cell>
          <table:table-cell table:style-name="ce26" table:formula="of:=ROUND([.D16]*2^[.$L$2];0)" office:value-type="float" office:value="0" calcext:value-type="float">
            <text:p>0</text:p>
          </table:table-cell>
          <table:table-cell table:style-name="ce26" table:formula="of:=ROUND([.E16]*2^[.$N$2];0)" office:value-type="float" office:value="-195" calcext:value-type="float">
            <text:p>-195</text:p>
          </table:table-cell>
          <table:table-cell table:style-name="ce26" table:formula="of:=ROUND([.H16]*2^[.$L$2];0)" office:value-type="float" office:value="1634" calcext:value-type="float">
            <text:p>1634</text:p>
          </table:table-cell>
          <table:table-cell table:style-name="ce26" table:formula="of:=ROUND([.I16]*2^[.$L$2];0)" office:value-type="float" office:value="-3" calcext:value-type="float">
            <text:p>-3</text:p>
          </table:table-cell>
          <table:table-cell table:style-name="ce26" table:formula="of:=ROUND([.J16]*2^[.$N$2];0)" office:value-type="float" office:value="-195" calcext:value-type="float">
            <text:p>-195</text:p>
          </table:table-cell>
          <table:table-cell table:style-name="ce26" table:formula="of:=IF(OR([.K16]&lt;-(2^[.$P$2]);[.K16]&gt;(2^[.$P$2]-1));&quot;OVR&quot;;DEC2HEX(IF([.K16]&gt;=0;[.K16];[.K16]+2^[.$P$2]);[.$P$2]/4))" office:value-type="string" office:string-value="0662" calcext:value-type="string">
            <text:p>0662</text:p>
          </table:table-cell>
          <table:table-cell table:style-name="ce26" table:formula="of:=IF(OR([.L16]&lt;-(2^[.$P$2]);[.L16]&gt;(2^[.$P$2]-1));&quot;OVR&quot;;DEC2HEX(IF([.L16]&gt;=0;[.L16];[.L16]+2^[.$P$2]);[.$P$2]/4))" office:value-type="string" office:string-value="0000" calcext:value-type="string">
            <text:p>0000</text:p>
          </table:table-cell>
          <table:table-cell table:style-name="ce26" table:formula="of:=IF(OR([.M16]&lt;-(2^[.$R$2]);[.M16]&gt;(2^[.$R$2]-1));&quot;OVR&quot;;DEC2HEX(IF([.M16]&gt;=0;[.M16];[.M16]+2^[.$R$2]);[.$R$2]/4))" office:value-type="string" office:string-value="FF3D" calcext:value-type="string">
            <text:p>FF3D</text:p>
          </table:table-cell>
          <table:table-cell table:style-name="ce26" table:formula="of:=IF(OR([.N16]&lt;-(2^[.$P$2]);[.N16]&gt;(2^[.$P$2]-1));&quot;OVR&quot;;DEC2HEX(IF([.N16]&gt;=0;[.N16];[.N16]+2^[.$P$2]);[.$P$2]/4))" office:value-type="string" office:string-value="0662" calcext:value-type="string">
            <text:p>0662</text:p>
          </table:table-cell>
          <table:table-cell table:style-name="ce26" table:formula="of:=IF(OR([.O16]&lt;-(2^[.$P$2]);[.O16]&gt;(2^[.$P$2]-1));&quot;OVR&quot;;DEC2HEX(IF([.O16]&gt;=0;[.O16];[.O16]+2^[.$P$2]);[.$P$2]/4))" office:value-type="string" office:string-value="FFFD" calcext:value-type="string">
            <text:p>FFFD</text:p>
          </table:table-cell>
          <table:table-cell table:style-name="ce44" table:formula="of:=IF(OR([.P16]&lt;-(2^[.$R$2]);[.P16]&gt;(2^[.$R$2]-1));&quot;OVR&quot;;DEC2HEX(IF([.P16]&gt;=0;[.P16];[.P16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table:formula="of:=[.B16]+1" office:value-type="float" office:value="10" calcext:value-type="float">
            <text:p>10</text:p>
          </table:table-cell>
          <table:table-cell table:style-name="ce14" table:formula="of:=[.H16]" office:value-type="float" office:value="0.798" calcext:value-type="float">
            <text:p><text:s/>0.7980 </text:p>
          </table:table-cell>
          <table:table-cell table:style-name="ce21" table:formula="of:=[.I16]" office:value-type="float" office:value="-0.00150390625000002" calcext:value-type="float">
            <text:p><text:s/>-0.0015 </text:p>
          </table:table-cell>
          <table:table-cell table:style-name="ce84" table:formula="of:=[.J16]" office:value-type="float" office:value="-3.051203125" calcext:value-type="float">
            <text:p><text:s/>-3.0512 </text:p>
          </table:table-cell>
          <table:table-cell table:style-name="ce21" table:formula="of:=POWER(2;-[.B17])" office:value-type="float" office:value="0.0009765625" calcext:value-type="float">
            <text:p><text:s/>0.0010 </text:p>
          </table:table-cell>
          <table:table-cell table:style-name="ce26" table:formula="of:=IF([.D17]&gt;=0;-1;1)" office:value-type="float" office:value="1" calcext:value-type="float">
            <text:p>1</text:p>
          </table:table-cell>
          <table:table-cell table:style-name="ce21" table:formula="of:=[.C17]" office:value-type="float" office:value="0.798" calcext:value-type="float">
            <text:p><text:s/>0.7980 </text:p>
          </table:table-cell>
          <table:table-cell table:style-name="ce21" table:formula="of:=[.D17]+[.G17]*[.F17]*[.C17]" office:value-type="float" office:value="-0.000724609375000023" calcext:value-type="float">
            <text:p><text:s/>-0.0007 </text:p>
          </table:table-cell>
          <table:table-cell table:style-name="ce31" table:formula="of:=[.E17]-[.G17]*[.F17]" office:value-type="float" office:value="-3.0521796875" calcext:value-type="float">
            <text:p><text:s/>-3.0522 </text:p>
          </table:table-cell>
          <table:table-cell table:style-name="ce37" table:formula="of:=ROUND([.C17]*2^[.$L$2];0)" office:value-type="float" office:value="1634" calcext:value-type="float">
            <text:p>1634</text:p>
          </table:table-cell>
          <table:table-cell table:style-name="ce26" table:formula="of:=ROUND([.D17]*2^[.$L$2];0)" office:value-type="float" office:value="-3" calcext:value-type="float">
            <text:p>-3</text:p>
          </table:table-cell>
          <table:table-cell table:style-name="ce26" table:formula="of:=ROUND([.E17]*2^[.$N$2];0)" office:value-type="float" office:value="-195" calcext:value-type="float">
            <text:p>-195</text:p>
          </table:table-cell>
          <table:table-cell table:style-name="ce26" table:formula="of:=ROUND([.H17]*2^[.$L$2];0)" office:value-type="float" office:value="1634" calcext:value-type="float">
            <text:p>1634</text:p>
          </table:table-cell>
          <table:table-cell table:style-name="ce26" table:formula="of:=ROUND([.I17]*2^[.$L$2];0)" office:value-type="float" office:value="-1" calcext:value-type="float">
            <text:p>-1</text:p>
          </table:table-cell>
          <table:table-cell table:style-name="ce26" table:formula="of:=ROUND([.J17]*2^[.$N$2];0)" office:value-type="float" office:value="-195" calcext:value-type="float">
            <text:p>-195</text:p>
          </table:table-cell>
          <table:table-cell table:style-name="ce26" table:formula="of:=IF(OR([.K17]&lt;-(2^[.$P$2]);[.K17]&gt;(2^[.$P$2]-1));&quot;OVR&quot;;DEC2HEX(IF([.K17]&gt;=0;[.K17];[.K17]+2^[.$P$2]);[.$P$2]/4))" office:value-type="string" office:string-value="0662" calcext:value-type="string">
            <text:p>0662</text:p>
          </table:table-cell>
          <table:table-cell table:style-name="ce26" table:formula="of:=IF(OR([.L17]&lt;-(2^[.$P$2]);[.L17]&gt;(2^[.$P$2]-1));&quot;OVR&quot;;DEC2HEX(IF([.L17]&gt;=0;[.L17];[.L17]+2^[.$P$2]);[.$P$2]/4))" office:value-type="string" office:string-value="FFFD" calcext:value-type="string">
            <text:p>FFFD</text:p>
          </table:table-cell>
          <table:table-cell table:style-name="ce26" table:formula="of:=IF(OR([.M17]&lt;-(2^[.$R$2]);[.M17]&gt;(2^[.$R$2]-1));&quot;OVR&quot;;DEC2HEX(IF([.M17]&gt;=0;[.M17];[.M17]+2^[.$R$2]);[.$R$2]/4))" office:value-type="string" office:string-value="FF3D" calcext:value-type="string">
            <text:p>FF3D</text:p>
          </table:table-cell>
          <table:table-cell table:style-name="ce26" table:formula="of:=IF(OR([.N17]&lt;-(2^[.$P$2]);[.N17]&gt;(2^[.$P$2]-1));&quot;OVR&quot;;DEC2HEX(IF([.N17]&gt;=0;[.N17];[.N17]+2^[.$P$2]);[.$P$2]/4))" office:value-type="string" office:string-value="0662" calcext:value-type="string">
            <text:p>0662</text:p>
          </table:table-cell>
          <table:table-cell table:style-name="ce26" table:formula="of:=IF(OR([.O17]&lt;-(2^[.$P$2]);[.O17]&gt;(2^[.$P$2]-1));&quot;OVR&quot;;DEC2HEX(IF([.O17]&gt;=0;[.O17];[.O17]+2^[.$P$2]);[.$P$2]/4))" office:value-type="string" office:string-value="FFFF" calcext:value-type="string">
            <text:p>FFFF</text:p>
          </table:table-cell>
          <table:table-cell table:style-name="ce44" table:formula="of:=IF(OR([.P17]&lt;-(2^[.$R$2]);[.P17]&gt;(2^[.$R$2]-1));&quot;OVR&quot;;DEC2HEX(IF([.P17]&gt;=0;[.P17];[.P17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table:formula="of:=[.B17]+1" office:value-type="float" office:value="11" calcext:value-type="float">
            <text:p>11</text:p>
          </table:table-cell>
          <table:table-cell table:style-name="ce14" table:formula="of:=[.H17]" office:value-type="float" office:value="0.798" calcext:value-type="float">
            <text:p><text:s/>0.7980 </text:p>
          </table:table-cell>
          <table:table-cell table:style-name="ce21" table:formula="of:=[.I17]" office:value-type="float" office:value="-0.000724609375000023" calcext:value-type="float">
            <text:p><text:s/>-0.0007 </text:p>
          </table:table-cell>
          <table:table-cell table:style-name="ce84" table:formula="of:=[.J17]" office:value-type="float" office:value="-3.0521796875" calcext:value-type="float">
            <text:p><text:s/>-3.0522 </text:p>
          </table:table-cell>
          <table:table-cell table:style-name="ce21" table:formula="of:=POWER(2;-[.B18])" office:value-type="float" office:value="0.00048828125" calcext:value-type="float">
            <text:p><text:s/>0.0005 </text:p>
          </table:table-cell>
          <table:table-cell table:style-name="ce26" table:formula="of:=IF([.D18]&gt;=0;-1;1)" office:value-type="float" office:value="1" calcext:value-type="float">
            <text:p>1</text:p>
          </table:table-cell>
          <table:table-cell table:style-name="ce21" table:formula="of:=[.C18]" office:value-type="float" office:value="0.798" calcext:value-type="float">
            <text:p><text:s/>0.7980 </text:p>
          </table:table-cell>
          <table:table-cell table:style-name="ce21" table:formula="of:=[.D18]+[.G18]*[.F18]*[.C18]" office:value-type="float" office:value="-0.000334960937500023" calcext:value-type="float">
            <text:p><text:s/>-0.0003 </text:p>
          </table:table-cell>
          <table:table-cell table:style-name="ce31" table:formula="of:=[.E18]-[.G18]*[.F18]" office:value-type="float" office:value="-3.05266796875" calcext:value-type="float">
            <text:p><text:s/>-3.0527 </text:p>
          </table:table-cell>
          <table:table-cell table:style-name="ce37" table:formula="of:=ROUND([.C18]*2^[.$L$2];0)" office:value-type="float" office:value="1634" calcext:value-type="float">
            <text:p>1634</text:p>
          </table:table-cell>
          <table:table-cell table:style-name="ce26" table:formula="of:=ROUND([.D18]*2^[.$L$2];0)" office:value-type="float" office:value="-1" calcext:value-type="float">
            <text:p>-1</text:p>
          </table:table-cell>
          <table:table-cell table:style-name="ce26" table:formula="of:=ROUND([.E18]*2^[.$N$2];0)" office:value-type="float" office:value="-195" calcext:value-type="float">
            <text:p>-195</text:p>
          </table:table-cell>
          <table:table-cell table:style-name="ce26" table:formula="of:=ROUND([.H18]*2^[.$L$2];0)" office:value-type="float" office:value="1634" calcext:value-type="float">
            <text:p>1634</text:p>
          </table:table-cell>
          <table:table-cell table:style-name="ce26" table:formula="of:=ROUND([.I18]*2^[.$L$2];0)" office:value-type="float" office:value="-1" calcext:value-type="float">
            <text:p>-1</text:p>
          </table:table-cell>
          <table:table-cell table:style-name="ce26" table:formula="of:=ROUND([.J18]*2^[.$N$2];0)" office:value-type="float" office:value="-195" calcext:value-type="float">
            <text:p>-195</text:p>
          </table:table-cell>
          <table:table-cell table:style-name="ce26" table:formula="of:=IF(OR([.K18]&lt;-(2^[.$P$2]);[.K18]&gt;(2^[.$P$2]-1));&quot;OVR&quot;;DEC2HEX(IF([.K18]&gt;=0;[.K18];[.K18]+2^[.$P$2]);[.$P$2]/4))" office:value-type="string" office:string-value="0662" calcext:value-type="string">
            <text:p>0662</text:p>
          </table:table-cell>
          <table:table-cell table:style-name="ce26" table:formula="of:=IF(OR([.L18]&lt;-(2^[.$P$2]);[.L18]&gt;(2^[.$P$2]-1));&quot;OVR&quot;;DEC2HEX(IF([.L18]&gt;=0;[.L18];[.L18]+2^[.$P$2]);[.$P$2]/4))" office:value-type="string" office:string-value="FFFF" calcext:value-type="string">
            <text:p>FFFF</text:p>
          </table:table-cell>
          <table:table-cell table:style-name="ce26" table:formula="of:=IF(OR([.M18]&lt;-(2^[.$R$2]);[.M18]&gt;(2^[.$R$2]-1));&quot;OVR&quot;;DEC2HEX(IF([.M18]&gt;=0;[.M18];[.M18]+2^[.$R$2]);[.$R$2]/4))" office:value-type="string" office:string-value="FF3D" calcext:value-type="string">
            <text:p>FF3D</text:p>
          </table:table-cell>
          <table:table-cell table:style-name="ce26" table:formula="of:=IF(OR([.N18]&lt;-(2^[.$P$2]);[.N18]&gt;(2^[.$P$2]-1));&quot;OVR&quot;;DEC2HEX(IF([.N18]&gt;=0;[.N18];[.N18]+2^[.$P$2]);[.$P$2]/4))" office:value-type="string" office:string-value="0662" calcext:value-type="string">
            <text:p>0662</text:p>
          </table:table-cell>
          <table:table-cell table:style-name="ce26" table:formula="of:=IF(OR([.O18]&lt;-(2^[.$P$2]);[.O18]&gt;(2^[.$P$2]-1));&quot;OVR&quot;;DEC2HEX(IF([.O18]&gt;=0;[.O18];[.O18]+2^[.$P$2]);[.$P$2]/4))" office:value-type="string" office:string-value="FFFF" calcext:value-type="string">
            <text:p>FFFF</text:p>
          </table:table-cell>
          <table:table-cell table:style-name="ce44" table:formula="of:=IF(OR([.P18]&lt;-(2^[.$R$2]);[.P18]&gt;(2^[.$R$2]-1));&quot;OVR&quot;;DEC2HEX(IF([.P18]&gt;=0;[.P18];[.P18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table:formula="of:=[.B18]+1" office:value-type="float" office:value="12" calcext:value-type="float">
            <text:p>12</text:p>
          </table:table-cell>
          <table:table-cell table:style-name="ce14" table:formula="of:=[.H18]" office:value-type="float" office:value="0.798" calcext:value-type="float">
            <text:p><text:s/>0.7980 </text:p>
          </table:table-cell>
          <table:table-cell table:style-name="ce21" table:formula="of:=[.I18]" office:value-type="float" office:value="-0.000334960937500023" calcext:value-type="float">
            <text:p><text:s/>-0.0003 </text:p>
          </table:table-cell>
          <table:table-cell table:style-name="ce84" table:formula="of:=[.J18]" office:value-type="float" office:value="-3.05266796875" calcext:value-type="float">
            <text:p><text:s/>-3.0527 </text:p>
          </table:table-cell>
          <table:table-cell table:style-name="ce21" table:formula="of:=POWER(2;-[.B19])" office:value-type="float" office:value="0.000244140625" calcext:value-type="float">
            <text:p><text:s/>0.0002 </text:p>
          </table:table-cell>
          <table:table-cell table:style-name="ce26" table:formula="of:=IF([.D19]&gt;=0;-1;1)" office:value-type="float" office:value="1" calcext:value-type="float">
            <text:p>1</text:p>
          </table:table-cell>
          <table:table-cell table:style-name="ce21" table:formula="of:=[.C19]" office:value-type="float" office:value="0.798" calcext:value-type="float">
            <text:p><text:s/>0.7980 </text:p>
          </table:table-cell>
          <table:table-cell table:style-name="ce21" table:formula="of:=[.D19]+[.G19]*[.F19]*[.C19]" office:value-type="float" office:value="-0.000140136718750023" calcext:value-type="float">
            <text:p><text:s/>-0.0001 </text:p>
          </table:table-cell>
          <table:table-cell table:style-name="ce31" table:formula="of:=[.E19]-[.G19]*[.F19]" office:value-type="float" office:value="-3.052912109375" calcext:value-type="float">
            <text:p><text:s/>-3.0529 </text:p>
          </table:table-cell>
          <table:table-cell table:style-name="ce37" table:formula="of:=ROUND([.C19]*2^[.$L$2];0)" office:value-type="float" office:value="1634" calcext:value-type="float">
            <text:p>1634</text:p>
          </table:table-cell>
          <table:table-cell table:style-name="ce26" table:formula="of:=ROUND([.D19]*2^[.$L$2];0)" office:value-type="float" office:value="-1" calcext:value-type="float">
            <text:p>-1</text:p>
          </table:table-cell>
          <table:table-cell table:style-name="ce26" table:formula="of:=ROUND([.E19]*2^[.$N$2];0)" office:value-type="float" office:value="-195" calcext:value-type="float">
            <text:p>-195</text:p>
          </table:table-cell>
          <table:table-cell table:style-name="ce26" table:formula="of:=ROUND([.H19]*2^[.$L$2];0)" office:value-type="float" office:value="1634" calcext:value-type="float">
            <text:p>1634</text:p>
          </table:table-cell>
          <table:table-cell table:style-name="ce26" table:formula="of:=ROUND([.I19]*2^[.$L$2];0)" office:value-type="float" office:value="-0" calcext:value-type="float">
            <text:p>0</text:p>
          </table:table-cell>
          <table:table-cell table:style-name="ce26" table:formula="of:=ROUND([.J19]*2^[.$N$2];0)" office:value-type="float" office:value="-195" calcext:value-type="float">
            <text:p>-195</text:p>
          </table:table-cell>
          <table:table-cell table:style-name="ce26" table:formula="of:=IF(OR([.K19]&lt;-(2^[.$P$2]);[.K19]&gt;(2^[.$P$2]-1));&quot;OVR&quot;;DEC2HEX(IF([.K19]&gt;=0;[.K19];[.K19]+2^[.$P$2]);[.$P$2]/4))" office:value-type="string" office:string-value="0662" calcext:value-type="string">
            <text:p>0662</text:p>
          </table:table-cell>
          <table:table-cell table:style-name="ce26" table:formula="of:=IF(OR([.L19]&lt;-(2^[.$P$2]);[.L19]&gt;(2^[.$P$2]-1));&quot;OVR&quot;;DEC2HEX(IF([.L19]&gt;=0;[.L19];[.L19]+2^[.$P$2]);[.$P$2]/4))" office:value-type="string" office:string-value="FFFF" calcext:value-type="string">
            <text:p>FFFF</text:p>
          </table:table-cell>
          <table:table-cell table:style-name="ce26" table:formula="of:=IF(OR([.M19]&lt;-(2^[.$R$2]);[.M19]&gt;(2^[.$R$2]-1));&quot;OVR&quot;;DEC2HEX(IF([.M19]&gt;=0;[.M19];[.M19]+2^[.$R$2]);[.$R$2]/4))" office:value-type="string" office:string-value="FF3D" calcext:value-type="string">
            <text:p>FF3D</text:p>
          </table:table-cell>
          <table:table-cell table:style-name="ce26" table:formula="of:=IF(OR([.N19]&lt;-(2^[.$P$2]);[.N19]&gt;(2^[.$P$2]-1));&quot;OVR&quot;;DEC2HEX(IF([.N19]&gt;=0;[.N19];[.N19]+2^[.$P$2]);[.$P$2]/4))" office:value-type="string" office:string-value="0662" calcext:value-type="string">
            <text:p>0662</text:p>
          </table:table-cell>
          <table:table-cell table:style-name="ce26" table:formula="of:=IF(OR([.O19]&lt;-(2^[.$P$2]);[.O19]&gt;(2^[.$P$2]-1));&quot;OVR&quot;;DEC2HEX(IF([.O19]&gt;=0;[.O19];[.O19]+2^[.$P$2]);[.$P$2]/4))" office:value-type="string" office:string-value="0000" calcext:value-type="string">
            <text:p>0000</text:p>
          </table:table-cell>
          <table:table-cell table:style-name="ce44" table:formula="of:=IF(OR([.P19]&lt;-(2^[.$R$2]);[.P19]&gt;(2^[.$R$2]-1));&quot;OVR&quot;;DEC2HEX(IF([.P19]&gt;=0;[.P19];[.P19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[.B19]+1" office:value-type="float" office:value="13" calcext:value-type="float">
            <text:p>13</text:p>
          </table:table-cell>
          <table:table-cell table:style-name="ce14" table:formula="of:=[.H19]" office:value-type="float" office:value="0.798" calcext:value-type="float">
            <text:p><text:s/>0.7980 </text:p>
          </table:table-cell>
          <table:table-cell table:style-name="ce21" table:formula="of:=[.I19]" office:value-type="float" office:value="-0.000140136718750023" calcext:value-type="float">
            <text:p><text:s/>-0.0001 </text:p>
          </table:table-cell>
          <table:table-cell table:style-name="ce84" table:formula="of:=[.J19]" office:value-type="float" office:value="-3.052912109375" calcext:value-type="float">
            <text:p><text:s/>-3.0529 </text:p>
          </table:table-cell>
          <table:table-cell table:style-name="ce21" table:formula="of:=POWER(2;-[.B20])" office:value-type="float" office:value="0.0001220703125" calcext:value-type="float">
            <text:p><text:s/>0.0001 </text:p>
          </table:table-cell>
          <table:table-cell table:style-name="ce26" table:formula="of:=IF([.D20]&gt;=0;-1;1)" office:value-type="float" office:value="1" calcext:value-type="float">
            <text:p>1</text:p>
          </table:table-cell>
          <table:table-cell table:style-name="ce21" table:formula="of:=[.C20]" office:value-type="float" office:value="0.798" calcext:value-type="float">
            <text:p><text:s/>0.7980 </text:p>
          </table:table-cell>
          <table:table-cell table:style-name="ce21" table:formula="of:=[.D20]+[.G20]*[.F20]*[.C20]" office:value-type="float" office:value="-0.0000427246093750234" calcext:value-type="float">
            <text:p><text:s/>-0.0000 </text:p>
          </table:table-cell>
          <table:table-cell table:style-name="ce31" table:formula="of:=[.E20]-[.G20]*[.F20]" office:value-type="float" office:value="-3.0530341796875" calcext:value-type="float">
            <text:p><text:s/>-3.0530 </text:p>
          </table:table-cell>
          <table:table-cell table:style-name="ce37" table:formula="of:=ROUND([.C20]*2^[.$L$2];0)" office:value-type="float" office:value="1634" calcext:value-type="float">
            <text:p>1634</text:p>
          </table:table-cell>
          <table:table-cell table:style-name="ce26" table:formula="of:=ROUND([.D20]*2^[.$L$2];0)" office:value-type="float" office:value="-0" calcext:value-type="float">
            <text:p>0</text:p>
          </table:table-cell>
          <table:table-cell table:style-name="ce26" table:formula="of:=ROUND([.E20]*2^[.$N$2];0)" office:value-type="float" office:value="-195" calcext:value-type="float">
            <text:p>-195</text:p>
          </table:table-cell>
          <table:table-cell table:style-name="ce26" table:formula="of:=ROUND([.H20]*2^[.$L$2];0)" office:value-type="float" office:value="1634" calcext:value-type="float">
            <text:p>1634</text:p>
          </table:table-cell>
          <table:table-cell table:style-name="ce26" table:formula="of:=ROUND([.I20]*2^[.$L$2];0)" office:value-type="float" office:value="-0" calcext:value-type="float">
            <text:p>0</text:p>
          </table:table-cell>
          <table:table-cell table:style-name="ce26" table:formula="of:=ROUND([.J20]*2^[.$N$2];0)" office:value-type="float" office:value="-195" calcext:value-type="float">
            <text:p>-195</text:p>
          </table:table-cell>
          <table:table-cell table:style-name="ce26" table:formula="of:=IF(OR([.K20]&lt;-(2^[.$P$2]);[.K20]&gt;(2^[.$P$2]-1));&quot;OVR&quot;;DEC2HEX(IF([.K20]&gt;=0;[.K20];[.K20]+2^[.$P$2]);[.$P$2]/4))" office:value-type="string" office:string-value="0662" calcext:value-type="string">
            <text:p>0662</text:p>
          </table:table-cell>
          <table:table-cell table:style-name="ce26" table:formula="of:=IF(OR([.L20]&lt;-(2^[.$P$2]);[.L20]&gt;(2^[.$P$2]-1));&quot;OVR&quot;;DEC2HEX(IF([.L20]&gt;=0;[.L20];[.L20]+2^[.$P$2]);[.$P$2]/4))" office:value-type="string" office:string-value="0000" calcext:value-type="string">
            <text:p>0000</text:p>
          </table:table-cell>
          <table:table-cell table:style-name="ce26" table:formula="of:=IF(OR([.M20]&lt;-(2^[.$R$2]);[.M20]&gt;(2^[.$R$2]-1));&quot;OVR&quot;;DEC2HEX(IF([.M20]&gt;=0;[.M20];[.M20]+2^[.$R$2]);[.$R$2]/4))" office:value-type="string" office:string-value="FF3D" calcext:value-type="string">
            <text:p>FF3D</text:p>
          </table:table-cell>
          <table:table-cell table:style-name="ce26" table:formula="of:=IF(OR([.N20]&lt;-(2^[.$P$2]);[.N20]&gt;(2^[.$P$2]-1));&quot;OVR&quot;;DEC2HEX(IF([.N20]&gt;=0;[.N20];[.N20]+2^[.$P$2]);[.$P$2]/4))" office:value-type="string" office:string-value="0662" calcext:value-type="string">
            <text:p>0662</text:p>
          </table:table-cell>
          <table:table-cell table:style-name="ce26" table:formula="of:=IF(OR([.O20]&lt;-(2^[.$P$2]);[.O20]&gt;(2^[.$P$2]-1));&quot;OVR&quot;;DEC2HEX(IF([.O20]&gt;=0;[.O20];[.O20]+2^[.$P$2]);[.$P$2]/4))" office:value-type="string" office:string-value="0000" calcext:value-type="string">
            <text:p>0000</text:p>
          </table:table-cell>
          <table:table-cell table:style-name="ce44" table:formula="of:=IF(OR([.P20]&lt;-(2^[.$R$2]);[.P20]&gt;(2^[.$R$2]-1));&quot;OVR&quot;;DEC2HEX(IF([.P20]&gt;=0;[.P20];[.P20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table:formula="of:=[.B20]+1" office:value-type="float" office:value="14" calcext:value-type="float">
            <text:p>14</text:p>
          </table:table-cell>
          <table:table-cell table:style-name="ce14" table:formula="of:=[.H20]" office:value-type="float" office:value="0.798" calcext:value-type="float">
            <text:p><text:s/>0.7980 </text:p>
          </table:table-cell>
          <table:table-cell table:style-name="ce21" table:formula="of:=[.I20]" office:value-type="float" office:value="-0.0000427246093750234" calcext:value-type="float">
            <text:p><text:s/>-0.0000 </text:p>
          </table:table-cell>
          <table:table-cell table:style-name="ce84" table:formula="of:=[.J20]" office:value-type="float" office:value="-3.0530341796875" calcext:value-type="float">
            <text:p><text:s/>-3.0530 </text:p>
          </table:table-cell>
          <table:table-cell table:style-name="ce21" table:formula="of:=POWER(2;-[.B21])" office:value-type="float" office:value="0.00006103515625" calcext:value-type="float">
            <text:p><text:s/>0.0001 </text:p>
          </table:table-cell>
          <table:table-cell table:style-name="ce26" table:formula="of:=IF([.D21]&gt;=0;-1;1)" office:value-type="float" office:value="1" calcext:value-type="float">
            <text:p>1</text:p>
          </table:table-cell>
          <table:table-cell table:style-name="ce21" table:formula="of:=[.C21]" office:value-type="float" office:value="0.798" calcext:value-type="float">
            <text:p><text:s/>0.7980 </text:p>
          </table:table-cell>
          <table:table-cell table:style-name="ce21" table:formula="of:=[.D21]+[.G21]*[.F21]*[.C21]" office:value-type="float" office:value="0.00000598144531247663" calcext:value-type="float">
            <text:p><text:s/>0.0000 </text:p>
          </table:table-cell>
          <table:table-cell table:style-name="ce31" table:formula="of:=[.E21]-[.G21]*[.F21]" office:value-type="float" office:value="-3.05309521484375" calcext:value-type="float">
            <text:p><text:s/>-3.0531 </text:p>
          </table:table-cell>
          <table:table-cell table:style-name="ce37" table:formula="of:=ROUND([.C21]*2^[.$L$2];0)" office:value-type="float" office:value="1634" calcext:value-type="float">
            <text:p>1634</text:p>
          </table:table-cell>
          <table:table-cell table:style-name="ce26" table:formula="of:=ROUND([.D21]*2^[.$L$2];0)" office:value-type="float" office:value="-0" calcext:value-type="float">
            <text:p>0</text:p>
          </table:table-cell>
          <table:table-cell table:style-name="ce26" table:formula="of:=ROUND([.E21]*2^[.$N$2];0)" office:value-type="float" office:value="-195" calcext:value-type="float">
            <text:p>-195</text:p>
          </table:table-cell>
          <table:table-cell table:style-name="ce26" table:formula="of:=ROUND([.H21]*2^[.$L$2];0)" office:value-type="float" office:value="1634" calcext:value-type="float">
            <text:p>1634</text:p>
          </table:table-cell>
          <table:table-cell table:style-name="ce26" table:formula="of:=ROUND([.I21]*2^[.$L$2];0)" office:value-type="float" office:value="0" calcext:value-type="float">
            <text:p>0</text:p>
          </table:table-cell>
          <table:table-cell table:style-name="ce26" table:formula="of:=ROUND([.J21]*2^[.$N$2];0)" office:value-type="float" office:value="-195" calcext:value-type="float">
            <text:p>-195</text:p>
          </table:table-cell>
          <table:table-cell table:style-name="ce26" table:formula="of:=IF(OR([.K21]&lt;-(2^[.$P$2]);[.K21]&gt;(2^[.$P$2]-1));&quot;OVR&quot;;DEC2HEX(IF([.K21]&gt;=0;[.K21];[.K21]+2^[.$P$2]);[.$P$2]/4))" office:value-type="string" office:string-value="0662" calcext:value-type="string">
            <text:p>0662</text:p>
          </table:table-cell>
          <table:table-cell table:style-name="ce26" table:formula="of:=IF(OR([.L21]&lt;-(2^[.$P$2]);[.L21]&gt;(2^[.$P$2]-1));&quot;OVR&quot;;DEC2HEX(IF([.L21]&gt;=0;[.L21];[.L21]+2^[.$P$2]);[.$P$2]/4))" office:value-type="string" office:string-value="0000" calcext:value-type="string">
            <text:p>0000</text:p>
          </table:table-cell>
          <table:table-cell table:style-name="ce26" table:formula="of:=IF(OR([.M21]&lt;-(2^[.$R$2]);[.M21]&gt;(2^[.$R$2]-1));&quot;OVR&quot;;DEC2HEX(IF([.M21]&gt;=0;[.M21];[.M21]+2^[.$R$2]);[.$R$2]/4))" office:value-type="string" office:string-value="FF3D" calcext:value-type="string">
            <text:p>FF3D</text:p>
          </table:table-cell>
          <table:table-cell table:style-name="ce26" table:formula="of:=IF(OR([.N21]&lt;-(2^[.$P$2]);[.N21]&gt;(2^[.$P$2]-1));&quot;OVR&quot;;DEC2HEX(IF([.N21]&gt;=0;[.N21];[.N21]+2^[.$P$2]);[.$P$2]/4))" office:value-type="string" office:string-value="0662" calcext:value-type="string">
            <text:p>0662</text:p>
          </table:table-cell>
          <table:table-cell table:style-name="ce26" table:formula="of:=IF(OR([.O21]&lt;-(2^[.$P$2]);[.O21]&gt;(2^[.$P$2]-1));&quot;OVR&quot;;DEC2HEX(IF([.O21]&gt;=0;[.O21];[.O21]+2^[.$P$2]);[.$P$2]/4))" office:value-type="string" office:string-value="0000" calcext:value-type="string">
            <text:p>0000</text:p>
          </table:table-cell>
          <table:table-cell table:style-name="ce44" table:formula="of:=IF(OR([.P21]&lt;-(2^[.$R$2]);[.P21]&gt;(2^[.$R$2]-1));&quot;OVR&quot;;DEC2HEX(IF([.P21]&gt;=0;[.P21];[.P21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table:formula="of:=[.B21]+1" office:value-type="float" office:value="15" calcext:value-type="float">
            <text:p>15</text:p>
          </table:table-cell>
          <table:table-cell table:style-name="ce14" table:formula="of:=[.H21]" office:value-type="float" office:value="0.798" calcext:value-type="float">
            <text:p><text:s/>0.7980 </text:p>
          </table:table-cell>
          <table:table-cell table:style-name="ce21" table:formula="of:=[.I21]" office:value-type="float" office:value="0.00000598144531247663" calcext:value-type="float">
            <text:p><text:s/>0.0000 </text:p>
          </table:table-cell>
          <table:table-cell table:style-name="ce84" table:formula="of:=[.J21]" office:value-type="float" office:value="-3.05309521484375" calcext:value-type="float">
            <text:p><text:s/>-3.0531 </text:p>
          </table:table-cell>
          <table:table-cell table:style-name="ce21" table:formula="of:=POWER(2;-[.B22])" office:value-type="float" office:value="0.000030517578125" calcext:value-type="float">
            <text:p><text:s/>0.0000 </text:p>
          </table:table-cell>
          <table:table-cell table:style-name="ce26" table:formula="of:=IF([.D22]&gt;=0;-1;1)" office:value-type="float" office:value="-1" calcext:value-type="float">
            <text:p>-1</text:p>
          </table:table-cell>
          <table:table-cell table:style-name="ce21" table:formula="of:=[.C22]" office:value-type="float" office:value="0.798" calcext:value-type="float">
            <text:p><text:s/>0.7980 </text:p>
          </table:table-cell>
          <table:table-cell table:style-name="ce21" table:formula="of:=[.D22]+[.G22]*[.F22]*[.C22]" office:value-type="float" office:value="-0.0000183715820312734" calcext:value-type="float">
            <text:p><text:s/>-0.0000 </text:p>
          </table:table-cell>
          <table:table-cell table:style-name="ce31" table:formula="of:=[.E22]-[.G22]*[.F22]" office:value-type="float" office:value="-3.05306469726562" calcext:value-type="float">
            <text:p><text:s/>-3.0531 </text:p>
          </table:table-cell>
          <table:table-cell table:style-name="ce37" table:formula="of:=ROUND([.C22]*2^[.$L$2];0)" office:value-type="float" office:value="1634" calcext:value-type="float">
            <text:p>1634</text:p>
          </table:table-cell>
          <table:table-cell table:style-name="ce26" table:formula="of:=ROUND([.D22]*2^[.$L$2];0)" office:value-type="float" office:value="0" calcext:value-type="float">
            <text:p>0</text:p>
          </table:table-cell>
          <table:table-cell table:style-name="ce26" table:formula="of:=ROUND([.E22]*2^[.$N$2];0)" office:value-type="float" office:value="-195" calcext:value-type="float">
            <text:p>-195</text:p>
          </table:table-cell>
          <table:table-cell table:style-name="ce26" table:formula="of:=ROUND([.H22]*2^[.$L$2];0)" office:value-type="float" office:value="1634" calcext:value-type="float">
            <text:p>1634</text:p>
          </table:table-cell>
          <table:table-cell table:style-name="ce26" table:formula="of:=ROUND([.I22]*2^[.$L$2];0)" office:value-type="float" office:value="-0" calcext:value-type="float">
            <text:p>0</text:p>
          </table:table-cell>
          <table:table-cell table:style-name="ce26" table:formula="of:=ROUND([.J22]*2^[.$N$2];0)" office:value-type="float" office:value="-195" calcext:value-type="float">
            <text:p>-195</text:p>
          </table:table-cell>
          <table:table-cell table:style-name="ce26" table:formula="of:=IF(OR([.K22]&lt;-(2^[.$P$2]);[.K22]&gt;(2^[.$P$2]-1));&quot;OVR&quot;;DEC2HEX(IF([.K22]&gt;=0;[.K22];[.K22]+2^[.$P$2]);[.$P$2]/4))" office:value-type="string" office:string-value="0662" calcext:value-type="string">
            <text:p>0662</text:p>
          </table:table-cell>
          <table:table-cell table:style-name="ce26" table:formula="of:=IF(OR([.L22]&lt;-(2^[.$P$2]);[.L22]&gt;(2^[.$P$2]-1));&quot;OVR&quot;;DEC2HEX(IF([.L22]&gt;=0;[.L22];[.L22]+2^[.$P$2]);[.$P$2]/4))" office:value-type="string" office:string-value="0000" calcext:value-type="string">
            <text:p>0000</text:p>
          </table:table-cell>
          <table:table-cell table:style-name="ce26" table:formula="of:=IF(OR([.M22]&lt;-(2^[.$R$2]);[.M22]&gt;(2^[.$R$2]-1));&quot;OVR&quot;;DEC2HEX(IF([.M22]&gt;=0;[.M22];[.M22]+2^[.$R$2]);[.$R$2]/4))" office:value-type="string" office:string-value="FF3D" calcext:value-type="string">
            <text:p>FF3D</text:p>
          </table:table-cell>
          <table:table-cell table:style-name="ce26" table:formula="of:=IF(OR([.N22]&lt;-(2^[.$P$2]);[.N22]&gt;(2^[.$P$2]-1));&quot;OVR&quot;;DEC2HEX(IF([.N22]&gt;=0;[.N22];[.N22]+2^[.$P$2]);[.$P$2]/4))" office:value-type="string" office:string-value="0662" calcext:value-type="string">
            <text:p>0662</text:p>
          </table:table-cell>
          <table:table-cell table:style-name="ce26" table:formula="of:=IF(OR([.O22]&lt;-(2^[.$P$2]);[.O22]&gt;(2^[.$P$2]-1));&quot;OVR&quot;;DEC2HEX(IF([.O22]&gt;=0;[.O22];[.O22]+2^[.$P$2]);[.$P$2]/4))" office:value-type="string" office:string-value="0000" calcext:value-type="string">
            <text:p>0000</text:p>
          </table:table-cell>
          <table:table-cell table:style-name="ce44" table:formula="of:=IF(OR([.P22]&lt;-(2^[.$R$2]);[.P22]&gt;(2^[.$R$2]-1));&quot;OVR&quot;;DEC2HEX(IF([.P22]&gt;=0;[.P22];[.P22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table:formula="of:=[.B22]+1" office:value-type="float" office:value="16" calcext:value-type="float">
            <text:p>16</text:p>
          </table:table-cell>
          <table:table-cell table:style-name="ce14" table:formula="of:=[.H22]" office:value-type="float" office:value="0.798" calcext:value-type="float">
            <text:p><text:s/>0.7980 </text:p>
          </table:table-cell>
          <table:table-cell table:style-name="ce21" table:formula="of:=[.I22]" office:value-type="float" office:value="-0.0000183715820312734" calcext:value-type="float">
            <text:p><text:s/>-0.0000 </text:p>
          </table:table-cell>
          <table:table-cell table:style-name="ce84" table:formula="of:=[.J22]" office:value-type="float" office:value="-3.05306469726562" calcext:value-type="float">
            <text:p><text:s/>-3.0531 </text:p>
          </table:table-cell>
          <table:table-cell table:style-name="ce21" table:formula="of:=POWER(2;-[.B23])" office:value-type="float" office:value="0.0000152587890625" calcext:value-type="float">
            <text:p><text:s/>0.0000 </text:p>
          </table:table-cell>
          <table:table-cell table:style-name="ce26" table:formula="of:=IF([.D23]&gt;=0;-1;1)" office:value-type="float" office:value="1" calcext:value-type="float">
            <text:p>1</text:p>
          </table:table-cell>
          <table:table-cell table:style-name="ce21" table:formula="of:=[.C23]" office:value-type="float" office:value="0.798" calcext:value-type="float">
            <text:p><text:s/>0.7980 </text:p>
          </table:table-cell>
          <table:table-cell table:style-name="ce21" table:formula="of:=[.D23]+[.G23]*[.F23]*[.C23]" office:value-type="float" office:value="-0.00000619506835939837" calcext:value-type="float">
            <text:p><text:s/>-0.0000 </text:p>
          </table:table-cell>
          <table:table-cell table:style-name="ce31" table:formula="of:=[.E23]-[.G23]*[.F23]" office:value-type="float" office:value="-3.05307995605469" calcext:value-type="float">
            <text:p><text:s/>-3.0531 </text:p>
          </table:table-cell>
          <table:table-cell table:style-name="ce37" table:formula="of:=ROUND([.C23]*2^[.$L$2];0)" office:value-type="float" office:value="1634" calcext:value-type="float">
            <text:p>1634</text:p>
          </table:table-cell>
          <table:table-cell table:style-name="ce26" table:formula="of:=ROUND([.D23]*2^[.$L$2];0)" office:value-type="float" office:value="-0" calcext:value-type="float">
            <text:p>0</text:p>
          </table:table-cell>
          <table:table-cell table:style-name="ce26" table:formula="of:=ROUND([.E23]*2^[.$N$2];0)" office:value-type="float" office:value="-195" calcext:value-type="float">
            <text:p>-195</text:p>
          </table:table-cell>
          <table:table-cell table:style-name="ce26" table:formula="of:=ROUND([.H23]*2^[.$L$2];0)" office:value-type="float" office:value="1634" calcext:value-type="float">
            <text:p>1634</text:p>
          </table:table-cell>
          <table:table-cell table:style-name="ce26" table:formula="of:=ROUND([.I23]*2^[.$L$2];0)" office:value-type="float" office:value="-0" calcext:value-type="float">
            <text:p>0</text:p>
          </table:table-cell>
          <table:table-cell table:style-name="ce26" table:formula="of:=ROUND([.J23]*2^[.$N$2];0)" office:value-type="float" office:value="-195" calcext:value-type="float">
            <text:p>-195</text:p>
          </table:table-cell>
          <table:table-cell table:style-name="ce26" table:formula="of:=IF(OR([.K23]&lt;-(2^[.$P$2]);[.K23]&gt;(2^[.$P$2]-1));&quot;OVR&quot;;DEC2HEX(IF([.K23]&gt;=0;[.K23];[.K23]+2^[.$P$2]);[.$P$2]/4))" office:value-type="string" office:string-value="0662" calcext:value-type="string">
            <text:p>0662</text:p>
          </table:table-cell>
          <table:table-cell table:style-name="ce26" table:formula="of:=IF(OR([.L23]&lt;-(2^[.$P$2]);[.L23]&gt;(2^[.$P$2]-1));&quot;OVR&quot;;DEC2HEX(IF([.L23]&gt;=0;[.L23];[.L23]+2^[.$P$2]);[.$P$2]/4))" office:value-type="string" office:string-value="0000" calcext:value-type="string">
            <text:p>0000</text:p>
          </table:table-cell>
          <table:table-cell table:style-name="ce26" table:formula="of:=IF(OR([.M23]&lt;-(2^[.$R$2]);[.M23]&gt;(2^[.$R$2]-1));&quot;OVR&quot;;DEC2HEX(IF([.M23]&gt;=0;[.M23];[.M23]+2^[.$R$2]);[.$R$2]/4))" office:value-type="string" office:string-value="FF3D" calcext:value-type="string">
            <text:p>FF3D</text:p>
          </table:table-cell>
          <table:table-cell table:style-name="ce26" table:formula="of:=IF(OR([.N23]&lt;-(2^[.$P$2]);[.N23]&gt;(2^[.$P$2]-1));&quot;OVR&quot;;DEC2HEX(IF([.N23]&gt;=0;[.N23];[.N23]+2^[.$P$2]);[.$P$2]/4))" office:value-type="string" office:string-value="0662" calcext:value-type="string">
            <text:p>0662</text:p>
          </table:table-cell>
          <table:table-cell table:style-name="ce26" table:formula="of:=IF(OR([.O23]&lt;-(2^[.$P$2]);[.O23]&gt;(2^[.$P$2]-1));&quot;OVR&quot;;DEC2HEX(IF([.O23]&gt;=0;[.O23];[.O23]+2^[.$P$2]);[.$P$2]/4))" office:value-type="string" office:string-value="0000" calcext:value-type="string">
            <text:p>0000</text:p>
          </table:table-cell>
          <table:table-cell table:style-name="ce44" table:formula="of:=IF(OR([.P23]&lt;-(2^[.$R$2]);[.P23]&gt;(2^[.$R$2]-1));&quot;OVR&quot;;DEC2HEX(IF([.P23]&gt;=0;[.P23];[.P23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[.B23]+1" office:value-type="float" office:value="17" calcext:value-type="float">
            <text:p>17</text:p>
          </table:table-cell>
          <table:table-cell table:style-name="ce14" table:formula="of:=[.H23]" office:value-type="float" office:value="0.798" calcext:value-type="float">
            <text:p><text:s/>0.7980 </text:p>
          </table:table-cell>
          <table:table-cell table:style-name="ce21" table:formula="of:=[.I23]" office:value-type="float" office:value="-0.00000619506835939837" calcext:value-type="float">
            <text:p><text:s/>-0.0000 </text:p>
          </table:table-cell>
          <table:table-cell table:style-name="ce84" table:formula="of:=[.J23]" office:value-type="float" office:value="-3.05307995605469" calcext:value-type="float">
            <text:p><text:s/>-3.0531 </text:p>
          </table:table-cell>
          <table:table-cell table:style-name="ce21" table:formula="of:=POWER(2;-[.B24])" office:value-type="float" office:value="0.00000762939453125" calcext:value-type="float">
            <text:p><text:s/>0.0000 </text:p>
          </table:table-cell>
          <table:table-cell table:style-name="ce26" table:formula="of:=IF([.D24]&gt;=0;-1;1)" office:value-type="float" office:value="1" calcext:value-type="float">
            <text:p>1</text:p>
          </table:table-cell>
          <table:table-cell table:style-name="ce21" table:formula="of:=[.C24]" office:value-type="float" office:value="0.798" calcext:value-type="float">
            <text:p><text:s/>0.7980 </text:p>
          </table:table-cell>
          <table:table-cell table:style-name="ce21" table:formula="of:=[.D24]+[.G24]*[.F24]*[.C24]" office:value-type="float" office:value="-0.00000010681152346087" calcext:value-type="float">
            <text:p><text:s/>-0.0000 </text:p>
          </table:table-cell>
          <table:table-cell table:style-name="ce31" table:formula="of:=[.E24]-[.G24]*[.F24]" office:value-type="float" office:value="-3.05308758544922" calcext:value-type="float">
            <text:p><text:s/>-3.0531 </text:p>
          </table:table-cell>
          <table:table-cell table:style-name="ce37" table:formula="of:=ROUND([.C24]*2^[.$L$2];0)" office:value-type="float" office:value="1634" calcext:value-type="float">
            <text:p>1634</text:p>
          </table:table-cell>
          <table:table-cell table:style-name="ce26" table:formula="of:=ROUND([.D24]*2^[.$L$2];0)" office:value-type="float" office:value="-0" calcext:value-type="float">
            <text:p>0</text:p>
          </table:table-cell>
          <table:table-cell table:style-name="ce26" table:formula="of:=ROUND([.E24]*2^[.$N$2];0)" office:value-type="float" office:value="-195" calcext:value-type="float">
            <text:p>-195</text:p>
          </table:table-cell>
          <table:table-cell table:style-name="ce26" table:formula="of:=ROUND([.H24]*2^[.$L$2];0)" office:value-type="float" office:value="1634" calcext:value-type="float">
            <text:p>1634</text:p>
          </table:table-cell>
          <table:table-cell table:style-name="ce26" table:formula="of:=ROUND([.I24]*2^[.$L$2];0)" office:value-type="float" office:value="-0" calcext:value-type="float">
            <text:p>0</text:p>
          </table:table-cell>
          <table:table-cell table:style-name="ce26" table:formula="of:=ROUND([.J24]*2^[.$N$2];0)" office:value-type="float" office:value="-195" calcext:value-type="float">
            <text:p>-195</text:p>
          </table:table-cell>
          <table:table-cell table:style-name="ce26" table:formula="of:=IF(OR([.K24]&lt;-(2^[.$P$2]);[.K24]&gt;(2^[.$P$2]-1));&quot;OVR&quot;;DEC2HEX(IF([.K24]&gt;=0;[.K24];[.K24]+2^[.$P$2]);[.$P$2]/4))" office:value-type="string" office:string-value="0662" calcext:value-type="string">
            <text:p>0662</text:p>
          </table:table-cell>
          <table:table-cell table:style-name="ce26" table:formula="of:=IF(OR([.L24]&lt;-(2^[.$P$2]);[.L24]&gt;(2^[.$P$2]-1));&quot;OVR&quot;;DEC2HEX(IF([.L24]&gt;=0;[.L24];[.L24]+2^[.$P$2]);[.$P$2]/4))" office:value-type="string" office:string-value="0000" calcext:value-type="string">
            <text:p>0000</text:p>
          </table:table-cell>
          <table:table-cell table:style-name="ce26" table:formula="of:=IF(OR([.M24]&lt;-(2^[.$R$2]);[.M24]&gt;(2^[.$R$2]-1));&quot;OVR&quot;;DEC2HEX(IF([.M24]&gt;=0;[.M24];[.M24]+2^[.$R$2]);[.$R$2]/4))" office:value-type="string" office:string-value="FF3D" calcext:value-type="string">
            <text:p>FF3D</text:p>
          </table:table-cell>
          <table:table-cell table:style-name="ce26" table:formula="of:=IF(OR([.N24]&lt;-(2^[.$P$2]);[.N24]&gt;(2^[.$P$2]-1));&quot;OVR&quot;;DEC2HEX(IF([.N24]&gt;=0;[.N24];[.N24]+2^[.$P$2]);[.$P$2]/4))" office:value-type="string" office:string-value="0662" calcext:value-type="string">
            <text:p>0662</text:p>
          </table:table-cell>
          <table:table-cell table:style-name="ce26" table:formula="of:=IF(OR([.O24]&lt;-(2^[.$P$2]);[.O24]&gt;(2^[.$P$2]-1));&quot;OVR&quot;;DEC2HEX(IF([.O24]&gt;=0;[.O24];[.O24]+2^[.$P$2]);[.$P$2]/4))" office:value-type="string" office:string-value="0000" calcext:value-type="string">
            <text:p>0000</text:p>
          </table:table-cell>
          <table:table-cell table:style-name="ce44" table:formula="of:=IF(OR([.P24]&lt;-(2^[.$R$2]);[.P24]&gt;(2^[.$R$2]-1));&quot;OVR&quot;;DEC2HEX(IF([.P24]&gt;=0;[.P24];[.P24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bolic_vec" table:style-name="ta1">
        <office:forms form:automatic-focus="false" form:apply-design-mode="false"/>
        <table:table-column table:style-name="co15" table:default-cell-style-name="ce9"/>
        <table:table-column table:style-name="co16" table:default-cell-style-name="ce9"/>
        <table:table-column table:style-name="co17" table:default-cell-style-name="ce16"/>
        <table:table-column table:style-name="co18" table:default-cell-style-name="ce16"/>
        <table:table-column table:style-name="co18" table:default-cell-style-name="ce85"/>
        <table:table-column table:style-name="co17" table:default-cell-style-name="ce16"/>
        <table:table-column table:style-name="co19" table:default-cell-style-name="ce9"/>
        <table:table-column table:style-name="co17" table:default-cell-style-name="ce16"/>
        <table:table-column table:style-name="co18" table:number-columns-repeated="2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number-columns-repeated="2" table:default-cell-style-name="ce9"/>
        <table:table-column table:style-name="co20" table:default-cell-style-name="ce9"/>
        <table:table-column table:style-name="co22" table:default-cell-style-name="ce9"/>
        <table:table-column table:style-name="co20" table:number-columns-repeated="2" table:default-cell-style-name="ce9"/>
        <table:table-column table:style-name="co22" table:default-cell-style-name="ce9"/>
        <table:table-column table:style-name="co20" table:default-cell-style-name="ce9"/>
        <table:table-column table:style-name="co15" table:default-cell-style-name="ce9"/>
        <table:table-column table:style-name="co23" table:default-cell-style-name="ce9"/>
        <table:table-column table:style-name="co14" table:default-cell-style-name="ce9"/>
        <table:table-column table:style-name="co15" table:default-cell-style-name="ce9"/>
        <table:table-column table:style-name="co23" table:default-cell-style-name="ce9"/>
        <table:table-column table:style-name="co14" table:default-cell-style-name="ce9"/>
        <table:table-column table:style-name="co15" table:default-cell-style-name="ce9"/>
        <table:table-column table:style-name="co23" table:default-cell-style-name="ce9"/>
        <table:table-column table:style-name="co10" table:number-columns-repeated="996" table:default-cell-style-name="ce9"/>
        <table:table-row table:style-name="ro1">
          <table:table-cell table:style-name="ce3" office:value-type="string" calcext:value-type="string" table:number-columns-spanned="1" table:number-rows-spanned="4">
            <text:p>stage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10" office:value-type="string" office:string-value="floating point" calcext:value-type="string" table:number-columns-spanned="10" table:number-rows-spanned="1">
            <text:p><text:s/>floating point 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7"/>
          <table:covered-table-cell table:number-columns-repeated="3" table:style-name="ce29"/>
          <table:table-cell table:style-name="ce33" office:value-type="string" calcext:value-type="string" table:number-columns-spanned="16" table:number-rows-spanned="1">
            <text:p>fixed point</text:p>
          </table:table-cell>
          <table:covered-table-cell table:number-columns-repeated="12" table:style-name="ce23"/>
          <table:covered-table-cell table:number-columns-repeated="3" table:style-name="ce42"/>
          <table:table-cell table:style-name="ce46" table:number-columns-repeated="996"/>
        </table:table-row>
        <table:table-row table:style-name="ro1">
          <table:covered-table-cell table:number-columns-repeated="2" table:style-name="ce5"/>
          <table:table-cell table:style-name="ce47" office:value-type="string" office:string-value=" curr " calcext:value-type="string" table:number-columns-spanned="3" table:number-rows-spanned="2">
            <text:p><text:s text:c="2"/>curr <text:s/></text:p>
          </table:table-cell>
          <table:covered-table-cell table:number-columns-repeated="2" table:style-name="ce54"/>
          <table:table-cell table:style-name="ce54"/>
          <table:table-cell table:style-name="ce24"/>
          <table:table-cell table:style-name="ce64" office:value-type="string" office:string-value=" next " calcext:value-type="string" table:number-columns-spanned="5" table:number-rows-spanned="1">
            <text:p><text:s text:c="2"/>next <text:s/></text:p>
          </table:table-cell>
          <table:covered-table-cell table:style-name="ce54"/>
          <table:covered-table-cell table:style-name="ce64"/>
          <table:covered-table-cell table:style-name="ce64" office:value-type="string" office:string-value="scaleComp" calcext:value-type="string">
            <text:p><text:s/>scaleComp </text:p>
          </table:covered-table-cell>
          <table:covered-table-cell table:style-name="ce64"/>
          <table:table-cell table:style-name="ce34" office:value-type="string" calcext:value-type="string">
            <text:p>xyFW</text:p>
          </table:table-cell>
          <table:table-cell table:style-name="ce91" office:value-type="float" office:value="15" calcext:value-type="float">
            <text:p>15</text:p>
          </table:table-cell>
          <table:table-cell table:style-name="ce24" office:value-type="string" calcext:value-type="string">
            <text:p>zFW</text:p>
          </table:table-cell>
          <table:table-cell table:style-name="ce91" office:value-type="float" office:value="15" calcext:value-type="float">
            <text:p>15</text:p>
          </table:table-cell>
          <table:table-cell table:style-name="ce24" office:value-type="string" calcext:value-type="string">
            <text:p>xyDW</text:p>
          </table:table-cell>
          <table:table-cell table:style-name="ce91" office:value-type="float" office:value="17" calcext:value-type="float">
            <text:p>17</text:p>
          </table:table-cell>
          <table:table-cell table:style-name="ce24" office:value-type="string" calcext:value-type="string">
            <text:p>zDW</text:p>
          </table:table-cell>
          <table:table-cell table:style-name="ce91" office:value-type="float" office:value="16" calcext:value-type="float">
            <text:p>16</text:p>
          </table:table-cell>
          <table:table-cell table:style-name="ce92" table:number-columns-spanned="8" table:number-rows-spanned="1"/>
          <table:covered-table-cell/>
          <table:covered-table-cell table:number-columns-repeated="5" table:style-name="ce24"/>
          <table:covered-table-cell table:style-name="ce77"/>
          <table:table-cell table:style-name="ce46" table:number-columns-repeated="996"/>
        </table:table-row>
        <table:table-row table:style-name="ro1">
          <table:covered-table-cell table:number-columns-repeated="2" table:style-name="ce5"/>
          <table:covered-table-cell table:style-name="ce47"/>
          <table:covered-table-cell table:number-columns-repeated="2" table:style-name="ce54"/>
          <table:table-cell table:style-name="ce54"/>
          <table:table-cell table:style-name="ce24"/>
          <table:table-cell table:style-name="ce54" office:value-type="string" office:string-value="noScaleComp" calcext:value-type="string" table:number-columns-spanned="3" table:number-rows-spanned="1">
            <text:p><text:s/>noScaleComp </text:p>
          </table:table-cell>
          <table:covered-table-cell table:style-name="ce54"/>
          <table:covered-table-cell table:style-name="ce64"/>
          <table:table-cell table:style-name="ce64" office:value-type="string" office:string-value="scaleComp" calcext:value-type="string" table:number-columns-spanned="2" table:number-rows-spanned="1">
            <text:p><text:s/>scaleComp </text:p>
          </table:table-cell>
          <table:covered-table-cell table:style-name="ce64"/>
          <table:table-cell table:style-name="ce35" office:value-type="string" calcext:value-type="string" table:number-columns-spanned="3" table:number-rows-spanned="1">
            <text:p>curr</text:p>
          </table:table-cell>
          <table:covered-table-cell table:number-columns-repeated="2" table:style-name="ce39"/>
          <table:table-cell table:style-name="ce40" office:value-type="string" calcext:value-type="string" table:number-columns-spanned="3" table:number-rows-spanned="1">
            <text:p>next</text:p>
          </table:table-cell>
          <table:covered-table-cell table:number-columns-repeated="2" table:style-name="ce24"/>
          <table:table-cell table:style-name="ce24" office:value-type="string" calcext:value-type="string" table:number-columns-spanned="2" table:number-rows-spanned="1">
            <text:p>next_comp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curr_hex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next_hex</text:p>
          </table:table-cell>
          <table:covered-table-cell table:number-columns-repeated="2" table:style-name="ce24"/>
          <table:table-cell table:style-name="ce77" office:value-type="string" calcext:value-type="string" table:number-columns-spanned="2" table:number-rows-spanned="1">
            <text:p>next_hex_comp</text:p>
          </table:table-cell>
          <table:covered-table-cell table:style-name="ce77"/>
          <table:table-cell table:style-name="ce46" table:number-columns-repeated="996"/>
        </table:table-row>
        <table:table-row table:style-name="ro1">
          <table:covered-table-cell table:number-columns-repeated="2" table:style-name="ce6"/>
          <table:table-cell table:style-name="ce12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19" office:value-type="string" office:string-value="z" calcext:value-type="string">
            <text:p><text:s/>z </text:p>
          </table:table-cell>
          <table:table-cell table:style-name="ce19" office:value-type="string" office:string-value="Δz" calcext:value-type="string">
            <text:p><text:s/>Δz </text:p>
          </table:table-cell>
          <table:table-cell table:style-name="ce25" office:value-type="string" calcext:value-type="string">
            <text:p>sign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30" office:value-type="string" office:string-value="z" calcext:value-type="string">
            <text:p><text:s/>z 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30" office:value-type="string" office:string-value="y" calcext:value-type="string">
            <text:p><text:s/>y </text:p>
          </table:table-cell>
          <table:table-cell table:style-name="ce36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6" table:number-columns-repeated="996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57344/32768" office:value-type="float" office:value="1.75" calcext:value-type="float">
            <text:p><text:s/>1.7500 </text:p>
          </table:table-cell>
          <table:table-cell table:style-name="ce20" office:value-type="float" office:value="-0.25" calcext:value-type="float">
            <text:p><text:s/>-0.2500 </text:p>
          </table:table-cell>
          <table:table-cell table:style-name="ce83" office:value-type="float" office:value="0" calcext:value-type="float">
            <text:p>0.0000</text:p>
          </table:table-cell>
          <table:table-cell table:style-name="ce21" table:formula="of:=ATANH(POWER(2;-[.B5]))" office:value-type="float" office:value="0.549306144334055" calcext:value-type="float">
            <text:p><text:s/>0.5493 </text:p>
          </table:table-cell>
          <table:table-cell table:style-name="ce26" table:formula="of:=IF([.D5]&gt;=0;-1;1)" office:value-type="float" office:value="1" calcext:value-type="float">
            <text:p>1</text:p>
          </table:table-cell>
          <table:table-cell table:style-name="ce21" table:formula="of:=[.C5]+[.G5]*POWER(2;-[.B5])*[.D5]" office:value-type="float" office:value="1.625" calcext:value-type="float">
            <text:p><text:s/>1.6250 </text:p>
          </table:table-cell>
          <table:table-cell table:style-name="ce21" table:formula="of:=[.D5]+[.G5]*POWER(2;-[.B5])*[.C5]" office:value-type="float" office:value="0.625" calcext:value-type="float">
            <text:p><text:s/>0.6250 </text:p>
          </table:table-cell>
          <table:table-cell table:style-name="ce31" table:formula="of:=[.E5]-[.G5]*[.F5]" office:value-type="float" office:value="-0.549306144334055" calcext:value-type="float">
            <text:p><text:s/>-0.5493 </text:p>
          </table:table-cell>
          <table:table-cell table:style-name="ce89" table:formula="of:=[.H5]/0.82815936096" office:value-type="float" office:value="1.9621827351155" calcext:value-type="float">
            <text:p>1.9622</text:p>
          </table:table-cell>
          <table:table-cell table:style-name="ce90" table:formula="of:=[.I5]/0.82815936096" office:value-type="float" office:value="0.754685667352117" calcext:value-type="float">
            <text:p>0.7547</text:p>
          </table:table-cell>
          <table:table-cell table:style-name="ce37" table:formula="of:=ROUND([.C5]*2^[.$N$2];0)" office:value-type="float" office:value="57344" calcext:value-type="float">
            <text:p>57344</text:p>
          </table:table-cell>
          <table:table-cell table:style-name="ce26" table:formula="of:=ROUND([.D5]*2^[.$N$2];0)" office:value-type="float" office:value="-8192" calcext:value-type="float">
            <text:p>-8192</text:p>
          </table:table-cell>
          <table:table-cell table:style-name="ce26" table:formula="of:=ROUND([.E5]*2^[.$P$2];0)" office:value-type="float" office:value="0" calcext:value-type="float">
            <text:p>0</text:p>
          </table:table-cell>
          <table:table-cell table:style-name="ce26" table:formula="of:=ROUND([.H5]*2^[.$N$2];0)" office:value-type="float" office:value="53248" calcext:value-type="float">
            <text:p>53248</text:p>
          </table:table-cell>
          <table:table-cell table:style-name="ce26" table:formula="of:=ROUND([.I5]*2^[.$N$2];0)" office:value-type="float" office:value="20480" calcext:value-type="float">
            <text:p>20480</text:p>
          </table:table-cell>
          <table:table-cell table:style-name="ce26" table:formula="of:=ROUND([.J5]*2^[.$P$2];0)" office:value-type="float" office:value="-18000" calcext:value-type="float">
            <text:p>-18000</text:p>
          </table:table-cell>
          <table:table-cell table:style-name="ce26" table:formula="of:=ROUND([.K5]*2^[.$N$2];0)" office:value-type="float" office:value="64297" calcext:value-type="float">
            <text:p>64297</text:p>
          </table:table-cell>
          <table:table-cell table:style-name="ce26" table:formula="of:=ROUND([.L5]*2^[.$N$2];0)" office:value-type="float" office:value="24730" calcext:value-type="float">
            <text:p>24730</text:p>
          </table:table-cell>
          <table:table-cell table:style-name="ce26" table:formula="of:=IF(OR([.M5]&lt;-(2^[.$R$2]);[.M5]&gt;(2^[.$R$2]-1));&quot;OVR&quot;;DEC2HEX(IF([.M5]&gt;=0;[.M5];[.M5]+2^[.$R$2]);[.$R$2]/4))" office:value-type="string" office:string-value="E000" calcext:value-type="string">
            <text:p>E000</text:p>
          </table:table-cell>
          <table:table-cell table:style-name="ce26" table:formula="of:=IF(OR([.N5]&lt;-(2^[.$R$2]);[.N5]&gt;(2^[.$R$2]-1));&quot;OVR&quot;;DEC2HEX(IF([.N5]&gt;=0;[.N5];[.N5]+2^[.$R$2]);[.$R$2]/4))" office:value-type="string" office:string-value="" calcext:value-type="error">
            <text:p>Err:502</text:p>
          </table:table-cell>
          <table:table-cell table:style-name="ce26" table:formula="of:=IF(OR([.O5]&lt;-(2^[.$T$2]);[.O5]&gt;(2^[.$T$2]-1));&quot;OVR&quot;;DEC2HEX(IF([.O5]&gt;=0;[.O5];[.O5]+2^[.$T$2]);[.$T$2]/4))" office:value-type="string" office:string-value="0000" calcext:value-type="string">
            <text:p>0000</text:p>
          </table:table-cell>
          <table:table-cell table:style-name="ce26" table:formula="of:=IF(OR([.P5]&lt;-(2^[.$R$2]);[.P5]&gt;(2^[.$R$2]-1));&quot;OVR&quot;;DEC2HEX(IF([.P5]&gt;=0;[.P5];[.P5]+2^[.$R$2]);[.$R$2]/4))" office:value-type="string" office:string-value="D000" calcext:value-type="string">
            <text:p>D000</text:p>
          </table:table-cell>
          <table:table-cell table:style-name="ce26" table:formula="of:=IF(OR([.Q5]&lt;-(2^[.$R$2]);[.Q5]&gt;(2^[.$R$2]-1));&quot;OVR&quot;;DEC2HEX(IF([.Q5]&gt;=0;[.Q5];[.Q5]+2^[.$R$2]);[.$R$2]/4))" office:value-type="string" office:string-value="5000" calcext:value-type="string">
            <text:p>5000</text:p>
          </table:table-cell>
          <table:table-cell table:style-name="ce26" table:formula="of:=IF(OR([.R5]&lt;-(2^[.$T$2]);[.R5]&gt;(2^[.$T$2]-1));&quot;OVR&quot;;DEC2HEX(IF([.R5]&gt;=0;[.R5];[.R5]+2^[.$T$2]);[.$T$2]/4))" office:value-type="string" office:string-value="B9B0" calcext:value-type="string">
            <text:p>B9B0</text:p>
          </table:table-cell>
          <table:table-cell table:style-name="ce26" table:formula="of:=IF(OR([.S5]&lt;-(2^[.$R$2]);[.S5]&gt;(2^[.$R$2]-1));&quot;OVR&quot;;DEC2HEX(IF([.S5]&gt;=0;[.S5];[.S5]+2^[.$R$2]);[.$R$2]/4))" office:value-type="string" office:string-value="FB29" calcext:value-type="string">
            <text:p>FB29</text:p>
          </table:table-cell>
          <table:table-cell table:style-name="ce44" table:formula="of:=IF(OR([.T5]&lt;-(2^[.$R$2]);[.T5]&gt;(2^[.$R$2]-1));&quot;OVR&quot;;DEC2HEX(IF([.T5]&gt;=0;[.T5];[.T5]+2^[.$R$2]);[.$R$2]/4))" office:value-type="string" office:string-value="609A" calcext:value-type="string">
            <text:p>609A</text:p>
          </table:table-cell>
          <table:table-cell table:number-columns-repeated="99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[.B5]+1" office:value-type="float" office:value="2" calcext:value-type="float">
            <text:p>2</text:p>
          </table:table-cell>
          <table:table-cell table:style-name="ce14" table:formula="of:=[.H5]" office:value-type="float" office:value="1.625" calcext:value-type="float">
            <text:p><text:s/>1.6250 </text:p>
          </table:table-cell>
          <table:table-cell table:style-name="ce21" table:formula="of:=[.I5]" office:value-type="float" office:value="0.625" calcext:value-type="float">
            <text:p><text:s/>0.6250 </text:p>
          </table:table-cell>
          <table:table-cell table:style-name="ce84" table:formula="of:=[.J5]" office:value-type="float" office:value="-0.549306144334055" calcext:value-type="float">
            <text:p><text:s/>-0.5493 </text:p>
          </table:table-cell>
          <table:table-cell table:style-name="ce21" table:formula="of:=ATANH(POWER(2;-[.B6]))" office:value-type="float" office:value="0.255412811882995" calcext:value-type="float">
            <text:p><text:s/>0.2554 </text:p>
          </table:table-cell>
          <table:table-cell table:style-name="ce26" table:formula="of:=IF([.D6]&gt;=0;-1;1)" office:value-type="float" office:value="-1" calcext:value-type="float">
            <text:p>-1</text:p>
          </table:table-cell>
          <table:table-cell table:style-name="ce21" table:formula="of:=[.C6]+[.G6]*POWER(2;-[.B6])*[.D6]" office:value-type="float" office:value="1.46875" calcext:value-type="float">
            <text:p><text:s/>1.4688 </text:p>
          </table:table-cell>
          <table:table-cell table:style-name="ce21" table:formula="of:=[.D6]+[.G6]*POWER(2;-[.B6])*[.C6]" office:value-type="float" office:value="0.21875" calcext:value-type="float">
            <text:p><text:s/>0.2188 </text:p>
          </table:table-cell>
          <table:table-cell table:style-name="ce31" table:formula="of:=[.E6]-[.G6]*[.F6]" office:value-type="float" office:value="-0.293893332451059" calcext:value-type="float">
            <text:p><text:s/>-0.2939 </text:p>
          </table:table-cell>
          <table:table-cell table:style-name="ce89" table:formula="of:=[.H6]/0.82815936096" office:value-type="float" office:value="1.77351131827747" calcext:value-type="float">
            <text:p>1.7735</text:p>
          </table:table-cell>
          <table:table-cell table:style-name="ce90" table:formula="of:=[.I6]/0.82815936096" office:value-type="float" office:value="0.264139983573241" calcext:value-type="float">
            <text:p>0.2641</text:p>
          </table:table-cell>
          <table:table-cell table:style-name="ce37" table:formula="of:=ROUND([.C6]*2^[.$N$2];0)" office:value-type="float" office:value="53248" calcext:value-type="float">
            <text:p>53248</text:p>
          </table:table-cell>
          <table:table-cell table:style-name="ce26" table:formula="of:=ROUND([.D6]*2^[.$N$2];0)" office:value-type="float" office:value="20480" calcext:value-type="float">
            <text:p>20480</text:p>
          </table:table-cell>
          <table:table-cell table:style-name="ce26" table:formula="of:=ROUND([.E6]*2^[.$P$2];0)" office:value-type="float" office:value="-18000" calcext:value-type="float">
            <text:p>-18000</text:p>
          </table:table-cell>
          <table:table-cell table:style-name="ce26" table:formula="of:=ROUND([.H6]*2^[.$N$2];0)" office:value-type="float" office:value="48128" calcext:value-type="float">
            <text:p>48128</text:p>
          </table:table-cell>
          <table:table-cell table:style-name="ce26" table:formula="of:=ROUND([.I6]*2^[.$N$2];0)" office:value-type="float" office:value="7168" calcext:value-type="float">
            <text:p>7168</text:p>
          </table:table-cell>
          <table:table-cell table:style-name="ce26" table:formula="of:=ROUND([.J6]*2^[.$P$2];0)" office:value-type="float" office:value="-9630" calcext:value-type="float">
            <text:p>-9630</text:p>
          </table:table-cell>
          <table:table-cell table:style-name="ce26" table:formula="of:=ROUND([.K6]*2^[.$N$2];0)" office:value-type="float" office:value="58114" calcext:value-type="float">
            <text:p>58114</text:p>
          </table:table-cell>
          <table:table-cell table:style-name="ce26" table:formula="of:=ROUND([.L6]*2^[.$N$2];0)" office:value-type="float" office:value="8655" calcext:value-type="float">
            <text:p>8655</text:p>
          </table:table-cell>
          <table:table-cell table:style-name="ce26" table:formula="of:=IF(OR([.M6]&lt;-(2^[.$R$2]);[.M6]&gt;(2^[.$R$2]-1));&quot;OVR&quot;;DEC2HEX(IF([.M6]&gt;=0;[.M6];[.M6]+2^[.$R$2]);[.$R$2]/4))" office:value-type="string" office:string-value="D000" calcext:value-type="string">
            <text:p>D000</text:p>
          </table:table-cell>
          <table:table-cell table:style-name="ce26" table:formula="of:=IF(OR([.N6]&lt;-(2^[.$R$2]);[.N6]&gt;(2^[.$R$2]-1));&quot;OVR&quot;;DEC2HEX(IF([.N6]&gt;=0;[.N6];[.N6]+2^[.$R$2]);[.$R$2]/4))" office:value-type="string" office:string-value="5000" calcext:value-type="string">
            <text:p>5000</text:p>
          </table:table-cell>
          <table:table-cell table:style-name="ce26" table:formula="of:=IF(OR([.O6]&lt;-(2^[.$T$2]);[.O6]&gt;(2^[.$T$2]-1));&quot;OVR&quot;;DEC2HEX(IF([.O6]&gt;=0;[.O6];[.O6]+2^[.$T$2]);[.$T$2]/4))" office:value-type="string" office:string-value="B9B0" calcext:value-type="string">
            <text:p>B9B0</text:p>
          </table:table-cell>
          <table:table-cell table:style-name="ce26" table:formula="of:=IF(OR([.P6]&lt;-(2^[.$R$2]);[.P6]&gt;(2^[.$R$2]-1));&quot;OVR&quot;;DEC2HEX(IF([.P6]&gt;=0;[.P6];[.P6]+2^[.$R$2]);[.$R$2]/4))" office:value-type="string" office:string-value="BC00" calcext:value-type="string">
            <text:p>BC00</text:p>
          </table:table-cell>
          <table:table-cell table:style-name="ce26" table:formula="of:=IF(OR([.Q6]&lt;-(2^[.$R$2]);[.Q6]&gt;(2^[.$R$2]-1));&quot;OVR&quot;;DEC2HEX(IF([.Q6]&gt;=0;[.Q6];[.Q6]+2^[.$R$2]);[.$R$2]/4))" office:value-type="string" office:string-value="1C00" calcext:value-type="string">
            <text:p>1C00</text:p>
          </table:table-cell>
          <table:table-cell table:style-name="ce26" table:formula="of:=IF(OR([.R6]&lt;-(2^[.$T$2]);[.R6]&gt;(2^[.$T$2]-1));&quot;OVR&quot;;DEC2HEX(IF([.R6]&gt;=0;[.R6];[.R6]+2^[.$T$2]);[.$T$2]/4))" office:value-type="string" office:string-value="DA62" calcext:value-type="string">
            <text:p>DA62</text:p>
          </table:table-cell>
          <table:table-cell table:style-name="ce26" table:formula="of:=IF(OR([.S6]&lt;-(2^[.$R$2]);[.S6]&gt;(2^[.$R$2]-1));&quot;OVR&quot;;DEC2HEX(IF([.S6]&gt;=0;[.S6];[.S6]+2^[.$R$2]);[.$R$2]/4))" office:value-type="string" office:string-value="E302" calcext:value-type="string">
            <text:p>E302</text:p>
          </table:table-cell>
          <table:table-cell table:style-name="ce44" table:formula="of:=IF(OR([.T6]&lt;-(2^[.$R$2]);[.T6]&gt;(2^[.$R$2]-1));&quot;OVR&quot;;DEC2HEX(IF([.T6]&gt;=0;[.T6];[.T6]+2^[.$R$2]);[.$R$2]/4))" office:value-type="string" office:string-value="21CF" calcext:value-type="string">
            <text:p>21CF</text:p>
          </table:table-cell>
          <table:table-cell table:number-columns-repeated="99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B6]+1" office:value-type="float" office:value="3" calcext:value-type="float">
            <text:p>3</text:p>
          </table:table-cell>
          <table:table-cell table:style-name="ce14" table:formula="of:=[.H6]" office:value-type="float" office:value="1.46875" calcext:value-type="float">
            <text:p><text:s/>1.4688 </text:p>
          </table:table-cell>
          <table:table-cell table:style-name="ce21" table:formula="of:=[.I6]" office:value-type="float" office:value="0.21875" calcext:value-type="float">
            <text:p><text:s/>0.2188 </text:p>
          </table:table-cell>
          <table:table-cell table:style-name="ce84" table:formula="of:=[.J6]" office:value-type="float" office:value="-0.293893332451059" calcext:value-type="float">
            <text:p><text:s/>-0.2939 </text:p>
          </table:table-cell>
          <table:table-cell table:style-name="ce21" table:formula="of:=ATANH(POWER(2;-[.B7]))" office:value-type="float" office:value="0.125657214140453" calcext:value-type="float">
            <text:p><text:s/>0.1257 </text:p>
          </table:table-cell>
          <table:table-cell table:style-name="ce26" table:formula="of:=IF([.D7]&gt;=0;-1;1)" office:value-type="float" office:value="-1" calcext:value-type="float">
            <text:p>-1</text:p>
          </table:table-cell>
          <table:table-cell table:style-name="ce21" table:formula="of:=[.C7]+[.G7]*POWER(2;-[.B7])*[.D7]" office:value-type="float" office:value="1.44140625" calcext:value-type="float">
            <text:p><text:s/>1.4414 </text:p>
          </table:table-cell>
          <table:table-cell table:style-name="ce21" table:formula="of:=[.D7]+[.G7]*POWER(2;-[.B7])*[.C7]" office:value-type="float" office:value="0.03515625" calcext:value-type="float">
            <text:p><text:s/>0.0352 </text:p>
          </table:table-cell>
          <table:table-cell table:style-name="ce31" table:formula="of:=[.E7]-[.G7]*[.F7]" office:value-type="float" office:value="-0.168236118310606" calcext:value-type="float">
            <text:p><text:s/>-0.1682 </text:p>
          </table:table-cell>
          <table:table-cell table:style-name="ce89" table:formula="of:=[.H7]/0.82815936096" office:value-type="float" office:value="1.74049382033082" calcext:value-type="float">
            <text:p>1.7405</text:p>
          </table:table-cell>
          <table:table-cell table:style-name="ce90" table:formula="of:=[.I7]/0.82815936096" office:value-type="float" office:value="0.0424510687885566" calcext:value-type="float">
            <text:p>0.0425</text:p>
          </table:table-cell>
          <table:table-cell table:style-name="ce37" table:formula="of:=ROUND([.C7]*2^[.$N$2];0)" office:value-type="float" office:value="48128" calcext:value-type="float">
            <text:p>48128</text:p>
          </table:table-cell>
          <table:table-cell table:style-name="ce26" table:formula="of:=ROUND([.D7]*2^[.$N$2];0)" office:value-type="float" office:value="7168" calcext:value-type="float">
            <text:p>7168</text:p>
          </table:table-cell>
          <table:table-cell table:style-name="ce26" table:formula="of:=ROUND([.E7]*2^[.$P$2];0)" office:value-type="float" office:value="-9630" calcext:value-type="float">
            <text:p>-9630</text:p>
          </table:table-cell>
          <table:table-cell table:style-name="ce26" table:formula="of:=ROUND([.H7]*2^[.$N$2];0)" office:value-type="float" office:value="47232" calcext:value-type="float">
            <text:p>47232</text:p>
          </table:table-cell>
          <table:table-cell table:style-name="ce26" table:formula="of:=ROUND([.I7]*2^[.$N$2];0)" office:value-type="float" office:value="1152" calcext:value-type="float">
            <text:p>1152</text:p>
          </table:table-cell>
          <table:table-cell table:style-name="ce26" table:formula="of:=ROUND([.J7]*2^[.$P$2];0)" office:value-type="float" office:value="-5513" calcext:value-type="float">
            <text:p>-5513</text:p>
          </table:table-cell>
          <table:table-cell table:style-name="ce26" table:formula="of:=ROUND([.K7]*2^[.$N$2];0)" office:value-type="float" office:value="57033" calcext:value-type="float">
            <text:p>57033</text:p>
          </table:table-cell>
          <table:table-cell table:style-name="ce26" table:formula="of:=ROUND([.L7]*2^[.$N$2];0)" office:value-type="float" office:value="1391" calcext:value-type="float">
            <text:p>1391</text:p>
          </table:table-cell>
          <table:table-cell table:style-name="ce26" table:formula="of:=IF(OR([.M7]&lt;-(2^[.$R$2]);[.M7]&gt;(2^[.$R$2]-1));&quot;OVR&quot;;DEC2HEX(IF([.M7]&gt;=0;[.M7];[.M7]+2^[.$R$2]);[.$R$2]/4))" office:value-type="string" office:string-value="BC00" calcext:value-type="string">
            <text:p>BC00</text:p>
          </table:table-cell>
          <table:table-cell table:style-name="ce26" table:formula="of:=IF(OR([.N7]&lt;-(2^[.$R$2]);[.N7]&gt;(2^[.$R$2]-1));&quot;OVR&quot;;DEC2HEX(IF([.N7]&gt;=0;[.N7];[.N7]+2^[.$R$2]);[.$R$2]/4))" office:value-type="string" office:string-value="1C00" calcext:value-type="string">
            <text:p>1C00</text:p>
          </table:table-cell>
          <table:table-cell table:style-name="ce26" table:formula="of:=IF(OR([.O7]&lt;-(2^[.$T$2]);[.O7]&gt;(2^[.$T$2]-1));&quot;OVR&quot;;DEC2HEX(IF([.O7]&gt;=0;[.O7];[.O7]+2^[.$T$2]);[.$T$2]/4))" office:value-type="string" office:string-value="DA62" calcext:value-type="string">
            <text:p>DA62</text:p>
          </table:table-cell>
          <table:table-cell table:style-name="ce26" table:formula="of:=IF(OR([.P7]&lt;-(2^[.$R$2]);[.P7]&gt;(2^[.$R$2]-1));&quot;OVR&quot;;DEC2HEX(IF([.P7]&gt;=0;[.P7];[.P7]+2^[.$R$2]);[.$R$2]/4))" office:value-type="string" office:string-value="B880" calcext:value-type="string">
            <text:p>B880</text:p>
          </table:table-cell>
          <table:table-cell table:style-name="ce26" table:formula="of:=IF(OR([.Q7]&lt;-(2^[.$R$2]);[.Q7]&gt;(2^[.$R$2]-1));&quot;OVR&quot;;DEC2HEX(IF([.Q7]&gt;=0;[.Q7];[.Q7]+2^[.$R$2]);[.$R$2]/4))" office:value-type="string" office:string-value="0480" calcext:value-type="string">
            <text:p>0480</text:p>
          </table:table-cell>
          <table:table-cell table:style-name="ce26" table:formula="of:=IF(OR([.R7]&lt;-(2^[.$T$2]);[.R7]&gt;(2^[.$T$2]-1));&quot;OVR&quot;;DEC2HEX(IF([.R7]&gt;=0;[.R7];[.R7]+2^[.$T$2]);[.$T$2]/4))" office:value-type="string" office:string-value="EA77" calcext:value-type="string">
            <text:p>EA77</text:p>
          </table:table-cell>
          <table:table-cell table:style-name="ce26" table:formula="of:=IF(OR([.S7]&lt;-(2^[.$R$2]);[.S7]&gt;(2^[.$R$2]-1));&quot;OVR&quot;;DEC2HEX(IF([.S7]&gt;=0;[.S7];[.S7]+2^[.$R$2]);[.$R$2]/4))" office:value-type="string" office:string-value="DEC9" calcext:value-type="string">
            <text:p>DEC9</text:p>
          </table:table-cell>
          <table:table-cell table:style-name="ce44" table:formula="of:=IF(OR([.T7]&lt;-(2^[.$R$2]);[.T7]&gt;(2^[.$R$2]-1));&quot;OVR&quot;;DEC2HEX(IF([.T7]&gt;=0;[.T7];[.T7]+2^[.$R$2]);[.$R$2]/4))" office:value-type="string" office:string-value="056F" calcext:value-type="string">
            <text:p>056F</text:p>
          </table:table-cell>
          <table:table-cell table:number-columns-repeated="99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[.B7]+1" office:value-type="float" office:value="4" calcext:value-type="float">
            <text:p>4</text:p>
          </table:table-cell>
          <table:table-cell table:style-name="ce14" table:formula="of:=[.H7]" office:value-type="float" office:value="1.44140625" calcext:value-type="float">
            <text:p><text:s/>1.4414 </text:p>
          </table:table-cell>
          <table:table-cell table:style-name="ce21" table:formula="of:=[.I7]" office:value-type="float" office:value="0.03515625" calcext:value-type="float">
            <text:p><text:s/>0.0352 </text:p>
          </table:table-cell>
          <table:table-cell table:style-name="ce84" table:formula="of:=[.J7]" office:value-type="float" office:value="-0.168236118310606" calcext:value-type="float">
            <text:p><text:s/>-0.1682 </text:p>
          </table:table-cell>
          <table:table-cell table:style-name="ce21" table:formula="of:=ATANH(POWER(2;-[.B8]))" office:value-type="float" office:value="0.062581571477003" calcext:value-type="float">
            <text:p><text:s/>0.0626 </text:p>
          </table:table-cell>
          <table:table-cell table:style-name="ce26" table:formula="of:=IF([.D8]&gt;=0;-1;1)" office:value-type="float" office:value="-1" calcext:value-type="float">
            <text:p>-1</text:p>
          </table:table-cell>
          <table:table-cell table:style-name="ce21" table:formula="of:=[.C8]+[.G8]*POWER(2;-[.B8])*[.D8]" office:value-type="float" office:value="1.439208984375" calcext:value-type="float">
            <text:p><text:s/>1.4392 </text:p>
          </table:table-cell>
          <table:table-cell table:style-name="ce21" table:formula="of:=[.D8]+[.G8]*POWER(2;-[.B8])*[.C8]" office:value-type="float" office:value="-0.054931640625" calcext:value-type="float">
            <text:p><text:s/>-0.0549 </text:p>
          </table:table-cell>
          <table:table-cell table:style-name="ce31" table:formula="of:=[.E8]-[.G8]*[.F8]" office:value-type="float" office:value="-0.105654546833603" calcext:value-type="float">
            <text:p><text:s/>-0.1057 </text:p>
          </table:table-cell>
          <table:table-cell table:style-name="ce89" table:formula="of:=[.H8]/0.82815936096" office:value-type="float" office:value="1.73784062853153" calcext:value-type="float">
            <text:p>1.7378</text:p>
          </table:table-cell>
          <table:table-cell table:style-name="ce90" table:formula="of:=[.I8]/0.82815936096" office:value-type="float" office:value="-0.0663297949821196" calcext:value-type="float">
            <text:p>-0.0663</text:p>
          </table:table-cell>
          <table:table-cell table:style-name="ce37" table:formula="of:=ROUND([.C8]*2^[.$N$2];0)" office:value-type="float" office:value="47232" calcext:value-type="float">
            <text:p>47232</text:p>
          </table:table-cell>
          <table:table-cell table:style-name="ce26" table:formula="of:=ROUND([.D8]*2^[.$N$2];0)" office:value-type="float" office:value="1152" calcext:value-type="float">
            <text:p>1152</text:p>
          </table:table-cell>
          <table:table-cell table:style-name="ce26" table:formula="of:=ROUND([.E8]*2^[.$P$2];0)" office:value-type="float" office:value="-5513" calcext:value-type="float">
            <text:p>-5513</text:p>
          </table:table-cell>
          <table:table-cell table:style-name="ce26" table:formula="of:=ROUND([.H8]*2^[.$N$2];0)" office:value-type="float" office:value="47160" calcext:value-type="float">
            <text:p>47160</text:p>
          </table:table-cell>
          <table:table-cell table:style-name="ce26" table:formula="of:=ROUND([.I8]*2^[.$N$2];0)" office:value-type="float" office:value="-1800" calcext:value-type="float">
            <text:p>-1800</text:p>
          </table:table-cell>
          <table:table-cell table:style-name="ce26" table:formula="of:=ROUND([.J8]*2^[.$P$2];0)" office:value-type="float" office:value="-3462" calcext:value-type="float">
            <text:p>-3462</text:p>
          </table:table-cell>
          <table:table-cell table:style-name="ce26" table:formula="of:=ROUND([.K8]*2^[.$N$2];0)" office:value-type="float" office:value="56946" calcext:value-type="float">
            <text:p>56946</text:p>
          </table:table-cell>
          <table:table-cell table:style-name="ce26" table:formula="of:=ROUND([.L8]*2^[.$N$2];0)" office:value-type="float" office:value="-2173" calcext:value-type="float">
            <text:p>-2173</text:p>
          </table:table-cell>
          <table:table-cell table:style-name="ce26" table:formula="of:=IF(OR([.M8]&lt;-(2^[.$R$2]);[.M8]&gt;(2^[.$R$2]-1));&quot;OVR&quot;;DEC2HEX(IF([.M8]&gt;=0;[.M8];[.M8]+2^[.$R$2]);[.$R$2]/4))" office:value-type="string" office:string-value="B880" calcext:value-type="string">
            <text:p>B880</text:p>
          </table:table-cell>
          <table:table-cell table:style-name="ce26" table:formula="of:=IF(OR([.N8]&lt;-(2^[.$R$2]);[.N8]&gt;(2^[.$R$2]-1));&quot;OVR&quot;;DEC2HEX(IF([.N8]&gt;=0;[.N8];[.N8]+2^[.$R$2]);[.$R$2]/4))" office:value-type="string" office:string-value="0480" calcext:value-type="string">
            <text:p>0480</text:p>
          </table:table-cell>
          <table:table-cell table:style-name="ce26" table:formula="of:=IF(OR([.O8]&lt;-(2^[.$T$2]);[.O8]&gt;(2^[.$T$2]-1));&quot;OVR&quot;;DEC2HEX(IF([.O8]&gt;=0;[.O8];[.O8]+2^[.$T$2]);[.$T$2]/4))" office:value-type="string" office:string-value="EA77" calcext:value-type="string">
            <text:p>EA77</text:p>
          </table:table-cell>
          <table:table-cell table:style-name="ce26" table:formula="of:=IF(OR([.P8]&lt;-(2^[.$R$2]);[.P8]&gt;(2^[.$R$2]-1));&quot;OVR&quot;;DEC2HEX(IF([.P8]&gt;=0;[.P8];[.P8]+2^[.$R$2]);[.$R$2]/4))" office:value-type="string" office:string-value="B838" calcext:value-type="string">
            <text:p>B838</text:p>
          </table:table-cell>
          <table:table-cell table:style-name="ce26" table:formula="of:=IF(OR([.Q8]&lt;-(2^[.$R$2]);[.Q8]&gt;(2^[.$R$2]-1));&quot;OVR&quot;;DEC2HEX(IF([.Q8]&gt;=0;[.Q8];[.Q8]+2^[.$R$2]);[.$R$2]/4))" office:value-type="string" office:string-value="" calcext:value-type="error">
            <text:p>Err:502</text:p>
          </table:table-cell>
          <table:table-cell table:style-name="ce26" table:formula="of:=IF(OR([.R8]&lt;-(2^[.$T$2]);[.R8]&gt;(2^[.$T$2]-1));&quot;OVR&quot;;DEC2HEX(IF([.R8]&gt;=0;[.R8];[.R8]+2^[.$T$2]);[.$T$2]/4))" office:value-type="string" office:string-value="F27A" calcext:value-type="string">
            <text:p>F27A</text:p>
          </table:table-cell>
          <table:table-cell table:style-name="ce26" table:formula="of:=IF(OR([.S8]&lt;-(2^[.$R$2]);[.S8]&gt;(2^[.$R$2]-1));&quot;OVR&quot;;DEC2HEX(IF([.S8]&gt;=0;[.S8];[.S8]+2^[.$R$2]);[.$R$2]/4))" office:value-type="string" office:string-value="DE72" calcext:value-type="string">
            <text:p>DE72</text:p>
          </table:table-cell>
          <table:table-cell table:style-name="ce44" table:formula="of:=IF(OR([.T8]&lt;-(2^[.$R$2]);[.T8]&gt;(2^[.$R$2]-1));&quot;OVR&quot;;DEC2HEX(IF([.T8]&gt;=0;[.T8];[.T8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4" table:formula="of:=[.H8]" office:value-type="float" office:value="1.439208984375" calcext:value-type="float">
            <text:p><text:s/>1.4392 </text:p>
          </table:table-cell>
          <table:table-cell table:style-name="ce21" table:formula="of:=[.I8]" office:value-type="float" office:value="-0.054931640625" calcext:value-type="float">
            <text:p><text:s/>-0.0549 </text:p>
          </table:table-cell>
          <table:table-cell table:style-name="ce84" table:formula="of:=[.J8]" office:value-type="float" office:value="-0.105654546833603" calcext:value-type="float">
            <text:p><text:s/>-0.1057 </text:p>
          </table:table-cell>
          <table:table-cell table:style-name="ce21" table:formula="of:=ATANH(POWER(2;-[.B9]))" office:value-type="float" office:value="0.062581571477003" calcext:value-type="float">
            <text:p><text:s/>0.0626 </text:p>
          </table:table-cell>
          <table:table-cell table:style-name="ce26" table:formula="of:=IF([.D9]&gt;=0;-1;1)" office:value-type="float" office:value="1" calcext:value-type="float">
            <text:p>1</text:p>
          </table:table-cell>
          <table:table-cell table:style-name="ce21" table:formula="of:=[.C9]+[.G9]*POWER(2;-[.B9])*[.D9]" office:value-type="float" office:value="1.43577575683594" calcext:value-type="float">
            <text:p><text:s/>1.4358 </text:p>
          </table:table-cell>
          <table:table-cell table:style-name="ce21" table:formula="of:=[.D9]+[.G9]*POWER(2;-[.B9])*[.C9]" office:value-type="float" office:value="0.0350189208984375" calcext:value-type="float">
            <text:p><text:s/>0.0350 </text:p>
          </table:table-cell>
          <table:table-cell table:style-name="ce31" table:formula="of:=[.E9]-[.G9]*[.F9]" office:value-type="float" office:value="-0.168236118310606" calcext:value-type="float">
            <text:p><text:s/>-0.1682 </text:p>
          </table:table-cell>
          <table:table-cell table:style-name="ce89" table:formula="of:=[.H9]/0.82815936096" office:value-type="float" office:value="1.73369501634515" calcext:value-type="float">
            <text:p>1.7337</text:p>
          </table:table-cell>
          <table:table-cell table:style-name="ce90" table:formula="of:=[.I9]/0.82815936096" office:value-type="float" office:value="0.0422852443011013" calcext:value-type="float">
            <text:p>0.0423</text:p>
          </table:table-cell>
          <table:table-cell table:style-name="ce37" table:formula="of:=ROUND([.C9]*2^[.$N$2];0)" office:value-type="float" office:value="47160" calcext:value-type="float">
            <text:p>47160</text:p>
          </table:table-cell>
          <table:table-cell table:style-name="ce26" table:formula="of:=ROUND([.D9]*2^[.$N$2];0)" office:value-type="float" office:value="-1800" calcext:value-type="float">
            <text:p>-1800</text:p>
          </table:table-cell>
          <table:table-cell table:style-name="ce26" table:formula="of:=ROUND([.E9]*2^[.$P$2];0)" office:value-type="float" office:value="-3462" calcext:value-type="float">
            <text:p>-3462</text:p>
          </table:table-cell>
          <table:table-cell table:style-name="ce26" table:formula="of:=ROUND([.H9]*2^[.$N$2];0)" office:value-type="float" office:value="47048" calcext:value-type="float">
            <text:p>47048</text:p>
          </table:table-cell>
          <table:table-cell table:style-name="ce26" table:formula="of:=ROUND([.I9]*2^[.$N$2];0)" office:value-type="float" office:value="1148" calcext:value-type="float">
            <text:p>1148</text:p>
          </table:table-cell>
          <table:table-cell table:style-name="ce26" table:formula="of:=ROUND([.J9]*2^[.$P$2];0)" office:value-type="float" office:value="-5513" calcext:value-type="float">
            <text:p>-5513</text:p>
          </table:table-cell>
          <table:table-cell table:style-name="ce26" table:formula="of:=ROUND([.K9]*2^[.$N$2];0)" office:value-type="float" office:value="56810" calcext:value-type="float">
            <text:p>56810</text:p>
          </table:table-cell>
          <table:table-cell table:style-name="ce26" table:formula="of:=ROUND([.L9]*2^[.$N$2];0)" office:value-type="float" office:value="1386" calcext:value-type="float">
            <text:p>1386</text:p>
          </table:table-cell>
          <table:table-cell table:style-name="ce26" table:formula="of:=IF(OR([.M9]&lt;-(2^[.$R$2]);[.M9]&gt;(2^[.$R$2]-1));&quot;OVR&quot;;DEC2HEX(IF([.M9]&gt;=0;[.M9];[.M9]+2^[.$R$2]);[.$R$2]/4))" office:value-type="string" office:string-value="B838" calcext:value-type="string">
            <text:p>B838</text:p>
          </table:table-cell>
          <table:table-cell table:style-name="ce26" table:formula="of:=IF(OR([.N9]&lt;-(2^[.$R$2]);[.N9]&gt;(2^[.$R$2]-1));&quot;OVR&quot;;DEC2HEX(IF([.N9]&gt;=0;[.N9];[.N9]+2^[.$R$2]);[.$R$2]/4))" office:value-type="string" office:string-value="" calcext:value-type="error">
            <text:p>Err:502</text:p>
          </table:table-cell>
          <table:table-cell table:style-name="ce26" table:formula="of:=IF(OR([.O9]&lt;-(2^[.$T$2]);[.O9]&gt;(2^[.$T$2]-1));&quot;OVR&quot;;DEC2HEX(IF([.O9]&gt;=0;[.O9];[.O9]+2^[.$T$2]);[.$T$2]/4))" office:value-type="string" office:string-value="F27A" calcext:value-type="string">
            <text:p>F27A</text:p>
          </table:table-cell>
          <table:table-cell table:style-name="ce26" table:formula="of:=IF(OR([.P9]&lt;-(2^[.$R$2]);[.P9]&gt;(2^[.$R$2]-1));&quot;OVR&quot;;DEC2HEX(IF([.P9]&gt;=0;[.P9];[.P9]+2^[.$R$2]);[.$R$2]/4))" office:value-type="string" office:string-value="B7C8" calcext:value-type="string">
            <text:p>B7C8</text:p>
          </table:table-cell>
          <table:table-cell table:style-name="ce26" table:formula="of:=IF(OR([.Q9]&lt;-(2^[.$R$2]);[.Q9]&gt;(2^[.$R$2]-1));&quot;OVR&quot;;DEC2HEX(IF([.Q9]&gt;=0;[.Q9];[.Q9]+2^[.$R$2]);[.$R$2]/4))" office:value-type="string" office:string-value="047C" calcext:value-type="string">
            <text:p>047C</text:p>
          </table:table-cell>
          <table:table-cell table:style-name="ce26" table:formula="of:=IF(OR([.R9]&lt;-(2^[.$T$2]);[.R9]&gt;(2^[.$T$2]-1));&quot;OVR&quot;;DEC2HEX(IF([.R9]&gt;=0;[.R9];[.R9]+2^[.$T$2]);[.$T$2]/4))" office:value-type="string" office:string-value="EA77" calcext:value-type="string">
            <text:p>EA77</text:p>
          </table:table-cell>
          <table:table-cell table:style-name="ce26" table:formula="of:=IF(OR([.S9]&lt;-(2^[.$R$2]);[.S9]&gt;(2^[.$R$2]-1));&quot;OVR&quot;;DEC2HEX(IF([.S9]&gt;=0;[.S9];[.S9]+2^[.$R$2]);[.$R$2]/4))" office:value-type="string" office:string-value="DDEA" calcext:value-type="string">
            <text:p>DDEA</text:p>
          </table:table-cell>
          <table:table-cell table:style-name="ce44" table:formula="of:=IF(OR([.T9]&lt;-(2^[.$R$2]);[.T9]&gt;(2^[.$R$2]-1));&quot;OVR&quot;;DEC2HEX(IF([.T9]&gt;=0;[.T9];[.T9]+2^[.$R$2]);[.$R$2]/4))" office:value-type="string" office:string-value="056A" calcext:value-type="string">
            <text:p>056A</text:p>
          </table:table-cell>
          <table:table-cell table:number-columns-repeated="99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B9]+1" office:value-type="float" office:value="5" calcext:value-type="float">
            <text:p>5</text:p>
          </table:table-cell>
          <table:table-cell table:style-name="ce14" table:formula="of:=[.H9]" office:value-type="float" office:value="1.43577575683594" calcext:value-type="float">
            <text:p><text:s/>1.4358 </text:p>
          </table:table-cell>
          <table:table-cell table:style-name="ce21" table:formula="of:=[.I9]" office:value-type="float" office:value="0.0350189208984375" calcext:value-type="float">
            <text:p><text:s/>0.0350 </text:p>
          </table:table-cell>
          <table:table-cell table:style-name="ce84" table:formula="of:=[.J9]" office:value-type="float" office:value="-0.168236118310606" calcext:value-type="float">
            <text:p><text:s/>-0.1682 </text:p>
          </table:table-cell>
          <table:table-cell table:style-name="ce21" table:formula="of:=ATANH(POWER(2;-[.B10]))" office:value-type="float" office:value="0.031260178490667" calcext:value-type="float">
            <text:p><text:s/>0.0313 </text:p>
          </table:table-cell>
          <table:table-cell table:style-name="ce26" table:formula="of:=IF([.D10]&gt;=0;-1;1)" office:value-type="float" office:value="-1" calcext:value-type="float">
            <text:p>-1</text:p>
          </table:table-cell>
          <table:table-cell table:style-name="ce21" table:formula="of:=[.C10]+[.G10]*POWER(2;-[.B10])*[.D10]" office:value-type="float" office:value="1.43468141555786" calcext:value-type="float">
            <text:p><text:s/>1.4347 </text:p>
          </table:table-cell>
          <table:table-cell table:style-name="ce21" table:formula="of:=[.D10]+[.G10]*POWER(2;-[.B10])*[.C10]" office:value-type="float" office:value="-0.00984907150268555" calcext:value-type="float">
            <text:p><text:s/>-0.0098 </text:p>
          </table:table-cell>
          <table:table-cell table:style-name="ce31" table:formula="of:=[.E10]-[.G10]*[.F10]" office:value-type="float" office:value="-0.136975939819939" calcext:value-type="float">
            <text:p><text:s/>-0.1370 </text:p>
          </table:table-cell>
          <table:table-cell table:style-name="ce89" table:formula="of:=[.H10]/0.82815936096" office:value-type="float" office:value="1.73237360246074" calcext:value-type="float">
            <text:p>1.7324</text:p>
          </table:table-cell>
          <table:table-cell table:style-name="ce90" table:formula="of:=[.I10]/0.82815936096" office:value-type="float" office:value="-0.0118927249596847" calcext:value-type="float">
            <text:p>-0.0119</text:p>
          </table:table-cell>
          <table:table-cell table:style-name="ce37" table:formula="of:=ROUND([.C10]*2^[.$N$2];0)" office:value-type="float" office:value="47048" calcext:value-type="float">
            <text:p>47048</text:p>
          </table:table-cell>
          <table:table-cell table:style-name="ce26" table:formula="of:=ROUND([.D10]*2^[.$N$2];0)" office:value-type="float" office:value="1148" calcext:value-type="float">
            <text:p>1148</text:p>
          </table:table-cell>
          <table:table-cell table:style-name="ce26" table:formula="of:=ROUND([.E10]*2^[.$P$2];0)" office:value-type="float" office:value="-5513" calcext:value-type="float">
            <text:p>-5513</text:p>
          </table:table-cell>
          <table:table-cell table:style-name="ce26" table:formula="of:=ROUND([.H10]*2^[.$N$2];0)" office:value-type="float" office:value="47012" calcext:value-type="float">
            <text:p>47012</text:p>
          </table:table-cell>
          <table:table-cell table:style-name="ce26" table:formula="of:=ROUND([.I10]*2^[.$N$2];0)" office:value-type="float" office:value="-323" calcext:value-type="float">
            <text:p>-323</text:p>
          </table:table-cell>
          <table:table-cell table:style-name="ce26" table:formula="of:=ROUND([.J10]*2^[.$P$2];0)" office:value-type="float" office:value="-4488" calcext:value-type="float">
            <text:p>-4488</text:p>
          </table:table-cell>
          <table:table-cell table:style-name="ce26" table:formula="of:=ROUND([.K10]*2^[.$N$2];0)" office:value-type="float" office:value="56766" calcext:value-type="float">
            <text:p>56766</text:p>
          </table:table-cell>
          <table:table-cell table:style-name="ce26" table:formula="of:=ROUND([.L10]*2^[.$N$2];0)" office:value-type="float" office:value="-390" calcext:value-type="float">
            <text:p>-390</text:p>
          </table:table-cell>
          <table:table-cell table:style-name="ce26" table:formula="of:=IF(OR([.M10]&lt;-(2^[.$R$2]);[.M10]&gt;(2^[.$R$2]-1));&quot;OVR&quot;;DEC2HEX(IF([.M10]&gt;=0;[.M10];[.M10]+2^[.$R$2]);[.$R$2]/4))" office:value-type="string" office:string-value="B7C8" calcext:value-type="string">
            <text:p>B7C8</text:p>
          </table:table-cell>
          <table:table-cell table:style-name="ce26" table:formula="of:=IF(OR([.N10]&lt;-(2^[.$R$2]);[.N10]&gt;(2^[.$R$2]-1));&quot;OVR&quot;;DEC2HEX(IF([.N10]&gt;=0;[.N10];[.N10]+2^[.$R$2]);[.$R$2]/4))" office:value-type="string" office:string-value="047C" calcext:value-type="string">
            <text:p>047C</text:p>
          </table:table-cell>
          <table:table-cell table:style-name="ce26" table:formula="of:=IF(OR([.O10]&lt;-(2^[.$T$2]);[.O10]&gt;(2^[.$T$2]-1));&quot;OVR&quot;;DEC2HEX(IF([.O10]&gt;=0;[.O10];[.O10]+2^[.$T$2]);[.$T$2]/4))" office:value-type="string" office:string-value="EA77" calcext:value-type="string">
            <text:p>EA77</text:p>
          </table:table-cell>
          <table:table-cell table:style-name="ce26" table:formula="of:=IF(OR([.P10]&lt;-(2^[.$R$2]);[.P10]&gt;(2^[.$R$2]-1));&quot;OVR&quot;;DEC2HEX(IF([.P10]&gt;=0;[.P10];[.P10]+2^[.$R$2]);[.$R$2]/4))" office:value-type="string" office:string-value="B7A4" calcext:value-type="string">
            <text:p>B7A4</text:p>
          </table:table-cell>
          <table:table-cell table:style-name="ce26" table:formula="of:=IF(OR([.Q10]&lt;-(2^[.$R$2]);[.Q10]&gt;(2^[.$R$2]-1));&quot;OVR&quot;;DEC2HEX(IF([.Q10]&gt;=0;[.Q10];[.Q10]+2^[.$R$2]);[.$R$2]/4))" office:value-type="string" office:string-value="" calcext:value-type="error">
            <text:p>Err:502</text:p>
          </table:table-cell>
          <table:table-cell table:style-name="ce26" table:formula="of:=IF(OR([.R10]&lt;-(2^[.$T$2]);[.R10]&gt;(2^[.$T$2]-1));&quot;OVR&quot;;DEC2HEX(IF([.R10]&gt;=0;[.R10];[.R10]+2^[.$T$2]);[.$T$2]/4))" office:value-type="string" office:string-value="EE78" calcext:value-type="string">
            <text:p>EE78</text:p>
          </table:table-cell>
          <table:table-cell table:style-name="ce26" table:formula="of:=IF(OR([.S10]&lt;-(2^[.$R$2]);[.S10]&gt;(2^[.$R$2]-1));&quot;OVR&quot;;DEC2HEX(IF([.S10]&gt;=0;[.S10];[.S10]+2^[.$R$2]);[.$R$2]/4))" office:value-type="string" office:string-value="DDBE" calcext:value-type="string">
            <text:p>DDBE</text:p>
          </table:table-cell>
          <table:table-cell table:style-name="ce44" table:formula="of:=IF(OR([.T10]&lt;-(2^[.$R$2]);[.T10]&gt;(2^[.$R$2]-1));&quot;OVR&quot;;DEC2HEX(IF([.T10]&gt;=0;[.T10];[.T10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table:formula="of:=[.B10]+1" office:value-type="float" office:value="6" calcext:value-type="float">
            <text:p>6</text:p>
          </table:table-cell>
          <table:table-cell table:style-name="ce14" table:formula="of:=[.H10]" office:value-type="float" office:value="1.43468141555786" calcext:value-type="float">
            <text:p><text:s/>1.4347 </text:p>
          </table:table-cell>
          <table:table-cell table:style-name="ce21" table:formula="of:=[.I10]" office:value-type="float" office:value="-0.00984907150268555" calcext:value-type="float">
            <text:p><text:s/>-0.0098 </text:p>
          </table:table-cell>
          <table:table-cell table:style-name="ce84" table:formula="of:=[.J10]" office:value-type="float" office:value="-0.136975939819939" calcext:value-type="float">
            <text:p><text:s/>-0.1370 </text:p>
          </table:table-cell>
          <table:table-cell table:style-name="ce21" table:formula="of:=ATANH(POWER(2;-[.B11]))" office:value-type="float" office:value="0.0156262717520522" calcext:value-type="float">
            <text:p><text:s/>0.0156 </text:p>
          </table:table-cell>
          <table:table-cell table:style-name="ce26" table:formula="of:=IF([.D11]&gt;=0;-1;1)" office:value-type="float" office:value="1" calcext:value-type="float">
            <text:p>1</text:p>
          </table:table-cell>
          <table:table-cell table:style-name="ce21" table:formula="of:=[.C11]+[.G11]*POWER(2;-[.B11])*[.D11]" office:value-type="float" office:value="1.43452752381563" calcext:value-type="float">
            <text:p><text:s/>1.4345 </text:p>
          </table:table-cell>
          <table:table-cell table:style-name="ce21" table:formula="of:=[.D11]+[.G11]*POWER(2;-[.B11])*[.C11]" office:value-type="float" office:value="0.012567825615406" calcext:value-type="float">
            <text:p><text:s/>0.0126 </text:p>
          </table:table-cell>
          <table:table-cell table:style-name="ce31" table:formula="of:=[.E11]-[.G11]*[.F11]" office:value-type="float" office:value="-0.152602211571992" calcext:value-type="float">
            <text:p><text:s/>-0.1526 </text:p>
          </table:table-cell>
          <table:table-cell table:style-name="ce89" table:formula="of:=[.H11]/0.82815936096" office:value-type="float" office:value="1.73218777863325" calcext:value-type="float">
            <text:p>1.7322</text:p>
          </table:table-cell>
          <table:table-cell table:style-name="ce90" table:formula="of:=[.I11]/0.82815936096" office:value-type="float" office:value="0.0151756125787644" calcext:value-type="float">
            <text:p>0.0152</text:p>
          </table:table-cell>
          <table:table-cell table:style-name="ce37" table:formula="of:=ROUND([.C11]*2^[.$N$2];0)" office:value-type="float" office:value="47012" calcext:value-type="float">
            <text:p>47012</text:p>
          </table:table-cell>
          <table:table-cell table:style-name="ce26" table:formula="of:=ROUND([.D11]*2^[.$N$2];0)" office:value-type="float" office:value="-323" calcext:value-type="float">
            <text:p>-323</text:p>
          </table:table-cell>
          <table:table-cell table:style-name="ce26" table:formula="of:=ROUND([.E11]*2^[.$P$2];0)" office:value-type="float" office:value="-4488" calcext:value-type="float">
            <text:p>-4488</text:p>
          </table:table-cell>
          <table:table-cell table:style-name="ce26" table:formula="of:=ROUND([.H11]*2^[.$N$2];0)" office:value-type="float" office:value="47007" calcext:value-type="float">
            <text:p>47007</text:p>
          </table:table-cell>
          <table:table-cell table:style-name="ce26" table:formula="of:=ROUND([.I11]*2^[.$N$2];0)" office:value-type="float" office:value="412" calcext:value-type="float">
            <text:p>412</text:p>
          </table:table-cell>
          <table:table-cell table:style-name="ce26" table:formula="of:=ROUND([.J11]*2^[.$P$2];0)" office:value-type="float" office:value="-5000" calcext:value-type="float">
            <text:p>-5000</text:p>
          </table:table-cell>
          <table:table-cell table:style-name="ce26" table:formula="of:=ROUND([.K11]*2^[.$N$2];0)" office:value-type="float" office:value="56760" calcext:value-type="float">
            <text:p>56760</text:p>
          </table:table-cell>
          <table:table-cell table:style-name="ce26" table:formula="of:=ROUND([.L11]*2^[.$N$2];0)" office:value-type="float" office:value="497" calcext:value-type="float">
            <text:p>497</text:p>
          </table:table-cell>
          <table:table-cell table:style-name="ce26" table:formula="of:=IF(OR([.M11]&lt;-(2^[.$R$2]);[.M11]&gt;(2^[.$R$2]-1));&quot;OVR&quot;;DEC2HEX(IF([.M11]&gt;=0;[.M11];[.M11]+2^[.$R$2]);[.$R$2]/4))" office:value-type="string" office:string-value="B7A4" calcext:value-type="string">
            <text:p>B7A4</text:p>
          </table:table-cell>
          <table:table-cell table:style-name="ce26" table:formula="of:=IF(OR([.N11]&lt;-(2^[.$R$2]);[.N11]&gt;(2^[.$R$2]-1));&quot;OVR&quot;;DEC2HEX(IF([.N11]&gt;=0;[.N11];[.N11]+2^[.$R$2]);[.$R$2]/4))" office:value-type="string" office:string-value="" calcext:value-type="error">
            <text:p>Err:502</text:p>
          </table:table-cell>
          <table:table-cell table:style-name="ce26" table:formula="of:=IF(OR([.O11]&lt;-(2^[.$T$2]);[.O11]&gt;(2^[.$T$2]-1));&quot;OVR&quot;;DEC2HEX(IF([.O11]&gt;=0;[.O11];[.O11]+2^[.$T$2]);[.$T$2]/4))" office:value-type="string" office:string-value="EE78" calcext:value-type="string">
            <text:p>EE78</text:p>
          </table:table-cell>
          <table:table-cell table:style-name="ce26" table:formula="of:=IF(OR([.P11]&lt;-(2^[.$R$2]);[.P11]&gt;(2^[.$R$2]-1));&quot;OVR&quot;;DEC2HEX(IF([.P11]&gt;=0;[.P11];[.P11]+2^[.$R$2]);[.$R$2]/4))" office:value-type="string" office:string-value="B79F" calcext:value-type="string">
            <text:p>B79F</text:p>
          </table:table-cell>
          <table:table-cell table:style-name="ce26" table:formula="of:=IF(OR([.Q11]&lt;-(2^[.$R$2]);[.Q11]&gt;(2^[.$R$2]-1));&quot;OVR&quot;;DEC2HEX(IF([.Q11]&gt;=0;[.Q11];[.Q11]+2^[.$R$2]);[.$R$2]/4))" office:value-type="string" office:string-value="019C" calcext:value-type="string">
            <text:p>019C</text:p>
          </table:table-cell>
          <table:table-cell table:style-name="ce26" table:formula="of:=IF(OR([.R11]&lt;-(2^[.$T$2]);[.R11]&gt;(2^[.$T$2]-1));&quot;OVR&quot;;DEC2HEX(IF([.R11]&gt;=0;[.R11];[.R11]+2^[.$T$2]);[.$T$2]/4))" office:value-type="string" office:string-value="EC78" calcext:value-type="string">
            <text:p>EC78</text:p>
          </table:table-cell>
          <table:table-cell table:style-name="ce26" table:formula="of:=IF(OR([.S11]&lt;-(2^[.$R$2]);[.S11]&gt;(2^[.$R$2]-1));&quot;OVR&quot;;DEC2HEX(IF([.S11]&gt;=0;[.S11];[.S11]+2^[.$R$2]);[.$R$2]/4))" office:value-type="string" office:string-value="DDB8" calcext:value-type="string">
            <text:p>DDB8</text:p>
          </table:table-cell>
          <table:table-cell table:style-name="ce44" table:formula="of:=IF(OR([.T11]&lt;-(2^[.$R$2]);[.T11]&gt;(2^[.$R$2]-1));&quot;OVR&quot;;DEC2HEX(IF([.T11]&gt;=0;[.T11];[.T11]+2^[.$R$2]);[.$R$2]/4))" office:value-type="string" office:string-value="01F1" calcext:value-type="string">
            <text:p>01F1</text:p>
          </table:table-cell>
          <table:table-cell table:number-columns-repeated="99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[.B11]+1" office:value-type="float" office:value="7" calcext:value-type="float">
            <text:p>7</text:p>
          </table:table-cell>
          <table:table-cell table:style-name="ce14" table:formula="of:=[.H11]" office:value-type="float" office:value="1.43452752381563" calcext:value-type="float">
            <text:p><text:s/>1.4345 </text:p>
          </table:table-cell>
          <table:table-cell table:style-name="ce21" table:formula="of:=[.I11]" office:value-type="float" office:value="0.012567825615406" calcext:value-type="float">
            <text:p><text:s/>0.0126 </text:p>
          </table:table-cell>
          <table:table-cell table:style-name="ce84" table:formula="of:=[.J11]" office:value-type="float" office:value="-0.152602211571992" calcext:value-type="float">
            <text:p><text:s/>-0.1526 </text:p>
          </table:table-cell>
          <table:table-cell table:style-name="ce21" table:formula="of:=ATANH(POWER(2;-[.B12]))" office:value-type="float" office:value="0.00781265895154042" calcext:value-type="float">
            <text:p><text:s/>0.0078 </text:p>
          </table:table-cell>
          <table:table-cell table:style-name="ce26" table:formula="of:=IF([.D12]&gt;=0;-1;1)" office:value-type="float" office:value="-1" calcext:value-type="float">
            <text:p>-1</text:p>
          </table:table-cell>
          <table:table-cell table:style-name="ce21" table:formula="of:=[.C12]+[.G12]*POWER(2;-[.B12])*[.D12]" office:value-type="float" office:value="1.43442933767801" calcext:value-type="float">
            <text:p><text:s/>1.4344 </text:p>
          </table:table-cell>
          <table:table-cell table:style-name="ce21" table:formula="of:=[.D12]+[.G12]*POWER(2;-[.B12])*[.C12]" office:value-type="float" office:value="0.00136057933559641" calcext:value-type="float">
            <text:p><text:s/>0.0014 </text:p>
          </table:table-cell>
          <table:table-cell table:style-name="ce31" table:formula="of:=[.E12]-[.G12]*[.F12]" office:value-type="float" office:value="-0.144789552620451" calcext:value-type="float">
            <text:p><text:s/>-0.1448 </text:p>
          </table:table-cell>
          <table:table-cell table:style-name="ce89" table:formula="of:=[.H12]/0.82815936096" office:value-type="float" office:value="1.73206921915998" calcext:value-type="float">
            <text:p>1.7321</text:p>
          </table:table-cell>
          <table:table-cell table:style-name="ce90" table:formula="of:=[.I12]/0.82815936096" office:value-type="float" office:value="0.00164289555819212" calcext:value-type="float">
            <text:p>0.0016</text:p>
          </table:table-cell>
          <table:table-cell table:style-name="ce37" table:formula="of:=ROUND([.C12]*2^[.$N$2];0)" office:value-type="float" office:value="47007" calcext:value-type="float">
            <text:p>47007</text:p>
          </table:table-cell>
          <table:table-cell table:style-name="ce26" table:formula="of:=ROUND([.D12]*2^[.$N$2];0)" office:value-type="float" office:value="412" calcext:value-type="float">
            <text:p>412</text:p>
          </table:table-cell>
          <table:table-cell table:style-name="ce26" table:formula="of:=ROUND([.E12]*2^[.$P$2];0)" office:value-type="float" office:value="-5000" calcext:value-type="float">
            <text:p>-5000</text:p>
          </table:table-cell>
          <table:table-cell table:style-name="ce26" table:formula="of:=ROUND([.H12]*2^[.$N$2];0)" office:value-type="float" office:value="47003" calcext:value-type="float">
            <text:p>47003</text:p>
          </table:table-cell>
          <table:table-cell table:style-name="ce26" table:formula="of:=ROUND([.I12]*2^[.$N$2];0)" office:value-type="float" office:value="45" calcext:value-type="float">
            <text:p>45</text:p>
          </table:table-cell>
          <table:table-cell table:style-name="ce26" table:formula="of:=ROUND([.J12]*2^[.$P$2];0)" office:value-type="float" office:value="-4744" calcext:value-type="float">
            <text:p>-4744</text:p>
          </table:table-cell>
          <table:table-cell table:style-name="ce26" table:formula="of:=ROUND([.K12]*2^[.$N$2];0)" office:value-type="float" office:value="56756" calcext:value-type="float">
            <text:p>56756</text:p>
          </table:table-cell>
          <table:table-cell table:style-name="ce26" table:formula="of:=ROUND([.L12]*2^[.$N$2];0)" office:value-type="float" office:value="54" calcext:value-type="float">
            <text:p>54</text:p>
          </table:table-cell>
          <table:table-cell table:style-name="ce26" table:formula="of:=IF(OR([.M12]&lt;-(2^[.$R$2]);[.M12]&gt;(2^[.$R$2]-1));&quot;OVR&quot;;DEC2HEX(IF([.M12]&gt;=0;[.M12];[.M12]+2^[.$R$2]);[.$R$2]/4))" office:value-type="string" office:string-value="B79F" calcext:value-type="string">
            <text:p>B79F</text:p>
          </table:table-cell>
          <table:table-cell table:style-name="ce26" table:formula="of:=IF(OR([.N12]&lt;-(2^[.$R$2]);[.N12]&gt;(2^[.$R$2]-1));&quot;OVR&quot;;DEC2HEX(IF([.N12]&gt;=0;[.N12];[.N12]+2^[.$R$2]);[.$R$2]/4))" office:value-type="string" office:string-value="019C" calcext:value-type="string">
            <text:p>019C</text:p>
          </table:table-cell>
          <table:table-cell table:style-name="ce26" table:formula="of:=IF(OR([.O12]&lt;-(2^[.$T$2]);[.O12]&gt;(2^[.$T$2]-1));&quot;OVR&quot;;DEC2HEX(IF([.O12]&gt;=0;[.O12];[.O12]+2^[.$T$2]);[.$T$2]/4))" office:value-type="string" office:string-value="EC78" calcext:value-type="string">
            <text:p>EC78</text:p>
          </table:table-cell>
          <table:table-cell table:style-name="ce26" table:formula="of:=IF(OR([.P12]&lt;-(2^[.$R$2]);[.P12]&gt;(2^[.$R$2]-1));&quot;OVR&quot;;DEC2HEX(IF([.P12]&gt;=0;[.P12];[.P12]+2^[.$R$2]);[.$R$2]/4))" office:value-type="string" office:string-value="B79B" calcext:value-type="string">
            <text:p>B79B</text:p>
          </table:table-cell>
          <table:table-cell table:style-name="ce26" table:formula="of:=IF(OR([.Q12]&lt;-(2^[.$R$2]);[.Q12]&gt;(2^[.$R$2]-1));&quot;OVR&quot;;DEC2HEX(IF([.Q12]&gt;=0;[.Q12];[.Q12]+2^[.$R$2]);[.$R$2]/4))" office:value-type="string" office:string-value="002D" calcext:value-type="string">
            <text:p>002D</text:p>
          </table:table-cell>
          <table:table-cell table:style-name="ce26" table:formula="of:=IF(OR([.R12]&lt;-(2^[.$T$2]);[.R12]&gt;(2^[.$T$2]-1));&quot;OVR&quot;;DEC2HEX(IF([.R12]&gt;=0;[.R12];[.R12]+2^[.$T$2]);[.$T$2]/4))" office:value-type="string" office:string-value="ED78" calcext:value-type="string">
            <text:p>ED78</text:p>
          </table:table-cell>
          <table:table-cell table:style-name="ce26" table:formula="of:=IF(OR([.S12]&lt;-(2^[.$R$2]);[.S12]&gt;(2^[.$R$2]-1));&quot;OVR&quot;;DEC2HEX(IF([.S12]&gt;=0;[.S12];[.S12]+2^[.$R$2]);[.$R$2]/4))" office:value-type="string" office:string-value="DDB4" calcext:value-type="string">
            <text:p>DDB4</text:p>
          </table:table-cell>
          <table:table-cell table:style-name="ce44" table:formula="of:=IF(OR([.T12]&lt;-(2^[.$R$2]);[.T12]&gt;(2^[.$R$2]-1));&quot;OVR&quot;;DEC2HEX(IF([.T12]&gt;=0;[.T12];[.T12]+2^[.$R$2]);[.$R$2]/4))" office:value-type="string" office:string-value="0036" calcext:value-type="string">
            <text:p>0036</text:p>
          </table:table-cell>
          <table:table-cell table:number-columns-repeated="99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table:formula="of:=[.B12]+1" office:value-type="float" office:value="8" calcext:value-type="float">
            <text:p>8</text:p>
          </table:table-cell>
          <table:table-cell table:style-name="ce14" table:formula="of:=[.H12]" office:value-type="float" office:value="1.43442933767801" calcext:value-type="float">
            <text:p><text:s/>1.4344 </text:p>
          </table:table-cell>
          <table:table-cell table:style-name="ce21" table:formula="of:=[.I12]" office:value-type="float" office:value="0.00136057933559641" calcext:value-type="float">
            <text:p><text:s/>0.0014 </text:p>
          </table:table-cell>
          <table:table-cell table:style-name="ce84" table:formula="of:=[.J12]" office:value-type="float" office:value="-0.144789552620451" calcext:value-type="float">
            <text:p><text:s/>-0.1448 </text:p>
          </table:table-cell>
          <table:table-cell table:style-name="ce21" table:formula="of:=ATANH(POWER(2;-[.B13]))" office:value-type="float" office:value="0.00390626986839683" calcext:value-type="float">
            <text:p><text:s/>0.0039 </text:p>
          </table:table-cell>
          <table:table-cell table:style-name="ce26" table:formula="of:=IF([.D13]&gt;=0;-1;1)" office:value-type="float" office:value="-1" calcext:value-type="float">
            <text:p>-1</text:p>
          </table:table-cell>
          <table:table-cell table:style-name="ce21" table:formula="of:=[.C13]+[.G13]*POWER(2;-[.B13])*[.D13]" office:value-type="float" office:value="1.43442402291498" calcext:value-type="float">
            <text:p><text:s/>1.4344 </text:p>
          </table:table-cell>
          <table:table-cell table:style-name="ce21" table:formula="of:=[.D13]+[.G13]*POWER(2;-[.B13])*[.C13]" office:value-type="float" office:value="-0.00424266026470832" calcext:value-type="float">
            <text:p><text:s/>-0.0042 </text:p>
          </table:table-cell>
          <table:table-cell table:style-name="ce31" table:formula="of:=[.E13]-[.G13]*[.F13]" office:value-type="float" office:value="-0.140883282752054" calcext:value-type="float">
            <text:p><text:s/>-0.1409 </text:p>
          </table:table-cell>
          <table:table-cell table:style-name="ce89" table:formula="of:=[.H13]/0.82815936096" office:value-type="float" office:value="1.7320628015992" calcext:value-type="float">
            <text:p>1.7321</text:p>
          </table:table-cell>
          <table:table-cell table:style-name="ce90" table:formula="of:=[.I13]/0.82815936096" office:value-type="float" office:value="-0.00512299982915153" calcext:value-type="float">
            <text:p>-0.0051</text:p>
          </table:table-cell>
          <table:table-cell table:style-name="ce37" table:formula="of:=ROUND([.C13]*2^[.$N$2];0)" office:value-type="float" office:value="47003" calcext:value-type="float">
            <text:p>47003</text:p>
          </table:table-cell>
          <table:table-cell table:style-name="ce26" table:formula="of:=ROUND([.D13]*2^[.$N$2];0)" office:value-type="float" office:value="45" calcext:value-type="float">
            <text:p>45</text:p>
          </table:table-cell>
          <table:table-cell table:style-name="ce26" table:formula="of:=ROUND([.E13]*2^[.$P$2];0)" office:value-type="float" office:value="-4744" calcext:value-type="float">
            <text:p>-4744</text:p>
          </table:table-cell>
          <table:table-cell table:style-name="ce26" table:formula="of:=ROUND([.H13]*2^[.$N$2];0)" office:value-type="float" office:value="47003" calcext:value-type="float">
            <text:p>47003</text:p>
          </table:table-cell>
          <table:table-cell table:style-name="ce26" table:formula="of:=ROUND([.I13]*2^[.$N$2];0)" office:value-type="float" office:value="-139" calcext:value-type="float">
            <text:p>-139</text:p>
          </table:table-cell>
          <table:table-cell table:style-name="ce26" table:formula="of:=ROUND([.J13]*2^[.$P$2];0)" office:value-type="float" office:value="-4616" calcext:value-type="float">
            <text:p>-4616</text:p>
          </table:table-cell>
          <table:table-cell table:style-name="ce26" table:formula="of:=ROUND([.K13]*2^[.$N$2];0)" office:value-type="float" office:value="56756" calcext:value-type="float">
            <text:p>56756</text:p>
          </table:table-cell>
          <table:table-cell table:style-name="ce26" table:formula="of:=ROUND([.L13]*2^[.$N$2];0)" office:value-type="float" office:value="-168" calcext:value-type="float">
            <text:p>-168</text:p>
          </table:table-cell>
          <table:table-cell table:style-name="ce26" table:formula="of:=IF(OR([.M13]&lt;-(2^[.$R$2]);[.M13]&gt;(2^[.$R$2]-1));&quot;OVR&quot;;DEC2HEX(IF([.M13]&gt;=0;[.M13];[.M13]+2^[.$R$2]);[.$R$2]/4))" office:value-type="string" office:string-value="B79B" calcext:value-type="string">
            <text:p>B79B</text:p>
          </table:table-cell>
          <table:table-cell table:style-name="ce26" table:formula="of:=IF(OR([.N13]&lt;-(2^[.$R$2]);[.N13]&gt;(2^[.$R$2]-1));&quot;OVR&quot;;DEC2HEX(IF([.N13]&gt;=0;[.N13];[.N13]+2^[.$R$2]);[.$R$2]/4))" office:value-type="string" office:string-value="002D" calcext:value-type="string">
            <text:p>002D</text:p>
          </table:table-cell>
          <table:table-cell table:style-name="ce26" table:formula="of:=IF(OR([.O13]&lt;-(2^[.$T$2]);[.O13]&gt;(2^[.$T$2]-1));&quot;OVR&quot;;DEC2HEX(IF([.O13]&gt;=0;[.O13];[.O13]+2^[.$T$2]);[.$T$2]/4))" office:value-type="string" office:string-value="ED78" calcext:value-type="string">
            <text:p>ED78</text:p>
          </table:table-cell>
          <table:table-cell table:style-name="ce26" table:formula="of:=IF(OR([.P13]&lt;-(2^[.$R$2]);[.P13]&gt;(2^[.$R$2]-1));&quot;OVR&quot;;DEC2HEX(IF([.P13]&gt;=0;[.P13];[.P13]+2^[.$R$2]);[.$R$2]/4))" office:value-type="string" office:string-value="B79B" calcext:value-type="string">
            <text:p>B79B</text:p>
          </table:table-cell>
          <table:table-cell table:style-name="ce26" table:formula="of:=IF(OR([.Q13]&lt;-(2^[.$R$2]);[.Q13]&gt;(2^[.$R$2]-1));&quot;OVR&quot;;DEC2HEX(IF([.Q13]&gt;=0;[.Q13];[.Q13]+2^[.$R$2]);[.$R$2]/4))" office:value-type="string" office:string-value="" calcext:value-type="error">
            <text:p>Err:502</text:p>
          </table:table-cell>
          <table:table-cell table:style-name="ce26" table:formula="of:=IF(OR([.R13]&lt;-(2^[.$T$2]);[.R13]&gt;(2^[.$T$2]-1));&quot;OVR&quot;;DEC2HEX(IF([.R13]&gt;=0;[.R13];[.R13]+2^[.$T$2]);[.$T$2]/4))" office:value-type="string" office:string-value="EDF8" calcext:value-type="string">
            <text:p>EDF8</text:p>
          </table:table-cell>
          <table:table-cell table:style-name="ce26" table:formula="of:=IF(OR([.S13]&lt;-(2^[.$R$2]);[.S13]&gt;(2^[.$R$2]-1));&quot;OVR&quot;;DEC2HEX(IF([.S13]&gt;=0;[.S13];[.S13]+2^[.$R$2]);[.$R$2]/4))" office:value-type="string" office:string-value="DDB4" calcext:value-type="string">
            <text:p>DDB4</text:p>
          </table:table-cell>
          <table:table-cell table:style-name="ce44" table:formula="of:=IF(OR([.T13]&lt;-(2^[.$R$2]);[.T13]&gt;(2^[.$R$2]-1));&quot;OVR&quot;;DEC2HEX(IF([.T13]&gt;=0;[.T13];[.T13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table:formula="of:=[.B13]+1" office:value-type="float" office:value="9" calcext:value-type="float">
            <text:p>9</text:p>
          </table:table-cell>
          <table:table-cell table:style-name="ce14" table:formula="of:=[.H13]" office:value-type="float" office:value="1.43442402291498" calcext:value-type="float">
            <text:p><text:s/>1.4344 </text:p>
          </table:table-cell>
          <table:table-cell table:style-name="ce21" table:formula="of:=[.I13]" office:value-type="float" office:value="-0.00424266026470832" calcext:value-type="float">
            <text:p><text:s/>-0.0042 </text:p>
          </table:table-cell>
          <table:table-cell table:style-name="ce84" table:formula="of:=[.J13]" office:value-type="float" office:value="-0.140883282752054" calcext:value-type="float">
            <text:p><text:s/>-0.1409 </text:p>
          </table:table-cell>
          <table:table-cell table:style-name="ce21" table:formula="of:=ATANH(POWER(2;-[.B14]))" office:value-type="float" office:value="0.00195312748353255" calcext:value-type="float">
            <text:p><text:s/>0.0020 </text:p>
          </table:table-cell>
          <table:table-cell table:style-name="ce26" table:formula="of:=IF([.D14]&gt;=0;-1;1)" office:value-type="float" office:value="1" calcext:value-type="float">
            <text:p>1</text:p>
          </table:table-cell>
          <table:table-cell table:style-name="ce21" table:formula="of:=[.C14]+[.G14]*POWER(2;-[.B14])*[.D14]" office:value-type="float" office:value="1.43441573646915" calcext:value-type="float">
            <text:p><text:s/>1.4344 </text:p>
          </table:table-cell>
          <table:table-cell table:style-name="ce21" table:formula="of:=[.D14]+[.G14]*POWER(2;-[.B14])*[.C14]" office:value-type="float" office:value="-0.0014410508449525" calcext:value-type="float">
            <text:p><text:s/>-0.0014 </text:p>
          </table:table-cell>
          <table:table-cell table:style-name="ce31" table:formula="of:=[.E14]-[.G14]*[.F14]" office:value-type="float" office:value="-0.142836410235587" calcext:value-type="float">
            <text:p><text:s/>-0.1428 </text:p>
          </table:table-cell>
          <table:table-cell table:style-name="ce89" table:formula="of:=[.H14]/0.82815936096" office:value-type="float" office:value="1.73205279574016" calcext:value-type="float">
            <text:p>1.7321</text:p>
          </table:table-cell>
          <table:table-cell table:style-name="ce90" table:formula="of:=[.I14]/0.82815936096" office:value-type="float" office:value="-0.00174006466977809" calcext:value-type="float">
            <text:p>-0.0017</text:p>
          </table:table-cell>
          <table:table-cell table:style-name="ce37" table:formula="of:=ROUND([.C14]*2^[.$N$2];0)" office:value-type="float" office:value="47003" calcext:value-type="float">
            <text:p>47003</text:p>
          </table:table-cell>
          <table:table-cell table:style-name="ce26" table:formula="of:=ROUND([.D14]*2^[.$N$2];0)" office:value-type="float" office:value="-139" calcext:value-type="float">
            <text:p>-139</text:p>
          </table:table-cell>
          <table:table-cell table:style-name="ce26" table:formula="of:=ROUND([.E14]*2^[.$P$2];0)" office:value-type="float" office:value="-4616" calcext:value-type="float">
            <text:p>-4616</text:p>
          </table:table-cell>
          <table:table-cell table:style-name="ce26" table:formula="of:=ROUND([.H14]*2^[.$N$2];0)" office:value-type="float" office:value="47003" calcext:value-type="float">
            <text:p>47003</text:p>
          </table:table-cell>
          <table:table-cell table:style-name="ce26" table:formula="of:=ROUND([.I14]*2^[.$N$2];0)" office:value-type="float" office:value="-47" calcext:value-type="float">
            <text:p>-47</text:p>
          </table:table-cell>
          <table:table-cell table:style-name="ce26" table:formula="of:=ROUND([.J14]*2^[.$P$2];0)" office:value-type="float" office:value="-4680" calcext:value-type="float">
            <text:p>-4680</text:p>
          </table:table-cell>
          <table:table-cell table:style-name="ce26" table:formula="of:=ROUND([.K14]*2^[.$N$2];0)" office:value-type="float" office:value="56756" calcext:value-type="float">
            <text:p>56756</text:p>
          </table:table-cell>
          <table:table-cell table:style-name="ce26" table:formula="of:=ROUND([.L14]*2^[.$N$2];0)" office:value-type="float" office:value="-57" calcext:value-type="float">
            <text:p>-57</text:p>
          </table:table-cell>
          <table:table-cell table:style-name="ce26" table:formula="of:=IF(OR([.M14]&lt;-(2^[.$R$2]);[.M14]&gt;(2^[.$R$2]-1));&quot;OVR&quot;;DEC2HEX(IF([.M14]&gt;=0;[.M14];[.M14]+2^[.$R$2]);[.$R$2]/4))" office:value-type="string" office:string-value="B79B" calcext:value-type="string">
            <text:p>B79B</text:p>
          </table:table-cell>
          <table:table-cell table:style-name="ce26" table:formula="of:=IF(OR([.N14]&lt;-(2^[.$R$2]);[.N14]&gt;(2^[.$R$2]-1));&quot;OVR&quot;;DEC2HEX(IF([.N14]&gt;=0;[.N14];[.N14]+2^[.$R$2]);[.$R$2]/4))" office:value-type="string" office:string-value="" calcext:value-type="error">
            <text:p>Err:502</text:p>
          </table:table-cell>
          <table:table-cell table:style-name="ce26" table:formula="of:=IF(OR([.O14]&lt;-(2^[.$T$2]);[.O14]&gt;(2^[.$T$2]-1));&quot;OVR&quot;;DEC2HEX(IF([.O14]&gt;=0;[.O14];[.O14]+2^[.$T$2]);[.$T$2]/4))" office:value-type="string" office:string-value="EDF8" calcext:value-type="string">
            <text:p>EDF8</text:p>
          </table:table-cell>
          <table:table-cell table:style-name="ce26" table:formula="of:=IF(OR([.P14]&lt;-(2^[.$R$2]);[.P14]&gt;(2^[.$R$2]-1));&quot;OVR&quot;;DEC2HEX(IF([.P14]&gt;=0;[.P14];[.P14]+2^[.$R$2]);[.$R$2]/4))" office:value-type="string" office:string-value="B79B" calcext:value-type="string">
            <text:p>B79B</text:p>
          </table:table-cell>
          <table:table-cell table:style-name="ce26" table:formula="of:=IF(OR([.Q14]&lt;-(2^[.$R$2]);[.Q14]&gt;(2^[.$R$2]-1));&quot;OVR&quot;;DEC2HEX(IF([.Q14]&gt;=0;[.Q14];[.Q14]+2^[.$R$2]);[.$R$2]/4))" office:value-type="string" office:string-value="" calcext:value-type="error">
            <text:p>Err:502</text:p>
          </table:table-cell>
          <table:table-cell table:style-name="ce26" table:formula="of:=IF(OR([.R14]&lt;-(2^[.$T$2]);[.R14]&gt;(2^[.$T$2]-1));&quot;OVR&quot;;DEC2HEX(IF([.R14]&gt;=0;[.R14];[.R14]+2^[.$T$2]);[.$T$2]/4))" office:value-type="string" office:string-value="EDB8" calcext:value-type="string">
            <text:p>EDB8</text:p>
          </table:table-cell>
          <table:table-cell table:style-name="ce26" table:formula="of:=IF(OR([.S14]&lt;-(2^[.$R$2]);[.S14]&gt;(2^[.$R$2]-1));&quot;OVR&quot;;DEC2HEX(IF([.S14]&gt;=0;[.S14];[.S14]+2^[.$R$2]);[.$R$2]/4))" office:value-type="string" office:string-value="DDB4" calcext:value-type="string">
            <text:p>DDB4</text:p>
          </table:table-cell>
          <table:table-cell table:style-name="ce44" table:formula="of:=IF(OR([.T14]&lt;-(2^[.$R$2]);[.T14]&gt;(2^[.$R$2]-1));&quot;OVR&quot;;DEC2HEX(IF([.T14]&gt;=0;[.T14];[.T14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table:formula="of:=[.B14]+1" office:value-type="float" office:value="10" calcext:value-type="float">
            <text:p>10</text:p>
          </table:table-cell>
          <table:table-cell table:style-name="ce14" table:formula="of:=[.H14]" office:value-type="float" office:value="1.43441573646915" calcext:value-type="float">
            <text:p><text:s/>1.4344 </text:p>
          </table:table-cell>
          <table:table-cell table:style-name="ce21" table:formula="of:=[.I14]" office:value-type="float" office:value="-0.0014410508449525" calcext:value-type="float">
            <text:p><text:s/>-0.0014 </text:p>
          </table:table-cell>
          <table:table-cell table:style-name="ce84" table:formula="of:=[.J14]" office:value-type="float" office:value="-0.142836410235587" calcext:value-type="float">
            <text:p><text:s/>-0.1428 </text:p>
          </table:table-cell>
          <table:table-cell table:style-name="ce21" table:formula="of:=ATANH(POWER(2;-[.B15]))" office:value-type="float" office:value="0.000976562810441036" calcext:value-type="float">
            <text:p><text:s/>0.0010 </text:p>
          </table:table-cell>
          <table:table-cell table:style-name="ce26" table:formula="of:=IF([.D15]&gt;=0;-1;1)" office:value-type="float" office:value="1" calcext:value-type="float">
            <text:p>1</text:p>
          </table:table-cell>
          <table:table-cell table:style-name="ce21" table:formula="of:=[.C15]+[.G15]*POWER(2;-[.B15])*[.D15]" office:value-type="float" office:value="1.43441432919294" calcext:value-type="float">
            <text:p><text:s/>1.4344 </text:p>
          </table:table-cell>
          <table:table-cell table:style-name="ce21" table:formula="of:=[.D15]+[.G15]*POWER(2;-[.B15])*[.C15]" office:value-type="float" office:value="-0.0000402542273068396" calcext:value-type="float">
            <text:p><text:s/>-0.0000 </text:p>
          </table:table-cell>
          <table:table-cell table:style-name="ce31" table:formula="of:=[.E15]-[.G15]*[.F15]" office:value-type="float" office:value="-0.143812973046028" calcext:value-type="float">
            <text:p><text:s/>-0.1438 </text:p>
          </table:table-cell>
          <table:table-cell table:style-name="ce89" table:formula="of:=[.H15]/0.82815936096" office:value-type="float" office:value="1.73205109645826" calcext:value-type="float">
            <text:p>1.7321</text:p>
          </table:table-cell>
          <table:table-cell table:style-name="ce90" table:formula="of:=[.I15]/0.82815936096" office:value-type="float" office:value="-0.0000486068614380896" calcext:value-type="float">
            <text:p>0.0000</text:p>
          </table:table-cell>
          <table:table-cell table:style-name="ce37" table:formula="of:=ROUND([.C15]*2^[.$N$2];0)" office:value-type="float" office:value="47003" calcext:value-type="float">
            <text:p>47003</text:p>
          </table:table-cell>
          <table:table-cell table:style-name="ce26" table:formula="of:=ROUND([.D15]*2^[.$N$2];0)" office:value-type="float" office:value="-47" calcext:value-type="float">
            <text:p>-47</text:p>
          </table:table-cell>
          <table:table-cell table:style-name="ce26" table:formula="of:=ROUND([.E15]*2^[.$P$2];0)" office:value-type="float" office:value="-4680" calcext:value-type="float">
            <text:p>-4680</text:p>
          </table:table-cell>
          <table:table-cell table:style-name="ce26" table:formula="of:=ROUND([.H15]*2^[.$N$2];0)" office:value-type="float" office:value="47003" calcext:value-type="float">
            <text:p>47003</text:p>
          </table:table-cell>
          <table:table-cell table:style-name="ce26" table:formula="of:=ROUND([.I15]*2^[.$N$2];0)" office:value-type="float" office:value="-1" calcext:value-type="float">
            <text:p>-1</text:p>
          </table:table-cell>
          <table:table-cell table:style-name="ce26" table:formula="of:=ROUND([.J15]*2^[.$P$2];0)" office:value-type="float" office:value="-4712" calcext:value-type="float">
            <text:p>-4712</text:p>
          </table:table-cell>
          <table:table-cell table:style-name="ce26" table:formula="of:=ROUND([.K15]*2^[.$N$2];0)" office:value-type="float" office:value="56756" calcext:value-type="float">
            <text:p>56756</text:p>
          </table:table-cell>
          <table:table-cell table:style-name="ce26" table:formula="of:=ROUND([.L15]*2^[.$N$2];0)" office:value-type="float" office:value="-2" calcext:value-type="float">
            <text:p>-2</text:p>
          </table:table-cell>
          <table:table-cell table:style-name="ce26" table:formula="of:=IF(OR([.M15]&lt;-(2^[.$R$2]);[.M15]&gt;(2^[.$R$2]-1));&quot;OVR&quot;;DEC2HEX(IF([.M15]&gt;=0;[.M15];[.M15]+2^[.$R$2]);[.$R$2]/4))" office:value-type="string" office:string-value="B79B" calcext:value-type="string">
            <text:p>B79B</text:p>
          </table:table-cell>
          <table:table-cell table:style-name="ce26" table:formula="of:=IF(OR([.N15]&lt;-(2^[.$R$2]);[.N15]&gt;(2^[.$R$2]-1));&quot;OVR&quot;;DEC2HEX(IF([.N15]&gt;=0;[.N15];[.N15]+2^[.$R$2]);[.$R$2]/4))" office:value-type="string" office:string-value="" calcext:value-type="error">
            <text:p>Err:502</text:p>
          </table:table-cell>
          <table:table-cell table:style-name="ce26" table:formula="of:=IF(OR([.O15]&lt;-(2^[.$T$2]);[.O15]&gt;(2^[.$T$2]-1));&quot;OVR&quot;;DEC2HEX(IF([.O15]&gt;=0;[.O15];[.O15]+2^[.$T$2]);[.$T$2]/4))" office:value-type="string" office:string-value="EDB8" calcext:value-type="string">
            <text:p>EDB8</text:p>
          </table:table-cell>
          <table:table-cell table:style-name="ce26" table:formula="of:=IF(OR([.P15]&lt;-(2^[.$R$2]);[.P15]&gt;(2^[.$R$2]-1));&quot;OVR&quot;;DEC2HEX(IF([.P15]&gt;=0;[.P15];[.P15]+2^[.$R$2]);[.$R$2]/4))" office:value-type="string" office:string-value="B79B" calcext:value-type="string">
            <text:p>B79B</text:p>
          </table:table-cell>
          <table:table-cell table:style-name="ce26" table:formula="of:=IF(OR([.Q15]&lt;-(2^[.$R$2]);[.Q15]&gt;(2^[.$R$2]-1));&quot;OVR&quot;;DEC2HEX(IF([.Q15]&gt;=0;[.Q15];[.Q15]+2^[.$R$2]);[.$R$2]/4))" office:value-type="string" office:string-value="" calcext:value-type="error">
            <text:p>Err:502</text:p>
          </table:table-cell>
          <table:table-cell table:style-name="ce26" table:formula="of:=IF(OR([.R15]&lt;-(2^[.$T$2]);[.R15]&gt;(2^[.$T$2]-1));&quot;OVR&quot;;DEC2HEX(IF([.R15]&gt;=0;[.R15];[.R15]+2^[.$T$2]);[.$T$2]/4))" office:value-type="string" office:string-value="ED98" calcext:value-type="string">
            <text:p>ED98</text:p>
          </table:table-cell>
          <table:table-cell table:style-name="ce26" table:formula="of:=IF(OR([.S15]&lt;-(2^[.$R$2]);[.S15]&gt;(2^[.$R$2]-1));&quot;OVR&quot;;DEC2HEX(IF([.S15]&gt;=0;[.S15];[.S15]+2^[.$R$2]);[.$R$2]/4))" office:value-type="string" office:string-value="DDB4" calcext:value-type="string">
            <text:p>DDB4</text:p>
          </table:table-cell>
          <table:table-cell table:style-name="ce44" table:formula="of:=IF(OR([.T15]&lt;-(2^[.$R$2]);[.T15]&gt;(2^[.$R$2]-1));&quot;OVR&quot;;DEC2HEX(IF([.T15]&gt;=0;[.T15];[.T15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[.B15]+1" office:value-type="float" office:value="11" calcext:value-type="float">
            <text:p>11</text:p>
          </table:table-cell>
          <table:table-cell table:style-name="ce14" table:formula="of:=[.H15]" office:value-type="float" office:value="1.43441432919294" calcext:value-type="float">
            <text:p><text:s/>1.4344 </text:p>
          </table:table-cell>
          <table:table-cell table:style-name="ce21" table:formula="of:=[.I15]" office:value-type="float" office:value="-0.0000402542273068396" calcext:value-type="float">
            <text:p><text:s/>-0.0000 </text:p>
          </table:table-cell>
          <table:table-cell table:style-name="ce84" table:formula="of:=[.J15]" office:value-type="float" office:value="-0.143812973046028" calcext:value-type="float">
            <text:p><text:s/>-0.1438 </text:p>
          </table:table-cell>
          <table:table-cell table:style-name="ce21" table:formula="of:=ATANH(POWER(2;-[.B16]))" office:value-type="float" office:value="0.000488281288805113" calcext:value-type="float">
            <text:p><text:s/>0.0005 </text:p>
          </table:table-cell>
          <table:table-cell table:style-name="ce26" table:formula="of:=IF([.D16]&gt;=0;-1;1)" office:value-type="float" office:value="1" calcext:value-type="float">
            <text:p>1</text:p>
          </table:table-cell>
          <table:table-cell table:style-name="ce21" table:formula="of:=[.C16]+[.G16]*POWER(2;-[.B16])*[.D16]" office:value-type="float" office:value="1.43441430953755" calcext:value-type="float">
            <text:p><text:s/>1.4344 </text:p>
          </table:table-cell>
          <table:table-cell table:style-name="ce21" table:formula="of:=[.D16]+[.G16]*POWER(2;-[.B16])*[.C16]" office:value-type="float" office:value="0.000660143394369399" calcext:value-type="float">
            <text:p><text:s/>0.0007 </text:p>
          </table:table-cell>
          <table:table-cell table:style-name="ce31" table:formula="of:=[.E16]-[.G16]*[.F16]" office:value-type="float" office:value="-0.144301254334833" calcext:value-type="float">
            <text:p><text:s/>-0.1443 </text:p>
          </table:table-cell>
          <table:table-cell table:style-name="ce89" table:formula="of:=[.H16]/0.82815936096" office:value-type="float" office:value="1.73205107272444" calcext:value-type="float">
            <text:p>1.7321</text:p>
          </table:table-cell>
          <table:table-cell table:style-name="ce90" table:formula="of:=[.I16]/0.82815936096" office:value-type="float" office:value="0.000797121213004418" calcext:value-type="float">
            <text:p>0.0008</text:p>
          </table:table-cell>
          <table:table-cell table:style-name="ce37" table:formula="of:=ROUND([.C16]*2^[.$N$2];0)" office:value-type="float" office:value="47003" calcext:value-type="float">
            <text:p>47003</text:p>
          </table:table-cell>
          <table:table-cell table:style-name="ce26" table:formula="of:=ROUND([.D16]*2^[.$N$2];0)" office:value-type="float" office:value="-1" calcext:value-type="float">
            <text:p>-1</text:p>
          </table:table-cell>
          <table:table-cell table:style-name="ce26" table:formula="of:=ROUND([.E16]*2^[.$P$2];0)" office:value-type="float" office:value="-4712" calcext:value-type="float">
            <text:p>-4712</text:p>
          </table:table-cell>
          <table:table-cell table:style-name="ce26" table:formula="of:=ROUND([.H16]*2^[.$N$2];0)" office:value-type="float" office:value="47003" calcext:value-type="float">
            <text:p>47003</text:p>
          </table:table-cell>
          <table:table-cell table:style-name="ce26" table:formula="of:=ROUND([.I16]*2^[.$N$2];0)" office:value-type="float" office:value="22" calcext:value-type="float">
            <text:p>22</text:p>
          </table:table-cell>
          <table:table-cell table:style-name="ce26" table:formula="of:=ROUND([.J16]*2^[.$P$2];0)" office:value-type="float" office:value="-4728" calcext:value-type="float">
            <text:p>-4728</text:p>
          </table:table-cell>
          <table:table-cell table:style-name="ce26" table:formula="of:=ROUND([.K16]*2^[.$N$2];0)" office:value-type="float" office:value="56756" calcext:value-type="float">
            <text:p>56756</text:p>
          </table:table-cell>
          <table:table-cell table:style-name="ce26" table:formula="of:=ROUND([.L16]*2^[.$N$2];0)" office:value-type="float" office:value="26" calcext:value-type="float">
            <text:p>26</text:p>
          </table:table-cell>
          <table:table-cell table:style-name="ce26" table:formula="of:=IF(OR([.M16]&lt;-(2^[.$R$2]);[.M16]&gt;(2^[.$R$2]-1));&quot;OVR&quot;;DEC2HEX(IF([.M16]&gt;=0;[.M16];[.M16]+2^[.$R$2]);[.$R$2]/4))" office:value-type="string" office:string-value="B79B" calcext:value-type="string">
            <text:p>B79B</text:p>
          </table:table-cell>
          <table:table-cell table:style-name="ce26" table:formula="of:=IF(OR([.N16]&lt;-(2^[.$R$2]);[.N16]&gt;(2^[.$R$2]-1));&quot;OVR&quot;;DEC2HEX(IF([.N16]&gt;=0;[.N16];[.N16]+2^[.$R$2]);[.$R$2]/4))" office:value-type="string" office:string-value="" calcext:value-type="error">
            <text:p>Err:502</text:p>
          </table:table-cell>
          <table:table-cell table:style-name="ce26" table:formula="of:=IF(OR([.O16]&lt;-(2^[.$T$2]);[.O16]&gt;(2^[.$T$2]-1));&quot;OVR&quot;;DEC2HEX(IF([.O16]&gt;=0;[.O16];[.O16]+2^[.$T$2]);[.$T$2]/4))" office:value-type="string" office:string-value="ED98" calcext:value-type="string">
            <text:p>ED98</text:p>
          </table:table-cell>
          <table:table-cell table:style-name="ce26" table:formula="of:=IF(OR([.P16]&lt;-(2^[.$R$2]);[.P16]&gt;(2^[.$R$2]-1));&quot;OVR&quot;;DEC2HEX(IF([.P16]&gt;=0;[.P16];[.P16]+2^[.$R$2]);[.$R$2]/4))" office:value-type="string" office:string-value="B79B" calcext:value-type="string">
            <text:p>B79B</text:p>
          </table:table-cell>
          <table:table-cell table:style-name="ce26" table:formula="of:=IF(OR([.Q16]&lt;-(2^[.$R$2]);[.Q16]&gt;(2^[.$R$2]-1));&quot;OVR&quot;;DEC2HEX(IF([.Q16]&gt;=0;[.Q16];[.Q16]+2^[.$R$2]);[.$R$2]/4))" office:value-type="string" office:string-value="0016" calcext:value-type="string">
            <text:p>0016</text:p>
          </table:table-cell>
          <table:table-cell table:style-name="ce26" table:formula="of:=IF(OR([.R16]&lt;-(2^[.$T$2]);[.R16]&gt;(2^[.$T$2]-1));&quot;OVR&quot;;DEC2HEX(IF([.R16]&gt;=0;[.R16];[.R16]+2^[.$T$2]);[.$T$2]/4))" office:value-type="string" office:string-value="ED88" calcext:value-type="string">
            <text:p>ED88</text:p>
          </table:table-cell>
          <table:table-cell table:style-name="ce26" table:formula="of:=IF(OR([.S16]&lt;-(2^[.$R$2]);[.S16]&gt;(2^[.$R$2]-1));&quot;OVR&quot;;DEC2HEX(IF([.S16]&gt;=0;[.S16];[.S16]+2^[.$R$2]);[.$R$2]/4))" office:value-type="string" office:string-value="DDB4" calcext:value-type="string">
            <text:p>DDB4</text:p>
          </table:table-cell>
          <table:table-cell table:style-name="ce44" table:formula="of:=IF(OR([.T16]&lt;-(2^[.$R$2]);[.T16]&gt;(2^[.$R$2]-1));&quot;OVR&quot;;DEC2HEX(IF([.T16]&gt;=0;[.T16];[.T16]+2^[.$R$2]);[.$R$2]/4))" office:value-type="string" office:string-value="001A" calcext:value-type="string">
            <text:p>001A</text:p>
          </table:table-cell>
          <table:table-cell table:number-columns-repeated="99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table:formula="of:=[.B16]+1" office:value-type="float" office:value="12" calcext:value-type="float">
            <text:p>12</text:p>
          </table:table-cell>
          <table:table-cell table:style-name="ce14" table:formula="of:=[.H16]" office:value-type="float" office:value="1.43441430953755" calcext:value-type="float">
            <text:p><text:s/>1.4344 </text:p>
          </table:table-cell>
          <table:table-cell table:style-name="ce21" table:formula="of:=[.I16]" office:value-type="float" office:value="0.000660143394369399" calcext:value-type="float">
            <text:p><text:s/>0.0007 </text:p>
          </table:table-cell>
          <table:table-cell table:style-name="ce84" table:formula="of:=[.J16]" office:value-type="float" office:value="-0.144301254334833" calcext:value-type="float">
            <text:p><text:s/>-0.1443 </text:p>
          </table:table-cell>
          <table:table-cell table:style-name="ce21" table:formula="of:=ATANH(POWER(2;-[.B17]))" office:value-type="float" office:value="0.000244140629850639" calcext:value-type="float">
            <text:p><text:s/>0.0002 </text:p>
          </table:table-cell>
          <table:table-cell table:style-name="ce26" table:formula="of:=IF([.D17]&gt;=0;-1;1)" office:value-type="float" office:value="-1" calcext:value-type="float">
            <text:p>-1</text:p>
          </table:table-cell>
          <table:table-cell table:style-name="ce21" table:formula="of:=[.C17]+[.G17]*POWER(2;-[.B17])*[.D17]" office:value-type="float" office:value="1.43441414836973" calcext:value-type="float">
            <text:p><text:s/>1.4344 </text:p>
          </table:table-cell>
          <table:table-cell table:style-name="ce21" table:formula="of:=[.D17]+[.G17]*POWER(2;-[.B17])*[.C17]" office:value-type="float" office:value="0.000309944588329958" calcext:value-type="float">
            <text:p><text:s/>0.0003 </text:p>
          </table:table-cell>
          <table:table-cell table:style-name="ce31" table:formula="of:=[.E17]-[.G17]*[.F17]" office:value-type="float" office:value="-0.144057113704982" calcext:value-type="float">
            <text:p><text:s/>-0.1441 </text:p>
          </table:table-cell>
          <table:table-cell table:style-name="ce89" table:formula="of:=[.H17]/0.82815936096" office:value-type="float" office:value="1.73205087811477" calcext:value-type="float">
            <text:p>1.7321</text:p>
          </table:table-cell>
          <table:table-cell table:style-name="ce90" table:formula="of:=[.I17]/0.82815936096" office:value-type="float" office:value="0.000374257181577554" calcext:value-type="float">
            <text:p>0.0004</text:p>
          </table:table-cell>
          <table:table-cell table:style-name="ce37" table:formula="of:=ROUND([.C17]*2^[.$N$2];0)" office:value-type="float" office:value="47003" calcext:value-type="float">
            <text:p>47003</text:p>
          </table:table-cell>
          <table:table-cell table:style-name="ce26" table:formula="of:=ROUND([.D17]*2^[.$N$2];0)" office:value-type="float" office:value="22" calcext:value-type="float">
            <text:p>22</text:p>
          </table:table-cell>
          <table:table-cell table:style-name="ce26" table:formula="of:=ROUND([.E17]*2^[.$P$2];0)" office:value-type="float" office:value="-4728" calcext:value-type="float">
            <text:p>-4728</text:p>
          </table:table-cell>
          <table:table-cell table:style-name="ce26" table:formula="of:=ROUND([.H17]*2^[.$N$2];0)" office:value-type="float" office:value="47003" calcext:value-type="float">
            <text:p>47003</text:p>
          </table:table-cell>
          <table:table-cell table:style-name="ce26" table:formula="of:=ROUND([.I17]*2^[.$N$2];0)" office:value-type="float" office:value="10" calcext:value-type="float">
            <text:p>10</text:p>
          </table:table-cell>
          <table:table-cell table:style-name="ce26" table:formula="of:=ROUND([.J17]*2^[.$P$2];0)" office:value-type="float" office:value="-4720" calcext:value-type="float">
            <text:p>-4720</text:p>
          </table:table-cell>
          <table:table-cell table:style-name="ce26" table:formula="of:=ROUND([.K17]*2^[.$N$2];0)" office:value-type="float" office:value="56756" calcext:value-type="float">
            <text:p>56756</text:p>
          </table:table-cell>
          <table:table-cell table:style-name="ce26" table:formula="of:=ROUND([.L17]*2^[.$N$2];0)" office:value-type="float" office:value="12" calcext:value-type="float">
            <text:p>12</text:p>
          </table:table-cell>
          <table:table-cell table:style-name="ce26" table:formula="of:=IF(OR([.M17]&lt;-(2^[.$R$2]);[.M17]&gt;(2^[.$R$2]-1));&quot;OVR&quot;;DEC2HEX(IF([.M17]&gt;=0;[.M17];[.M17]+2^[.$R$2]);[.$R$2]/4))" office:value-type="string" office:string-value="B79B" calcext:value-type="string">
            <text:p>B79B</text:p>
          </table:table-cell>
          <table:table-cell table:style-name="ce26" table:formula="of:=IF(OR([.N17]&lt;-(2^[.$R$2]);[.N17]&gt;(2^[.$R$2]-1));&quot;OVR&quot;;DEC2HEX(IF([.N17]&gt;=0;[.N17];[.N17]+2^[.$R$2]);[.$R$2]/4))" office:value-type="string" office:string-value="0016" calcext:value-type="string">
            <text:p>0016</text:p>
          </table:table-cell>
          <table:table-cell table:style-name="ce26" table:formula="of:=IF(OR([.O17]&lt;-(2^[.$T$2]);[.O17]&gt;(2^[.$T$2]-1));&quot;OVR&quot;;DEC2HEX(IF([.O17]&gt;=0;[.O17];[.O17]+2^[.$T$2]);[.$T$2]/4))" office:value-type="string" office:string-value="ED88" calcext:value-type="string">
            <text:p>ED88</text:p>
          </table:table-cell>
          <table:table-cell table:style-name="ce26" table:formula="of:=IF(OR([.P17]&lt;-(2^[.$R$2]);[.P17]&gt;(2^[.$R$2]-1));&quot;OVR&quot;;DEC2HEX(IF([.P17]&gt;=0;[.P17];[.P17]+2^[.$R$2]);[.$R$2]/4))" office:value-type="string" office:string-value="B79B" calcext:value-type="string">
            <text:p>B79B</text:p>
          </table:table-cell>
          <table:table-cell table:style-name="ce26" table:formula="of:=IF(OR([.Q17]&lt;-(2^[.$R$2]);[.Q17]&gt;(2^[.$R$2]-1));&quot;OVR&quot;;DEC2HEX(IF([.Q17]&gt;=0;[.Q17];[.Q17]+2^[.$R$2]);[.$R$2]/4))" office:value-type="string" office:string-value="000A" calcext:value-type="string">
            <text:p>000A</text:p>
          </table:table-cell>
          <table:table-cell table:style-name="ce26" table:formula="of:=IF(OR([.R17]&lt;-(2^[.$T$2]);[.R17]&gt;(2^[.$T$2]-1));&quot;OVR&quot;;DEC2HEX(IF([.R17]&gt;=0;[.R17];[.R17]+2^[.$T$2]);[.$T$2]/4))" office:value-type="string" office:string-value="ED90" calcext:value-type="string">
            <text:p>ED90</text:p>
          </table:table-cell>
          <table:table-cell table:style-name="ce26" table:formula="of:=IF(OR([.S17]&lt;-(2^[.$R$2]);[.S17]&gt;(2^[.$R$2]-1));&quot;OVR&quot;;DEC2HEX(IF([.S17]&gt;=0;[.S17];[.S17]+2^[.$R$2]);[.$R$2]/4))" office:value-type="string" office:string-value="DDB4" calcext:value-type="string">
            <text:p>DDB4</text:p>
          </table:table-cell>
          <table:table-cell table:style-name="ce44" table:formula="of:=IF(OR([.T17]&lt;-(2^[.$R$2]);[.T17]&gt;(2^[.$R$2]-1));&quot;OVR&quot;;DEC2HEX(IF([.T17]&gt;=0;[.T17];[.T17]+2^[.$R$2]);[.$R$2]/4))" office:value-type="string" office:string-value="000C" calcext:value-type="string">
            <text:p>000C</text:p>
          </table:table-cell>
          <table:table-cell table:number-columns-repeated="99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table:formula="of:=[.B17]+1" office:value-type="float" office:value="13" calcext:value-type="float">
            <text:p>13</text:p>
          </table:table-cell>
          <table:table-cell table:style-name="ce14" table:formula="of:=[.H17]" office:value-type="float" office:value="1.43441414836973" calcext:value-type="float">
            <text:p><text:s/>1.4344 </text:p>
          </table:table-cell>
          <table:table-cell table:style-name="ce21" table:formula="of:=[.I17]" office:value-type="float" office:value="0.000309944588329958" calcext:value-type="float">
            <text:p><text:s/>0.0003 </text:p>
          </table:table-cell>
          <table:table-cell table:style-name="ce84" table:formula="of:=[.J17]" office:value-type="float" office:value="-0.144057113704982" calcext:value-type="float">
            <text:p><text:s/>-0.1441 </text:p>
          </table:table-cell>
          <table:table-cell table:style-name="ce21" table:formula="of:=ATANH(POWER(2;-[.B18]))" office:value-type="float" office:value="0.00012207031310633" calcext:value-type="float">
            <text:p><text:s/>0.0001 </text:p>
          </table:table-cell>
          <table:table-cell table:style-name="ce26" table:formula="of:=IF([.D18]&gt;=0;-1;1)" office:value-type="float" office:value="-1" calcext:value-type="float">
            <text:p>-1</text:p>
          </table:table-cell>
          <table:table-cell table:style-name="ce21" table:formula="of:=[.C18]+[.G18]*POWER(2;-[.B18])*[.D18]" office:value-type="float" office:value="1.4344141105347" calcext:value-type="float">
            <text:p><text:s/>1.4344 </text:p>
          </table:table-cell>
          <table:table-cell table:style-name="ce21" table:formula="of:=[.D18]+[.G18]*POWER(2;-[.B18])*[.C18]" office:value-type="float" office:value="0.000134845204984043" calcext:value-type="float">
            <text:p><text:s/>0.0001 </text:p>
          </table:table-cell>
          <table:table-cell table:style-name="ce31" table:formula="of:=[.E18]-[.G18]*[.F18]" office:value-type="float" office:value="-0.143935043391876" calcext:value-type="float">
            <text:p><text:s/>-0.1439 </text:p>
          </table:table-cell>
          <table:table-cell table:style-name="ce89" table:formula="of:=[.H18]/0.82815936096" office:value-type="float" office:value="1.73205083242907" calcext:value-type="float">
            <text:p>1.7321</text:p>
          </table:table-cell>
          <table:table-cell table:style-name="ce90" table:formula="of:=[.I18]/0.82815936096" office:value-type="float" office:value="0.000162825189620185" calcext:value-type="float">
            <text:p>0.0002</text:p>
          </table:table-cell>
          <table:table-cell table:style-name="ce37" table:formula="of:=ROUND([.C18]*2^[.$N$2];0)" office:value-type="float" office:value="47003" calcext:value-type="float">
            <text:p>47003</text:p>
          </table:table-cell>
          <table:table-cell table:style-name="ce26" table:formula="of:=ROUND([.D18]*2^[.$N$2];0)" office:value-type="float" office:value="10" calcext:value-type="float">
            <text:p>10</text:p>
          </table:table-cell>
          <table:table-cell table:style-name="ce26" table:formula="of:=ROUND([.E18]*2^[.$P$2];0)" office:value-type="float" office:value="-4720" calcext:value-type="float">
            <text:p>-4720</text:p>
          </table:table-cell>
          <table:table-cell table:style-name="ce26" table:formula="of:=ROUND([.H18]*2^[.$N$2];0)" office:value-type="float" office:value="47003" calcext:value-type="float">
            <text:p>47003</text:p>
          </table:table-cell>
          <table:table-cell table:style-name="ce26" table:formula="of:=ROUND([.I18]*2^[.$N$2];0)" office:value-type="float" office:value="4" calcext:value-type="float">
            <text:p>4</text:p>
          </table:table-cell>
          <table:table-cell table:style-name="ce26" table:formula="of:=ROUND([.J18]*2^[.$P$2];0)" office:value-type="float" office:value="-4716" calcext:value-type="float">
            <text:p>-4716</text:p>
          </table:table-cell>
          <table:table-cell table:style-name="ce26" table:formula="of:=ROUND([.K18]*2^[.$N$2];0)" office:value-type="float" office:value="56756" calcext:value-type="float">
            <text:p>56756</text:p>
          </table:table-cell>
          <table:table-cell table:style-name="ce26" table:formula="of:=ROUND([.L18]*2^[.$N$2];0)" office:value-type="float" office:value="5" calcext:value-type="float">
            <text:p>5</text:p>
          </table:table-cell>
          <table:table-cell table:style-name="ce26" table:formula="of:=IF(OR([.M18]&lt;-(2^[.$R$2]);[.M18]&gt;(2^[.$R$2]-1));&quot;OVR&quot;;DEC2HEX(IF([.M18]&gt;=0;[.M18];[.M18]+2^[.$R$2]);[.$R$2]/4))" office:value-type="string" office:string-value="B79B" calcext:value-type="string">
            <text:p>B79B</text:p>
          </table:table-cell>
          <table:table-cell table:style-name="ce26" table:formula="of:=IF(OR([.N18]&lt;-(2^[.$R$2]);[.N18]&gt;(2^[.$R$2]-1));&quot;OVR&quot;;DEC2HEX(IF([.N18]&gt;=0;[.N18];[.N18]+2^[.$R$2]);[.$R$2]/4))" office:value-type="string" office:string-value="000A" calcext:value-type="string">
            <text:p>000A</text:p>
          </table:table-cell>
          <table:table-cell table:style-name="ce26" table:formula="of:=IF(OR([.O18]&lt;-(2^[.$T$2]);[.O18]&gt;(2^[.$T$2]-1));&quot;OVR&quot;;DEC2HEX(IF([.O18]&gt;=0;[.O18];[.O18]+2^[.$T$2]);[.$T$2]/4))" office:value-type="string" office:string-value="ED90" calcext:value-type="string">
            <text:p>ED90</text:p>
          </table:table-cell>
          <table:table-cell table:style-name="ce26" table:formula="of:=IF(OR([.P18]&lt;-(2^[.$R$2]);[.P18]&gt;(2^[.$R$2]-1));&quot;OVR&quot;;DEC2HEX(IF([.P18]&gt;=0;[.P18];[.P18]+2^[.$R$2]);[.$R$2]/4))" office:value-type="string" office:string-value="B79B" calcext:value-type="string">
            <text:p>B79B</text:p>
          </table:table-cell>
          <table:table-cell table:style-name="ce26" table:formula="of:=IF(OR([.Q18]&lt;-(2^[.$R$2]);[.Q18]&gt;(2^[.$R$2]-1));&quot;OVR&quot;;DEC2HEX(IF([.Q18]&gt;=0;[.Q18];[.Q18]+2^[.$R$2]);[.$R$2]/4))" office:value-type="string" office:string-value="0004" calcext:value-type="string">
            <text:p>0004</text:p>
          </table:table-cell>
          <table:table-cell table:style-name="ce26" table:formula="of:=IF(OR([.R18]&lt;-(2^[.$T$2]);[.R18]&gt;(2^[.$T$2]-1));&quot;OVR&quot;;DEC2HEX(IF([.R18]&gt;=0;[.R18];[.R18]+2^[.$T$2]);[.$T$2]/4))" office:value-type="string" office:string-value="ED94" calcext:value-type="string">
            <text:p>ED94</text:p>
          </table:table-cell>
          <table:table-cell table:style-name="ce26" table:formula="of:=IF(OR([.S18]&lt;-(2^[.$R$2]);[.S18]&gt;(2^[.$R$2]-1));&quot;OVR&quot;;DEC2HEX(IF([.S18]&gt;=0;[.S18];[.S18]+2^[.$R$2]);[.$R$2]/4))" office:value-type="string" office:string-value="DDB4" calcext:value-type="string">
            <text:p>DDB4</text:p>
          </table:table-cell>
          <table:table-cell table:style-name="ce44" table:formula="of:=IF(OR([.T18]&lt;-(2^[.$R$2]);[.T18]&gt;(2^[.$R$2]-1));&quot;OVR&quot;;DEC2HEX(IF([.T18]&gt;=0;[.T18];[.T18]+2^[.$R$2]);[.$R$2]/4))" office:value-type="string" office:string-value="0005" calcext:value-type="string">
            <text:p>0005</text:p>
          </table:table-cell>
          <table:table-cell table:number-columns-repeated="99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14" table:formula="of:=[.H18]" office:value-type="float" office:value="1.4344141105347" calcext:value-type="float">
            <text:p><text:s/>1.4344 </text:p>
          </table:table-cell>
          <table:table-cell table:style-name="ce21" table:formula="of:=[.I18]" office:value-type="float" office:value="0.000134845204984043" calcext:value-type="float">
            <text:p><text:s/>0.0001 </text:p>
          </table:table-cell>
          <table:table-cell table:style-name="ce84" table:formula="of:=[.J18]" office:value-type="float" office:value="-0.143935043391876" calcext:value-type="float">
            <text:p><text:s/>-0.1439 </text:p>
          </table:table-cell>
          <table:table-cell table:style-name="ce21" table:formula="of:=ATANH(POWER(2;-[.B19]))" office:value-type="float" office:value="0.00012207031310633" calcext:value-type="float">
            <text:p><text:s/>0.0001 </text:p>
          </table:table-cell>
          <table:table-cell table:style-name="ce26" table:formula="of:=IF([.D19]&gt;=0;-1;1)" office:value-type="float" office:value="-1" calcext:value-type="float">
            <text:p>-1</text:p>
          </table:table-cell>
          <table:table-cell table:style-name="ce21" table:formula="of:=[.C19]+[.G19]*POWER(2;-[.B19])*[.D19]" office:value-type="float" office:value="1.4344140940741" calcext:value-type="float">
            <text:p><text:s/>1.4344 </text:p>
          </table:table-cell>
          <table:table-cell table:style-name="ce21" table:formula="of:=[.D19]+[.G19]*POWER(2;-[.B19])*[.C19]" office:value-type="float" office:value="-0.0000402541737433371" calcext:value-type="float">
            <text:p><text:s/>-0.0000 </text:p>
          </table:table-cell>
          <table:table-cell table:style-name="ce31" table:formula="of:=[.E19]-[.G19]*[.F19]" office:value-type="float" office:value="-0.14381297307877" calcext:value-type="float">
            <text:p><text:s/>-0.1438 </text:p>
          </table:table-cell>
          <table:table-cell table:style-name="ce89" table:formula="of:=[.H19]/0.82815936096" office:value-type="float" office:value="1.73205081255295" calcext:value-type="float">
            <text:p>1.7321</text:p>
          </table:table-cell>
          <table:table-cell table:style-name="ce90" table:formula="of:=[.I19]/0.82815936096" office:value-type="float" office:value="-0.0000486067967603175" calcext:value-type="float">
            <text:p>0.0000</text:p>
          </table:table-cell>
          <table:table-cell table:style-name="ce37" table:formula="of:=ROUND([.C19]*2^[.$N$2];0)" office:value-type="float" office:value="47003" calcext:value-type="float">
            <text:p>47003</text:p>
          </table:table-cell>
          <table:table-cell table:style-name="ce26" table:formula="of:=ROUND([.D19]*2^[.$N$2];0)" office:value-type="float" office:value="4" calcext:value-type="float">
            <text:p>4</text:p>
          </table:table-cell>
          <table:table-cell table:style-name="ce26" table:formula="of:=ROUND([.E19]*2^[.$P$2];0)" office:value-type="float" office:value="-4716" calcext:value-type="float">
            <text:p>-4716</text:p>
          </table:table-cell>
          <table:table-cell table:style-name="ce26" table:formula="of:=ROUND([.H19]*2^[.$N$2];0)" office:value-type="float" office:value="47003" calcext:value-type="float">
            <text:p>47003</text:p>
          </table:table-cell>
          <table:table-cell table:style-name="ce26" table:formula="of:=ROUND([.I19]*2^[.$N$2];0)" office:value-type="float" office:value="-1" calcext:value-type="float">
            <text:p>-1</text:p>
          </table:table-cell>
          <table:table-cell table:style-name="ce26" table:formula="of:=ROUND([.J19]*2^[.$P$2];0)" office:value-type="float" office:value="-4712" calcext:value-type="float">
            <text:p>-4712</text:p>
          </table:table-cell>
          <table:table-cell table:style-name="ce26" table:formula="of:=ROUND([.K19]*2^[.$N$2];0)" office:value-type="float" office:value="56756" calcext:value-type="float">
            <text:p>56756</text:p>
          </table:table-cell>
          <table:table-cell table:style-name="ce26" table:formula="of:=ROUND([.L19]*2^[.$N$2];0)" office:value-type="float" office:value="-2" calcext:value-type="float">
            <text:p>-2</text:p>
          </table:table-cell>
          <table:table-cell table:style-name="ce26" table:formula="of:=IF(OR([.M19]&lt;-(2^[.$R$2]);[.M19]&gt;(2^[.$R$2]-1));&quot;OVR&quot;;DEC2HEX(IF([.M19]&gt;=0;[.M19];[.M19]+2^[.$R$2]);[.$R$2]/4))" office:value-type="string" office:string-value="B79B" calcext:value-type="string">
            <text:p>B79B</text:p>
          </table:table-cell>
          <table:table-cell table:style-name="ce26" table:formula="of:=IF(OR([.N19]&lt;-(2^[.$R$2]);[.N19]&gt;(2^[.$R$2]-1));&quot;OVR&quot;;DEC2HEX(IF([.N19]&gt;=0;[.N19];[.N19]+2^[.$R$2]);[.$R$2]/4))" office:value-type="string" office:string-value="0004" calcext:value-type="string">
            <text:p>0004</text:p>
          </table:table-cell>
          <table:table-cell table:style-name="ce26" table:formula="of:=IF(OR([.O19]&lt;-(2^[.$T$2]);[.O19]&gt;(2^[.$T$2]-1));&quot;OVR&quot;;DEC2HEX(IF([.O19]&gt;=0;[.O19];[.O19]+2^[.$T$2]);[.$T$2]/4))" office:value-type="string" office:string-value="ED94" calcext:value-type="string">
            <text:p>ED94</text:p>
          </table:table-cell>
          <table:table-cell table:style-name="ce26" table:formula="of:=IF(OR([.P19]&lt;-(2^[.$R$2]);[.P19]&gt;(2^[.$R$2]-1));&quot;OVR&quot;;DEC2HEX(IF([.P19]&gt;=0;[.P19];[.P19]+2^[.$R$2]);[.$R$2]/4))" office:value-type="string" office:string-value="B79B" calcext:value-type="string">
            <text:p>B79B</text:p>
          </table:table-cell>
          <table:table-cell table:style-name="ce26" table:formula="of:=IF(OR([.Q19]&lt;-(2^[.$R$2]);[.Q19]&gt;(2^[.$R$2]-1));&quot;OVR&quot;;DEC2HEX(IF([.Q19]&gt;=0;[.Q19];[.Q19]+2^[.$R$2]);[.$R$2]/4))" office:value-type="string" office:string-value="" calcext:value-type="error">
            <text:p>Err:502</text:p>
          </table:table-cell>
          <table:table-cell table:style-name="ce26" table:formula="of:=IF(OR([.R19]&lt;-(2^[.$T$2]);[.R19]&gt;(2^[.$T$2]-1));&quot;OVR&quot;;DEC2HEX(IF([.R19]&gt;=0;[.R19];[.R19]+2^[.$T$2]);[.$T$2]/4))" office:value-type="string" office:string-value="ED98" calcext:value-type="string">
            <text:p>ED98</text:p>
          </table:table-cell>
          <table:table-cell table:style-name="ce26" table:formula="of:=IF(OR([.S19]&lt;-(2^[.$R$2]);[.S19]&gt;(2^[.$R$2]-1));&quot;OVR&quot;;DEC2HEX(IF([.S19]&gt;=0;[.S19];[.S19]+2^[.$R$2]);[.$R$2]/4))" office:value-type="string" office:string-value="DDB4" calcext:value-type="string">
            <text:p>DDB4</text:p>
          </table:table-cell>
          <table:table-cell table:style-name="ce44" table:formula="of:=IF(OR([.T19]&lt;-(2^[.$R$2]);[.T19]&gt;(2^[.$R$2]-1));&quot;OVR&quot;;DEC2HEX(IF([.T19]&gt;=0;[.T19];[.T19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[.B19]+1" office:value-type="float" office:value="14" calcext:value-type="float">
            <text:p>14</text:p>
          </table:table-cell>
          <table:table-cell table:style-name="ce14" table:formula="of:=[.H19]" office:value-type="float" office:value="1.4344140940741" calcext:value-type="float">
            <text:p><text:s/>1.4344 </text:p>
          </table:table-cell>
          <table:table-cell table:style-name="ce21" table:formula="of:=[.I19]" office:value-type="float" office:value="-0.0000402541737433371" calcext:value-type="float">
            <text:p><text:s/>-0.0000 </text:p>
          </table:table-cell>
          <table:table-cell table:style-name="ce84" table:formula="of:=[.J19]" office:value-type="float" office:value="-0.14381297307877" calcext:value-type="float">
            <text:p><text:s/>-0.1438 </text:p>
          </table:table-cell>
          <table:table-cell table:style-name="ce21" table:formula="of:=ATANH(POWER(2;-[.B20]))" office:value-type="float" office:value="0.0000610351563257912" calcext:value-type="float">
            <text:p><text:s/>0.0001 </text:p>
          </table:table-cell>
          <table:table-cell table:style-name="ce26" table:formula="of:=IF([.D20]&gt;=0;-1;1)" office:value-type="float" office:value="1" calcext:value-type="float">
            <text:p>1</text:p>
          </table:table-cell>
          <table:table-cell table:style-name="ce21" table:formula="of:=[.C20]+[.G20]*POWER(2;-[.B20])*[.D20]" office:value-type="float" office:value="1.43441409161718" calcext:value-type="float">
            <text:p><text:s/>1.4344 </text:p>
          </table:table-cell>
          <table:table-cell table:style-name="ce21" table:formula="of:=[.D20]+[.G20]*POWER(2;-[.B20])*[.C20]" office:value-type="float" office:value="0.0000472955146156779" calcext:value-type="float">
            <text:p><text:s/>0.0000 </text:p>
          </table:table-cell>
          <table:table-cell table:style-name="ce31" table:formula="of:=[.E20]-[.G20]*[.F20]" office:value-type="float" office:value="-0.143874008235096" calcext:value-type="float">
            <text:p><text:s/>-0.1439 </text:p>
          </table:table-cell>
          <table:table-cell table:style-name="ce89" table:formula="of:=[.H20]/0.82815936096" office:value-type="float" office:value="1.73205080958623" calcext:value-type="float">
            <text:p>1.7321</text:p>
          </table:table-cell>
          <table:table-cell table:style-name="ce90" table:formula="of:=[.I20]/0.82815936096" office:value-type="float" office:value="0.0000571091952167915" calcext:value-type="float">
            <text:p>0.0001</text:p>
          </table:table-cell>
          <table:table-cell table:style-name="ce37" table:formula="of:=ROUND([.C20]*2^[.$N$2];0)" office:value-type="float" office:value="47003" calcext:value-type="float">
            <text:p>47003</text:p>
          </table:table-cell>
          <table:table-cell table:style-name="ce26" table:formula="of:=ROUND([.D20]*2^[.$N$2];0)" office:value-type="float" office:value="-1" calcext:value-type="float">
            <text:p>-1</text:p>
          </table:table-cell>
          <table:table-cell table:style-name="ce26" table:formula="of:=ROUND([.E20]*2^[.$P$2];0)" office:value-type="float" office:value="-4712" calcext:value-type="float">
            <text:p>-4712</text:p>
          </table:table-cell>
          <table:table-cell table:style-name="ce26" table:formula="of:=ROUND([.H20]*2^[.$N$2];0)" office:value-type="float" office:value="47003" calcext:value-type="float">
            <text:p>47003</text:p>
          </table:table-cell>
          <table:table-cell table:style-name="ce26" table:formula="of:=ROUND([.I20]*2^[.$N$2];0)" office:value-type="float" office:value="2" calcext:value-type="float">
            <text:p>2</text:p>
          </table:table-cell>
          <table:table-cell table:style-name="ce26" table:formula="of:=ROUND([.J20]*2^[.$P$2];0)" office:value-type="float" office:value="-4714" calcext:value-type="float">
            <text:p>-4714</text:p>
          </table:table-cell>
          <table:table-cell table:style-name="ce26" table:formula="of:=ROUND([.K20]*2^[.$N$2];0)" office:value-type="float" office:value="56756" calcext:value-type="float">
            <text:p>56756</text:p>
          </table:table-cell>
          <table:table-cell table:style-name="ce26" table:formula="of:=ROUND([.L20]*2^[.$N$2];0)" office:value-type="float" office:value="2" calcext:value-type="float">
            <text:p>2</text:p>
          </table:table-cell>
          <table:table-cell table:style-name="ce26" table:formula="of:=IF(OR([.M20]&lt;-(2^[.$R$2]);[.M20]&gt;(2^[.$R$2]-1));&quot;OVR&quot;;DEC2HEX(IF([.M20]&gt;=0;[.M20];[.M20]+2^[.$R$2]);[.$R$2]/4))" office:value-type="string" office:string-value="B79B" calcext:value-type="string">
            <text:p>B79B</text:p>
          </table:table-cell>
          <table:table-cell table:style-name="ce26" table:formula="of:=IF(OR([.N20]&lt;-(2^[.$R$2]);[.N20]&gt;(2^[.$R$2]-1));&quot;OVR&quot;;DEC2HEX(IF([.N20]&gt;=0;[.N20];[.N20]+2^[.$R$2]);[.$R$2]/4))" office:value-type="string" office:string-value="" calcext:value-type="error">
            <text:p>Err:502</text:p>
          </table:table-cell>
          <table:table-cell table:style-name="ce26" table:formula="of:=IF(OR([.O20]&lt;-(2^[.$T$2]);[.O20]&gt;(2^[.$T$2]-1));&quot;OVR&quot;;DEC2HEX(IF([.O20]&gt;=0;[.O20];[.O20]+2^[.$T$2]);[.$T$2]/4))" office:value-type="string" office:string-value="ED98" calcext:value-type="string">
            <text:p>ED98</text:p>
          </table:table-cell>
          <table:table-cell table:style-name="ce26" table:formula="of:=IF(OR([.P20]&lt;-(2^[.$R$2]);[.P20]&gt;(2^[.$R$2]-1));&quot;OVR&quot;;DEC2HEX(IF([.P20]&gt;=0;[.P20];[.P20]+2^[.$R$2]);[.$R$2]/4))" office:value-type="string" office:string-value="B79B" calcext:value-type="string">
            <text:p>B79B</text:p>
          </table:table-cell>
          <table:table-cell table:style-name="ce26" table:formula="of:=IF(OR([.Q20]&lt;-(2^[.$R$2]);[.Q20]&gt;(2^[.$R$2]-1));&quot;OVR&quot;;DEC2HEX(IF([.Q20]&gt;=0;[.Q20];[.Q20]+2^[.$R$2]);[.$R$2]/4))" office:value-type="string" office:string-value="0002" calcext:value-type="string">
            <text:p>0002</text:p>
          </table:table-cell>
          <table:table-cell table:style-name="ce26" table:formula="of:=IF(OR([.R20]&lt;-(2^[.$T$2]);[.R20]&gt;(2^[.$T$2]-1));&quot;OVR&quot;;DEC2HEX(IF([.R20]&gt;=0;[.R20];[.R20]+2^[.$T$2]);[.$T$2]/4))" office:value-type="string" office:string-value="ED96" calcext:value-type="string">
            <text:p>ED96</text:p>
          </table:table-cell>
          <table:table-cell table:style-name="ce26" table:formula="of:=IF(OR([.S20]&lt;-(2^[.$R$2]);[.S20]&gt;(2^[.$R$2]-1));&quot;OVR&quot;;DEC2HEX(IF([.S20]&gt;=0;[.S20];[.S20]+2^[.$R$2]);[.$R$2]/4))" office:value-type="string" office:string-value="DDB4" calcext:value-type="string">
            <text:p>DDB4</text:p>
          </table:table-cell>
          <table:table-cell table:style-name="ce44" table:formula="of:=IF(OR([.T20]&lt;-(2^[.$R$2]);[.T20]&gt;(2^[.$R$2]-1));&quot;OVR&quot;;DEC2HEX(IF([.T20]&gt;=0;[.T20];[.T20]+2^[.$R$2]);[.$R$2]/4))" office:value-type="string" office:string-value="0002" calcext:value-type="string">
            <text:p>0002</text:p>
          </table:table-cell>
          <table:table-cell table:number-columns-repeated="99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table:formula="of:=[.B20]+1" office:value-type="float" office:value="15" calcext:value-type="float">
            <text:p>15</text:p>
          </table:table-cell>
          <table:table-cell table:style-name="ce14" table:formula="of:=[.H20]" office:value-type="float" office:value="1.43441409161718" calcext:value-type="float">
            <text:p><text:s/>1.4344 </text:p>
          </table:table-cell>
          <table:table-cell table:style-name="ce21" table:formula="of:=[.I20]" office:value-type="float" office:value="0.0000472955146156779" calcext:value-type="float">
            <text:p><text:s/>0.0000 </text:p>
          </table:table-cell>
          <table:table-cell table:style-name="ce84" table:formula="of:=[.J20]" office:value-type="float" office:value="-0.143874008235096" calcext:value-type="float">
            <text:p><text:s/>-0.1439 </text:p>
          </table:table-cell>
          <table:table-cell table:style-name="ce21" table:formula="of:=ATANH(POWER(2;-[.B21]))" office:value-type="float" office:value="0.0000305175781344739" calcext:value-type="float">
            <text:p><text:s/>0.0000 </text:p>
          </table:table-cell>
          <table:table-cell table:style-name="ce26" table:formula="of:=IF([.D21]&gt;=0;-1;1)" office:value-type="float" office:value="-1" calcext:value-type="float">
            <text:p>-1</text:p>
          </table:table-cell>
          <table:table-cell table:style-name="ce21" table:formula="of:=[.C21]+[.G21]*POWER(2;-[.B21])*[.D21]" office:value-type="float" office:value="1.43441409017384" calcext:value-type="float">
            <text:p><text:s/>1.4344 </text:p>
          </table:table-cell>
          <table:table-cell table:style-name="ce21" table:formula="of:=[.D21]+[.G21]*POWER(2;-[.B21])*[.C21]" office:value-type="float" office:value="0.00000352067051114965" calcext:value-type="float">
            <text:p><text:s/>0.0000 </text:p>
          </table:table-cell>
          <table:table-cell table:style-name="ce31" table:formula="of:=[.E21]-[.G21]*[.F21]" office:value-type="float" office:value="-0.143843490656961" calcext:value-type="float">
            <text:p><text:s/>-0.1438 </text:p>
          </table:table-cell>
          <table:table-cell table:style-name="ce89" table:formula="of:=[.H21]/0.82815936096" office:value-type="float" office:value="1.7320508078434" calcext:value-type="float">
            <text:p>1.7321</text:p>
          </table:table-cell>
          <table:table-cell table:style-name="ce90" table:formula="of:=[.I21]/0.82815936096" office:value-type="float" office:value="0.00000425119931877422" calcext:value-type="float">
            <text:p>0.0000</text:p>
          </table:table-cell>
          <table:table-cell table:style-name="ce37" table:formula="of:=ROUND([.C21]*2^[.$N$2];0)" office:value-type="float" office:value="47003" calcext:value-type="float">
            <text:p>47003</text:p>
          </table:table-cell>
          <table:table-cell table:style-name="ce26" table:formula="of:=ROUND([.D21]*2^[.$N$2];0)" office:value-type="float" office:value="2" calcext:value-type="float">
            <text:p>2</text:p>
          </table:table-cell>
          <table:table-cell table:style-name="ce26" table:formula="of:=ROUND([.E21]*2^[.$P$2];0)" office:value-type="float" office:value="-4714" calcext:value-type="float">
            <text:p>-4714</text:p>
          </table:table-cell>
          <table:table-cell table:style-name="ce26" table:formula="of:=ROUND([.H21]*2^[.$N$2];0)" office:value-type="float" office:value="47003" calcext:value-type="float">
            <text:p>47003</text:p>
          </table:table-cell>
          <table:table-cell table:style-name="ce26" table:formula="of:=ROUND([.I21]*2^[.$N$2];0)" office:value-type="float" office:value="0" calcext:value-type="float">
            <text:p>0</text:p>
          </table:table-cell>
          <table:table-cell table:style-name="ce26" table:formula="of:=ROUND([.J21]*2^[.$P$2];0)" office:value-type="float" office:value="-4713" calcext:value-type="float">
            <text:p>-4713</text:p>
          </table:table-cell>
          <table:table-cell table:style-name="ce26" table:formula="of:=ROUND([.K21]*2^[.$N$2];0)" office:value-type="float" office:value="56756" calcext:value-type="float">
            <text:p>56756</text:p>
          </table:table-cell>
          <table:table-cell table:style-name="ce26" table:formula="of:=ROUND([.L21]*2^[.$N$2];0)" office:value-type="float" office:value="0" calcext:value-type="float">
            <text:p>0</text:p>
          </table:table-cell>
          <table:table-cell table:style-name="ce26" table:formula="of:=IF(OR([.M21]&lt;-(2^[.$R$2]);[.M21]&gt;(2^[.$R$2]-1));&quot;OVR&quot;;DEC2HEX(IF([.M21]&gt;=0;[.M21];[.M21]+2^[.$R$2]);[.$R$2]/4))" office:value-type="string" office:string-value="B79B" calcext:value-type="string">
            <text:p>B79B</text:p>
          </table:table-cell>
          <table:table-cell table:style-name="ce26" table:formula="of:=IF(OR([.N21]&lt;-(2^[.$R$2]);[.N21]&gt;(2^[.$R$2]-1));&quot;OVR&quot;;DEC2HEX(IF([.N21]&gt;=0;[.N21];[.N21]+2^[.$R$2]);[.$R$2]/4))" office:value-type="string" office:string-value="0002" calcext:value-type="string">
            <text:p>0002</text:p>
          </table:table-cell>
          <table:table-cell table:style-name="ce26" table:formula="of:=IF(OR([.O21]&lt;-(2^[.$T$2]);[.O21]&gt;(2^[.$T$2]-1));&quot;OVR&quot;;DEC2HEX(IF([.O21]&gt;=0;[.O21];[.O21]+2^[.$T$2]);[.$T$2]/4))" office:value-type="string" office:string-value="ED96" calcext:value-type="string">
            <text:p>ED96</text:p>
          </table:table-cell>
          <table:table-cell table:style-name="ce26" table:formula="of:=IF(OR([.P21]&lt;-(2^[.$R$2]);[.P21]&gt;(2^[.$R$2]-1));&quot;OVR&quot;;DEC2HEX(IF([.P21]&gt;=0;[.P21];[.P21]+2^[.$R$2]);[.$R$2]/4))" office:value-type="string" office:string-value="B79B" calcext:value-type="string">
            <text:p>B79B</text:p>
          </table:table-cell>
          <table:table-cell table:style-name="ce26" table:formula="of:=IF(OR([.Q21]&lt;-(2^[.$R$2]);[.Q21]&gt;(2^[.$R$2]-1));&quot;OVR&quot;;DEC2HEX(IF([.Q21]&gt;=0;[.Q21];[.Q21]+2^[.$R$2]);[.$R$2]/4))" office:value-type="string" office:string-value="0000" calcext:value-type="string">
            <text:p>0000</text:p>
          </table:table-cell>
          <table:table-cell table:style-name="ce26" table:formula="of:=IF(OR([.R21]&lt;-(2^[.$T$2]);[.R21]&gt;(2^[.$T$2]-1));&quot;OVR&quot;;DEC2HEX(IF([.R21]&gt;=0;[.R21];[.R21]+2^[.$T$2]);[.$T$2]/4))" office:value-type="string" office:string-value="ED97" calcext:value-type="string">
            <text:p>ED97</text:p>
          </table:table-cell>
          <table:table-cell table:style-name="ce26" table:formula="of:=IF(OR([.S21]&lt;-(2^[.$R$2]);[.S21]&gt;(2^[.$R$2]-1));&quot;OVR&quot;;DEC2HEX(IF([.S21]&gt;=0;[.S21];[.S21]+2^[.$R$2]);[.$R$2]/4))" office:value-type="string" office:string-value="DDB4" calcext:value-type="string">
            <text:p>DDB4</text:p>
          </table:table-cell>
          <table:table-cell table:style-name="ce44" table:formula="of:=IF(OR([.T21]&lt;-(2^[.$R$2]);[.T21]&gt;(2^[.$R$2]-1));&quot;OVR&quot;;DEC2HEX(IF([.T21]&gt;=0;[.T21];[.T21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table:formula="of:=[.B21]+1" office:value-type="float" office:value="16" calcext:value-type="float">
            <text:p>16</text:p>
          </table:table-cell>
          <table:table-cell table:style-name="ce14" table:formula="of:=[.H21]" office:value-type="float" office:value="1.43441409017384" calcext:value-type="float">
            <text:p><text:s/>1.4344 </text:p>
          </table:table-cell>
          <table:table-cell table:style-name="ce21" table:formula="of:=[.I21]" office:value-type="float" office:value="0.00000352067051114965" calcext:value-type="float">
            <text:p><text:s/>0.0000 </text:p>
          </table:table-cell>
          <table:table-cell table:style-name="ce84" table:formula="of:=[.J21]" office:value-type="float" office:value="-0.143843490656961" calcext:value-type="float">
            <text:p><text:s/>-0.1438 </text:p>
          </table:table-cell>
          <table:table-cell table:style-name="ce21" table:formula="of:=ATANH(POWER(2;-[.B22]))" office:value-type="float" office:value="0.0000152587890636842" calcext:value-type="float">
            <text:p><text:s/>0.0000 </text:p>
          </table:table-cell>
          <table:table-cell table:style-name="ce26" table:formula="of:=IF([.D22]&gt;=0;-1;1)" office:value-type="float" office:value="-1" calcext:value-type="float">
            <text:p>-1</text:p>
          </table:table-cell>
          <table:table-cell table:style-name="ce21" table:formula="of:=[.C22]+[.G22]*POWER(2;-[.B22])*[.D22]" office:value-type="float" office:value="1.43441409012012" calcext:value-type="float">
            <text:p><text:s/>1.4344 </text:p>
          </table:table-cell>
          <table:table-cell table:style-name="ce21" table:formula="of:=[.D22]+[.G22]*POWER(2;-[.B22])*[.C22]" office:value-type="float" office:value="-0.0000183667515190908" calcext:value-type="float">
            <text:p><text:s/>-0.0000 </text:p>
          </table:table-cell>
          <table:table-cell table:style-name="ce31" table:formula="of:=[.E22]-[.G22]*[.F22]" office:value-type="float" office:value="-0.143828231867897" calcext:value-type="float">
            <text:p><text:s/>-0.1438 </text:p>
          </table:table-cell>
          <table:table-cell table:style-name="ce89" table:formula="of:=[.H22]/0.82815936096" office:value-type="float" office:value="1.73205080777853" calcext:value-type="float">
            <text:p>1.7321</text:p>
          </table:table-cell>
          <table:table-cell table:style-name="ce90" table:formula="of:=[.I22]/0.82815936096" office:value-type="float" office:value="-0.0000221777986036409" calcext:value-type="float">
            <text:p>0.0000</text:p>
          </table:table-cell>
          <table:table-cell table:style-name="ce37" table:formula="of:=ROUND([.C22]*2^[.$N$2];0)" office:value-type="float" office:value="47003" calcext:value-type="float">
            <text:p>47003</text:p>
          </table:table-cell>
          <table:table-cell table:style-name="ce26" table:formula="of:=ROUND([.D22]*2^[.$N$2];0)" office:value-type="float" office:value="0" calcext:value-type="float">
            <text:p>0</text:p>
          </table:table-cell>
          <table:table-cell table:style-name="ce26" table:formula="of:=ROUND([.E22]*2^[.$P$2];0)" office:value-type="float" office:value="-4713" calcext:value-type="float">
            <text:p>-4713</text:p>
          </table:table-cell>
          <table:table-cell table:style-name="ce26" table:formula="of:=ROUND([.H22]*2^[.$N$2];0)" office:value-type="float" office:value="47003" calcext:value-type="float">
            <text:p>47003</text:p>
          </table:table-cell>
          <table:table-cell table:style-name="ce26" table:formula="of:=ROUND([.I22]*2^[.$N$2];0)" office:value-type="float" office:value="-1" calcext:value-type="float">
            <text:p>-1</text:p>
          </table:table-cell>
          <table:table-cell table:style-name="ce26" table:formula="of:=ROUND([.J22]*2^[.$P$2];0)" office:value-type="float" office:value="-4713" calcext:value-type="float">
            <text:p>-4713</text:p>
          </table:table-cell>
          <table:table-cell table:style-name="ce26" table:formula="of:=ROUND([.K22]*2^[.$N$2];0)" office:value-type="float" office:value="56756" calcext:value-type="float">
            <text:p>56756</text:p>
          </table:table-cell>
          <table:table-cell table:style-name="ce26" table:formula="of:=ROUND([.L22]*2^[.$N$2];0)" office:value-type="float" office:value="-1" calcext:value-type="float">
            <text:p>-1</text:p>
          </table:table-cell>
          <table:table-cell table:style-name="ce26" table:formula="of:=IF(OR([.M22]&lt;-(2^[.$R$2]);[.M22]&gt;(2^[.$R$2]-1));&quot;OVR&quot;;DEC2HEX(IF([.M22]&gt;=0;[.M22];[.M22]+2^[.$R$2]);[.$R$2]/4))" office:value-type="string" office:string-value="B79B" calcext:value-type="string">
            <text:p>B79B</text:p>
          </table:table-cell>
          <table:table-cell table:style-name="ce26" table:formula="of:=IF(OR([.N22]&lt;-(2^[.$R$2]);[.N22]&gt;(2^[.$R$2]-1));&quot;OVR&quot;;DEC2HEX(IF([.N22]&gt;=0;[.N22];[.N22]+2^[.$R$2]);[.$R$2]/4))" office:value-type="string" office:string-value="0000" calcext:value-type="string">
            <text:p>0000</text:p>
          </table:table-cell>
          <table:table-cell table:style-name="ce26" table:formula="of:=IF(OR([.O22]&lt;-(2^[.$T$2]);[.O22]&gt;(2^[.$T$2]-1));&quot;OVR&quot;;DEC2HEX(IF([.O22]&gt;=0;[.O22];[.O22]+2^[.$T$2]);[.$T$2]/4))" office:value-type="string" office:string-value="ED97" calcext:value-type="string">
            <text:p>ED97</text:p>
          </table:table-cell>
          <table:table-cell table:style-name="ce26" table:formula="of:=IF(OR([.P22]&lt;-(2^[.$R$2]);[.P22]&gt;(2^[.$R$2]-1));&quot;OVR&quot;;DEC2HEX(IF([.P22]&gt;=0;[.P22];[.P22]+2^[.$R$2]);[.$R$2]/4))" office:value-type="string" office:string-value="B79B" calcext:value-type="string">
            <text:p>B79B</text:p>
          </table:table-cell>
          <table:table-cell table:style-name="ce26" table:formula="of:=IF(OR([.Q22]&lt;-(2^[.$R$2]);[.Q22]&gt;(2^[.$R$2]-1));&quot;OVR&quot;;DEC2HEX(IF([.Q22]&gt;=0;[.Q22];[.Q22]+2^[.$R$2]);[.$R$2]/4))" office:value-type="string" office:string-value="" calcext:value-type="error">
            <text:p>Err:502</text:p>
          </table:table-cell>
          <table:table-cell table:style-name="ce26" table:formula="of:=IF(OR([.R22]&lt;-(2^[.$T$2]);[.R22]&gt;(2^[.$T$2]-1));&quot;OVR&quot;;DEC2HEX(IF([.R22]&gt;=0;[.R22];[.R22]+2^[.$T$2]);[.$T$2]/4))" office:value-type="string" office:string-value="ED97" calcext:value-type="string">
            <text:p>ED97</text:p>
          </table:table-cell>
          <table:table-cell table:style-name="ce26" table:formula="of:=IF(OR([.S22]&lt;-(2^[.$R$2]);[.S22]&gt;(2^[.$R$2]-1));&quot;OVR&quot;;DEC2HEX(IF([.S22]&gt;=0;[.S22];[.S22]+2^[.$R$2]);[.$R$2]/4))" office:value-type="string" office:string-value="DDB4" calcext:value-type="string">
            <text:p>DDB4</text:p>
          </table:table-cell>
          <table:table-cell table:style-name="ce44" table:formula="of:=IF(OR([.T22]&lt;-(2^[.$R$2]);[.T22]&gt;(2^[.$R$2]-1));&quot;OVR&quot;;DEC2HEX(IF([.T22]&gt;=0;[.T22];[.T22]+2^[.$R$2]);[.$R$2]/4))" office:value-type="string" office:string-value="" calcext:value-type="error">
            <text:p>Err:502</text:p>
          </table:table-cell>
          <table:table-cell table:number-columns-repeated="99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table:formula="of:=[.B22]+1" office:value-type="float" office:value="17" calcext:value-type="float">
            <text:p>17</text:p>
          </table:table-cell>
          <table:table-cell table:style-name="ce14" table:formula="of:=[.H22]" office:value-type="float" office:value="1.43441409012012" calcext:value-type="float">
            <text:p><text:s/>1.4344 </text:p>
          </table:table-cell>
          <table:table-cell table:style-name="ce21" table:formula="of:=[.I22]" office:value-type="float" office:value="-0.0000183667515190908" calcext:value-type="float">
            <text:p><text:s/>-0.0000 </text:p>
          </table:table-cell>
          <table:table-cell table:style-name="ce84" table:formula="of:=[.J22]" office:value-type="float" office:value="-0.143828231867897" calcext:value-type="float">
            <text:p><text:s/>-0.1438 </text:p>
          </table:table-cell>
          <table:table-cell table:style-name="ce21" table:formula="of:=ATANH(POWER(2;-[.B23]))" office:value-type="float" office:value="0.00000762939453139803" calcext:value-type="float">
            <text:p><text:s/>0.0000 </text:p>
          </table:table-cell>
          <table:table-cell table:style-name="ce26" table:formula="of:=IF([.D23]&gt;=0;-1;1)" office:value-type="float" office:value="1" calcext:value-type="float">
            <text:p>1</text:p>
          </table:table-cell>
          <table:table-cell table:style-name="ce21" table:formula="of:=[.C23]+[.G23]*POWER(2;-[.B23])*[.D23]" office:value-type="float" office:value="1.43441408997999" calcext:value-type="float">
            <text:p><text:s/>1.4344 </text:p>
          </table:table-cell>
          <table:table-cell table:style-name="ce21" table:formula="of:=[.D23]+[.G23]*POWER(2;-[.B23])*[.C23]" office:value-type="float" office:value="-0.00000742304050438044" calcext:value-type="float">
            <text:p><text:s/>-0.0000 </text:p>
          </table:table-cell>
          <table:table-cell table:style-name="ce31" table:formula="of:=[.E23]-[.G23]*[.F23]" office:value-type="float" office:value="-0.143835861262429" calcext:value-type="float">
            <text:p><text:s/>-0.1438 </text:p>
          </table:table-cell>
          <table:table-cell table:style-name="ce89" table:formula="of:=[.H23]/0.82815936096" office:value-type="float" office:value="1.73205080760932" calcext:value-type="float">
            <text:p>1.7321</text:p>
          </table:table-cell>
          <table:table-cell table:style-name="ce90" table:formula="of:=[.I23]/0.82815936096" office:value-type="float" office:value="-0.00000896329964292823" calcext:value-type="float">
            <text:p>0.0000</text:p>
          </table:table-cell>
          <table:table-cell table:style-name="ce37" table:formula="of:=ROUND([.C23]*2^[.$N$2];0)" office:value-type="float" office:value="47003" calcext:value-type="float">
            <text:p>47003</text:p>
          </table:table-cell>
          <table:table-cell table:style-name="ce26" table:formula="of:=ROUND([.D23]*2^[.$N$2];0)" office:value-type="float" office:value="-1" calcext:value-type="float">
            <text:p>-1</text:p>
          </table:table-cell>
          <table:table-cell table:style-name="ce26" table:formula="of:=ROUND([.E23]*2^[.$P$2];0)" office:value-type="float" office:value="-4713" calcext:value-type="float">
            <text:p>-4713</text:p>
          </table:table-cell>
          <table:table-cell table:style-name="ce26" table:formula="of:=ROUND([.H23]*2^[.$N$2];0)" office:value-type="float" office:value="47003" calcext:value-type="float">
            <text:p>47003</text:p>
          </table:table-cell>
          <table:table-cell table:style-name="ce26" table:formula="of:=ROUND([.I23]*2^[.$N$2];0)" office:value-type="float" office:value="-0" calcext:value-type="float">
            <text:p>0</text:p>
          </table:table-cell>
          <table:table-cell table:style-name="ce26" table:formula="of:=ROUND([.J23]*2^[.$P$2];0)" office:value-type="float" office:value="-4713" calcext:value-type="float">
            <text:p>-4713</text:p>
          </table:table-cell>
          <table:table-cell table:style-name="ce26" table:formula="of:=ROUND([.K23]*2^[.$N$2];0)" office:value-type="float" office:value="56756" calcext:value-type="float">
            <text:p>56756</text:p>
          </table:table-cell>
          <table:table-cell table:style-name="ce26" table:formula="of:=ROUND([.L23]*2^[.$N$2];0)" office:value-type="float" office:value="-0" calcext:value-type="float">
            <text:p>0</text:p>
          </table:table-cell>
          <table:table-cell table:style-name="ce26" table:formula="of:=IF(OR([.M23]&lt;-(2^[.$R$2]);[.M23]&gt;(2^[.$R$2]-1));&quot;OVR&quot;;DEC2HEX(IF([.M23]&gt;=0;[.M23];[.M23]+2^[.$R$2]);[.$R$2]/4))" office:value-type="string" office:string-value="B79B" calcext:value-type="string">
            <text:p>B79B</text:p>
          </table:table-cell>
          <table:table-cell table:style-name="ce26" table:formula="of:=IF(OR([.N23]&lt;-(2^[.$R$2]);[.N23]&gt;(2^[.$R$2]-1));&quot;OVR&quot;;DEC2HEX(IF([.N23]&gt;=0;[.N23];[.N23]+2^[.$R$2]);[.$R$2]/4))" office:value-type="string" office:string-value="" calcext:value-type="error">
            <text:p>Err:502</text:p>
          </table:table-cell>
          <table:table-cell table:style-name="ce26" table:formula="of:=IF(OR([.O23]&lt;-(2^[.$T$2]);[.O23]&gt;(2^[.$T$2]-1));&quot;OVR&quot;;DEC2HEX(IF([.O23]&gt;=0;[.O23];[.O23]+2^[.$T$2]);[.$T$2]/4))" office:value-type="string" office:string-value="ED97" calcext:value-type="string">
            <text:p>ED97</text:p>
          </table:table-cell>
          <table:table-cell table:style-name="ce26" table:formula="of:=IF(OR([.P23]&lt;-(2^[.$R$2]);[.P23]&gt;(2^[.$R$2]-1));&quot;OVR&quot;;DEC2HEX(IF([.P23]&gt;=0;[.P23];[.P23]+2^[.$R$2]);[.$R$2]/4))" office:value-type="string" office:string-value="B79B" calcext:value-type="string">
            <text:p>B79B</text:p>
          </table:table-cell>
          <table:table-cell table:style-name="ce26" table:formula="of:=IF(OR([.Q23]&lt;-(2^[.$R$2]);[.Q23]&gt;(2^[.$R$2]-1));&quot;OVR&quot;;DEC2HEX(IF([.Q23]&gt;=0;[.Q23];[.Q23]+2^[.$R$2]);[.$R$2]/4))" office:value-type="string" office:string-value="0000" calcext:value-type="string">
            <text:p>0000</text:p>
          </table:table-cell>
          <table:table-cell table:style-name="ce26" table:formula="of:=IF(OR([.R23]&lt;-(2^[.$T$2]);[.R23]&gt;(2^[.$T$2]-1));&quot;OVR&quot;;DEC2HEX(IF([.R23]&gt;=0;[.R23];[.R23]+2^[.$T$2]);[.$T$2]/4))" office:value-type="string" office:string-value="ED97" calcext:value-type="string">
            <text:p>ED97</text:p>
          </table:table-cell>
          <table:table-cell table:style-name="ce26" table:formula="of:=IF(OR([.S23]&lt;-(2^[.$R$2]);[.S23]&gt;(2^[.$R$2]-1));&quot;OVR&quot;;DEC2HEX(IF([.S23]&gt;=0;[.S23];[.S23]+2^[.$R$2]);[.$R$2]/4))" office:value-type="string" office:string-value="DDB4" calcext:value-type="string">
            <text:p>DDB4</text:p>
          </table:table-cell>
          <table:table-cell table:style-name="ce44" table:formula="of:=IF(OR([.T23]&lt;-(2^[.$R$2]);[.T23]&gt;(2^[.$R$2]-1));&quot;OVR&quot;;DEC2HEX(IF([.T23]&gt;=0;[.T23];[.T23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[.B23]+1" office:value-type="float" office:value="18" calcext:value-type="float">
            <text:p>18</text:p>
          </table:table-cell>
          <table:table-cell table:style-name="ce14" table:formula="of:=[.H23]" office:value-type="float" office:value="1.43441408997999" calcext:value-type="float">
            <text:p><text:s/>1.4344 </text:p>
          </table:table-cell>
          <table:table-cell table:style-name="ce21" table:formula="of:=[.I23]" office:value-type="float" office:value="-0.00000742304050438044" calcext:value-type="float">
            <text:p><text:s/>-0.0000 </text:p>
          </table:table-cell>
          <table:table-cell table:style-name="ce84" table:formula="of:=[.J23]" office:value-type="float" office:value="-0.143835861262429" calcext:value-type="float">
            <text:p><text:s/>-0.1438 </text:p>
          </table:table-cell>
          <table:table-cell table:style-name="ce21" table:formula="of:=ATANH(POWER(2;-[.B24]))" office:value-type="float" office:value="0.0000038146972656435" calcext:value-type="float">
            <text:p><text:s/>0.0000 </text:p>
          </table:table-cell>
          <table:table-cell table:style-name="ce26" table:formula="of:=IF([.D24]&gt;=0;-1;1)" office:value-type="float" office:value="1" calcext:value-type="float">
            <text:p>1</text:p>
          </table:table-cell>
          <table:table-cell table:style-name="ce21" table:formula="of:=[.C24]+[.G24]*POWER(2;-[.B24])*[.D24]" office:value-type="float" office:value="1.43441408995167" calcext:value-type="float">
            <text:p><text:s/>1.4344 </text:p>
          </table:table-cell>
          <table:table-cell table:style-name="ce21" table:formula="of:=[.D24]+[.G24]*POWER(2;-[.B24])*[.C24]" office:value-type="float" office:value="-0.0000019511849975598" calcext:value-type="float">
            <text:p><text:s/>-0.0000 </text:p>
          </table:table-cell>
          <table:table-cell table:style-name="ce31" table:formula="of:=[.E24]-[.G24]*[.F24]" office:value-type="float" office:value="-0.143839675959694" calcext:value-type="float">
            <text:p><text:s/>-0.1438 </text:p>
          </table:table-cell>
          <table:table-cell table:style-name="ce89" table:formula="of:=[.H24]/0.82815936096" office:value-type="float" office:value="1.73205080757513" calcext:value-type="float">
            <text:p>1.7321</text:p>
          </table:table-cell>
          <table:table-cell table:style-name="ce90" table:formula="of:=[.I24]/0.82815936096" office:value-type="float" office:value="-0.00000235605016321737" calcext:value-type="float">
            <text:p>0.0000</text:p>
          </table:table-cell>
          <table:table-cell table:style-name="ce37" table:formula="of:=ROUND([.C24]*2^[.$N$2];0)" office:value-type="float" office:value="47003" calcext:value-type="float">
            <text:p>47003</text:p>
          </table:table-cell>
          <table:table-cell table:style-name="ce26" table:formula="of:=ROUND([.D24]*2^[.$N$2];0)" office:value-type="float" office:value="-0" calcext:value-type="float">
            <text:p>0</text:p>
          </table:table-cell>
          <table:table-cell table:style-name="ce26" table:formula="of:=ROUND([.E24]*2^[.$P$2];0)" office:value-type="float" office:value="-4713" calcext:value-type="float">
            <text:p>-4713</text:p>
          </table:table-cell>
          <table:table-cell table:style-name="ce26" table:formula="of:=ROUND([.H24]*2^[.$N$2];0)" office:value-type="float" office:value="47003" calcext:value-type="float">
            <text:p>47003</text:p>
          </table:table-cell>
          <table:table-cell table:style-name="ce26" table:formula="of:=ROUND([.I24]*2^[.$N$2];0)" office:value-type="float" office:value="-0" calcext:value-type="float">
            <text:p>0</text:p>
          </table:table-cell>
          <table:table-cell table:style-name="ce26" table:formula="of:=ROUND([.J24]*2^[.$P$2];0)" office:value-type="float" office:value="-4713" calcext:value-type="float">
            <text:p>-4713</text:p>
          </table:table-cell>
          <table:table-cell table:style-name="ce26" table:formula="of:=ROUND([.K24]*2^[.$N$2];0)" office:value-type="float" office:value="56756" calcext:value-type="float">
            <text:p>56756</text:p>
          </table:table-cell>
          <table:table-cell table:style-name="ce26" table:formula="of:=ROUND([.L24]*2^[.$N$2];0)" office:value-type="float" office:value="-0" calcext:value-type="float">
            <text:p>0</text:p>
          </table:table-cell>
          <table:table-cell table:style-name="ce26" table:formula="of:=IF(OR([.M24]&lt;-(2^[.$R$2]);[.M24]&gt;(2^[.$R$2]-1));&quot;OVR&quot;;DEC2HEX(IF([.M24]&gt;=0;[.M24];[.M24]+2^[.$R$2]);[.$R$2]/4))" office:value-type="string" office:string-value="B79B" calcext:value-type="string">
            <text:p>B79B</text:p>
          </table:table-cell>
          <table:table-cell table:style-name="ce26" table:formula="of:=IF(OR([.N24]&lt;-(2^[.$R$2]);[.N24]&gt;(2^[.$R$2]-1));&quot;OVR&quot;;DEC2HEX(IF([.N24]&gt;=0;[.N24];[.N24]+2^[.$R$2]);[.$R$2]/4))" office:value-type="string" office:string-value="0000" calcext:value-type="string">
            <text:p>0000</text:p>
          </table:table-cell>
          <table:table-cell table:style-name="ce26" table:formula="of:=IF(OR([.O24]&lt;-(2^[.$T$2]);[.O24]&gt;(2^[.$T$2]-1));&quot;OVR&quot;;DEC2HEX(IF([.O24]&gt;=0;[.O24];[.O24]+2^[.$T$2]);[.$T$2]/4))" office:value-type="string" office:string-value="ED97" calcext:value-type="string">
            <text:p>ED97</text:p>
          </table:table-cell>
          <table:table-cell table:style-name="ce26" table:formula="of:=IF(OR([.P24]&lt;-(2^[.$R$2]);[.P24]&gt;(2^[.$R$2]-1));&quot;OVR&quot;;DEC2HEX(IF([.P24]&gt;=0;[.P24];[.P24]+2^[.$R$2]);[.$R$2]/4))" office:value-type="string" office:string-value="B79B" calcext:value-type="string">
            <text:p>B79B</text:p>
          </table:table-cell>
          <table:table-cell table:style-name="ce26" table:formula="of:=IF(OR([.Q24]&lt;-(2^[.$R$2]);[.Q24]&gt;(2^[.$R$2]-1));&quot;OVR&quot;;DEC2HEX(IF([.Q24]&gt;=0;[.Q24];[.Q24]+2^[.$R$2]);[.$R$2]/4))" office:value-type="string" office:string-value="0000" calcext:value-type="string">
            <text:p>0000</text:p>
          </table:table-cell>
          <table:table-cell table:style-name="ce26" table:formula="of:=IF(OR([.R24]&lt;-(2^[.$T$2]);[.R24]&gt;(2^[.$T$2]-1));&quot;OVR&quot;;DEC2HEX(IF([.R24]&gt;=0;[.R24];[.R24]+2^[.$T$2]);[.$T$2]/4))" office:value-type="string" office:string-value="ED97" calcext:value-type="string">
            <text:p>ED97</text:p>
          </table:table-cell>
          <table:table-cell table:style-name="ce26" table:formula="of:=IF(OR([.S24]&lt;-(2^[.$R$2]);[.S24]&gt;(2^[.$R$2]-1));&quot;OVR&quot;;DEC2HEX(IF([.S24]&gt;=0;[.S24];[.S24]+2^[.$R$2]);[.$R$2]/4))" office:value-type="string" office:string-value="DDB4" calcext:value-type="string">
            <text:p>DDB4</text:p>
          </table:table-cell>
          <table:table-cell table:style-name="ce44" table:formula="of:=IF(OR([.T24]&lt;-(2^[.$R$2]);[.T24]&gt;(2^[.$R$2]-1));&quot;OVR&quot;;DEC2HEX(IF([.T24]&gt;=0;[.T24];[.T24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1"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/>
    </number:time-style>
    <number:date-style style:name="N139">
      <number:day/>
      <number:text>-</number:text>
      <number:month number:textual="true"/>
    </number:dat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  <number:text>-</number:text>
      <number:year/>
    </number:date-style>
    <number:date-style style:name="N16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6">
      <number:minutes number:style="long"/>
      <number:text>:</number:text>
      <number:seconds number:style="long" number:decimal-places="1"/>
    </number:time-style>
    <number:time-style style:name="N164">
      <number:hours/>
      <number:text>:</number:text>
      <number:minutes number:style="long"/>
    </number:time-style>
    <number:date-style style:name="N135">
      <number:month/>
      <number:text>/</number:text>
      <number:day/>
      <number:text>/</number:text>
      <number:year number:style="long"/>
    </number:dat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2">
      <number:hours/>
      <number:text>:</number:text>
      <number:minutes number:style="long"/>
      <number:text> </number:text>
      <number:am-pm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number-style style:name="N13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4" number:min-decimal-places="4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25">
      <number:number number:decimal-places="5" number:min-decimal-places="5" number:min-integer-digits="1" number:grouping="true"/>
    </number:number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">
      <number:number number:decimal-places="4" number:min-decimal-places="4" number:min-integer-digits="1" number:grouping="true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linear_5f_rot" style:display-name="PageStyle_linear_ro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henyan Wong</meta:initial-creator>
    <meta:creation-date>2025-06-02T03:31:03</meta:creation-date>
    <meta:generator>LibreOffice/7.3.7.2$Linux_X86_64 LibreOffice_project/30$Build-2</meta:generator>
    <dc:date>2025-08-11T01:38:52.460070082</dc:date>
    <meta:editing-duration>PT17H44M17S</meta:editing-duration>
    <meta:editing-cycles>16</meta:editing-cycles>
    <meta:document-statistic meta:table-count="3" meta:cell-count="1563" meta:object-count="0"/>
    <meta:user-defined meta:name="AppVersion">16.0300</meta:user-defined>
  </office:meta>
</office:document-meta>
</file>